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62752" calcext:value-type="float">
            <text:p>-0.62752</text:p>
          </table:table-cell>
          <table:table-cell office:value-type="float" office:value="-0.082697" calcext:value-type="float">
            <text:p>-0.082697</text:p>
          </table:table-cell>
          <table:table-cell office:value-type="float" office:value="-0.026578" calcext:value-type="float">
            <text:p>-0.026578</text:p>
          </table:table-cell>
          <table:table-cell office:value-type="float" office:value="-0.00507" calcext:value-type="float">
            <text:p>-0.00507</text:p>
          </table:table-cell>
          <table:table-cell office:value-type="float" office:value="0.012245" calcext:value-type="float">
            <text:p>0.012245</text:p>
          </table:table-cell>
          <table:table-cell office:value-type="float" office:value="0.048191" calcext:value-type="float">
            <text:p>0.048191</text:p>
          </table:table-cell>
          <table:table-cell office:value-type="float" office:value="0.138198" calcext:value-type="float">
            <text:p>0.138198</text:p>
          </table:table-cell>
          <table:table-cell office:value-type="float" office:value="0.300289" calcext:value-type="float">
            <text:p>0.300289</text:p>
          </table:table-cell>
          <table:table-cell office:value-type="float" office:value="-0.354323" calcext:value-type="float">
            <text:p>-0.3543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48733" calcext:value-type="float">
            <text:p>-0.548733</text:p>
          </table:table-cell>
          <table:table-cell office:value-type="float" office:value="-0.083411" calcext:value-type="float">
            <text:p>-0.083411</text:p>
          </table:table-cell>
          <table:table-cell office:value-type="float" office:value="-0.028155" calcext:value-type="float">
            <text:p>-0.028155</text:p>
          </table:table-cell>
          <table:table-cell office:value-type="float" office:value="-0.008853" calcext:value-type="float">
            <text:p>-0.00885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36451" calcext:value-type="float">
            <text:p>0.036451</text:p>
          </table:table-cell>
          <table:table-cell office:value-type="float" office:value="0.06932" calcext:value-type="float">
            <text:p>0.06932</text:p>
          </table:table-cell>
          <table:table-cell office:value-type="float" office:value="0.158349" calcext:value-type="float">
            <text:p>0.158349</text:p>
          </table:table-cell>
          <table:table-cell office:value-type="float" office:value="0.300289" calcext:value-type="float">
            <text:p>0.300289</text:p>
          </table:table-cell>
          <table:table-cell office:value-type="float" office:value="-0.138574" calcext:value-type="float">
            <text:p>-0.138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67921" calcext:value-type="float">
            <text:p>-0.267921</text:p>
          </table:table-cell>
          <table:table-cell office:value-type="float" office:value="-0.04315" calcext:value-type="float">
            <text:p>-0.04315</text:p>
          </table:table-cell>
          <table:table-cell office:value-type="float" office:value="-0.01644" calcext:value-type="float">
            <text:p>-0.01644</text:p>
          </table:table-cell>
          <table:table-cell office:value-type="float" office:value="-0.001881" calcext:value-type="float">
            <text:p>-0.001881</text:p>
          </table:table-cell>
          <table:table-cell office:value-type="float" office:value="0.009632" calcext:value-type="float">
            <text:p>0.009632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053043" calcext:value-type="float">
            <text:p>0.053043</text:p>
          </table:table-cell>
          <table:table-cell office:value-type="float" office:value="0.082176" calcext:value-type="float">
            <text:p>0.082176</text:p>
          </table:table-cell>
          <table:table-cell office:value-type="float" office:value="0.199912" calcext:value-type="float">
            <text:p>0.199912</text:p>
          </table:table-cell>
          <table:table-cell office:value-type="float" office:value="0.300289" calcext:value-type="float">
            <text:p>0.300289</text:p>
          </table:table-cell>
          <table:table-cell office:value-type="float" office:value="-0.095785" calcext:value-type="float">
            <text:p>-0.0957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98488" calcext:value-type="float">
            <text:p>-0.398488</text:p>
          </table:table-cell>
          <table:table-cell office:value-type="float" office:value="-0.05918" calcext:value-type="float">
            <text:p>-0.05918</text:p>
          </table:table-cell>
          <table:table-cell office:value-type="float" office:value="-0.020117" calcext:value-type="float">
            <text:p>-0.020117</text:p>
          </table:table-cell>
          <table:table-cell office:value-type="float" office:value="-0.003043" calcext:value-type="float">
            <text:p>-0.003043</text:p>
          </table:table-cell>
          <table:table-cell office:value-type="float" office:value="0.009992" calcext:value-type="float">
            <text:p>0.009992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0.058129" calcext:value-type="float">
            <text:p>0.058129</text:p>
          </table:table-cell>
          <table:table-cell office:value-type="float" office:value="0.093309" calcext:value-type="float">
            <text:p>0.093309</text:p>
          </table:table-cell>
          <table:table-cell office:value-type="float" office:value="0.216705" calcext:value-type="float">
            <text:p>0.216705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107411" calcext:value-type="float">
            <text:p>-0.1074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44985" calcext:value-type="float">
            <text:p>-0.444985</text:p>
          </table:table-cell>
          <table:table-cell office:value-type="float" office:value="-0.061994" calcext:value-type="float">
            <text:p>-0.061994</text:p>
          </table:table-cell>
          <table:table-cell office:value-type="float" office:value="-0.019108" calcext:value-type="float">
            <text:p>-0.019108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021788" calcext:value-type="float">
            <text:p>0.021788</text:p>
          </table:table-cell>
          <table:table-cell office:value-type="float" office:value="0.044297" calcext:value-type="float">
            <text:p>0.044297</text:p>
          </table:table-cell>
          <table:table-cell office:value-type="float" office:value="0.069822" calcext:value-type="float">
            <text:p>0.069822</text:p>
          </table:table-cell>
          <table:table-cell office:value-type="float" office:value="0.115124" calcext:value-type="float">
            <text:p>0.115124</text:p>
          </table:table-cell>
          <table:table-cell office:value-type="float" office:value="0.219496" calcext:value-type="float">
            <text:p>0.219496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105267" calcext:value-type="float">
            <text:p>-0.1052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29869" calcext:value-type="float">
            <text:p>-0.129869</text:p>
          </table:table-cell>
          <table:table-cell office:value-type="float" office:value="-0.048002" calcext:value-type="float">
            <text:p>-0.048002</text:p>
          </table:table-cell>
          <table:table-cell office:value-type="float" office:value="-0.015804" calcext:value-type="float">
            <text:p>-0.015804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0.047699" calcext:value-type="float">
            <text:p>0.047699</text:p>
          </table:table-cell>
          <table:table-cell office:value-type="float" office:value="0.07655" calcext:value-type="float">
            <text:p>0.07655</text:p>
          </table:table-cell>
          <table:table-cell office:value-type="float" office:value="0.130868" calcext:value-type="float">
            <text:p>0.130868</text:p>
          </table:table-cell>
          <table:table-cell office:value-type="float" office:value="0.221482" calcext:value-type="float">
            <text:p>0.221482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069553" calcext:value-type="float">
            <text:p>-0.0695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841764" calcext:value-type="float">
            <text:p>-0.841764</text:p>
          </table:table-cell>
          <table:table-cell office:value-type="float" office:value="-0.070197" calcext:value-type="float">
            <text:p>-0.070197</text:p>
          </table:table-cell>
          <table:table-cell office:value-type="float" office:value="-0.024199" calcext:value-type="float">
            <text:p>-0.024199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78722" calcext:value-type="float">
            <text:p>0.078722</text:p>
          </table:table-cell>
          <table:table-cell office:value-type="float" office:value="0.117443" calcext:value-type="float">
            <text:p>0.117443</text:p>
          </table:table-cell>
          <table:table-cell office:value-type="float" office:value="0.163559" calcext:value-type="float">
            <text:p>0.163559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026446" calcext:value-type="float">
            <text:p>-0.0264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829006" calcext:value-type="float">
            <text:p>-0.829006</text:p>
          </table:table-cell>
          <table:table-cell office:value-type="float" office:value="-0.0645" calcext:value-type="float">
            <text:p>-0.0645</text:p>
          </table:table-cell>
          <table:table-cell office:value-type="float" office:value="-0.020892" calcext:value-type="float">
            <text:p>-0.02089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24539" calcext:value-type="float">
            <text:p>0.024539</text:p>
          </table:table-cell>
          <table:table-cell office:value-type="float" office:value="0.053967" calcext:value-type="float">
            <text:p>0.053967</text:p>
          </table:table-cell>
          <table:table-cell office:value-type="float" office:value="0.084673" calcext:value-type="float">
            <text:p>0.084673</text:p>
          </table:table-cell>
          <table:table-cell office:value-type="float" office:value="0.113172" calcext:value-type="float">
            <text:p>0.113172</text:p>
          </table:table-cell>
          <table:table-cell office:value-type="float" office:value="0.157153" calcext:value-type="float">
            <text:p>0.157153</text:p>
          </table:table-cell>
          <table:table-cell office:value-type="float" office:value="0.235114" calcext:value-type="float">
            <text:p>0.235114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024433" calcext:value-type="float">
            <text:p>-0.0244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879008" calcext:value-type="float">
            <text:p>-0.879008</text:p>
          </table:table-cell>
          <table:table-cell office:value-type="float" office:value="-0.06837" calcext:value-type="float">
            <text:p>-0.06837</text:p>
          </table:table-cell>
          <table:table-cell office:value-type="float" office:value="-0.024038" calcext:value-type="float">
            <text:p>-0.024038</text:p>
          </table:table-cell>
          <table:table-cell office:value-type="float" office:value="-0.000804" calcext:value-type="float">
            <text:p>-0.000804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48651" calcext:value-type="float">
            <text:p>0.048651</text:p>
          </table:table-cell>
          <table:table-cell office:value-type="float" office:value="0.081705" calcext:value-type="float">
            <text:p>0.081705</text:p>
          </table:table-cell>
          <table:table-cell office:value-type="float" office:value="0.125263" calcext:value-type="float">
            <text:p>0.125263</text:p>
          </table:table-cell>
          <table:table-cell office:value-type="float" office:value="0.180496" calcext:value-type="float">
            <text:p>0.180496</text:p>
          </table:table-cell>
          <table:table-cell office:value-type="float" office:value="0.250469" calcext:value-type="float">
            <text:p>0.250469</text:p>
          </table:table-cell>
          <table:table-cell office:value-type="float" office:value="0.310455" calcext:value-type="float">
            <text:p>0.310455</text:p>
          </table:table-cell>
          <table:table-cell office:value-type="float" office:value="-0.026372" calcext:value-type="float">
            <text:p>-0.0263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553958" calcext:value-type="float">
            <text:p>-0.553958</text:p>
          </table:table-cell>
          <table:table-cell office:value-type="float" office:value="-0.026713" calcext:value-type="float">
            <text:p>-0.026713</text:p>
          </table:table-cell>
          <table:table-cell office:value-type="float" office:value="-0.008879" calcext:value-type="float">
            <text:p>-0.008879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045954" calcext:value-type="float">
            <text:p>0.045954</text:p>
          </table:table-cell>
          <table:table-cell office:value-type="float" office:value="0.077273" calcext:value-type="float">
            <text:p>0.077273</text:p>
          </table:table-cell>
          <table:table-cell office:value-type="float" office:value="0.108695" calcext:value-type="float">
            <text:p>0.108695</text:p>
          </table:table-cell>
          <table:table-cell office:value-type="float" office:value="0.144184" calcext:value-type="float">
            <text:p>0.144184</text:p>
          </table:table-cell>
          <table:table-cell office:value-type="float" office:value="0.181113" calcext:value-type="float">
            <text:p>0.181113</text:p>
          </table:table-cell>
          <table:table-cell office:value-type="float" office:value="0.253251" calcext:value-type="float">
            <text:p>0.253251</text:p>
          </table:table-cell>
          <table:table-cell office:value-type="float" office:value="0.344772" calcext:value-type="float">
            <text:p>0.344772</text:p>
          </table:table-cell>
          <table:table-cell office:value-type="float" office:value="0.023408" calcext:value-type="float">
            <text:p>0.0234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775125" calcext:value-type="float">
            <text:p>-0.775125</text:p>
          </table:table-cell>
          <table:table-cell office:value-type="float" office:value="-0.035481" calcext:value-type="float">
            <text:p>-0.035481</text:p>
          </table:table-cell>
          <table:table-cell office:value-type="float" office:value="-0.005765" calcext:value-type="float">
            <text:p>-0.005765</text:p>
          </table:table-cell>
          <table:table-cell office:value-type="float" office:value="0.012353" calcext:value-type="float">
            <text:p>0.012353</text:p>
          </table:table-cell>
          <table:table-cell office:value-type="float" office:value="0.038519" calcext:value-type="float">
            <text:p>0.038519</text:p>
          </table:table-cell>
          <table:table-cell office:value-type="float" office:value="0.066604" calcext:value-type="float">
            <text:p>0.066604</text:p>
          </table:table-cell>
          <table:table-cell office:value-type="float" office:value="0.101235" calcext:value-type="float">
            <text:p>0.101235</text:p>
          </table:table-cell>
          <table:table-cell office:value-type="float" office:value="0.138799" calcext:value-type="float">
            <text:p>0.138799</text:p>
          </table:table-cell>
          <table:table-cell office:value-type="float" office:value="0.177972" calcext:value-type="float">
            <text:p>0.177972</text:p>
          </table:table-cell>
          <table:table-cell office:value-type="float" office:value="0.261442" calcext:value-type="float">
            <text:p>0.261442</text:p>
          </table:table-cell>
          <table:table-cell office:value-type="float" office:value="0.344772" calcext:value-type="float">
            <text:p>0.344772</text:p>
          </table:table-cell>
          <table:table-cell office:value-type="float" office:value="-0.001945" calcext:value-type="float">
            <text:p>-0.0019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866509" calcext:value-type="float">
            <text:p>-0.866509</text:p>
          </table:table-cell>
          <table:table-cell office:value-type="float" office:value="-0.038926" calcext:value-type="float">
            <text:p>-0.038926</text:p>
          </table:table-cell>
          <table:table-cell office:value-type="float" office:value="-0.007477" calcext:value-type="float">
            <text:p>-0.007477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077554" calcext:value-type="float">
            <text:p>0.077554</text:p>
          </table:table-cell>
          <table:table-cell office:value-type="float" office:value="0.101401" calcext:value-type="float">
            <text:p>0.101401</text:p>
          </table:table-cell>
          <table:table-cell office:value-type="float" office:value="0.143861" calcext:value-type="float">
            <text:p>0.143861</text:p>
          </table:table-cell>
          <table:table-cell office:value-type="float" office:value="0.186447" calcext:value-type="float">
            <text:p>0.186447</text:p>
          </table:table-cell>
          <table:table-cell office:value-type="float" office:value="0.273068" calcext:value-type="float">
            <text:p>0.273068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-0.006908" calcext:value-type="float">
            <text:p>-0.0069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537811" calcext:value-type="float">
            <text:p>-0.537811</text:p>
          </table:table-cell>
          <table:table-cell office:value-type="float" office:value="-0.029311" calcext:value-type="float">
            <text:p>-0.029311</text:p>
          </table:table-cell>
          <table:table-cell office:value-type="float" office:value="-0.009356" calcext:value-type="float">
            <text:p>-0.009356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29654" calcext:value-type="float">
            <text:p>0.029654</text:p>
          </table:table-cell>
          <table:table-cell office:value-type="float" office:value="0.062901" calcext:value-type="float">
            <text:p>0.0629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47179" calcext:value-type="float">
            <text:p>0.147179</text:p>
          </table:table-cell>
          <table:table-cell office:value-type="float" office:value="0.185206" calcext:value-type="float">
            <text:p>0.185206</text:p>
          </table:table-cell>
          <table:table-cell office:value-type="float" office:value="0.275352" calcext:value-type="float">
            <text:p>0.275352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0.022832" calcext:value-type="float">
            <text:p>0.0228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630939" calcext:value-type="float">
            <text:p>-0.630939</text:p>
          </table:table-cell>
          <table:table-cell office:value-type="float" office:value="-0.031546" calcext:value-type="float">
            <text:p>-0.031546</text:p>
          </table:table-cell>
          <table:table-cell office:value-type="float" office:value="-0.010549" calcext:value-type="float">
            <text:p>-0.010549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0.035532" calcext:value-type="float">
            <text:p>0.035532</text:p>
          </table:table-cell>
          <table:table-cell office:value-type="float" office:value="0.058025" calcext:value-type="float">
            <text:p>0.058025</text:p>
          </table:table-cell>
          <table:table-cell office:value-type="float" office:value="0.092031" calcext:value-type="float">
            <text:p>0.092031</text:p>
          </table:table-cell>
          <table:table-cell office:value-type="float" office:value="0.13889" calcext:value-type="float">
            <text:p>0.13889</text:p>
          </table:table-cell>
          <table:table-cell office:value-type="float" office:value="0.180578" calcext:value-type="float">
            <text:p>0.180578</text:p>
          </table:table-cell>
          <table:table-cell office:value-type="float" office:value="0.267445" calcext:value-type="float">
            <text:p>0.267445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0.01083" calcext:value-type="float">
            <text:p>0.010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483113" calcext:value-type="float">
            <text:p>-0.483113</text:p>
          </table:table-cell>
          <table:table-cell office:value-type="float" office:value="-0.022984" calcext:value-type="float">
            <text:p>-0.022984</text:p>
          </table:table-cell>
          <table:table-cell office:value-type="float" office:value="-0.001985" calcext:value-type="float">
            <text:p>-0.001985</text:p>
          </table:table-cell>
          <table:table-cell office:value-type="float" office:value="0.020167" calcext:value-type="float">
            <text:p>0.020167</text:p>
          </table:table-cell>
          <table:table-cell office:value-type="float" office:value="0.038227" calcext:value-type="float">
            <text:p>0.038227</text:p>
          </table:table-cell>
          <table:table-cell office:value-type="float" office:value="0.066152" calcext:value-type="float">
            <text:p>0.066152</text:p>
          </table:table-cell>
          <table:table-cell office:value-type="float" office:value="0.116794" calcext:value-type="float">
            <text:p>0.116794</text:p>
          </table:table-cell>
          <table:table-cell office:value-type="float" office:value="0.15018" calcext:value-type="float">
            <text:p>0.15018</text:p>
          </table:table-cell>
          <table:table-cell office:value-type="float" office:value="0.202557" calcext:value-type="float">
            <text:p>0.202557</text:p>
          </table:table-cell>
          <table:table-cell office:value-type="float" office:value="0.307524" calcext:value-type="float">
            <text:p>0.307524</text:p>
          </table:table-cell>
          <table:table-cell office:value-type="float" office:value="0.388048" calcext:value-type="float">
            <text:p>0.388048</text:p>
          </table:table-cell>
          <table:table-cell office:value-type="float" office:value="0.039352" calcext:value-type="float">
            <text:p>0.0393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673042" calcext:value-type="float">
            <text:p>-0.673042</text:p>
          </table:table-cell>
          <table:table-cell office:value-type="float" office:value="-0.022949" calcext:value-type="float">
            <text:p>-0.022949</text:p>
          </table:table-cell>
          <table:table-cell office:value-type="float" office:value="-0.002967" calcext:value-type="float">
            <text:p>-0.002967</text:p>
          </table:table-cell>
          <table:table-cell office:value-type="float" office:value="0.018692" calcext:value-type="float">
            <text:p>0.018692</text:p>
          </table:table-cell>
          <table:table-cell office:value-type="float" office:value="0.04035" calcext:value-type="float">
            <text:p>0.04035</text:p>
          </table:table-cell>
          <table:table-cell office:value-type="float" office:value="0.062725" calcext:value-type="float">
            <text:p>0.062725</text:p>
          </table:table-cell>
          <table:table-cell office:value-type="float" office:value="0.117175" calcext:value-type="float">
            <text:p>0.117175</text:p>
          </table:table-cell>
          <table:table-cell office:value-type="float" office:value="0.152029" calcext:value-type="float">
            <text:p>0.152029</text:p>
          </table:table-cell>
          <table:table-cell office:value-type="float" office:value="0.200168" calcext:value-type="float">
            <text:p>0.200168</text:p>
          </table:table-cell>
          <table:table-cell office:value-type="float" office:value="0.302588" calcext:value-type="float">
            <text:p>0.302588</text:p>
          </table:table-cell>
          <table:table-cell office:value-type="float" office:value="0.388048" calcext:value-type="float">
            <text:p>0.388048</text:p>
          </table:table-cell>
          <table:table-cell office:value-type="float" office:value="0.019477" calcext:value-type="float">
            <text:p>0.0194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570922" calcext:value-type="float">
            <text:p>-0.570922</text:p>
          </table:table-cell>
          <table:table-cell office:value-type="float" office:value="-0.011592" calcext:value-type="float">
            <text:p>-0.011592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29758" calcext:value-type="float">
            <text:p>0.029758</text:p>
          </table:table-cell>
          <table:table-cell office:value-type="float" office:value="0.058342" calcext:value-type="float">
            <text:p>0.058342</text:p>
          </table:table-cell>
          <table:table-cell office:value-type="float" office:value="0.093509" calcext:value-type="float">
            <text:p>0.093509</text:p>
          </table:table-cell>
          <table:table-cell office:value-type="float" office:value="0.135611" calcext:value-type="float">
            <text:p>0.135611</text:p>
          </table:table-cell>
          <table:table-cell office:value-type="float" office:value="0.166858" calcext:value-type="float">
            <text:p>0.166858</text:p>
          </table:table-cell>
          <table:table-cell office:value-type="float" office:value="0.210975" calcext:value-type="float">
            <text:p>0.210975</text:p>
          </table:table-cell>
          <table:table-cell office:value-type="float" office:value="0.307694" calcext:value-type="float">
            <text:p>0.307694</text:p>
          </table:table-cell>
          <table:table-cell office:value-type="float" office:value="0.395152" calcext:value-type="float">
            <text:p>0.395152</text:p>
          </table:table-cell>
          <table:table-cell office:value-type="float" office:value="0.042433" calcext:value-type="float">
            <text:p>0.0424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522004" calcext:value-type="float">
            <text:p>-0.522004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.037421" calcext:value-type="float">
            <text:p>0.037421</text:p>
          </table:table-cell>
          <table:table-cell office:value-type="float" office:value="0.069822" calcext:value-type="float">
            <text:p>0.069822</text:p>
          </table:table-cell>
          <table:table-cell office:value-type="float" office:value="0.113303" calcext:value-type="float">
            <text:p>0.113303</text:p>
          </table:table-cell>
          <table:table-cell office:value-type="float" office:value="0.138233" calcext:value-type="float">
            <text:p>0.138233</text:p>
          </table:table-cell>
          <table:table-cell office:value-type="float" office:value="0.167631" calcext:value-type="float">
            <text:p>0.167631</text:p>
          </table:table-cell>
          <table:table-cell office:value-type="float" office:value="0.219728" calcext:value-type="float">
            <text:p>0.219728</text:p>
          </table:table-cell>
          <table:table-cell office:value-type="float" office:value="0.314529" calcext:value-type="float">
            <text:p>0.314529</text:p>
          </table:table-cell>
          <table:table-cell office:value-type="float" office:value="0.395152" calcext:value-type="float">
            <text:p>0.395152</text:p>
          </table:table-cell>
          <table:table-cell office:value-type="float" office:value="0.05467" calcext:value-type="float">
            <text:p>0.054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572299" calcext:value-type="float">
            <text:p>-0.572299</text:p>
          </table:table-cell>
          <table:table-cell office:value-type="float" office:value="-0.009741" calcext:value-type="float">
            <text:p>-0.009741</text:p>
          </table:table-cell>
          <table:table-cell office:value-type="float" office:value="0.014022" calcext:value-type="float">
            <text:p>0.014022</text:p>
          </table:table-cell>
          <table:table-cell office:value-type="float" office:value="0.042002" calcext:value-type="float">
            <text:p>0.042002</text:p>
          </table:table-cell>
          <table:table-cell office:value-type="float" office:value="0.078256" calcext:value-type="float">
            <text:p>0.078256</text:p>
          </table:table-cell>
          <table:table-cell office:value-type="float" office:value="0.115453" calcext:value-type="float">
            <text:p>0.115453</text:p>
          </table:table-cell>
          <table:table-cell office:value-type="float" office:value="0.136434" calcext:value-type="float">
            <text:p>0.136434</text:p>
          </table:table-cell>
          <table:table-cell office:value-type="float" office:value="0.170111" calcext:value-type="float">
            <text:p>0.170111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.310145" calcext:value-type="float">
            <text:p>0.310145</text:p>
          </table:table-cell>
          <table:table-cell office:value-type="float" office:value="0.395152" calcext:value-type="float">
            <text:p>0.395152</text:p>
          </table:table-cell>
          <table:table-cell office:value-type="float" office:value="0.050309" calcext:value-type="float">
            <text:p>0.0503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765381" calcext:value-type="float">
            <text:p>-0.765381</text:p>
          </table:table-cell>
          <table:table-cell office:value-type="float" office:value="-0.006266" calcext:value-type="float">
            <text:p>-0.006266</text:p>
          </table:table-cell>
          <table:table-cell office:value-type="float" office:value="0.018202" calcext:value-type="float">
            <text:p>0.018202</text:p>
          </table:table-cell>
          <table:table-cell office:value-type="float" office:value="0.047152" calcext:value-type="float">
            <text:p>0.047152</text:p>
          </table:table-cell>
          <table:table-cell office:value-type="float" office:value="0.077525" calcext:value-type="float">
            <text:p>0.07752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0.13815" calcext:value-type="float">
            <text:p>0.13815</text:p>
          </table:table-cell>
          <table:table-cell office:value-type="float" office:value="0.170571" calcext:value-type="float">
            <text:p>0.170571</text:p>
          </table:table-cell>
          <table:table-cell office:value-type="float" office:value="0.217773" calcext:value-type="float">
            <text:p>0.217773</text:p>
          </table:table-cell>
          <table:table-cell office:value-type="float" office:value="0.301064" calcext:value-type="float">
            <text:p>0.301064</text:p>
          </table:table-cell>
          <table:table-cell office:value-type="float" office:value="0.395152" calcext:value-type="float">
            <text:p>0.395152</text:p>
          </table:table-cell>
          <table:table-cell office:value-type="float" office:value="0.031226" calcext:value-type="float">
            <text:p>0.0312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617267" calcext:value-type="float">
            <text:p>-0.617267</text:p>
          </table:table-cell>
          <table:table-cell office:value-type="float" office:value="-0.004417" calcext:value-type="float">
            <text:p>-0.004417</text:p>
          </table:table-cell>
          <table:table-cell office:value-type="float" office:value="0.022626" calcext:value-type="float">
            <text:p>0.022626</text:p>
          </table:table-cell>
          <table:table-cell office:value-type="float" office:value="0.045906" calcext:value-type="float">
            <text:p>0.045906</text:p>
          </table:table-cell>
          <table:table-cell office:value-type="float" office:value="0.074502" calcext:value-type="float">
            <text:p>0.074502</text:p>
          </table:table-cell>
          <table:table-cell office:value-type="float" office:value="0.112098" calcext:value-type="float">
            <text:p>0.112098</text:p>
          </table:table-cell>
          <table:table-cell office:value-type="float" office:value="0.140713" calcext:value-type="float">
            <text:p>0.140713</text:p>
          </table:table-cell>
          <table:table-cell office:value-type="float" office:value="0.173717" calcext:value-type="float">
            <text:p>0.173717</text:p>
          </table:table-cell>
          <table:table-cell office:value-type="float" office:value="0.216989" calcext:value-type="float">
            <text:p>0.216989</text:p>
          </table:table-cell>
          <table:table-cell office:value-type="float" office:value="0.315075" calcext:value-type="float">
            <text:p>0.315075</text:p>
          </table:table-cell>
          <table:table-cell office:value-type="float" office:value="0.406593" calcext:value-type="float">
            <text:p>0.406593</text:p>
          </table:table-cell>
          <table:table-cell office:value-type="float" office:value="0.047994" calcext:value-type="float">
            <text:p>0.0479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466866" calcext:value-type="float">
            <text:p>-0.466866</text:p>
          </table:table-cell>
          <table:table-cell office:value-type="float" office:value="-0.004147" calcext:value-type="float">
            <text:p>-0.004147</text:p>
          </table:table-cell>
          <table:table-cell office:value-type="float" office:value="0.025269" calcext:value-type="float">
            <text:p>0.025269</text:p>
          </table:table-cell>
          <table:table-cell office:value-type="float" office:value="0.047357" calcext:value-type="float">
            <text:p>0.047357</text:p>
          </table:table-cell>
          <table:table-cell office:value-type="float" office:value="0.079435" calcext:value-type="float">
            <text:p>0.079435</text:p>
          </table:table-cell>
          <table:table-cell office:value-type="float" office:value="0.114556" calcext:value-type="float">
            <text:p>0.114556</text:p>
          </table:table-cell>
          <table:table-cell office:value-type="float" office:value="0.146854" calcext:value-type="float">
            <text:p>0.146854</text:p>
          </table:table-cell>
          <table:table-cell office:value-type="float" office:value="0.191494" calcext:value-type="float">
            <text:p>0.191494</text:p>
          </table:table-cell>
          <table:table-cell office:value-type="float" office:value="0.243378" calcext:value-type="float">
            <text:p>0.243378</text:p>
          </table:table-cell>
          <table:table-cell office:value-type="float" office:value="0.343982" calcext:value-type="float">
            <text:p>0.343982</text:p>
          </table:table-cell>
          <table:table-cell office:value-type="float" office:value="0.406593" calcext:value-type="float">
            <text:p>0.406593</text:p>
          </table:table-cell>
          <table:table-cell office:value-type="float" office:value="0.072131" calcext:value-type="float">
            <text:p>0.0721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665884" calcext:value-type="float">
            <text:p>-0.665884</text:p>
          </table:table-cell>
          <table:table-cell office:value-type="float" office:value="-0.00486" calcext:value-type="float">
            <text:p>-0.00486</text:p>
          </table:table-cell>
          <table:table-cell office:value-type="float" office:value="0.023433" calcext:value-type="float">
            <text:p>0.023433</text:p>
          </table:table-cell>
          <table:table-cell office:value-type="float" office:value="0.059279" calcext:value-type="float">
            <text:p>0.059279</text:p>
          </table:table-cell>
          <table:table-cell office:value-type="float" office:value="0.103998" calcext:value-type="float">
            <text:p>0.103998</text:p>
          </table:table-cell>
          <table:table-cell office:value-type="float" office:value="0.12865" calcext:value-type="float">
            <text:p>0.12865</text:p>
          </table:table-cell>
          <table:table-cell office:value-type="float" office:value="0.159868" calcext:value-type="float">
            <text:p>0.159868</text:p>
          </table:table-cell>
          <table:table-cell office:value-type="float" office:value="0.194587" calcext:value-type="float">
            <text:p>0.194587</text:p>
          </table:table-cell>
          <table:table-cell office:value-type="float" office:value="0.241852" calcext:value-type="float">
            <text:p>0.241852</text:p>
          </table:table-cell>
          <table:table-cell office:value-type="float" office:value="0.347962" calcext:value-type="float">
            <text:p>0.347962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058889" calcext:value-type="float">
            <text:p>0.0588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464909" calcext:value-type="float">
            <text:p>-0.464909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48335" calcext:value-type="float">
            <text:p>0.048335</text:p>
          </table:table-cell>
          <table:table-cell office:value-type="float" office:value="0.087865" calcext:value-type="float">
            <text:p>0.087865</text:p>
          </table:table-cell>
          <table:table-cell office:value-type="float" office:value="0.118606" calcext:value-type="float">
            <text:p>0.118606</text:p>
          </table:table-cell>
          <table:table-cell office:value-type="float" office:value="0.147844" calcext:value-type="float">
            <text:p>0.147844</text:p>
          </table:table-cell>
          <table:table-cell office:value-type="float" office:value="0.181587" calcext:value-type="float">
            <text:p>0.181587</text:p>
          </table:table-cell>
          <table:table-cell office:value-type="float" office:value="0.209612" calcext:value-type="float">
            <text:p>0.209612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0.368589" calcext:value-type="float">
            <text:p>0.368589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09736" calcext:value-type="float">
            <text:p>0.097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352505" calcext:value-type="float">
            <text:p>-0.352505</text:p>
          </table:table-cell>
          <table:table-cell office:value-type="float" office:value="0.024185" calcext:value-type="float">
            <text:p>0.024185</text:p>
          </table:table-cell>
          <table:table-cell office:value-type="float" office:value="0.059865" calcext:value-type="float">
            <text:p>0.059865</text:p>
          </table:table-cell>
          <table:table-cell office:value-type="float" office:value="0.091521" calcext:value-type="float">
            <text:p>0.091521</text:p>
          </table:table-cell>
          <table:table-cell office:value-type="float" office:value="0.121736" calcext:value-type="float">
            <text:p>0.121736</text:p>
          </table:table-cell>
          <table:table-cell office:value-type="float" office:value="0.149388" calcext:value-type="float">
            <text:p>0.149388</text:p>
          </table:table-cell>
          <table:table-cell office:value-type="float" office:value="0.188807" calcext:value-type="float">
            <text:p>0.188807</text:p>
          </table:table-cell>
          <table:table-cell office:value-type="float" office:value="0.225281" calcext:value-type="float">
            <text:p>0.225281</text:p>
          </table:table-cell>
          <table:table-cell office:value-type="float" office:value="0.271761" calcext:value-type="float">
            <text:p>0.271761</text:p>
          </table:table-cell>
          <table:table-cell office:value-type="float" office:value="0.358069" calcext:value-type="float">
            <text:p>0.358069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13811" calcext:value-type="float">
            <text:p>0.1138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65681" calcext:value-type="float">
            <text:p>-0.365681</text:p>
          </table:table-cell>
          <table:table-cell office:value-type="float" office:value="0.023685" calcext:value-type="float">
            <text:p>0.023685</text:p>
          </table:table-cell>
          <table:table-cell office:value-type="float" office:value="0.061787" calcext:value-type="float">
            <text:p>0.061787</text:p>
          </table:table-cell>
          <table:table-cell office:value-type="float" office:value="0.09556" calcext:value-type="float">
            <text:p>0.09556</text:p>
          </table:table-cell>
          <table:table-cell office:value-type="float" office:value="0.123745" calcext:value-type="float">
            <text:p>0.123745</text:p>
          </table:table-cell>
          <table:table-cell office:value-type="float" office:value="0.148048" calcext:value-type="float">
            <text:p>0.148048</text:p>
          </table:table-cell>
          <table:table-cell office:value-type="float" office:value="0.178229" calcext:value-type="float">
            <text:p>0.178229</text:p>
          </table:table-cell>
          <table:table-cell office:value-type="float" office:value="0.21014" calcext:value-type="float">
            <text:p>0.21014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365861" calcext:value-type="float">
            <text:p>0.365861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10373" calcext:value-type="float">
            <text:p>0.11037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417357" calcext:value-type="float">
            <text:p>-0.417357</text:p>
          </table:table-cell>
          <table:table-cell office:value-type="float" office:value="0.022424" calcext:value-type="float">
            <text:p>0.022424</text:p>
          </table:table-cell>
          <table:table-cell office:value-type="float" office:value="0.066515" calcext:value-type="float">
            <text:p>0.066515</text:p>
          </table:table-cell>
          <table:table-cell office:value-type="float" office:value="0.101301" calcext:value-type="float">
            <text:p>0.101301</text:p>
          </table:table-cell>
          <table:table-cell office:value-type="float" office:value="0.133527" calcext:value-type="float">
            <text:p>0.133527</text:p>
          </table:table-cell>
          <table:table-cell office:value-type="float" office:value="0.162436" calcext:value-type="float">
            <text:p>0.162436</text:p>
          </table:table-cell>
          <table:table-cell office:value-type="float" office:value="0.194324" calcext:value-type="float">
            <text:p>0.194324</text:p>
          </table:table-cell>
          <table:table-cell office:value-type="float" office:value="0.232015" calcext:value-type="float">
            <text:p>0.232015</text:p>
          </table:table-cell>
          <table:table-cell office:value-type="float" office:value="0.278771" calcext:value-type="float">
            <text:p>0.278771</text:p>
          </table:table-cell>
          <table:table-cell office:value-type="float" office:value="0.367612" calcext:value-type="float">
            <text:p>0.367612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14157" calcext:value-type="float">
            <text:p>0.1141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156114" calcext:value-type="float">
            <text:p>-0.156114</text:p>
          </table:table-cell>
          <table:table-cell office:value-type="float" office:value="0.050779" calcext:value-type="float">
            <text:p>0.050779</text:p>
          </table:table-cell>
          <table:table-cell office:value-type="float" office:value="0.099812" calcext:value-type="float">
            <text:p>0.099812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0.157309" calcext:value-type="float">
            <text:p>0.157309</text:p>
          </table:table-cell>
          <table:table-cell office:value-type="float" office:value="0.180397" calcext:value-type="float">
            <text:p>0.180397</text:p>
          </table:table-cell>
          <table:table-cell office:value-type="float" office:value="0.211379" calcext:value-type="float">
            <text:p>0.211379</text:p>
          </table:table-cell>
          <table:table-cell office:value-type="float" office:value="0.239987" calcext:value-type="float">
            <text:p>0.239987</text:p>
          </table:table-cell>
          <table:table-cell office:value-type="float" office:value="0.280001" calcext:value-type="float">
            <text:p>0.280001</text:p>
          </table:table-cell>
          <table:table-cell office:value-type="float" office:value="0.367976" calcext:value-type="float">
            <text:p>0.367976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56411" calcext:value-type="float">
            <text:p>0.1564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303052" calcext:value-type="float">
            <text:p>-0.303052</text:p>
          </table:table-cell>
          <table:table-cell office:value-type="float" office:value="0.04595" calcext:value-type="float">
            <text:p>0.04595</text:p>
          </table:table-cell>
          <table:table-cell office:value-type="float" office:value="0.093623" calcext:value-type="float">
            <text:p>0.093623</text:p>
          </table:table-cell>
          <table:table-cell office:value-type="float" office:value="0.128695" calcext:value-type="float">
            <text:p>0.128695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186081" calcext:value-type="float">
            <text:p>0.186081</text:p>
          </table:table-cell>
          <table:table-cell office:value-type="float" office:value="0.218631" calcext:value-type="float">
            <text:p>0.218631</text:p>
          </table:table-cell>
          <table:table-cell office:value-type="float" office:value="0.249694" calcext:value-type="float">
            <text:p>0.249694</text:p>
          </table:table-cell>
          <table:table-cell office:value-type="float" office:value="0.280159" calcext:value-type="float">
            <text:p>0.280159</text:p>
          </table:table-cell>
          <table:table-cell office:value-type="float" office:value="0.350925" calcext:value-type="float">
            <text:p>0.35092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41466" calcext:value-type="float">
            <text:p>0.14146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45778" calcext:value-type="float">
            <text:p>-0.45778</text:p>
          </table:table-cell>
          <table:table-cell office:value-type="float" office:value="0.038728" calcext:value-type="float">
            <text:p>0.038728</text:p>
          </table:table-cell>
          <table:table-cell office:value-type="float" office:value="0.084972" calcext:value-type="float">
            <text:p>0.084972</text:p>
          </table:table-cell>
          <table:table-cell office:value-type="float" office:value="0.119781" calcext:value-type="float">
            <text:p>0.119781</text:p>
          </table:table-cell>
          <table:table-cell office:value-type="float" office:value="0.152875" calcext:value-type="float">
            <text:p>0.152875</text:p>
          </table:table-cell>
          <table:table-cell office:value-type="float" office:value="0.180424" calcext:value-type="float">
            <text:p>0.180424</text:p>
          </table:table-cell>
          <table:table-cell office:value-type="float" office:value="0.203616" calcext:value-type="float">
            <text:p>0.203616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284168" calcext:value-type="float">
            <text:p>0.284168</text:p>
          </table:table-cell>
          <table:table-cell office:value-type="float" office:value="0.366396" calcext:value-type="float">
            <text:p>0.366396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22037" calcext:value-type="float">
            <text:p>0.1220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117454" calcext:value-type="float">
            <text:p>-0.117454</text:p>
          </table:table-cell>
          <table:table-cell office:value-type="float" office:value="0.035235" calcext:value-type="float">
            <text:p>0.035235</text:p>
          </table:table-cell>
          <table:table-cell office:value-type="float" office:value="0.072835" calcext:value-type="float">
            <text:p>0.072835</text:p>
          </table:table-cell>
          <table:table-cell office:value-type="float" office:value="0.104584" calcext:value-type="float">
            <text:p>0.104584</text:p>
          </table:table-cell>
          <table:table-cell office:value-type="float" office:value="0.143852" calcext:value-type="float">
            <text:p>0.143852</text:p>
          </table:table-cell>
          <table:table-cell office:value-type="float" office:value="0.176385" calcext:value-type="float">
            <text:p>0.176385</text:p>
          </table:table-cell>
          <table:table-cell office:value-type="float" office:value="0.195748" calcext:value-type="float">
            <text:p>0.195748</text:p>
          </table:table-cell>
          <table:table-cell office:value-type="float" office:value="0.226581" calcext:value-type="float">
            <text:p>0.226581</text:p>
          </table:table-cell>
          <table:table-cell office:value-type="float" office:value="0.262878" calcext:value-type="float">
            <text:p>0.262878</text:p>
          </table:table-cell>
          <table:table-cell office:value-type="float" office:value="0.348995" calcext:value-type="float">
            <text:p>0.34899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44964" calcext:value-type="float">
            <text:p>0.1449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101538" calcext:value-type="float">
            <text:p>-0.101538</text:p>
          </table:table-cell>
          <table:table-cell office:value-type="float" office:value="0.045834" calcext:value-type="float">
            <text:p>0.045834</text:p>
          </table:table-cell>
          <table:table-cell office:value-type="float" office:value="0.080283" calcext:value-type="float">
            <text:p>0.080283</text:p>
          </table:table-cell>
          <table:table-cell office:value-type="float" office:value="0.107923" calcext:value-type="float">
            <text:p>0.107923</text:p>
          </table:table-cell>
          <table:table-cell office:value-type="float" office:value="0.145318" calcext:value-type="float">
            <text:p>0.145318</text:p>
          </table:table-cell>
          <table:table-cell office:value-type="float" office:value="0.178731" calcext:value-type="float">
            <text:p>0.178731</text:p>
          </table:table-cell>
          <table:table-cell office:value-type="float" office:value="0.203386" calcext:value-type="float">
            <text:p>0.203386</text:p>
          </table:table-cell>
          <table:table-cell office:value-type="float" office:value="0.239312" calcext:value-type="float">
            <text:p>0.239312</text:p>
          </table:table-cell>
          <table:table-cell office:value-type="float" office:value="0.270212" calcext:value-type="float">
            <text:p>0.270212</text:p>
          </table:table-cell>
          <table:table-cell office:value-type="float" office:value="0.338951" calcext:value-type="float">
            <text:p>0.338951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50841" calcext:value-type="float">
            <text:p>0.15084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394853" calcext:value-type="float">
            <text:p>-0.394853</text:p>
          </table:table-cell>
          <table:table-cell office:value-type="float" office:value="0.047055" calcext:value-type="float">
            <text:p>0.047055</text:p>
          </table:table-cell>
          <table:table-cell office:value-type="float" office:value="0.091177" calcext:value-type="float">
            <text:p>0.091177</text:p>
          </table:table-cell>
          <table:table-cell office:value-type="float" office:value="0.131599" calcext:value-type="float">
            <text:p>0.131599</text:p>
          </table:table-cell>
          <table:table-cell office:value-type="float" office:value="0.16455" calcext:value-type="float">
            <text:p>0.16455</text:p>
          </table:table-cell>
          <table:table-cell office:value-type="float" office:value="0.190876" calcext:value-type="float">
            <text:p>0.190876</text:p>
          </table:table-cell>
          <table:table-cell office:value-type="float" office:value="0.220932" calcext:value-type="float">
            <text:p>0.220932</text:p>
          </table:table-cell>
          <table:table-cell office:value-type="float" office:value="0.250427" calcext:value-type="float">
            <text:p>0.250427</text:p>
          </table:table-cell>
          <table:table-cell office:value-type="float" office:value="0.281563" calcext:value-type="float">
            <text:p>0.281563</text:p>
          </table:table-cell>
          <table:table-cell office:value-type="float" office:value="0.347336" calcext:value-type="float">
            <text:p>0.347336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33066" calcext:value-type="float">
            <text:p>0.1330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283868" calcext:value-type="float">
            <text:p>-0.283868</text:p>
          </table:table-cell>
          <table:table-cell office:value-type="float" office:value="0.069358" calcext:value-type="float">
            <text:p>0.069358</text:p>
          </table:table-cell>
          <table:table-cell office:value-type="float" office:value="0.107162" calcext:value-type="float">
            <text:p>0.107162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76919" calcext:value-type="float">
            <text:p>0.176919</text:p>
          </table:table-cell>
          <table:table-cell office:value-type="float" office:value="0.202856" calcext:value-type="float">
            <text:p>0.202856</text:p>
          </table:table-cell>
          <table:table-cell office:value-type="float" office:value="0.231347" calcext:value-type="float">
            <text:p>0.231347</text:p>
          </table:table-cell>
          <table:table-cell office:value-type="float" office:value="0.259616" calcext:value-type="float">
            <text:p>0.259616</text:p>
          </table:table-cell>
          <table:table-cell office:value-type="float" office:value="0.291545" calcext:value-type="float">
            <text:p>0.291545</text:p>
          </table:table-cell>
          <table:table-cell office:value-type="float" office:value="0.346002" calcext:value-type="float">
            <text:p>0.346002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53812" calcext:value-type="float">
            <text:p>0.1538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346841" calcext:value-type="float">
            <text:p>-0.346841</text:p>
          </table:table-cell>
          <table:table-cell office:value-type="float" office:value="0.059428" calcext:value-type="float">
            <text:p>0.059428</text:p>
          </table:table-cell>
          <table:table-cell office:value-type="float" office:value="0.100666" calcext:value-type="float">
            <text:p>0.100666</text:p>
          </table:table-cell>
          <table:table-cell office:value-type="float" office:value="0.135719" calcext:value-type="float">
            <text:p>0.135719</text:p>
          </table:table-cell>
          <table:table-cell office:value-type="float" office:value="0.167639" calcext:value-type="float">
            <text:p>0.167639</text:p>
          </table:table-cell>
          <table:table-cell office:value-type="float" office:value="0.198433" calcext:value-type="float">
            <text:p>0.198433</text:p>
          </table:table-cell>
          <table:table-cell office:value-type="float" office:value="0.230288" calcext:value-type="float">
            <text:p>0.230288</text:p>
          </table:table-cell>
          <table:table-cell office:value-type="float" office:value="0.264484" calcext:value-type="float">
            <text:p>0.264484</text:p>
          </table:table-cell>
          <table:table-cell office:value-type="float" office:value="0.297153" calcext:value-type="float">
            <text:p>0.297153</text:p>
          </table:table-cell>
          <table:table-cell office:value-type="float" office:value="0.346835" calcext:value-type="float">
            <text:p>0.34683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45381" calcext:value-type="float">
            <text:p>0.1453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025241" calcext:value-type="float">
            <text:p>-0.025241</text:p>
          </table:table-cell>
          <table:table-cell office:value-type="float" office:value="0.072578" calcext:value-type="float">
            <text:p>0.072578</text:p>
          </table:table-cell>
          <table:table-cell office:value-type="float" office:value="0.105424" calcext:value-type="float">
            <text:p>0.105424</text:p>
          </table:table-cell>
          <table:table-cell office:value-type="float" office:value="0.137447" calcext:value-type="float">
            <text:p>0.137447</text:p>
          </table:table-cell>
          <table:table-cell office:value-type="float" office:value="0.16842" calcext:value-type="float">
            <text:p>0.16842</text:p>
          </table:table-cell>
          <table:table-cell office:value-type="float" office:value="0.199233" calcext:value-type="float">
            <text:p>0.199233</text:p>
          </table:table-cell>
          <table:table-cell office:value-type="float" office:value="0.231872" calcext:value-type="float">
            <text:p>0.231872</text:p>
          </table:table-cell>
          <table:table-cell office:value-type="float" office:value="0.258648" calcext:value-type="float">
            <text:p>0.258648</text:p>
          </table:table-cell>
          <table:table-cell office:value-type="float" office:value="0.293536" calcext:value-type="float">
            <text:p>0.293536</text:p>
          </table:table-cell>
          <table:table-cell office:value-type="float" office:value="0.355036" calcext:value-type="float">
            <text:p>0.355036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79695" calcext:value-type="float">
            <text:p>0.17969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136464" calcext:value-type="float">
            <text:p>-0.136464</text:p>
          </table:table-cell>
          <table:table-cell office:value-type="float" office:value="0.072128" calcext:value-type="float">
            <text:p>0.072128</text:p>
          </table:table-cell>
          <table:table-cell office:value-type="float" office:value="0.113099" calcext:value-type="float">
            <text:p>0.113099</text:p>
          </table:table-cell>
          <table:table-cell office:value-type="float" office:value="0.146107" calcext:value-type="float">
            <text:p>0.146107</text:p>
          </table:table-cell>
          <table:table-cell office:value-type="float" office:value="0.170989" calcext:value-type="float">
            <text:p>0.170989</text:p>
          </table:table-cell>
          <table:table-cell office:value-type="float" office:value="0.198079" calcext:value-type="float">
            <text:p>0.198079</text:p>
          </table:table-cell>
          <table:table-cell office:value-type="float" office:value="0.227452" calcext:value-type="float">
            <text:p>0.227452</text:p>
          </table:table-cell>
          <table:table-cell office:value-type="float" office:value="0.263555" calcext:value-type="float">
            <text:p>0.263555</text:p>
          </table:table-cell>
          <table:table-cell office:value-type="float" office:value="0.303045" calcext:value-type="float">
            <text:p>0.303045</text:p>
          </table:table-cell>
          <table:table-cell office:value-type="float" office:value="0.378137" calcext:value-type="float">
            <text:p>0.378137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173613" calcext:value-type="float">
            <text:p>0.17361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197414" calcext:value-type="float">
            <text:p>-0.197414</text:p>
          </table:table-cell>
          <table:table-cell office:value-type="float" office:value="0.068492" calcext:value-type="float">
            <text:p>0.068492</text:p>
          </table:table-cell>
          <table:table-cell office:value-type="float" office:value="0.122597" calcext:value-type="float">
            <text:p>0.122597</text:p>
          </table:table-cell>
          <table:table-cell office:value-type="float" office:value="0.160231" calcext:value-type="float">
            <text:p>0.160231</text:p>
          </table:table-cell>
          <table:table-cell office:value-type="float" office:value="0.198503" calcext:value-type="float">
            <text:p>0.198503</text:p>
          </table:table-cell>
          <table:table-cell office:value-type="float" office:value="0.226744" calcext:value-type="float">
            <text:p>0.226744</text:p>
          </table:table-cell>
          <table:table-cell office:value-type="float" office:value="0.252875" calcext:value-type="float">
            <text:p>0.252875</text:p>
          </table:table-cell>
          <table:table-cell office:value-type="float" office:value="0.285041" calcext:value-type="float">
            <text:p>0.285041</text:p>
          </table:table-cell>
          <table:table-cell office:value-type="float" office:value="0.312879" calcext:value-type="float">
            <text:p>0.312879</text:p>
          </table:table-cell>
          <table:table-cell office:value-type="float" office:value="0.388172" calcext:value-type="float">
            <text:p>0.388172</text:p>
          </table:table-cell>
          <table:table-cell office:value-type="float" office:value="0.428975" calcext:value-type="float">
            <text:p>0.428975</text:p>
          </table:table-cell>
          <table:table-cell office:value-type="float" office:value="0.181812" calcext:value-type="float">
            <text:p>0.1818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067072" calcext:value-type="float">
            <text:p>-0.067072</text:p>
          </table:table-cell>
          <table:table-cell office:value-type="float" office:value="0.094362" calcext:value-type="float">
            <text:p>0.094362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0.165033" calcext:value-type="float">
            <text:p>0.165033</text:p>
          </table:table-cell>
          <table:table-cell office:value-type="float" office:value="0.193278" calcext:value-type="float">
            <text:p>0.193278</text:p>
          </table:table-cell>
          <table:table-cell office:value-type="float" office:value="0.215876" calcext:value-type="float">
            <text:p>0.215876</text:p>
          </table:table-cell>
          <table:table-cell office:value-type="float" office:value="0.245734" calcext:value-type="float">
            <text:p>0.245734</text:p>
          </table:table-cell>
          <table:table-cell office:value-type="float" office:value="0.28133" calcext:value-type="float">
            <text:p>0.28133</text:p>
          </table:table-cell>
          <table:table-cell office:value-type="float" office:value="0.316542" calcext:value-type="float">
            <text:p>0.316542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428975" calcext:value-type="float">
            <text:p>0.428975</text:p>
          </table:table-cell>
          <table:table-cell office:value-type="float" office:value="0.196786" calcext:value-type="float">
            <text:p>0.19678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287179" calcext:value-type="float">
            <text:p>-0.287179</text:p>
          </table:table-cell>
          <table:table-cell office:value-type="float" office:value="0.073562" calcext:value-type="float">
            <text:p>0.073562</text:p>
          </table:table-cell>
          <table:table-cell office:value-type="float" office:value="0.117639" calcext:value-type="float">
            <text:p>0.117639</text:p>
          </table:table-cell>
          <table:table-cell office:value-type="float" office:value="0.167889" calcext:value-type="float">
            <text:p>0.167889</text:p>
          </table:table-cell>
          <table:table-cell office:value-type="float" office:value="0.195242" calcext:value-type="float">
            <text:p>0.195242</text:p>
          </table:table-cell>
          <table:table-cell office:value-type="float" office:value="0.220291" calcext:value-type="float">
            <text:p>0.220291</text:p>
          </table:table-cell>
          <table:table-cell office:value-type="float" office:value="0.249493" calcext:value-type="float">
            <text:p>0.249493</text:p>
          </table:table-cell>
          <table:table-cell office:value-type="float" office:value="0.284027" calcext:value-type="float">
            <text:p>0.284027</text:p>
          </table:table-cell>
          <table:table-cell office:value-type="float" office:value="0.314355" calcext:value-type="float">
            <text:p>0.314355</text:p>
          </table:table-cell>
          <table:table-cell office:value-type="float" office:value="0.395858" calcext:value-type="float">
            <text:p>0.395858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173118" calcext:value-type="float">
            <text:p>0.1731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058335" calcext:value-type="float">
            <text:p>-0.058335</text:p>
          </table:table-cell>
          <table:table-cell office:value-type="float" office:value="0.093316" calcext:value-type="float">
            <text:p>0.093316</text:p>
          </table:table-cell>
          <table:table-cell office:value-type="float" office:value="0.145244" calcext:value-type="float">
            <text:p>0.145244</text:p>
          </table:table-cell>
          <table:table-cell office:value-type="float" office:value="0.184289" calcext:value-type="float">
            <text:p>0.184289</text:p>
          </table:table-cell>
          <table:table-cell office:value-type="float" office:value="0.206793" calcext:value-type="float">
            <text:p>0.206793</text:p>
          </table:table-cell>
          <table:table-cell office:value-type="float" office:value="0.231057" calcext:value-type="float">
            <text:p>0.231057</text:p>
          </table:table-cell>
          <table:table-cell office:value-type="float" office:value="0.255616" calcext:value-type="float">
            <text:p>0.255616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313719" calcext:value-type="float">
            <text:p>0.313719</text:p>
          </table:table-cell>
          <table:table-cell office:value-type="float" office:value="0.384721" calcext:value-type="float">
            <text:p>0.384721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204053" calcext:value-type="float">
            <text:p>0.2040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045779" calcext:value-type="float">
            <text:p>-0.045779</text:p>
          </table:table-cell>
          <table:table-cell office:value-type="float" office:value="0.108691" calcext:value-type="float">
            <text:p>0.108691</text:p>
          </table:table-cell>
          <table:table-cell office:value-type="float" office:value="0.152509" calcext:value-type="float">
            <text:p>0.152509</text:p>
          </table:table-cell>
          <table:table-cell office:value-type="float" office:value="0.180745" calcext:value-type="float">
            <text:p>0.180745</text:p>
          </table:table-cell>
          <table:table-cell office:value-type="float" office:value="0.202794" calcext:value-type="float">
            <text:p>0.202794</text:p>
          </table:table-cell>
          <table:table-cell office:value-type="float" office:value="0.227143" calcext:value-type="float">
            <text:p>0.227143</text:p>
          </table:table-cell>
          <table:table-cell office:value-type="float" office:value="0.253957" calcext:value-type="float">
            <text:p>0.253957</text:p>
          </table:table-cell>
          <table:table-cell office:value-type="float" office:value="0.277851" calcext:value-type="float">
            <text:p>0.277851</text:p>
          </table:table-cell>
          <table:table-cell office:value-type="float" office:value="0.307642" calcext:value-type="float">
            <text:p>0.307642</text:p>
          </table:table-cell>
          <table:table-cell office:value-type="float" office:value="0.377487" calcext:value-type="float">
            <text:p>0.377487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204304" calcext:value-type="float">
            <text:p>0.2043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167797" calcext:value-type="float">
            <text:p>-0.167797</text:p>
          </table:table-cell>
          <table:table-cell office:value-type="float" office:value="0.110071" calcext:value-type="float">
            <text:p>0.110071</text:p>
          </table:table-cell>
          <table:table-cell office:value-type="float" office:value="0.143604" calcext:value-type="float">
            <text:p>0.143604</text:p>
          </table:table-cell>
          <table:table-cell office:value-type="float" office:value="0.17259" calcext:value-type="float">
            <text:p>0.17259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223835" calcext:value-type="float">
            <text:p>0.223835</text:p>
          </table:table-cell>
          <table:table-cell office:value-type="float" office:value="0.252199" calcext:value-type="float">
            <text:p>0.252199</text:p>
          </table:table-cell>
          <table:table-cell office:value-type="float" office:value="0.284553" calcext:value-type="float">
            <text:p>0.284553</text:p>
          </table:table-cell>
          <table:table-cell office:value-type="float" office:value="0.333069" calcext:value-type="float">
            <text:p>0.333069</text:p>
          </table:table-cell>
          <table:table-cell office:value-type="float" office:value="0.392335" calcext:value-type="float">
            <text:p>0.392335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194355" calcext:value-type="float">
            <text:p>0.19435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270731" calcext:value-type="float">
            <text:p>-0.270731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140561" calcext:value-type="float">
            <text:p>0.140561</text:p>
          </table:table-cell>
          <table:table-cell office:value-type="float" office:value="0.175785" calcext:value-type="float">
            <text:p>0.175785</text:p>
          </table:table-cell>
          <table:table-cell office:value-type="float" office:value="0.199879" calcext:value-type="float">
            <text:p>0.199879</text:p>
          </table:table-cell>
          <table:table-cell office:value-type="float" office:value="0.226588" calcext:value-type="float">
            <text:p>0.226588</text:p>
          </table:table-cell>
          <table:table-cell office:value-type="float" office:value="0.25083" calcext:value-type="float">
            <text:p>0.25083</text:p>
          </table:table-cell>
          <table:table-cell office:value-type="float" office:value="0.28303" calcext:value-type="float">
            <text:p>0.28303</text:p>
          </table:table-cell>
          <table:table-cell office:value-type="float" office:value="0.325943" calcext:value-type="float">
            <text:p>0.325943</text:p>
          </table:table-cell>
          <table:table-cell office:value-type="float" office:value="0.383565" calcext:value-type="float">
            <text:p>0.383565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181722" calcext:value-type="float">
            <text:p>0.18172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060163" calcext:value-type="float">
            <text:p>-0.060163</text:p>
          </table:table-cell>
          <table:table-cell office:value-type="float" office:value="0.112264" calcext:value-type="float">
            <text:p>0.112264</text:p>
          </table:table-cell>
          <table:table-cell office:value-type="float" office:value="0.158041" calcext:value-type="float">
            <text:p>0.158041</text:p>
          </table:table-cell>
          <table:table-cell office:value-type="float" office:value="0.19166" calcext:value-type="float">
            <text:p>0.19166</text:p>
          </table:table-cell>
          <table:table-cell office:value-type="float" office:value="0.224668" calcext:value-type="float">
            <text:p>0.224668</text:p>
          </table:table-cell>
          <table:table-cell office:value-type="float" office:value="0.246497" calcext:value-type="float">
            <text:p>0.246497</text:p>
          </table:table-cell>
          <table:table-cell office:value-type="float" office:value="0.267209" calcext:value-type="float">
            <text:p>0.267209</text:p>
          </table:table-cell>
          <table:table-cell office:value-type="float" office:value="0.304765" calcext:value-type="float">
            <text:p>0.304765</text:p>
          </table:table-cell>
          <table:table-cell office:value-type="float" office:value="0.330653" calcext:value-type="float">
            <text:p>0.330653</text:p>
          </table:table-cell>
          <table:table-cell office:value-type="float" office:value="0.385733" calcext:value-type="float">
            <text:p>0.385733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216133" calcext:value-type="float">
            <text:p>0.2161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155856" calcext:value-type="float">
            <text:p>-0.155856</text:p>
          </table:table-cell>
          <table:table-cell office:value-type="float" office:value="0.116009" calcext:value-type="float">
            <text:p>0.116009</text:p>
          </table:table-cell>
          <table:table-cell office:value-type="float" office:value="0.158645" calcext:value-type="float">
            <text:p>0.158645</text:p>
          </table:table-cell>
          <table:table-cell office:value-type="float" office:value="0.185595" calcext:value-type="float">
            <text:p>0.185595</text:p>
          </table:table-cell>
          <table:table-cell office:value-type="float" office:value="0.215822" calcext:value-type="float">
            <text:p>0.215822</text:p>
          </table:table-cell>
          <table:table-cell office:value-type="float" office:value="0.24337" calcext:value-type="float">
            <text:p>0.24337</text:p>
          </table:table-cell>
          <table:table-cell office:value-type="float" office:value="0.266522" calcext:value-type="float">
            <text:p>0.266522</text:p>
          </table:table-cell>
          <table:table-cell office:value-type="float" office:value="0.303069" calcext:value-type="float">
            <text:p>0.303069</text:p>
          </table:table-cell>
          <table:table-cell office:value-type="float" office:value="0.33118" calcext:value-type="float">
            <text:p>0.33118</text:p>
          </table:table-cell>
          <table:table-cell office:value-type="float" office:value="0.389085" calcext:value-type="float">
            <text:p>0.389085</text:p>
          </table:table-cell>
          <table:table-cell office:value-type="float" office:value="0.448898" calcext:value-type="float">
            <text:p>0.448898</text:p>
          </table:table-cell>
          <table:table-cell office:value-type="float" office:value="0.205344" calcext:value-type="float">
            <text:p>0.20534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168125" calcext:value-type="float">
            <text:p>-0.168125</text:p>
          </table:table-cell>
          <table:table-cell office:value-type="float" office:value="0.098259" calcext:value-type="float">
            <text:p>0.098259</text:p>
          </table:table-cell>
          <table:table-cell office:value-type="float" office:value="0.128759" calcext:value-type="float">
            <text:p>0.128759</text:p>
          </table:table-cell>
          <table:table-cell office:value-type="float" office:value="0.167642" calcext:value-type="float">
            <text:p>0.167642</text:p>
          </table:table-cell>
          <table:table-cell office:value-type="float" office:value="0.200061" calcext:value-type="float">
            <text:p>0.200061</text:p>
          </table:table-cell>
          <table:table-cell office:value-type="float" office:value="0.23301" calcext:value-type="float">
            <text:p>0.23301</text:p>
          </table:table-cell>
          <table:table-cell office:value-type="float" office:value="0.267016" calcext:value-type="float">
            <text:p>0.267016</text:p>
          </table:table-cell>
          <table:table-cell office:value-type="float" office:value="0.307785" calcext:value-type="float">
            <text:p>0.307785</text:p>
          </table:table-cell>
          <table:table-cell office:value-type="float" office:value="0.340538" calcext:value-type="float">
            <text:p>0.340538</text:p>
          </table:table-cell>
          <table:table-cell office:value-type="float" office:value="0.399065" calcext:value-type="float">
            <text:p>0.399065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197401" calcext:value-type="float">
            <text:p>0.19740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168783" calcext:value-type="float">
            <text:p>-0.168783</text:p>
          </table:table-cell>
          <table:table-cell office:value-type="float" office:value="0.110996" calcext:value-type="float">
            <text:p>0.110996</text:p>
          </table:table-cell>
          <table:table-cell office:value-type="float" office:value="0.154717" calcext:value-type="float">
            <text:p>0.154717</text:p>
          </table:table-cell>
          <table:table-cell office:value-type="float" office:value="0.185342" calcext:value-type="float">
            <text:p>0.185342</text:p>
          </table:table-cell>
          <table:table-cell office:value-type="float" office:value="0.215799" calcext:value-type="float">
            <text:p>0.215799</text:p>
          </table:table-cell>
          <table:table-cell office:value-type="float" office:value="0.242873" calcext:value-type="float">
            <text:p>0.242873</text:p>
          </table:table-cell>
          <table:table-cell office:value-type="float" office:value="0.273744" calcext:value-type="float">
            <text:p>0.273744</text:p>
          </table:table-cell>
          <table:table-cell office:value-type="float" office:value="0.315929" calcext:value-type="float">
            <text:p>0.315929</text:p>
          </table:table-cell>
          <table:table-cell office:value-type="float" office:value="0.354109" calcext:value-type="float">
            <text:p>0.354109</text:p>
          </table:table-cell>
          <table:table-cell office:value-type="float" office:value="0.411278" calcext:value-type="float">
            <text:p>0.411278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096" calcext:value-type="float">
            <text:p>0.20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178057" calcext:value-type="float">
            <text:p>-0.178057</text:p>
          </table:table-cell>
          <table:table-cell office:value-type="float" office:value="0.107632" calcext:value-type="float">
            <text:p>0.107632</text:p>
          </table:table-cell>
          <table:table-cell office:value-type="float" office:value="0.156526" calcext:value-type="float">
            <text:p>0.156526</text:p>
          </table:table-cell>
          <table:table-cell office:value-type="float" office:value="0.199489" calcext:value-type="float">
            <text:p>0.199489</text:p>
          </table:table-cell>
          <table:table-cell office:value-type="float" office:value="0.229785" calcext:value-type="float">
            <text:p>0.229785</text:p>
          </table:table-cell>
          <table:table-cell office:value-type="float" office:value="0.261136" calcext:value-type="float">
            <text:p>0.261136</text:p>
          </table:table-cell>
          <table:table-cell office:value-type="float" office:value="0.294344" calcext:value-type="float">
            <text:p>0.294344</text:p>
          </table:table-cell>
          <table:table-cell office:value-type="float" office:value="0.320229" calcext:value-type="float">
            <text:p>0.320229</text:p>
          </table:table-cell>
          <table:table-cell office:value-type="float" office:value="0.356757" calcext:value-type="float">
            <text:p>0.356757</text:p>
          </table:table-cell>
          <table:table-cell office:value-type="float" office:value="0.41864" calcext:value-type="float">
            <text:p>0.41864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16648" calcext:value-type="float">
            <text:p>0.2166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146627" calcext:value-type="float">
            <text:p>-0.146627</text:p>
          </table:table-cell>
          <table:table-cell office:value-type="float" office:value="0.138848" calcext:value-type="float">
            <text:p>0.138848</text:p>
          </table:table-cell>
          <table:table-cell office:value-type="float" office:value="0.185977" calcext:value-type="float">
            <text:p>0.185977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236831" calcext:value-type="float">
            <text:p>0.236831</text:p>
          </table:table-cell>
          <table:table-cell office:value-type="float" office:value="0.263213" calcext:value-type="float">
            <text:p>0.263213</text:p>
          </table:table-cell>
          <table:table-cell office:value-type="float" office:value="0.292161" calcext:value-type="float">
            <text:p>0.292161</text:p>
          </table:table-cell>
          <table:table-cell office:value-type="float" office:value="0.315893" calcext:value-type="float">
            <text:p>0.315893</text:p>
          </table:table-cell>
          <table:table-cell office:value-type="float" office:value="0.353756" calcext:value-type="float">
            <text:p>0.353756</text:p>
          </table:table-cell>
          <table:table-cell office:value-type="float" office:value="0.410652" calcext:value-type="float">
            <text:p>0.410652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26211" calcext:value-type="float">
            <text:p>0.2262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96992" calcext:value-type="float">
            <text:p>-0.09699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94983" calcext:value-type="float">
            <text:p>0.194983</text:p>
          </table:table-cell>
          <table:table-cell office:value-type="float" office:value="0.227667" calcext:value-type="float">
            <text:p>0.227667</text:p>
          </table:table-cell>
          <table:table-cell office:value-type="float" office:value="0.255078" calcext:value-type="float">
            <text:p>0.255078</text:p>
          </table:table-cell>
          <table:table-cell office:value-type="float" office:value="0.277314" calcext:value-type="float">
            <text:p>0.277314</text:p>
          </table:table-cell>
          <table:table-cell office:value-type="float" office:value="0.305824" calcext:value-type="float">
            <text:p>0.305824</text:p>
          </table:table-cell>
          <table:table-cell office:value-type="float" office:value="0.333083" calcext:value-type="float">
            <text:p>0.333083</text:p>
          </table:table-cell>
          <table:table-cell office:value-type="float" office:value="0.36581" calcext:value-type="float">
            <text:p>0.36581</text:p>
          </table:table-cell>
          <table:table-cell office:value-type="float" office:value="0.409501" calcext:value-type="float">
            <text:p>0.409501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41027" calcext:value-type="float">
            <text:p>0.2410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045624" calcext:value-type="float">
            <text:p>-0.045624</text:p>
          </table:table-cell>
          <table:table-cell office:value-type="float" office:value="0.137624" calcext:value-type="float">
            <text:p>0.137624</text:p>
          </table:table-cell>
          <table:table-cell office:value-type="float" office:value="0.197322" calcext:value-type="float">
            <text:p>0.197322</text:p>
          </table:table-cell>
          <table:table-cell office:value-type="float" office:value="0.229804" calcext:value-type="float">
            <text:p>0.229804</text:p>
          </table:table-cell>
          <table:table-cell office:value-type="float" office:value="0.259905" calcext:value-type="float">
            <text:p>0.259905</text:p>
          </table:table-cell>
          <table:table-cell office:value-type="float" office:value="0.283056" calcext:value-type="float">
            <text:p>0.283056</text:p>
          </table:table-cell>
          <table:table-cell office:value-type="float" office:value="0.307572" calcext:value-type="float">
            <text:p>0.307572</text:p>
          </table:table-cell>
          <table:table-cell office:value-type="float" office:value="0.334902" calcext:value-type="float">
            <text:p>0.334902</text:p>
          </table:table-cell>
          <table:table-cell office:value-type="float" office:value="0.373618" calcext:value-type="float">
            <text:p>0.373618</text:p>
          </table:table-cell>
          <table:table-cell office:value-type="float" office:value="0.415605" calcext:value-type="float">
            <text:p>0.415605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49378" calcext:value-type="float">
            <text:p>0.24937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033721" calcext:value-type="float">
            <text:p>-0.033721</text:p>
          </table:table-cell>
          <table:table-cell office:value-type="float" office:value="0.134243" calcext:value-type="float">
            <text:p>0.134243</text:p>
          </table:table-cell>
          <table:table-cell office:value-type="float" office:value="0.188004" calcext:value-type="float">
            <text:p>0.188004</text:p>
          </table:table-cell>
          <table:table-cell office:value-type="float" office:value="0.232265" calcext:value-type="float">
            <text:p>0.232265</text:p>
          </table:table-cell>
          <table:table-cell office:value-type="float" office:value="0.265553" calcext:value-type="float">
            <text:p>0.265553</text:p>
          </table:table-cell>
          <table:table-cell office:value-type="float" office:value="0.290326" calcext:value-type="float">
            <text:p>0.290326</text:p>
          </table:table-cell>
          <table:table-cell office:value-type="float" office:value="0.318626" calcext:value-type="float">
            <text:p>0.318626</text:p>
          </table:table-cell>
          <table:table-cell office:value-type="float" office:value="0.354042" calcext:value-type="float">
            <text:p>0.354042</text:p>
          </table:table-cell>
          <table:table-cell office:value-type="float" office:value="0.378729" calcext:value-type="float">
            <text:p>0.378729</text:p>
          </table:table-cell>
          <table:table-cell office:value-type="float" office:value="0.41258" calcext:value-type="float">
            <text:p>0.41258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54065" calcext:value-type="float">
            <text:p>0.2540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138255" calcext:value-type="float">
            <text:p>-0.138255</text:p>
          </table:table-cell>
          <table:table-cell office:value-type="float" office:value="0.14589" calcext:value-type="float">
            <text:p>0.14589</text:p>
          </table:table-cell>
          <table:table-cell office:value-type="float" office:value="0.197829" calcext:value-type="float">
            <text:p>0.197829</text:p>
          </table:table-cell>
          <table:table-cell office:value-type="float" office:value="0.237679" calcext:value-type="float">
            <text:p>0.237679</text:p>
          </table:table-cell>
          <table:table-cell office:value-type="float" office:value="0.273526" calcext:value-type="float">
            <text:p>0.273526</text:p>
          </table:table-cell>
          <table:table-cell office:value-type="float" office:value="0.300453" calcext:value-type="float">
            <text:p>0.300453</text:p>
          </table:table-cell>
          <table:table-cell office:value-type="float" office:value="0.333149" calcext:value-type="float">
            <text:p>0.333149</text:p>
          </table:table-cell>
          <table:table-cell office:value-type="float" office:value="0.365898" calcext:value-type="float">
            <text:p>0.365898</text:p>
          </table:table-cell>
          <table:table-cell office:value-type="float" office:value="0.387771" calcext:value-type="float">
            <text:p>0.387771</text:p>
          </table:table-cell>
          <table:table-cell office:value-type="float" office:value="0.412136" calcext:value-type="float">
            <text:p>0.412136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51608" calcext:value-type="float">
            <text:p>0.2516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151945" calcext:value-type="float">
            <text:p>-0.151945</text:p>
          </table:table-cell>
          <table:table-cell office:value-type="float" office:value="0.139862" calcext:value-type="float">
            <text:p>0.139862</text:p>
          </table:table-cell>
          <table:table-cell office:value-type="float" office:value="0.19832" calcext:value-type="float">
            <text:p>0.19832</text:p>
          </table:table-cell>
          <table:table-cell office:value-type="float" office:value="0.245741" calcext:value-type="float">
            <text:p>0.245741</text:p>
          </table:table-cell>
          <table:table-cell office:value-type="float" office:value="0.279537" calcext:value-type="float">
            <text:p>0.279537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0.344598" calcext:value-type="float">
            <text:p>0.344598</text:p>
          </table:table-cell>
          <table:table-cell office:value-type="float" office:value="0.369377" calcext:value-type="float">
            <text:p>0.369377</text:p>
          </table:table-cell>
          <table:table-cell office:value-type="float" office:value="0.393041" calcext:value-type="float">
            <text:p>0.393041</text:p>
          </table:table-cell>
          <table:table-cell office:value-type="float" office:value="0.422157" calcext:value-type="float">
            <text:p>0.422157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54472" calcext:value-type="float">
            <text:p>0.25447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092342" calcext:value-type="float">
            <text:p>-0.092342</text:p>
          </table:table-cell>
          <table:table-cell office:value-type="float" office:value="0.140121" calcext:value-type="float">
            <text:p>0.140121</text:p>
          </table:table-cell>
          <table:table-cell office:value-type="float" office:value="0.211842" calcext:value-type="float">
            <text:p>0.211842</text:p>
          </table:table-cell>
          <table:table-cell office:value-type="float" office:value="0.260729" calcext:value-type="float">
            <text:p>0.260729</text:p>
          </table:table-cell>
          <table:table-cell office:value-type="float" office:value="0.287838" calcext:value-type="float">
            <text:p>0.287838</text:p>
          </table:table-cell>
          <table:table-cell office:value-type="float" office:value="0.30833" calcext:value-type="float">
            <text:p>0.30833</text:p>
          </table:table-cell>
          <table:table-cell office:value-type="float" office:value="0.339884" calcext:value-type="float">
            <text:p>0.339884</text:p>
          </table:table-cell>
          <table:table-cell office:value-type="float" office:value="0.363243" calcext:value-type="float">
            <text:p>0.363243</text:p>
          </table:table-cell>
          <table:table-cell office:value-type="float" office:value="0.388809" calcext:value-type="float">
            <text:p>0.388809</text:p>
          </table:table-cell>
          <table:table-cell office:value-type="float" office:value="0.422168" calcext:value-type="float">
            <text:p>0.422168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63062" calcext:value-type="float">
            <text:p>0.26306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139345" calcext:value-type="float">
            <text:p>-0.139345</text:p>
          </table:table-cell>
          <table:table-cell office:value-type="float" office:value="0.144521" calcext:value-type="float">
            <text:p>0.144521</text:p>
          </table:table-cell>
          <table:table-cell office:value-type="float" office:value="0.206946" calcext:value-type="float">
            <text:p>0.206946</text:p>
          </table:table-cell>
          <table:table-cell office:value-type="float" office:value="0.257441" calcext:value-type="float">
            <text:p>0.257441</text:p>
          </table:table-cell>
          <table:table-cell office:value-type="float" office:value="0.286275" calcext:value-type="float">
            <text:p>0.286275</text:p>
          </table:table-cell>
          <table:table-cell office:value-type="float" office:value="0.305021" calcext:value-type="float">
            <text:p>0.305021</text:p>
          </table:table-cell>
          <table:table-cell office:value-type="float" office:value="0.33302" calcext:value-type="float">
            <text:p>0.33302</text:p>
          </table:table-cell>
          <table:table-cell office:value-type="float" office:value="0.358258" calcext:value-type="float">
            <text:p>0.358258</text:p>
          </table:table-cell>
          <table:table-cell office:value-type="float" office:value="0.379279" calcext:value-type="float">
            <text:p>0.379279</text:p>
          </table:table-cell>
          <table:table-cell office:value-type="float" office:value="0.412249" calcext:value-type="float">
            <text:p>0.412249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54366" calcext:value-type="float">
            <text:p>0.25436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020205" calcext:value-type="float">
            <text:p>0.020205</text:p>
          </table:table-cell>
          <table:table-cell office:value-type="float" office:value="0.150066" calcext:value-type="float">
            <text:p>0.150066</text:p>
          </table:table-cell>
          <table:table-cell office:value-type="float" office:value="0.20371" calcext:value-type="float">
            <text:p>0.20371</text:p>
          </table:table-cell>
          <table:table-cell office:value-type="float" office:value="0.254148" calcext:value-type="float">
            <text:p>0.254148</text:p>
          </table:table-cell>
          <table:table-cell office:value-type="float" office:value="0.285074" calcext:value-type="float">
            <text:p>0.285074</text:p>
          </table:table-cell>
          <table:table-cell office:value-type="float" office:value="0.305742" calcext:value-type="float">
            <text:p>0.305742</text:p>
          </table:table-cell>
          <table:table-cell office:value-type="float" office:value="0.341464" calcext:value-type="float">
            <text:p>0.341464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87087" calcext:value-type="float">
            <text:p>0.387087</text:p>
          </table:table-cell>
          <table:table-cell office:value-type="float" office:value="0.422798" calcext:value-type="float">
            <text:p>0.422798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73499" calcext:value-type="float">
            <text:p>0.2734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017169" calcext:value-type="float">
            <text:p>-0.017169</text:p>
          </table:table-cell>
          <table:table-cell office:value-type="float" office:value="0.162354" calcext:value-type="float">
            <text:p>0.162354</text:p>
          </table:table-cell>
          <table:table-cell office:value-type="float" office:value="0.228777" calcext:value-type="float">
            <text:p>0.228777</text:p>
          </table:table-cell>
          <table:table-cell office:value-type="float" office:value="0.268473" calcext:value-type="float">
            <text:p>0.268473</text:p>
          </table:table-cell>
          <table:table-cell office:value-type="float" office:value="0.294123" calcext:value-type="float">
            <text:p>0.294123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55382" calcext:value-type="float">
            <text:p>0.355382</text:p>
          </table:table-cell>
          <table:table-cell office:value-type="float" office:value="0.379687" calcext:value-type="float">
            <text:p>0.379687</text:p>
          </table:table-cell>
          <table:table-cell office:value-type="float" office:value="0.396152" calcext:value-type="float">
            <text:p>0.396152</text:p>
          </table:table-cell>
          <table:table-cell office:value-type="float" office:value="0.424261" calcext:value-type="float">
            <text:p>0.424261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81644" calcext:value-type="float">
            <text:p>0.2816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007734" calcext:value-type="float">
            <text:p>-0.007734</text:p>
          </table:table-cell>
          <table:table-cell office:value-type="float" office:value="0.171008" calcext:value-type="float">
            <text:p>0.171008</text:p>
          </table:table-cell>
          <table:table-cell office:value-type="float" office:value="0.238027" calcext:value-type="float">
            <text:p>0.238027</text:p>
          </table:table-cell>
          <table:table-cell office:value-type="float" office:value="0.283885" calcext:value-type="float">
            <text:p>0.283885</text:p>
          </table:table-cell>
          <table:table-cell office:value-type="float" office:value="0.31181" calcext:value-type="float">
            <text:p>0.31181</text:p>
          </table:table-cell>
          <table:table-cell office:value-type="float" office:value="0.349166" calcext:value-type="float">
            <text:p>0.349166</text:p>
          </table:table-cell>
          <table:table-cell office:value-type="float" office:value="0.372907" calcext:value-type="float">
            <text:p>0.372907</text:p>
          </table:table-cell>
          <table:table-cell office:value-type="float" office:value="0.389072" calcext:value-type="float">
            <text:p>0.389072</text:p>
          </table:table-cell>
          <table:table-cell office:value-type="float" office:value="0.398583" calcext:value-type="float">
            <text:p>0.398583</text:p>
          </table:table-cell>
          <table:table-cell office:value-type="float" office:value="0.426976" calcext:value-type="float">
            <text:p>0.426976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9337" calcext:value-type="float">
            <text:p>0.293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124497" calcext:value-type="float">
            <text:p>-0.124497</text:p>
          </table:table-cell>
          <table:table-cell office:value-type="float" office:value="0.16194" calcext:value-type="float">
            <text:p>0.16194</text:p>
          </table:table-cell>
          <table:table-cell office:value-type="float" office:value="0.224532" calcext:value-type="float">
            <text:p>0.224532</text:p>
          </table:table-cell>
          <table:table-cell office:value-type="float" office:value="0.272283" calcext:value-type="float">
            <text:p>0.272283</text:p>
          </table:table-cell>
          <table:table-cell office:value-type="float" office:value="0.299033" calcext:value-type="float">
            <text:p>0.299033</text:p>
          </table:table-cell>
          <table:table-cell office:value-type="float" office:value="0.332894" calcext:value-type="float">
            <text:p>0.332894</text:p>
          </table:table-cell>
          <table:table-cell office:value-type="float" office:value="0.368917" calcext:value-type="float">
            <text:p>0.368917</text:p>
          </table:table-cell>
          <table:table-cell office:value-type="float" office:value="0.387565" calcext:value-type="float">
            <text:p>0.387565</text:p>
          </table:table-cell>
          <table:table-cell office:value-type="float" office:value="0.396969" calcext:value-type="float">
            <text:p>0.396969</text:p>
          </table:table-cell>
          <table:table-cell office:value-type="float" office:value="0.428819" calcext:value-type="float">
            <text:p>0.428819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74845" calcext:value-type="float">
            <text:p>0.2748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012619" calcext:value-type="float">
            <text:p>-0.012619</text:p>
          </table:table-cell>
          <table:table-cell office:value-type="float" office:value="0.173227" calcext:value-type="float">
            <text:p>0.173227</text:p>
          </table:table-cell>
          <table:table-cell office:value-type="float" office:value="0.227025" calcext:value-type="float">
            <text:p>0.227025</text:p>
          </table:table-cell>
          <table:table-cell office:value-type="float" office:value="0.277276" calcext:value-type="float">
            <text:p>0.277276</text:p>
          </table:table-cell>
          <table:table-cell office:value-type="float" office:value="0.309706" calcext:value-type="float">
            <text:p>0.309706</text:p>
          </table:table-cell>
          <table:table-cell office:value-type="float" office:value="0.334114" calcext:value-type="float">
            <text:p>0.334114</text:p>
          </table:table-cell>
          <table:table-cell office:value-type="float" office:value="0.359246" calcext:value-type="float">
            <text:p>0.359246</text:p>
          </table:table-cell>
          <table:table-cell office:value-type="float" office:value="0.383455" calcext:value-type="float">
            <text:p>0.383455</text:p>
          </table:table-cell>
          <table:table-cell office:value-type="float" office:value="0.396957" calcext:value-type="float">
            <text:p>0.396957</text:p>
          </table:table-cell>
          <table:table-cell office:value-type="float" office:value="0.426539" calcext:value-type="float">
            <text:p>0.426539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87493" calcext:value-type="float">
            <text:p>0.2874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046213" calcext:value-type="float">
            <text:p>-0.046213</text:p>
          </table:table-cell>
          <table:table-cell office:value-type="float" office:value="0.197939" calcext:value-type="float">
            <text:p>0.197939</text:p>
          </table:table-cell>
          <table:table-cell office:value-type="float" office:value="0.242874" calcext:value-type="float">
            <text:p>0.242874</text:p>
          </table:table-cell>
          <table:table-cell office:value-type="float" office:value="0.280407" calcext:value-type="float">
            <text:p>0.280407</text:p>
          </table:table-cell>
          <table:table-cell office:value-type="float" office:value="0.314928" calcext:value-type="float">
            <text:p>0.314928</text:p>
          </table:table-cell>
          <table:table-cell office:value-type="float" office:value="0.340015" calcext:value-type="float">
            <text:p>0.340015</text:p>
          </table:table-cell>
          <table:table-cell office:value-type="float" office:value="0.368528" calcext:value-type="float">
            <text:p>0.368528</text:p>
          </table:table-cell>
          <table:table-cell office:value-type="float" office:value="0.387805" calcext:value-type="float">
            <text:p>0.387805</text:p>
          </table:table-cell>
          <table:table-cell office:value-type="float" office:value="0.401763" calcext:value-type="float">
            <text:p>0.401763</text:p>
          </table:table-cell>
          <table:table-cell office:value-type="float" office:value="0.432266" calcext:value-type="float">
            <text:p>0.432266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292031" calcext:value-type="float">
            <text:p>0.29203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119527" calcext:value-type="float">
            <text:p>0.119527</text:p>
          </table:table-cell>
          <table:table-cell office:value-type="float" office:value="0.192733" calcext:value-type="float">
            <text:p>0.192733</text:p>
          </table:table-cell>
          <table:table-cell office:value-type="float" office:value="0.23972" calcext:value-type="float">
            <text:p>0.23972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32125" calcext:value-type="float">
            <text:p>0.32125</text:p>
          </table:table-cell>
          <table:table-cell office:value-type="float" office:value="0.350042" calcext:value-type="float">
            <text:p>0.350042</text:p>
          </table:table-cell>
          <table:table-cell office:value-type="float" office:value="0.379649" calcext:value-type="float">
            <text:p>0.379649</text:p>
          </table:table-cell>
          <table:table-cell office:value-type="float" office:value="0.390606" calcext:value-type="float">
            <text:p>0.390606</text:p>
          </table:table-cell>
          <table:table-cell office:value-type="float" office:value="0.401661" calcext:value-type="float">
            <text:p>0.401661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51427" calcext:value-type="float">
            <text:p>0.451427</text:p>
          </table:table-cell>
          <table:table-cell office:value-type="float" office:value="0.310348" calcext:value-type="float">
            <text:p>0.31034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072516" calcext:value-type="float">
            <text:p>-0.072516</text:p>
          </table:table-cell>
          <table:table-cell office:value-type="float" office:value="0.181056" calcext:value-type="float">
            <text:p>0.181056</text:p>
          </table:table-cell>
          <table:table-cell office:value-type="float" office:value="0.24014" calcext:value-type="float">
            <text:p>0.24014</text:p>
          </table:table-cell>
          <table:table-cell office:value-type="float" office:value="0.280447" calcext:value-type="float">
            <text:p>0.280447</text:p>
          </table:table-cell>
          <table:table-cell office:value-type="float" office:value="0.335212" calcext:value-type="float">
            <text:p>0.335212</text:p>
          </table:table-cell>
          <table:table-cell office:value-type="float" office:value="0.357046" calcext:value-type="float">
            <text:p>0.357046</text:p>
          </table:table-cell>
          <table:table-cell office:value-type="float" office:value="0.38214" calcext:value-type="float">
            <text:p>0.38214</text:p>
          </table:table-cell>
          <table:table-cell office:value-type="float" office:value="0.393704" calcext:value-type="float">
            <text:p>0.393704</text:p>
          </table:table-cell>
          <table:table-cell office:value-type="float" office:value="0.405141" calcext:value-type="float">
            <text:p>0.405141</text:p>
          </table:table-cell>
          <table:table-cell office:value-type="float" office:value="0.434787" calcext:value-type="float">
            <text:p>0.434787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293716" calcext:value-type="float">
            <text:p>0.2937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006512" calcext:value-type="float">
            <text:p>-0.006512</text:p>
          </table:table-cell>
          <table:table-cell office:value-type="float" office:value="0.202772" calcext:value-type="float">
            <text:p>0.202772</text:p>
          </table:table-cell>
          <table:table-cell office:value-type="float" office:value="0.260841" calcext:value-type="float">
            <text:p>0.260841</text:p>
          </table:table-cell>
          <table:table-cell office:value-type="float" office:value="0.305201" calcext:value-type="float">
            <text:p>0.305201</text:p>
          </table:table-cell>
          <table:table-cell office:value-type="float" office:value="0.337811" calcext:value-type="float">
            <text:p>0.337811</text:p>
          </table:table-cell>
          <table:table-cell office:value-type="float" office:value="0.358519" calcext:value-type="float">
            <text:p>0.358519</text:p>
          </table:table-cell>
          <table:table-cell office:value-type="float" office:value="0.379791" calcext:value-type="float">
            <text:p>0.379791</text:p>
          </table:table-cell>
          <table:table-cell office:value-type="float" office:value="0.393112" calcext:value-type="float">
            <text:p>0.393112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433038" calcext:value-type="float">
            <text:p>0.433038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306764" calcext:value-type="float">
            <text:p>0.30676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062261" calcext:value-type="float">
            <text:p>-0.062261</text:p>
          </table:table-cell>
          <table:table-cell office:value-type="float" office:value="0.235182" calcext:value-type="float">
            <text:p>0.235182</text:p>
          </table:table-cell>
          <table:table-cell office:value-type="float" office:value="0.287127" calcext:value-type="float">
            <text:p>0.287127</text:p>
          </table:table-cell>
          <table:table-cell office:value-type="float" office:value="0.32181" calcext:value-type="float">
            <text:p>0.32181</text:p>
          </table:table-cell>
          <table:table-cell office:value-type="float" office:value="0.344616" calcext:value-type="float">
            <text:p>0.344616</text:p>
          </table:table-cell>
          <table:table-cell office:value-type="float" office:value="0.361195" calcext:value-type="float">
            <text:p>0.361195</text:p>
          </table:table-cell>
          <table:table-cell office:value-type="float" office:value="0.385167" calcext:value-type="float">
            <text:p>0.385167</text:p>
          </table:table-cell>
          <table:table-cell office:value-type="float" office:value="0.395886" calcext:value-type="float">
            <text:p>0.395886</text:p>
          </table:table-cell>
          <table:table-cell office:value-type="float" office:value="0.40431" calcext:value-type="float">
            <text:p>0.40431</text:p>
          </table:table-cell>
          <table:table-cell office:value-type="float" office:value="0.440457" calcext:value-type="float">
            <text:p>0.440457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1349" calcext:value-type="float">
            <text:p>0.31134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249246" calcext:value-type="float">
            <text:p>0.249246</text:p>
          </table:table-cell>
          <table:table-cell office:value-type="float" office:value="0.299183" calcext:value-type="float">
            <text:p>0.299183</text:p>
          </table:table-cell>
          <table:table-cell office:value-type="float" office:value="0.327579" calcext:value-type="float">
            <text:p>0.327579</text:p>
          </table:table-cell>
          <table:table-cell office:value-type="float" office:value="0.346048" calcext:value-type="float">
            <text:p>0.346048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0.379037" calcext:value-type="float">
            <text:p>0.379037</text:p>
          </table:table-cell>
          <table:table-cell office:value-type="float" office:value="0.394819" calcext:value-type="float">
            <text:p>0.394819</text:p>
          </table:table-cell>
          <table:table-cell office:value-type="float" office:value="0.403911" calcext:value-type="float">
            <text:p>0.403911</text:p>
          </table:table-cell>
          <table:table-cell office:value-type="float" office:value="0.435788" calcext:value-type="float">
            <text:p>0.43578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5949" calcext:value-type="float">
            <text:p>0.32594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.035205" calcext:value-type="float">
            <text:p>0.035205</text:p>
          </table:table-cell>
          <table:table-cell office:value-type="float" office:value="0.244674" calcext:value-type="float">
            <text:p>0.244674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318627" calcext:value-type="float">
            <text:p>0.318627</text:p>
          </table:table-cell>
          <table:table-cell office:value-type="float" office:value="0.341967" calcext:value-type="float">
            <text:p>0.341967</text:p>
          </table:table-cell>
          <table:table-cell office:value-type="float" office:value="0.362664" calcext:value-type="float">
            <text:p>0.362664</text:p>
          </table:table-cell>
          <table:table-cell office:value-type="float" office:value="0.383629" calcext:value-type="float">
            <text:p>0.383629</text:p>
          </table:table-cell>
          <table:table-cell office:value-type="float" office:value="0.394007" calcext:value-type="float">
            <text:p>0.394007</text:p>
          </table:table-cell>
          <table:table-cell office:value-type="float" office:value="0.403306" calcext:value-type="float">
            <text:p>0.403306</text:p>
          </table:table-cell>
          <table:table-cell office:value-type="float" office:value="0.43535" calcext:value-type="float">
            <text:p>0.43535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0903" calcext:value-type="float">
            <text:p>0.32090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037126" calcext:value-type="float">
            <text:p>0.037126</text:p>
          </table:table-cell>
          <table:table-cell office:value-type="float" office:value="0.249142" calcext:value-type="float">
            <text:p>0.249142</text:p>
          </table:table-cell>
          <table:table-cell office:value-type="float" office:value="0.290044" calcext:value-type="float">
            <text:p>0.290044</text:p>
          </table:table-cell>
          <table:table-cell office:value-type="float" office:value="0.314422" calcext:value-type="float">
            <text:p>0.314422</text:p>
          </table:table-cell>
          <table:table-cell office:value-type="float" office:value="0.341578" calcext:value-type="float">
            <text:p>0.341578</text:p>
          </table:table-cell>
          <table:table-cell office:value-type="float" office:value="0.365604" calcext:value-type="float">
            <text:p>0.365604</text:p>
          </table:table-cell>
          <table:table-cell office:value-type="float" office:value="0.383285" calcext:value-type="float">
            <text:p>0.383285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401694" calcext:value-type="float">
            <text:p>0.401694</text:p>
          </table:table-cell>
          <table:table-cell office:value-type="float" office:value="0.431244" calcext:value-type="float">
            <text:p>0.431244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0696" calcext:value-type="float">
            <text:p>0.32069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0.17775" calcext:value-type="float">
            <text:p>0.17775</text:p>
          </table:table-cell>
          <table:table-cell office:value-type="float" office:value="0.268525" calcext:value-type="float">
            <text:p>0.268525</text:p>
          </table:table-cell>
          <table:table-cell office:value-type="float" office:value="0.297925" calcext:value-type="float">
            <text:p>0.297925</text:p>
          </table:table-cell>
          <table:table-cell office:value-type="float" office:value="0.319722" calcext:value-type="float">
            <text:p>0.319722</text:p>
          </table:table-cell>
          <table:table-cell office:value-type="float" office:value="0.351227" calcext:value-type="float">
            <text:p>0.351227</text:p>
          </table:table-cell>
          <table:table-cell office:value-type="float" office:value="0.373112" calcext:value-type="float">
            <text:p>0.373112</text:p>
          </table:table-cell>
          <table:table-cell office:value-type="float" office:value="0.38401" calcext:value-type="float">
            <text:p>0.38401</text:p>
          </table:table-cell>
          <table:table-cell office:value-type="float" office:value="0.391827" calcext:value-type="float">
            <text:p>0.391827</text:p>
          </table:table-cell>
          <table:table-cell office:value-type="float" office:value="0.399954" calcext:value-type="float">
            <text:p>0.399954</text:p>
          </table:table-cell>
          <table:table-cell office:value-type="float" office:value="0.43254" calcext:value-type="float">
            <text:p>0.43254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9659" calcext:value-type="float">
            <text:p>0.33965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9643" calcext:value-type="float">
            <text:p>0.099643</text:p>
          </table:table-cell>
          <table:table-cell office:value-type="float" office:value="0.180927" calcext:value-type="float">
            <text:p>0.180927</text:p>
          </table:table-cell>
          <table:table-cell office:value-type="float" office:value="0.258238" calcext:value-type="float">
            <text:p>0.258238</text:p>
          </table:table-cell>
          <table:table-cell office:value-type="float" office:value="0.288134" calcext:value-type="float">
            <text:p>0.288134</text:p>
          </table:table-cell>
          <table:table-cell office:value-type="float" office:value="0.31833" calcext:value-type="float">
            <text:p>0.31833</text:p>
          </table:table-cell>
          <table:table-cell office:value-type="float" office:value="0.36081" calcext:value-type="float">
            <text:p>0.36081</text:p>
          </table:table-cell>
          <table:table-cell office:value-type="float" office:value="0.381346" calcext:value-type="float">
            <text:p>0.381346</text:p>
          </table:table-cell>
          <table:table-cell office:value-type="float" office:value="0.388997" calcext:value-type="float">
            <text:p>0.388997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43974" calcext:value-type="float">
            <text:p>0.43974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41292" calcext:value-type="float">
            <text:p>0.34129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016269" calcext:value-type="float">
            <text:p>-0.016269</text:p>
          </table:table-cell>
          <table:table-cell office:value-type="float" office:value="0.23781" calcext:value-type="float">
            <text:p>0.23781</text:p>
          </table:table-cell>
          <table:table-cell office:value-type="float" office:value="0.282616" calcext:value-type="float">
            <text:p>0.282616</text:p>
          </table:table-cell>
          <table:table-cell office:value-type="float" office:value="0.312944" calcext:value-type="float">
            <text:p>0.312944</text:p>
          </table:table-cell>
          <table:table-cell office:value-type="float" office:value="0.361971" calcext:value-type="float">
            <text:p>0.361971</text:p>
          </table:table-cell>
          <table:table-cell office:value-type="float" office:value="0.382772" calcext:value-type="float">
            <text:p>0.382772</text:p>
          </table:table-cell>
          <table:table-cell office:value-type="float" office:value="0.38927" calcext:value-type="float">
            <text:p>0.38927</text:p>
          </table:table-cell>
          <table:table-cell office:value-type="float" office:value="0.39377" calcext:value-type="float">
            <text:p>0.39377</text:p>
          </table:table-cell>
          <table:table-cell office:value-type="float" office:value="0.400778" calcext:value-type="float">
            <text:p>0.400778</text:p>
          </table:table-cell>
          <table:table-cell office:value-type="float" office:value="0.437821" calcext:value-type="float">
            <text:p>0.43782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8348" calcext:value-type="float">
            <text:p>0.3183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1551" calcext:value-type="float">
            <text:p>0.071551</text:p>
          </table:table-cell>
          <table:table-cell office:value-type="float" office:value="0.176101" calcext:value-type="float">
            <text:p>0.176101</text:p>
          </table:table-cell>
          <table:table-cell office:value-type="float" office:value="0.257269" calcext:value-type="float">
            <text:p>0.257269</text:p>
          </table:table-cell>
          <table:table-cell office:value-type="float" office:value="0.297341" calcext:value-type="float">
            <text:p>0.297341</text:p>
          </table:table-cell>
          <table:table-cell office:value-type="float" office:value="0.320231" calcext:value-type="float">
            <text:p>0.320231</text:p>
          </table:table-cell>
          <table:table-cell office:value-type="float" office:value="0.348616" calcext:value-type="float">
            <text:p>0.348616</text:p>
          </table:table-cell>
          <table:table-cell office:value-type="float" office:value="0.375218" calcext:value-type="float">
            <text:p>0.375218</text:p>
          </table:table-cell>
          <table:table-cell office:value-type="float" office:value="0.387441" calcext:value-type="float">
            <text:p>0.387441</text:p>
          </table:table-cell>
          <table:table-cell office:value-type="float" office:value="0.393626" calcext:value-type="float">
            <text:p>0.393626</text:p>
          </table:table-cell>
          <table:table-cell office:value-type="float" office:value="0.402495" calcext:value-type="float">
            <text:p>0.402495</text:p>
          </table:table-cell>
          <table:table-cell office:value-type="float" office:value="0.429138" calcext:value-type="float">
            <text:p>0.42913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8748" calcext:value-type="float">
            <text:p>0.33874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169467" calcext:value-type="float">
            <text:p>0.169467</text:p>
          </table:table-cell>
          <table:table-cell office:value-type="float" office:value="0.244026" calcext:value-type="float">
            <text:p>0.244026</text:p>
          </table:table-cell>
          <table:table-cell office:value-type="float" office:value="0.287991" calcext:value-type="float">
            <text:p>0.287991</text:p>
          </table:table-cell>
          <table:table-cell office:value-type="float" office:value="0.310331" calcext:value-type="float">
            <text:p>0.310331</text:p>
          </table:table-cell>
          <table:table-cell office:value-type="float" office:value="0.342758" calcext:value-type="float">
            <text:p>0.342758</text:p>
          </table:table-cell>
          <table:table-cell office:value-type="float" office:value="0.376873" calcext:value-type="float">
            <text:p>0.376873</text:p>
          </table:table-cell>
          <table:table-cell office:value-type="float" office:value="0.388278" calcext:value-type="float">
            <text:p>0.388278</text:p>
          </table:table-cell>
          <table:table-cell office:value-type="float" office:value="0.394287" calcext:value-type="float">
            <text:p>0.394287</text:p>
          </table:table-cell>
          <table:table-cell office:value-type="float" office:value="0.403658" calcext:value-type="float">
            <text:p>0.403658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5542" calcext:value-type="float">
            <text:p>0.3355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111821" calcext:value-type="float">
            <text:p>0.111821</text:p>
          </table:table-cell>
          <table:table-cell office:value-type="float" office:value="0.236314" calcext:value-type="float">
            <text:p>0.236314</text:p>
          </table:table-cell>
          <table:table-cell office:value-type="float" office:value="0.282593" calcext:value-type="float">
            <text:p>0.282593</text:p>
          </table:table-cell>
          <table:table-cell office:value-type="float" office:value="0.310022" calcext:value-type="float">
            <text:p>0.310022</text:p>
          </table:table-cell>
          <table:table-cell office:value-type="float" office:value="0.34642" calcext:value-type="float">
            <text:p>0.34642</text:p>
          </table:table-cell>
          <table:table-cell office:value-type="float" office:value="0.380599" calcext:value-type="float">
            <text:p>0.380599</text:p>
          </table:table-cell>
          <table:table-cell office:value-type="float" office:value="0.389511" calcext:value-type="float">
            <text:p>0.389511</text:p>
          </table:table-cell>
          <table:table-cell office:value-type="float" office:value="0.394323" calcext:value-type="float">
            <text:p>0.394323</text:p>
          </table:table-cell>
          <table:table-cell office:value-type="float" office:value="0.401775" calcext:value-type="float">
            <text:p>0.401775</text:p>
          </table:table-cell>
          <table:table-cell office:value-type="float" office:value="0.439353" calcext:value-type="float">
            <text:p>0.439353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9273" calcext:value-type="float">
            <text:p>0.32927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141813" calcext:value-type="float">
            <text:p>0.141813</text:p>
          </table:table-cell>
          <table:table-cell office:value-type="float" office:value="0.206831" calcext:value-type="float">
            <text:p>0.206831</text:p>
          </table:table-cell>
          <table:table-cell office:value-type="float" office:value="0.268453" calcext:value-type="float">
            <text:p>0.268453</text:p>
          </table:table-cell>
          <table:table-cell office:value-type="float" office:value="0.313104" calcext:value-type="float">
            <text:p>0.313104</text:p>
          </table:table-cell>
          <table:table-cell office:value-type="float" office:value="0.352006" calcext:value-type="float">
            <text:p>0.352006</text:p>
          </table:table-cell>
          <table:table-cell office:value-type="float" office:value="0.382089" calcext:value-type="float">
            <text:p>0.382089</text:p>
          </table:table-cell>
          <table:table-cell office:value-type="float" office:value="0.389884" calcext:value-type="float">
            <text:p>0.389884</text:p>
          </table:table-cell>
          <table:table-cell office:value-type="float" office:value="0.394777" calcext:value-type="float">
            <text:p>0.394777</text:p>
          </table:table-cell>
          <table:table-cell office:value-type="float" office:value="0.402837" calcext:value-type="float">
            <text:p>0.402837</text:p>
          </table:table-cell>
          <table:table-cell office:value-type="float" office:value="0.439407" calcext:value-type="float">
            <text:p>0.439407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912" calcext:value-type="float">
            <text:p>0.3291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100475" calcext:value-type="float">
            <text:p>0.100475</text:p>
          </table:table-cell>
          <table:table-cell office:value-type="float" office:value="0.22409" calcext:value-type="float">
            <text:p>0.22409</text:p>
          </table:table-cell>
          <table:table-cell office:value-type="float" office:value="0.280346" calcext:value-type="float">
            <text:p>0.280346</text:p>
          </table:table-cell>
          <table:table-cell office:value-type="float" office:value="0.317566" calcext:value-type="float">
            <text:p>0.317566</text:p>
          </table:table-cell>
          <table:table-cell office:value-type="float" office:value="0.365183" calcext:value-type="float">
            <text:p>0.365183</text:p>
          </table:table-cell>
          <table:table-cell office:value-type="float" office:value="0.383764" calcext:value-type="float">
            <text:p>0.383764</text:p>
          </table:table-cell>
          <table:table-cell office:value-type="float" office:value="0.390046" calcext:value-type="float">
            <text:p>0.390046</text:p>
          </table:table-cell>
          <table:table-cell office:value-type="float" office:value="0.395671" calcext:value-type="float">
            <text:p>0.395671</text:p>
          </table:table-cell>
          <table:table-cell office:value-type="float" office:value="0.404333" calcext:value-type="float">
            <text:p>0.404333</text:p>
          </table:table-cell>
          <table:table-cell office:value-type="float" office:value="0.440371" calcext:value-type="float">
            <text:p>0.44037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0184" calcext:value-type="float">
            <text:p>0.3301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16712" calcext:value-type="float">
            <text:p>0.16712</text:p>
          </table:table-cell>
          <table:table-cell office:value-type="float" office:value="0.229945" calcext:value-type="float">
            <text:p>0.229945</text:p>
          </table:table-cell>
          <table:table-cell office:value-type="float" office:value="0.285041" calcext:value-type="float">
            <text:p>0.285041</text:p>
          </table:table-cell>
          <table:table-cell office:value-type="float" office:value="0.314902" calcext:value-type="float">
            <text:p>0.314902</text:p>
          </table:table-cell>
          <table:table-cell office:value-type="float" office:value="0.351221" calcext:value-type="float">
            <text:p>0.351221</text:p>
          </table:table-cell>
          <table:table-cell office:value-type="float" office:value="0.382451" calcext:value-type="float">
            <text:p>0.382451</text:p>
          </table:table-cell>
          <table:table-cell office:value-type="float" office:value="0.389635" calcext:value-type="float">
            <text:p>0.389635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0.40486" calcext:value-type="float">
            <text:p>0.40486</text:p>
          </table:table-cell>
          <table:table-cell office:value-type="float" office:value="0.437488" calcext:value-type="float">
            <text:p>0.43748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5838" calcext:value-type="float">
            <text:p>0.3358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092526" calcext:value-type="float">
            <text:p>-0.092526</text:p>
          </table:table-cell>
          <table:table-cell office:value-type="float" office:value="0.200069" calcext:value-type="float">
            <text:p>0.200069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305143" calcext:value-type="float">
            <text:p>0.305143</text:p>
          </table:table-cell>
          <table:table-cell office:value-type="float" office:value="0.347787" calcext:value-type="float">
            <text:p>0.347787</text:p>
          </table:table-cell>
          <table:table-cell office:value-type="float" office:value="0.383323" calcext:value-type="float">
            <text:p>0.383323</text:p>
          </table:table-cell>
          <table:table-cell office:value-type="float" office:value="0.389771" calcext:value-type="float">
            <text:p>0.389771</text:p>
          </table:table-cell>
          <table:table-cell office:value-type="float" office:value="0.395213" calcext:value-type="float">
            <text:p>0.395213</text:p>
          </table:table-cell>
          <table:table-cell office:value-type="float" office:value="0.403463" calcext:value-type="float">
            <text:p>0.403463</text:p>
          </table:table-cell>
          <table:table-cell office:value-type="float" office:value="0.43255" calcext:value-type="float">
            <text:p>0.43255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0202" calcext:value-type="float">
            <text:p>0.302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090403" calcext:value-type="float">
            <text:p>0.090403</text:p>
          </table:table-cell>
          <table:table-cell office:value-type="float" office:value="0.211298" calcext:value-type="float">
            <text:p>0.211298</text:p>
          </table:table-cell>
          <table:table-cell office:value-type="float" office:value="0.259392" calcext:value-type="float">
            <text:p>0.259392</text:p>
          </table:table-cell>
          <table:table-cell office:value-type="float" office:value="0.296046" calcext:value-type="float">
            <text:p>0.296046</text:p>
          </table:table-cell>
          <table:table-cell office:value-type="float" office:value="0.324772" calcext:value-type="float">
            <text:p>0.324772</text:p>
          </table:table-cell>
          <table:table-cell office:value-type="float" office:value="0.372005" calcext:value-type="float">
            <text:p>0.372005</text:p>
          </table:table-cell>
          <table:table-cell office:value-type="float" office:value="0.387382" calcext:value-type="float">
            <text:p>0.387382</text:p>
          </table:table-cell>
          <table:table-cell office:value-type="float" office:value="0.394381" calcext:value-type="float">
            <text:p>0.39438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436698" calcext:value-type="float">
            <text:p>0.43669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7458" calcext:value-type="float">
            <text:p>0.3174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025172" calcext:value-type="float">
            <text:p>0.025172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249631" calcext:value-type="float">
            <text:p>0.249631</text:p>
          </table:table-cell>
          <table:table-cell office:value-type="float" office:value="0.301569" calcext:value-type="float">
            <text:p>0.301569</text:p>
          </table:table-cell>
          <table:table-cell office:value-type="float" office:value="0.338022" calcext:value-type="float">
            <text:p>0.338022</text:p>
          </table:table-cell>
          <table:table-cell office:value-type="float" office:value="0.383686" calcext:value-type="float">
            <text:p>0.383686</text:p>
          </table:table-cell>
          <table:table-cell office:value-type="float" office:value="0.391204" calcext:value-type="float">
            <text:p>0.391204</text:p>
          </table:table-cell>
          <table:table-cell office:value-type="float" office:value="0.396691" calcext:value-type="float">
            <text:p>0.396691</text:p>
          </table:table-cell>
          <table:table-cell office:value-type="float" office:value="0.404075" calcext:value-type="float">
            <text:p>0.404075</text:p>
          </table:table-cell>
          <table:table-cell office:value-type="float" office:value="0.438329" calcext:value-type="float">
            <text:p>0.438329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3685" calcext:value-type="float">
            <text:p>0.31368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67973" calcext:value-type="float">
            <text:p>0.067973</text:p>
          </table:table-cell>
          <table:table-cell office:value-type="float" office:value="0.216732" calcext:value-type="float">
            <text:p>0.216732</text:p>
          </table:table-cell>
          <table:table-cell office:value-type="float" office:value="0.260506" calcext:value-type="float">
            <text:p>0.260506</text:p>
          </table:table-cell>
          <table:table-cell office:value-type="float" office:value="0.317812" calcext:value-type="float">
            <text:p>0.317812</text:p>
          </table:table-cell>
          <table:table-cell office:value-type="float" office:value="0.370356" calcext:value-type="float">
            <text:p>0.370356</text:p>
          </table:table-cell>
          <table:table-cell office:value-type="float" office:value="0.389634" calcext:value-type="float">
            <text:p>0.389634</text:p>
          </table:table-cell>
          <table:table-cell office:value-type="float" office:value="0.393984" calcext:value-type="float">
            <text:p>0.393984</text:p>
          </table:table-cell>
          <table:table-cell office:value-type="float" office:value="0.398753" calcext:value-type="float">
            <text:p>0.398753</text:p>
          </table:table-cell>
          <table:table-cell office:value-type="float" office:value="0.406502" calcext:value-type="float">
            <text:p>0.406502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6236" calcext:value-type="float">
            <text:p>0.3262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6212" calcext:value-type="float">
            <text:p>0.066212</text:p>
          </table:table-cell>
          <table:table-cell office:value-type="float" office:value="0.139146" calcext:value-type="float">
            <text:p>0.139146</text:p>
          </table:table-cell>
          <table:table-cell office:value-type="float" office:value="0.21088" calcext:value-type="float">
            <text:p>0.21088</text:p>
          </table:table-cell>
          <table:table-cell office:value-type="float" office:value="0.244584" calcext:value-type="float">
            <text:p>0.244584</text:p>
          </table:table-cell>
          <table:table-cell office:value-type="float" office:value="0.296901" calcext:value-type="float">
            <text:p>0.296901</text:p>
          </table:table-cell>
          <table:table-cell office:value-type="float" office:value="0.342345" calcext:value-type="float">
            <text:p>0.342345</text:p>
          </table:table-cell>
          <table:table-cell office:value-type="float" office:value="0.386011" calcext:value-type="float">
            <text:p>0.386011</text:p>
          </table:table-cell>
          <table:table-cell office:value-type="float" office:value="0.392796" calcext:value-type="float">
            <text:p>0.392796</text:p>
          </table:table-cell>
          <table:table-cell office:value-type="float" office:value="0.398794" calcext:value-type="float">
            <text:p>0.398794</text:p>
          </table:table-cell>
          <table:table-cell office:value-type="float" office:value="0.409205" calcext:value-type="float">
            <text:p>0.409205</text:p>
          </table:table-cell>
          <table:table-cell office:value-type="float" office:value="0.444196" calcext:value-type="float">
            <text:p>0.444196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6486" calcext:value-type="float">
            <text:p>0.32648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069035" calcext:value-type="float">
            <text:p>0.069035</text:p>
          </table:table-cell>
          <table:table-cell office:value-type="float" office:value="0.204911" calcext:value-type="float">
            <text:p>0.204911</text:p>
          </table:table-cell>
          <table:table-cell office:value-type="float" office:value="0.24065" calcext:value-type="float">
            <text:p>0.24065</text:p>
          </table:table-cell>
          <table:table-cell office:value-type="float" office:value="0.282594" calcext:value-type="float">
            <text:p>0.282594</text:p>
          </table:table-cell>
          <table:table-cell office:value-type="float" office:value="0.319523" calcext:value-type="float">
            <text:p>0.319523</text:p>
          </table:table-cell>
          <table:table-cell office:value-type="float" office:value="0.373096" calcext:value-type="float">
            <text:p>0.373096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393751" calcext:value-type="float">
            <text:p>0.393751</text:p>
          </table:table-cell>
          <table:table-cell office:value-type="float" office:value="0.402238" calcext:value-type="float">
            <text:p>0.402238</text:p>
          </table:table-cell>
          <table:table-cell office:value-type="float" office:value="0.432874" calcext:value-type="float">
            <text:p>0.432874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0639" calcext:value-type="float">
            <text:p>0.31063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207877" calcext:value-type="float">
            <text:p>0.207877</text:p>
          </table:table-cell>
          <table:table-cell office:value-type="float" office:value="0.253203" calcext:value-type="float">
            <text:p>0.253203</text:p>
          </table:table-cell>
          <table:table-cell office:value-type="float" office:value="0.301125" calcext:value-type="float">
            <text:p>0.301125</text:p>
          </table:table-cell>
          <table:table-cell office:value-type="float" office:value="0.33578" calcext:value-type="float">
            <text:p>0.33578</text:p>
          </table:table-cell>
          <table:table-cell office:value-type="float" office:value="0.380612" calcext:value-type="float">
            <text:p>0.380612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0.397874" calcext:value-type="float">
            <text:p>0.397874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34385" calcext:value-type="float">
            <text:p>0.434385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0999" calcext:value-type="float">
            <text:p>0.31099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076885" calcext:value-type="float">
            <text:p>0.076885</text:p>
          </table:table-cell>
          <table:table-cell office:value-type="float" office:value="0.21831" calcext:value-type="float">
            <text:p>0.2183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305205" calcext:value-type="float">
            <text:p>0.305205</text:p>
          </table:table-cell>
          <table:table-cell office:value-type="float" office:value="0.350492" calcext:value-type="float">
            <text:p>0.350492</text:p>
          </table:table-cell>
          <table:table-cell office:value-type="float" office:value="0.385185" calcext:value-type="float">
            <text:p>0.385185</text:p>
          </table:table-cell>
          <table:table-cell office:value-type="float" office:value="0.392439" calcext:value-type="float">
            <text:p>0.392439</text:p>
          </table:table-cell>
          <table:table-cell office:value-type="float" office:value="0.399049" calcext:value-type="float">
            <text:p>0.399049</text:p>
          </table:table-cell>
          <table:table-cell office:value-type="float" office:value="0.404074" calcext:value-type="float">
            <text:p>0.404074</text:p>
          </table:table-cell>
          <table:table-cell office:value-type="float" office:value="0.436932" calcext:value-type="float">
            <text:p>0.436932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23797" calcext:value-type="float">
            <text:p>0.32379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2484" calcext:value-type="float">
            <text:p>0.082484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241393" calcext:value-type="float">
            <text:p>0.241393</text:p>
          </table:table-cell>
          <table:table-cell office:value-type="float" office:value="0.288417" calcext:value-type="float">
            <text:p>0.288417</text:p>
          </table:table-cell>
          <table:table-cell office:value-type="float" office:value="0.308942" calcext:value-type="float">
            <text:p>0.308942</text:p>
          </table:table-cell>
          <table:table-cell office:value-type="float" office:value="0.359734" calcext:value-type="float">
            <text:p>0.359734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94272" calcext:value-type="float">
            <text:p>0.394272</text:p>
          </table:table-cell>
          <table:table-cell office:value-type="float" office:value="0.399418" calcext:value-type="float">
            <text:p>0.399418</text:p>
          </table:table-cell>
          <table:table-cell office:value-type="float" office:value="0.405627" calcext:value-type="float">
            <text:p>0.405627</text:p>
          </table:table-cell>
          <table:table-cell office:value-type="float" office:value="0.434152" calcext:value-type="float">
            <text:p>0.434152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7089" calcext:value-type="float">
            <text:p>0.33708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079483" calcext:value-type="float">
            <text:p>0.079483</text:p>
          </table:table-cell>
          <table:table-cell office:value-type="float" office:value="0.224499" calcext:value-type="float">
            <text:p>0.224499</text:p>
          </table:table-cell>
          <table:table-cell office:value-type="float" office:value="0.26356" calcext:value-type="float">
            <text:p>0.26356</text:p>
          </table:table-cell>
          <table:table-cell office:value-type="float" office:value="0.296209" calcext:value-type="float">
            <text:p>0.296209</text:p>
          </table:table-cell>
          <table:table-cell office:value-type="float" office:value="0.311459" calcext:value-type="float">
            <text:p>0.311459</text:p>
          </table:table-cell>
          <table:table-cell office:value-type="float" office:value="0.368324" calcext:value-type="float">
            <text:p>0.368324</text:p>
          </table:table-cell>
          <table:table-cell office:value-type="float" office:value="0.393595" calcext:value-type="float">
            <text:p>0.393595</text:p>
          </table:table-cell>
          <table:table-cell office:value-type="float" office:value="0.398598" calcext:value-type="float">
            <text:p>0.398598</text:p>
          </table:table-cell>
          <table:table-cell office:value-type="float" office:value="0.403146" calcext:value-type="float">
            <text:p>0.403146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7697" calcext:value-type="float">
            <text:p>0.31769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5683" calcext:value-type="float">
            <text:p>-0.05683</text:p>
          </table:table-cell>
          <table:table-cell office:value-type="float" office:value="0.137527" calcext:value-type="float">
            <text:p>0.137527</text:p>
          </table:table-cell>
          <table:table-cell office:value-type="float" office:value="0.240114" calcext:value-type="float">
            <text:p>0.240114</text:p>
          </table:table-cell>
          <table:table-cell office:value-type="float" office:value="0.286869" calcext:value-type="float">
            <text:p>0.286869</text:p>
          </table:table-cell>
          <table:table-cell office:value-type="float" office:value="0.304533" calcext:value-type="float">
            <text:p>0.304533</text:p>
          </table:table-cell>
          <table:table-cell office:value-type="float" office:value="0.353061" calcext:value-type="float">
            <text:p>0.353061</text:p>
          </table:table-cell>
          <table:table-cell office:value-type="float" office:value="0.390828" calcext:value-type="float">
            <text:p>0.390828</text:p>
          </table:table-cell>
          <table:table-cell office:value-type="float" office:value="0.398084" calcext:value-type="float">
            <text:p>0.398084</text:p>
          </table:table-cell>
          <table:table-cell office:value-type="float" office:value="0.402027" calcext:value-type="float">
            <text:p>0.402027</text:p>
          </table:table-cell>
          <table:table-cell office:value-type="float" office:value="0.412571" calcext:value-type="float">
            <text:p>0.412571</text:p>
          </table:table-cell>
          <table:table-cell office:value-type="float" office:value="0.454646" calcext:value-type="float">
            <text:p>0.454646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8026" calcext:value-type="float">
            <text:p>0.3380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058348" calcext:value-type="float">
            <text:p>-0.058348</text:p>
          </table:table-cell>
          <table:table-cell office:value-type="float" office:value="0.227662" calcext:value-type="float">
            <text:p>0.227662</text:p>
          </table:table-cell>
          <table:table-cell office:value-type="float" office:value="0.278031" calcext:value-type="float">
            <text:p>0.278031</text:p>
          </table:table-cell>
          <table:table-cell office:value-type="float" office:value="0.306361" calcext:value-type="float">
            <text:p>0.306361</text:p>
          </table:table-cell>
          <table:table-cell office:value-type="float" office:value="0.367386" calcext:value-type="float">
            <text:p>0.367386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8362" calcext:value-type="float">
            <text:p>0.398362</text:p>
          </table:table-cell>
          <table:table-cell office:value-type="float" office:value="0.401911" calcext:value-type="float">
            <text:p>0.401911</text:p>
          </table:table-cell>
          <table:table-cell office:value-type="float" office:value="0.42468" calcext:value-type="float">
            <text:p>0.42468</text:p>
          </table:table-cell>
          <table:table-cell office:value-type="float" office:value="0.461419" calcext:value-type="float">
            <text:p>0.461419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19975" calcext:value-type="float">
            <text:p>0.3199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084332" calcext:value-type="float">
            <text:p>0.084332</text:p>
          </table:table-cell>
          <table:table-cell office:value-type="float" office:value="0.22479" calcext:value-type="float">
            <text:p>0.22479</text:p>
          </table:table-cell>
          <table:table-cell office:value-type="float" office:value="0.268026" calcext:value-type="float">
            <text:p>0.268026</text:p>
          </table:table-cell>
          <table:table-cell office:value-type="float" office:value="0.323632" calcext:value-type="float">
            <text:p>0.323632</text:p>
          </table:table-cell>
          <table:table-cell office:value-type="float" office:value="0.385666" calcext:value-type="float">
            <text:p>0.385666</text:p>
          </table:table-cell>
          <table:table-cell office:value-type="float" office:value="0.393127" calcext:value-type="float">
            <text:p>0.393127</text:p>
          </table:table-cell>
          <table:table-cell office:value-type="float" office:value="0.398618" calcext:value-type="float">
            <text:p>0.398618</text:p>
          </table:table-cell>
          <table:table-cell office:value-type="float" office:value="0.403523" calcext:value-type="float">
            <text:p>0.403523</text:p>
          </table:table-cell>
          <table:table-cell office:value-type="float" office:value="0.435103" calcext:value-type="float">
            <text:p>0.435103</text:p>
          </table:table-cell>
          <table:table-cell office:value-type="float" office:value="0.463779" calcext:value-type="float">
            <text:p>0.463779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38059" calcext:value-type="float">
            <text:p>0.33805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101025" calcext:value-type="float">
            <text:p>0.101025</text:p>
          </table:table-cell>
          <table:table-cell office:value-type="float" office:value="0.234982" calcext:value-type="float">
            <text:p>0.234982</text:p>
          </table:table-cell>
          <table:table-cell office:value-type="float" office:value="0.274165" calcext:value-type="float">
            <text:p>0.274165</text:p>
          </table:table-cell>
          <table:table-cell office:value-type="float" office:value="0.319727" calcext:value-type="float">
            <text:p>0.319727</text:p>
          </table:table-cell>
          <table:table-cell office:value-type="float" office:value="0.386937" calcext:value-type="float">
            <text:p>0.386937</text:p>
          </table:table-cell>
          <table:table-cell office:value-type="float" office:value="0.395997" calcext:value-type="float">
            <text:p>0.395997</text:p>
          </table:table-cell>
          <table:table-cell office:value-type="float" office:value="0.398848" calcext:value-type="float">
            <text:p>0.398848</text:p>
          </table:table-cell>
          <table:table-cell office:value-type="float" office:value="0.406973" calcext:value-type="float">
            <text:p>0.406973</text:p>
          </table:table-cell>
          <table:table-cell office:value-type="float" office:value="0.440733" calcext:value-type="float">
            <text:p>0.440733</text:p>
          </table:table-cell>
          <table:table-cell office:value-type="float" office:value="0.462996" calcext:value-type="float">
            <text:p>0.462996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42238" calcext:value-type="float">
            <text:p>0.3422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11477" calcext:value-type="float">
            <text:p>0.11477</text:p>
          </table:table-cell>
          <table:table-cell office:value-type="float" office:value="0.256003" calcext:value-type="float">
            <text:p>0.256003</text:p>
          </table:table-cell>
          <table:table-cell office:value-type="float" office:value="0.296333" calcext:value-type="float">
            <text:p>0.296333</text:p>
          </table:table-cell>
          <table:table-cell office:value-type="float" office:value="0.343385" calcext:value-type="float">
            <text:p>0.343385</text:p>
          </table:table-cell>
          <table:table-cell office:value-type="float" office:value="0.389795" calcext:value-type="float">
            <text:p>0.389795</text:p>
          </table:table-cell>
          <table:table-cell office:value-type="float" office:value="0.396509" calcext:value-type="float">
            <text:p>0.396509</text:p>
          </table:table-cell>
          <table:table-cell office:value-type="float" office:value="0.400311" calcext:value-type="float">
            <text:p>0.400311</text:p>
          </table:table-cell>
          <table:table-cell office:value-type="float" office:value="0.412132" calcext:value-type="float">
            <text:p>0.412132</text:p>
          </table:table-cell>
          <table:table-cell office:value-type="float" office:value="0.440529" calcext:value-type="float">
            <text:p>0.440529</text:p>
          </table:table-cell>
          <table:table-cell office:value-type="float" office:value="0.464035" calcext:value-type="float">
            <text:p>0.464035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5138" calcext:value-type="float">
            <text:p>0.351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1208" calcext:value-type="float">
            <text:p>0.091208</text:p>
          </table:table-cell>
          <table:table-cell office:value-type="float" office:value="0.156094" calcext:value-type="float">
            <text:p>0.156094</text:p>
          </table:table-cell>
          <table:table-cell office:value-type="float" office:value="0.251644" calcext:value-type="float">
            <text:p>0.251644</text:p>
          </table:table-cell>
          <table:table-cell office:value-type="float" office:value="0.292981" calcext:value-type="float">
            <text:p>0.292981</text:p>
          </table:table-cell>
          <table:table-cell office:value-type="float" office:value="0.333466" calcext:value-type="float">
            <text:p>0.333466</text:p>
          </table:table-cell>
          <table:table-cell office:value-type="float" office:value="0.389563" calcext:value-type="float">
            <text:p>0.389563</text:p>
          </table:table-cell>
          <table:table-cell office:value-type="float" office:value="0.397377" calcext:value-type="float">
            <text:p>0.397377</text:p>
          </table:table-cell>
          <table:table-cell office:value-type="float" office:value="0.403683" calcext:value-type="float">
            <text:p>0.403683</text:p>
          </table:table-cell>
          <table:table-cell office:value-type="float" office:value="0.430198" calcext:value-type="float">
            <text:p>0.430198</text:p>
          </table:table-cell>
          <table:table-cell office:value-type="float" office:value="0.454319" calcext:value-type="float">
            <text:p>0.454319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5744" calcext:value-type="float">
            <text:p>0.3574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037311" calcext:value-type="float">
            <text:p>-0.037311</text:p>
          </table:table-cell>
          <table:table-cell office:value-type="float" office:value="0.21915" calcext:value-type="float">
            <text:p>0.21915</text:p>
          </table:table-cell>
          <table:table-cell office:value-type="float" office:value="0.285259" calcext:value-type="float">
            <text:p>0.285259</text:p>
          </table:table-cell>
          <table:table-cell office:value-type="float" office:value="0.327681" calcext:value-type="float">
            <text:p>0.327681</text:p>
          </table:table-cell>
          <table:table-cell office:value-type="float" office:value="0.389357" calcext:value-type="float">
            <text:p>0.389357</text:p>
          </table:table-cell>
          <table:table-cell office:value-type="float" office:value="0.397769" calcext:value-type="float">
            <text:p>0.397769</text:p>
          </table:table-cell>
          <table:table-cell office:value-type="float" office:value="0.408559" calcext:value-type="float">
            <text:p>0.408559</text:p>
          </table:table-cell>
          <table:table-cell office:value-type="float" office:value="0.435216" calcext:value-type="float">
            <text:p>0.435216</text:p>
          </table:table-cell>
          <table:table-cell office:value-type="float" office:value="0.457356" calcext:value-type="float">
            <text:p>0.457356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34811" calcext:value-type="float">
            <text:p>0.3348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090725" calcext:value-type="float">
            <text:p>0.090725</text:p>
          </table:table-cell>
          <table:table-cell office:value-type="float" office:value="0.254415" calcext:value-type="float">
            <text:p>0.254415</text:p>
          </table:table-cell>
          <table:table-cell office:value-type="float" office:value="0.322341" calcext:value-type="float">
            <text:p>0.322341</text:p>
          </table:table-cell>
          <table:table-cell office:value-type="float" office:value="0.386642" calcext:value-type="float">
            <text:p>0.386642</text:p>
          </table:table-cell>
          <table:table-cell office:value-type="float" office:value="0.397562" calcext:value-type="float">
            <text:p>0.397562</text:p>
          </table:table-cell>
          <table:table-cell office:value-type="float" office:value="0.402617" calcext:value-type="float">
            <text:p>0.402617</text:p>
          </table:table-cell>
          <table:table-cell office:value-type="float" office:value="0.41631" calcext:value-type="float">
            <text:p>0.41631</text:p>
          </table:table-cell>
          <table:table-cell office:value-type="float" office:value="0.43984" calcext:value-type="float">
            <text:p>0.43984</text:p>
          </table:table-cell>
          <table:table-cell office:value-type="float" office:value="0.460624" calcext:value-type="float">
            <text:p>0.460624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63615" calcext:value-type="float">
            <text:p>0.36361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092457" calcext:value-type="float">
            <text:p>0.092457</text:p>
          </table:table-cell>
          <table:table-cell office:value-type="float" office:value="0.277716" calcext:value-type="float">
            <text:p>0.277716</text:p>
          </table:table-cell>
          <table:table-cell office:value-type="float" office:value="0.32955" calcext:value-type="float">
            <text:p>0.32955</text:p>
          </table:table-cell>
          <table:table-cell office:value-type="float" office:value="0.390085" calcext:value-type="float">
            <text:p>0.390085</text:p>
          </table:table-cell>
          <table:table-cell office:value-type="float" office:value="0.398238" calcext:value-type="float">
            <text:p>0.398238</text:p>
          </table:table-cell>
          <table:table-cell office:value-type="float" office:value="0.402452" calcext:value-type="float">
            <text:p>0.402452</text:p>
          </table:table-cell>
          <table:table-cell office:value-type="float" office:value="0.414987" calcext:value-type="float">
            <text:p>0.414987</text:p>
          </table:table-cell>
          <table:table-cell office:value-type="float" office:value="0.444794" calcext:value-type="float">
            <text:p>0.444794</text:p>
          </table:table-cell>
          <table:table-cell office:value-type="float" office:value="0.461166" calcext:value-type="float">
            <text:p>0.461166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67652" calcext:value-type="float">
            <text:p>0.36765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0.142802" calcext:value-type="float">
            <text:p>0.142802</text:p>
          </table:table-cell>
          <table:table-cell office:value-type="float" office:value="0.286496" calcext:value-type="float">
            <text:p>0.286496</text:p>
          </table:table-cell>
          <table:table-cell office:value-type="float" office:value="0.346048" calcext:value-type="float">
            <text:p>0.346048</text:p>
          </table:table-cell>
          <table:table-cell office:value-type="float" office:value="0.391526" calcext:value-type="float">
            <text:p>0.391526</text:p>
          </table:table-cell>
          <table:table-cell office:value-type="float" office:value="0.397665" calcext:value-type="float">
            <text:p>0.397665</text:p>
          </table:table-cell>
          <table:table-cell office:value-type="float" office:value="0.40141" calcext:value-type="float">
            <text:p>0.40141</text:p>
          </table:table-cell>
          <table:table-cell office:value-type="float" office:value="0.410837" calcext:value-type="float">
            <text:p>0.410837</text:p>
          </table:table-cell>
          <table:table-cell office:value-type="float" office:value="0.437284" calcext:value-type="float">
            <text:p>0.437284</text:p>
          </table:table-cell>
          <table:table-cell office:value-type="float" office:value="0.459271" calcext:value-type="float">
            <text:p>0.459271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73842" calcext:value-type="float">
            <text:p>0.37384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0.180856" calcext:value-type="float">
            <text:p>0.180856</text:p>
          </table:table-cell>
          <table:table-cell office:value-type="float" office:value="0.278404" calcext:value-type="float">
            <text:p>0.278404</text:p>
          </table:table-cell>
          <table:table-cell office:value-type="float" office:value="0.338542" calcext:value-type="float">
            <text:p>0.338542</text:p>
          </table:table-cell>
          <table:table-cell office:value-type="float" office:value="0.385605" calcext:value-type="float">
            <text:p>0.385605</text:p>
          </table:table-cell>
          <table:table-cell office:value-type="float" office:value="0.396921" calcext:value-type="float">
            <text:p>0.396921</text:p>
          </table:table-cell>
          <table:table-cell office:value-type="float" office:value="0.401679" calcext:value-type="float">
            <text:p>0.401679</text:p>
          </table:table-cell>
          <table:table-cell office:value-type="float" office:value="0.405452" calcext:value-type="float">
            <text:p>0.405452</text:p>
          </table:table-cell>
          <table:table-cell office:value-type="float" office:value="0.427191" calcext:value-type="float">
            <text:p>0.427191</text:p>
          </table:table-cell>
          <table:table-cell office:value-type="float" office:value="0.451199" calcext:value-type="float">
            <text:p>0.451199</text:p>
          </table:table-cell>
          <table:table-cell office:value-type="float" office:value="0.464818" calcext:value-type="float">
            <text:p>0.464818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73067" calcext:value-type="float">
            <text:p>0.3730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-0.006994" calcext:value-type="float">
            <text:p>-0.006994</text:p>
          </table:table-cell>
          <table:table-cell office:value-type="float" office:value="0.281211" calcext:value-type="float">
            <text:p>0.281211</text:p>
          </table:table-cell>
          <table:table-cell office:value-type="float" office:value="0.350714" calcext:value-type="float">
            <text:p>0.350714</text:p>
          </table:table-cell>
          <table:table-cell office:value-type="float" office:value="0.388829" calcext:value-type="float">
            <text:p>0.388829</text:p>
          </table:table-cell>
          <table:table-cell office:value-type="float" office:value="0.397599" calcext:value-type="float">
            <text:p>0.397599</text:p>
          </table:table-cell>
          <table:table-cell office:value-type="float" office:value="0.40185" calcext:value-type="float">
            <text:p>0.40185</text:p>
          </table:table-cell>
          <table:table-cell office:value-type="float" office:value="0.405237" calcext:value-type="float">
            <text:p>0.405237</text:p>
          </table:table-cell>
          <table:table-cell office:value-type="float" office:value="0.427204" calcext:value-type="float">
            <text:p>0.427204</text:p>
          </table:table-cell>
          <table:table-cell office:value-type="float" office:value="0.451521" calcext:value-type="float">
            <text:p>0.451521</text:p>
          </table:table-cell>
          <table:table-cell office:value-type="float" office:value="0.464303" calcext:value-type="float">
            <text:p>0.464303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56147" calcext:value-type="float">
            <text:p>0.35614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0.177505" calcext:value-type="float">
            <text:p>0.177505</text:p>
          </table:table-cell>
          <table:table-cell office:value-type="float" office:value="0.314379" calcext:value-type="float">
            <text:p>0.314379</text:p>
          </table:table-cell>
          <table:table-cell office:value-type="float" office:value="0.379762" calcext:value-type="float">
            <text:p>0.379762</text:p>
          </table:table-cell>
          <table:table-cell office:value-type="float" office:value="0.39396" calcext:value-type="float">
            <text:p>0.39396</text:p>
          </table:table-cell>
          <table:table-cell office:value-type="float" office:value="0.398498" calcext:value-type="float">
            <text:p>0.398498</text:p>
          </table:table-cell>
          <table:table-cell office:value-type="float" office:value="0.40234" calcext:value-type="float">
            <text:p>0.40234</text:p>
          </table:table-cell>
          <table:table-cell office:value-type="float" office:value="0.408232" calcext:value-type="float">
            <text:p>0.408232</text:p>
          </table:table-cell>
          <table:table-cell office:value-type="float" office:value="0.430697" calcext:value-type="float">
            <text:p>0.430697</text:p>
          </table:table-cell>
          <table:table-cell office:value-type="float" office:value="0.453943" calcext:value-type="float">
            <text:p>0.453943</text:p>
          </table:table-cell>
          <table:table-cell office:value-type="float" office:value="0.464303" calcext:value-type="float">
            <text:p>0.464303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82362" calcext:value-type="float">
            <text:p>0.38236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129048" calcext:value-type="float">
            <text:p>0.129048</text:p>
          </table:table-cell>
          <table:table-cell office:value-type="float" office:value="0.308034" calcext:value-type="float">
            <text:p>0.308034</text:p>
          </table:table-cell>
          <table:table-cell office:value-type="float" office:value="0.376535" calcext:value-type="float">
            <text:p>0.376535</text:p>
          </table:table-cell>
          <table:table-cell office:value-type="float" office:value="0.391824" calcext:value-type="float">
            <text:p>0.391824</text:p>
          </table:table-cell>
          <table:table-cell office:value-type="float" office:value="0.398059" calcext:value-type="float">
            <text:p>0.398059</text:p>
          </table:table-cell>
          <table:table-cell office:value-type="float" office:value="0.400914" calcext:value-type="float">
            <text:p>0.400914</text:p>
          </table:table-cell>
          <table:table-cell office:value-type="float" office:value="0.404851" calcext:value-type="float">
            <text:p>0.404851</text:p>
          </table:table-cell>
          <table:table-cell office:value-type="float" office:value="0.429144" calcext:value-type="float">
            <text:p>0.429144</text:p>
          </table:table-cell>
          <table:table-cell office:value-type="float" office:value="0.455632" calcext:value-type="float">
            <text:p>0.455632</text:p>
          </table:table-cell>
          <table:table-cell office:value-type="float" office:value="0.464561" calcext:value-type="float">
            <text:p>0.46456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7586" calcext:value-type="float">
            <text:p>0.3758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191812" calcext:value-type="float">
            <text:p>0.191812</text:p>
          </table:table-cell>
          <table:table-cell office:value-type="float" office:value="0.298585" calcext:value-type="float">
            <text:p>0.298585</text:p>
          </table:table-cell>
          <table:table-cell office:value-type="float" office:value="0.371431" calcext:value-type="float">
            <text:p>0.371431</text:p>
          </table:table-cell>
          <table:table-cell office:value-type="float" office:value="0.390076" calcext:value-type="float">
            <text:p>0.390076</text:p>
          </table:table-cell>
          <table:table-cell office:value-type="float" office:value="0.398592" calcext:value-type="float">
            <text:p>0.398592</text:p>
          </table:table-cell>
          <table:table-cell office:value-type="float" office:value="0.401534" calcext:value-type="float">
            <text:p>0.401534</text:p>
          </table:table-cell>
          <table:table-cell office:value-type="float" office:value="0.408131" calcext:value-type="float">
            <text:p>0.408131</text:p>
          </table:table-cell>
          <table:table-cell office:value-type="float" office:value="0.433438" calcext:value-type="float">
            <text:p>0.433438</text:p>
          </table:table-cell>
          <table:table-cell office:value-type="float" office:value="0.454566" calcext:value-type="float">
            <text:p>0.454566</text:p>
          </table:table-cell>
          <table:table-cell office:value-type="float" office:value="0.463271" calcext:value-type="float">
            <text:p>0.46327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81144" calcext:value-type="float">
            <text:p>0.3811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72518" calcext:value-type="float">
            <text:p>0.172518</text:p>
          </table:table-cell>
          <table:table-cell office:value-type="float" office:value="0.32478" calcext:value-type="float">
            <text:p>0.32478</text:p>
          </table:table-cell>
          <table:table-cell office:value-type="float" office:value="0.376172" calcext:value-type="float">
            <text:p>0.376172</text:p>
          </table:table-cell>
          <table:table-cell office:value-type="float" office:value="0.395156" calcext:value-type="float">
            <text:p>0.395156</text:p>
          </table:table-cell>
          <table:table-cell office:value-type="float" office:value="0.399179" calcext:value-type="float">
            <text:p>0.399179</text:p>
          </table:table-cell>
          <table:table-cell office:value-type="float" office:value="0.402343" calcext:value-type="float">
            <text:p>0.402343</text:p>
          </table:table-cell>
          <table:table-cell office:value-type="float" office:value="0.418561" calcext:value-type="float">
            <text:p>0.418561</text:p>
          </table:table-cell>
          <table:table-cell office:value-type="float" office:value="0.441449" calcext:value-type="float">
            <text:p>0.441449</text:p>
          </table:table-cell>
          <table:table-cell office:value-type="float" office:value="0.458064" calcext:value-type="float">
            <text:p>0.458064</text:p>
          </table:table-cell>
          <table:table-cell office:value-type="float" office:value="0.464561" calcext:value-type="float">
            <text:p>0.46456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85278" calcext:value-type="float">
            <text:p>0.38527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2045" calcext:value-type="float">
            <text:p>0.102045</text:p>
          </table:table-cell>
          <table:table-cell office:value-type="float" office:value="0.251559" calcext:value-type="float">
            <text:p>0.251559</text:p>
          </table:table-cell>
          <table:table-cell office:value-type="float" office:value="0.343434" calcext:value-type="float">
            <text:p>0.343434</text:p>
          </table:table-cell>
          <table:table-cell office:value-type="float" office:value="0.387274" calcext:value-type="float">
            <text:p>0.387274</text:p>
          </table:table-cell>
          <table:table-cell office:value-type="float" office:value="0.396849" calcext:value-type="float">
            <text:p>0.396849</text:p>
          </table:table-cell>
          <table:table-cell office:value-type="float" office:value="0.40046" calcext:value-type="float">
            <text:p>0.40046</text:p>
          </table:table-cell>
          <table:table-cell office:value-type="float" office:value="0.404307" calcext:value-type="float">
            <text:p>0.404307</text:p>
          </table:table-cell>
          <table:table-cell office:value-type="float" office:value="0.428915" calcext:value-type="float">
            <text:p>0.428915</text:p>
          </table:table-cell>
          <table:table-cell office:value-type="float" office:value="0.448994" calcext:value-type="float">
            <text:p>0.448994</text:p>
          </table:table-cell>
          <table:table-cell office:value-type="float" office:value="0.460655" calcext:value-type="float">
            <text:p>0.460655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98752" calcext:value-type="float">
            <text:p>0.3987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206481" calcext:value-type="float">
            <text:p>0.206481</text:p>
          </table:table-cell>
          <table:table-cell office:value-type="float" office:value="0.363519" calcext:value-type="float">
            <text:p>0.363519</text:p>
          </table:table-cell>
          <table:table-cell office:value-type="float" office:value="0.390579" calcext:value-type="float">
            <text:p>0.390579</text:p>
          </table:table-cell>
          <table:table-cell office:value-type="float" office:value="0.398182" calcext:value-type="float">
            <text:p>0.398182</text:p>
          </table:table-cell>
          <table:table-cell office:value-type="float" office:value="0.402111" calcext:value-type="float">
            <text:p>0.402111</text:p>
          </table:table-cell>
          <table:table-cell office:value-type="float" office:value="0.411962" calcext:value-type="float">
            <text:p>0.411962</text:p>
          </table:table-cell>
          <table:table-cell office:value-type="float" office:value="0.440011" calcext:value-type="float">
            <text:p>0.440011</text:p>
          </table:table-cell>
          <table:table-cell office:value-type="float" office:value="0.456881" calcext:value-type="float">
            <text:p>0.456881</text:p>
          </table:table-cell>
          <table:table-cell office:value-type="float" office:value="0.463271" calcext:value-type="float">
            <text:p>0.463271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99808" calcext:value-type="float">
            <text:p>0.3998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49607" calcext:value-type="float">
            <text:p>-0.049607</text:p>
          </table:table-cell>
          <table:table-cell office:value-type="float" office:value="0.269915" calcext:value-type="float">
            <text:p>0.269915</text:p>
          </table:table-cell>
          <table:table-cell office:value-type="float" office:value="0.361092" calcext:value-type="float">
            <text:p>0.361092</text:p>
          </table:table-cell>
          <table:table-cell office:value-type="float" office:value="0.390135" calcext:value-type="float">
            <text:p>0.390135</text:p>
          </table:table-cell>
          <table:table-cell office:value-type="float" office:value="0.39864" calcext:value-type="float">
            <text:p>0.39864</text:p>
          </table:table-cell>
          <table:table-cell office:value-type="float" office:value="0.401503" calcext:value-type="float">
            <text:p>0.401503</text:p>
          </table:table-cell>
          <table:table-cell office:value-type="float" office:value="0.415045" calcext:value-type="float">
            <text:p>0.415045</text:p>
          </table:table-cell>
          <table:table-cell office:value-type="float" office:value="0.444498" calcext:value-type="float">
            <text:p>0.444498</text:p>
          </table:table-cell>
          <table:table-cell office:value-type="float" office:value="0.45938" calcext:value-type="float">
            <text:p>0.45938</text:p>
          </table:table-cell>
          <table:table-cell office:value-type="float" office:value="0.463017" calcext:value-type="float">
            <text:p>0.463017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40683" calcext:value-type="float">
            <text:p>0.4068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177872" calcext:value-type="float">
            <text:p>0.177872</text:p>
          </table:table-cell>
          <table:table-cell office:value-type="float" office:value="0.349147" calcext:value-type="float">
            <text:p>0.349147</text:p>
          </table:table-cell>
          <table:table-cell office:value-type="float" office:value="0.386769" calcext:value-type="float">
            <text:p>0.386769</text:p>
          </table:table-cell>
          <table:table-cell office:value-type="float" office:value="0.398394" calcext:value-type="float">
            <text:p>0.398394</text:p>
          </table:table-cell>
          <table:table-cell office:value-type="float" office:value="0.401156" calcext:value-type="float">
            <text:p>0.401156</text:p>
          </table:table-cell>
          <table:table-cell office:value-type="float" office:value="0.414224" calcext:value-type="float">
            <text:p>0.414224</text:p>
          </table:table-cell>
          <table:table-cell office:value-type="float" office:value="0.437288" calcext:value-type="float">
            <text:p>0.437288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4599" calcext:value-type="float">
            <text:p>0.4599</text:p>
          </table:table-cell>
          <table:table-cell table:number-columns-repeated="2" office:value-type="float" office:value="0.465076" calcext:value-type="float">
            <text:p>0.465076</text:p>
          </table:table-cell>
          <table:table-cell office:value-type="float" office:value="0.39446" calcext:value-type="float">
            <text:p>0.3944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135099" calcext:value-type="float">
            <text:p>0.135099</text:p>
          </table:table-cell>
          <table:table-cell office:value-type="float" office:value="0.349521" calcext:value-type="float">
            <text:p>0.349521</text:p>
          </table:table-cell>
          <table:table-cell office:value-type="float" office:value="0.384443" calcext:value-type="float">
            <text:p>0.384443</text:p>
          </table:table-cell>
          <table:table-cell office:value-type="float" office:value="0.396358" calcext:value-type="float">
            <text:p>0.396358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415603" calcext:value-type="float">
            <text:p>0.415603</text:p>
          </table:table-cell>
          <table:table-cell office:value-type="float" office:value="0.441779" calcext:value-type="float">
            <text:p>0.441779</text:p>
          </table:table-cell>
          <table:table-cell office:value-type="float" office:value="0.457837" calcext:value-type="float">
            <text:p>0.457837</text:p>
          </table:table-cell>
          <table:table-cell office:value-type="float" office:value="0.459881" calcext:value-type="float">
            <text:p>0.459881</text:p>
          </table:table-cell>
          <table:table-cell office:value-type="float" office:value="0.463791" calcext:value-type="float">
            <text:p>0.463791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390476" calcext:value-type="float">
            <text:p>0.3904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252999" calcext:value-type="float">
            <text:p>0.252999</text:p>
          </table:table-cell>
          <table:table-cell office:value-type="float" office:value="0.361492" calcext:value-type="float">
            <text:p>0.361492</text:p>
          </table:table-cell>
          <table:table-cell office:value-type="float" office:value="0.38709" calcext:value-type="float">
            <text:p>0.38709</text:p>
          </table:table-cell>
          <table:table-cell office:value-type="float" office:value="0.397681" calcext:value-type="float">
            <text:p>0.397681</text:p>
          </table:table-cell>
          <table:table-cell office:value-type="float" office:value="0.399915" calcext:value-type="float">
            <text:p>0.399915</text:p>
          </table:table-cell>
          <table:table-cell office:value-type="float" office:value="0.408588" calcext:value-type="float">
            <text:p>0.408588</text:p>
          </table:table-cell>
          <table:table-cell office:value-type="float" office:value="0.436557" calcext:value-type="float">
            <text:p>0.436557</text:p>
          </table:table-cell>
          <table:table-cell office:value-type="float" office:value="0.454293" calcext:value-type="float">
            <text:p>0.454293</text:p>
          </table:table-cell>
          <table:table-cell office:value-type="float" office:value="0.459842" calcext:value-type="float">
            <text:p>0.459842</text:p>
          </table:table-cell>
          <table:table-cell office:value-type="float" office:value="0.463221" calcext:value-type="float">
            <text:p>0.463221</text:p>
          </table:table-cell>
          <table:table-cell office:value-type="float" office:value="0.469227" calcext:value-type="float">
            <text:p>0.469227</text:p>
          </table:table-cell>
          <table:table-cell office:value-type="float" office:value="0.402168" calcext:value-type="float">
            <text:p>0.4021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199296" calcext:value-type="float">
            <text:p>0.199296</text:p>
          </table:table-cell>
          <table:table-cell office:value-type="float" office:value="0.334397" calcext:value-type="float">
            <text:p>0.334397</text:p>
          </table:table-cell>
          <table:table-cell office:value-type="float" office:value="0.374801" calcext:value-type="float">
            <text:p>0.374801</text:p>
          </table:table-cell>
          <table:table-cell office:value-type="float" office:value="0.392801" calcext:value-type="float">
            <text:p>0.392801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0.404862" calcext:value-type="float">
            <text:p>0.404862</text:p>
          </table:table-cell>
          <table:table-cell office:value-type="float" office:value="0.434341" calcext:value-type="float">
            <text:p>0.434341</text:p>
          </table:table-cell>
          <table:table-cell office:value-type="float" office:value="0.453102" calcext:value-type="float">
            <text:p>0.453102</text:p>
          </table:table-cell>
          <table:table-cell office:value-type="float" office:value="0.459889" calcext:value-type="float">
            <text:p>0.459889</text:p>
          </table:table-cell>
          <table:table-cell office:value-type="float" office:value="0.462705" calcext:value-type="float">
            <text:p>0.462705</text:p>
          </table:table-cell>
          <table:table-cell office:value-type="float" office:value="0.469227" calcext:value-type="float">
            <text:p>0.469227</text:p>
          </table:table-cell>
          <table:table-cell office:value-type="float" office:value="0.391564" calcext:value-type="float">
            <text:p>0.3915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235139" calcext:value-type="float">
            <text:p>0.235139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0.376999" calcext:value-type="float">
            <text:p>0.376999</text:p>
          </table:table-cell>
          <table:table-cell office:value-type="float" office:value="0.395756" calcext:value-type="float">
            <text:p>0.395756</text:p>
          </table:table-cell>
          <table:table-cell office:value-type="float" office:value="0.39988" calcext:value-type="float">
            <text:p>0.39988</text:p>
          </table:table-cell>
          <table:table-cell office:value-type="float" office:value="0.403664" calcext:value-type="float">
            <text:p>0.403664</text:p>
          </table:table-cell>
          <table:table-cell office:value-type="float" office:value="0.428295" calcext:value-type="float">
            <text:p>0.428295</text:p>
          </table:table-cell>
          <table:table-cell office:value-type="float" office:value="0.452759" calcext:value-type="float">
            <text:p>0.452759</text:p>
          </table:table-cell>
          <table:table-cell office:value-type="float" office:value="0.459889" calcext:value-type="float">
            <text:p>0.459889</text:p>
          </table:table-cell>
          <table:table-cell office:value-type="float" office:value="0.463221" calcext:value-type="float">
            <text:p>0.463221</text:p>
          </table:table-cell>
          <table:table-cell office:value-type="float" office:value="0.469227" calcext:value-type="float">
            <text:p>0.469227</text:p>
          </table:table-cell>
          <table:table-cell office:value-type="float" office:value="0.395774" calcext:value-type="float">
            <text:p>0.39577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16694" calcext:value-type="float">
            <text:p>0.16694</text:p>
          </table:table-cell>
          <table:table-cell office:value-type="float" office:value="0.33906" calcext:value-type="float">
            <text:p>0.33906</text:p>
          </table:table-cell>
          <table:table-cell office:value-type="float" office:value="0.377785" calcext:value-type="float">
            <text:p>0.377785</text:p>
          </table:table-cell>
          <table:table-cell office:value-type="float" office:value="0.395098" calcext:value-type="float">
            <text:p>0.395098</text:p>
          </table:table-cell>
          <table:table-cell office:value-type="float" office:value="0.400285" calcext:value-type="float">
            <text:p>0.400285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47323" calcext:value-type="float">
            <text:p>0.447323</text:p>
          </table:table-cell>
          <table:table-cell office:value-type="float" office:value="0.458779" calcext:value-type="float">
            <text:p>0.458779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2954" calcext:value-type="float">
            <text:p>0.462954</text:p>
          </table:table-cell>
          <table:table-cell office:value-type="float" office:value="0.469227" calcext:value-type="float">
            <text:p>0.469227</text:p>
          </table:table-cell>
          <table:table-cell office:value-type="float" office:value="0.391531" calcext:value-type="float">
            <text:p>0.39153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210992" calcext:value-type="float">
            <text:p>0.210992</text:p>
          </table:table-cell>
          <table:table-cell office:value-type="float" office:value="0.339621" calcext:value-type="float">
            <text:p>0.339621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98383" calcext:value-type="float">
            <text:p>0.398383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0.419711" calcext:value-type="float">
            <text:p>0.419711</text:p>
          </table:table-cell>
          <table:table-cell office:value-type="float" office:value="0.454127" calcext:value-type="float">
            <text:p>0.454127</text:p>
          </table:table-cell>
          <table:table-cell office:value-type="float" office:value="0.459806" calcext:value-type="float">
            <text:p>0.459806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667" calcext:value-type="float">
            <text:p>0.464667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399316" calcext:value-type="float">
            <text:p>0.3993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226642" calcext:value-type="float">
            <text:p>0.226642</text:p>
          </table:table-cell>
          <table:table-cell office:value-type="float" office:value="0.348021" calcext:value-type="float">
            <text:p>0.348021</text:p>
          </table:table-cell>
          <table:table-cell office:value-type="float" office:value="0.391996" calcext:value-type="float">
            <text:p>0.391996</text:p>
          </table:table-cell>
          <table:table-cell office:value-type="float" office:value="0.399199" calcext:value-type="float">
            <text:p>0.399199</text:p>
          </table:table-cell>
          <table:table-cell office:value-type="float" office:value="0.40258" calcext:value-type="float">
            <text:p>0.40258</text:p>
          </table:table-cell>
          <table:table-cell office:value-type="float" office:value="0.42927" calcext:value-type="float">
            <text:p>0.42927</text:p>
          </table:table-cell>
          <table:table-cell office:value-type="float" office:value="0.455396" calcext:value-type="float">
            <text:p>0.455396</text:p>
          </table:table-cell>
          <table:table-cell office:value-type="float" office:value="0.459836" calcext:value-type="float">
            <text:p>0.459836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068" calcext:value-type="float">
            <text:p>0.464068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3693" calcext:value-type="float">
            <text:p>0.40369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215534" calcext:value-type="float">
            <text:p>0.215534</text:p>
          </table:table-cell>
          <table:table-cell office:value-type="float" office:value="0.339006" calcext:value-type="float">
            <text:p>0.339006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399056" calcext:value-type="float">
            <text:p>0.399056</text:p>
          </table:table-cell>
          <table:table-cell office:value-type="float" office:value="0.402984" calcext:value-type="float">
            <text:p>0.402984</text:p>
          </table:table-cell>
          <table:table-cell office:value-type="float" office:value="0.419132" calcext:value-type="float">
            <text:p>0.419132</text:p>
          </table:table-cell>
          <table:table-cell office:value-type="float" office:value="0.453609" calcext:value-type="float">
            <text:p>0.453609</text:p>
          </table:table-cell>
          <table:table-cell office:value-type="float" office:value="0.459821" calcext:value-type="float">
            <text:p>0.459821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5254" calcext:value-type="float">
            <text:p>0.465254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023" calcext:value-type="float">
            <text:p>0.4002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7761" calcext:value-type="float">
            <text:p>0.057761</text:p>
          </table:table-cell>
          <table:table-cell office:value-type="float" office:value="0.256792" calcext:value-type="float">
            <text:p>0.256792</text:p>
          </table:table-cell>
          <table:table-cell office:value-type="float" office:value="0.341746" calcext:value-type="float">
            <text:p>0.341746</text:p>
          </table:table-cell>
          <table:table-cell office:value-type="float" office:value="0.390819" calcext:value-type="float">
            <text:p>0.390819</text:p>
          </table:table-cell>
          <table:table-cell office:value-type="float" office:value="0.399379" calcext:value-type="float">
            <text:p>0.399379</text:p>
          </table:table-cell>
          <table:table-cell office:value-type="float" office:value="0.406439" calcext:value-type="float">
            <text:p>0.406439</text:p>
          </table:table-cell>
          <table:table-cell office:value-type="float" office:value="0.431403" calcext:value-type="float">
            <text:p>0.431403</text:p>
          </table:table-cell>
          <table:table-cell office:value-type="float" office:value="0.45744" calcext:value-type="float">
            <text:p>0.45744</text:p>
          </table:table-cell>
          <table:table-cell office:value-type="float" office:value="0.459829" calcext:value-type="float">
            <text:p>0.459829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5807" calcext:value-type="float">
            <text:p>0.465807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6957" calcext:value-type="float">
            <text:p>0.40695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0.345257" calcext:value-type="float">
            <text:p>0.345257</text:p>
          </table:table-cell>
          <table:table-cell office:value-type="float" office:value="0.393755" calcext:value-type="float">
            <text:p>0.393755</text:p>
          </table:table-cell>
          <table:table-cell office:value-type="float" office:value="0.401314" calcext:value-type="float">
            <text:p>0.401314</text:p>
          </table:table-cell>
          <table:table-cell office:value-type="float" office:value="0.420154" calcext:value-type="float">
            <text:p>0.420154</text:p>
          </table:table-cell>
          <table:table-cell office:value-type="float" office:value="0.450491" calcext:value-type="float">
            <text:p>0.450491</text:p>
          </table:table-cell>
          <table:table-cell office:value-type="float" office:value="0.459319" calcext:value-type="float">
            <text:p>0.459319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5419" calcext:value-type="float">
            <text:p>0.465419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3128" calcext:value-type="float">
            <text:p>0.41312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0.235295" calcext:value-type="float">
            <text:p>0.235295</text:p>
          </table:table-cell>
          <table:table-cell office:value-type="float" office:value="0.343628" calcext:value-type="float">
            <text:p>0.343628</text:p>
          </table:table-cell>
          <table:table-cell office:value-type="float" office:value="0.391696" calcext:value-type="float">
            <text:p>0.391696</text:p>
          </table:table-cell>
          <table:table-cell office:value-type="float" office:value="0.401467" calcext:value-type="float">
            <text:p>0.401467</text:p>
          </table:table-cell>
          <table:table-cell office:value-type="float" office:value="0.423053" calcext:value-type="float">
            <text:p>0.423053</text:p>
          </table:table-cell>
          <table:table-cell office:value-type="float" office:value="0.445928" calcext:value-type="float">
            <text:p>0.445928</text:p>
          </table:table-cell>
          <table:table-cell office:value-type="float" office:value="0.457326" calcext:value-type="float">
            <text:p>0.457326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696" calcext:value-type="float">
            <text:p>0.464696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8287" calcext:value-type="float">
            <text:p>0.4082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0.271217" calcext:value-type="float">
            <text:p>0.271217</text:p>
          </table:table-cell>
          <table:table-cell office:value-type="float" office:value="0.374528" calcext:value-type="float">
            <text:p>0.374528</text:p>
          </table:table-cell>
          <table:table-cell office:value-type="float" office:value="0.399754" calcext:value-type="float">
            <text:p>0.399754</text:p>
          </table:table-cell>
          <table:table-cell office:value-type="float" office:value="0.411669" calcext:value-type="float">
            <text:p>0.411669</text:p>
          </table:table-cell>
          <table:table-cell office:value-type="float" office:value="0.429598" calcext:value-type="float">
            <text:p>0.429598</text:p>
          </table:table-cell>
          <table:table-cell office:value-type="float" office:value="0.44769" calcext:value-type="float">
            <text:p>0.44769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9904" calcext:value-type="float">
            <text:p>0.459904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6756" calcext:value-type="float">
            <text:p>0.466756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7963" calcext:value-type="float">
            <text:p>0.41796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0.171948" calcext:value-type="float">
            <text:p>0.171948</text:p>
          </table:table-cell>
          <table:table-cell office:value-type="float" office:value="0.346221" calcext:value-type="float">
            <text:p>0.346221</text:p>
          </table:table-cell>
          <table:table-cell office:value-type="float" office:value="0.395274" calcext:value-type="float">
            <text:p>0.395274</text:p>
          </table:table-cell>
          <table:table-cell office:value-type="float" office:value="0.404461" calcext:value-type="float">
            <text:p>0.404461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0.437841" calcext:value-type="float">
            <text:p>0.437841</text:p>
          </table:table-cell>
          <table:table-cell office:value-type="float" office:value="0.453594" calcext:value-type="float">
            <text:p>0.453594</text:p>
          </table:table-cell>
          <table:table-cell office:value-type="float" office:value="0.459849" calcext:value-type="float">
            <text:p>0.459849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1206" calcext:value-type="float">
            <text:p>0.4012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15239" calcext:value-type="float">
            <text:p>-0.015239</text:p>
          </table:table-cell>
          <table:table-cell office:value-type="float" office:value="0.23759" calcext:value-type="float">
            <text:p>0.23759</text:p>
          </table:table-cell>
          <table:table-cell office:value-type="float" office:value="0.360661" calcext:value-type="float">
            <text:p>0.360661</text:p>
          </table:table-cell>
          <table:table-cell office:value-type="float" office:value="0.398533" calcext:value-type="float">
            <text:p>0.398533</text:p>
          </table:table-cell>
          <table:table-cell office:value-type="float" office:value="0.404613" calcext:value-type="float">
            <text:p>0.404613</text:p>
          </table:table-cell>
          <table:table-cell office:value-type="float" office:value="0.421343" calcext:value-type="float">
            <text:p>0.421343</text:p>
          </table:table-cell>
          <table:table-cell office:value-type="float" office:value="0.435218" calcext:value-type="float">
            <text:p>0.435218</text:p>
          </table:table-cell>
          <table:table-cell office:value-type="float" office:value="0.45356" calcext:value-type="float">
            <text:p>0.45356</text:p>
          </table:table-cell>
          <table:table-cell office:value-type="float" office:value="0.459825" calcext:value-type="float">
            <text:p>0.459825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69" calcext:value-type="float">
            <text:p>0.46469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9595" calcext:value-type="float">
            <text:p>0.40959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15239" calcext:value-type="float">
            <text:p>-0.015239</text:p>
          </table:table-cell>
          <table:table-cell office:value-type="float" office:value="0.271256" calcext:value-type="float">
            <text:p>0.271256</text:p>
          </table:table-cell>
          <table:table-cell office:value-type="float" office:value="0.386921" calcext:value-type="float">
            <text:p>0.386921</text:p>
          </table:table-cell>
          <table:table-cell office:value-type="float" office:value="0.401114" calcext:value-type="float">
            <text:p>0.401114</text:p>
          </table:table-cell>
          <table:table-cell office:value-type="float" office:value="0.41575" calcext:value-type="float">
            <text:p>0.41575</text:p>
          </table:table-cell>
          <table:table-cell office:value-type="float" office:value="0.431543" calcext:value-type="float">
            <text:p>0.431543</text:p>
          </table:table-cell>
          <table:table-cell office:value-type="float" office:value="0.444323" calcext:value-type="float">
            <text:p>0.444323</text:p>
          </table:table-cell>
          <table:table-cell office:value-type="float" office:value="0.45843" calcext:value-type="float">
            <text:p>0.45843</text:p>
          </table:table-cell>
          <table:table-cell office:value-type="float" office:value="0.459904" calcext:value-type="float">
            <text:p>0.459904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69" calcext:value-type="float">
            <text:p>0.46469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9385" calcext:value-type="float">
            <text:p>0.41938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0.213398" calcext:value-type="float">
            <text:p>0.213398</text:p>
          </table:table-cell>
          <table:table-cell office:value-type="float" office:value="0.383193" calcext:value-type="float">
            <text:p>0.383193</text:p>
          </table:table-cell>
          <table:table-cell office:value-type="float" office:value="0.402498" calcext:value-type="float">
            <text:p>0.402498</text:p>
          </table:table-cell>
          <table:table-cell office:value-type="float" office:value="0.417793" calcext:value-type="float">
            <text:p>0.417793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3697" calcext:value-type="float">
            <text:p>0.43697</text:p>
          </table:table-cell>
          <table:table-cell office:value-type="float" office:value="0.455542" calcext:value-type="float">
            <text:p>0.455542</text:p>
          </table:table-cell>
          <table:table-cell office:value-type="float" office:value="0.459859" calcext:value-type="float">
            <text:p>0.459859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855" calcext:value-type="float">
            <text:p>0.464855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236" calcext:value-type="float">
            <text:p>0.4123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142883" calcext:value-type="float">
            <text:p>0.142883</text:p>
          </table:table-cell>
          <table:table-cell office:value-type="float" office:value="0.384672" calcext:value-type="float">
            <text:p>0.384672</text:p>
          </table:table-cell>
          <table:table-cell office:value-type="float" office:value="0.402502" calcext:value-type="float">
            <text:p>0.402502</text:p>
          </table:table-cell>
          <table:table-cell office:value-type="float" office:value="0.427652" calcext:value-type="float">
            <text:p>0.427652</text:p>
          </table:table-cell>
          <table:table-cell office:value-type="float" office:value="0.433375" calcext:value-type="float">
            <text:p>0.433375</text:p>
          </table:table-cell>
          <table:table-cell office:value-type="float" office:value="0.450397" calcext:value-type="float">
            <text:p>0.450397</text:p>
          </table:table-cell>
          <table:table-cell office:value-type="float" office:value="0.45968" calcext:value-type="float">
            <text:p>0.45968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6889" calcext:value-type="float">
            <text:p>0.466889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08789" calcext:value-type="float">
            <text:p>0.40878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8427" calcext:value-type="float">
            <text:p>0.028427</text:p>
          </table:table-cell>
          <table:table-cell office:value-type="float" office:value="0.270945" calcext:value-type="float">
            <text:p>0.270945</text:p>
          </table:table-cell>
          <table:table-cell office:value-type="float" office:value="0.395358" calcext:value-type="float">
            <text:p>0.395358</text:p>
          </table:table-cell>
          <table:table-cell office:value-type="float" office:value="0.41702" calcext:value-type="float">
            <text:p>0.41702</text:p>
          </table:table-cell>
          <table:table-cell office:value-type="float" office:value="0.432167" calcext:value-type="float">
            <text:p>0.432167</text:p>
          </table:table-cell>
          <table:table-cell office:value-type="float" office:value="0.437872" calcext:value-type="float">
            <text:p>0.437872</text:p>
          </table:table-cell>
          <table:table-cell office:value-type="float" office:value="0.454927" calcext:value-type="float">
            <text:p>0.454927</text:p>
          </table:table-cell>
          <table:table-cell office:value-type="float" office:value="0.459855" calcext:value-type="float">
            <text:p>0.459855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0133" calcext:value-type="float">
            <text:p>0.460133</text:p>
          </table:table-cell>
          <table:table-cell office:value-type="float" office:value="0.466706" calcext:value-type="float">
            <text:p>0.466706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2549" calcext:value-type="float">
            <text:p>0.4254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272445" calcext:value-type="float">
            <text:p>0.272445</text:p>
          </table:table-cell>
          <table:table-cell office:value-type="float" office:value="0.398231" calcext:value-type="float">
            <text:p>0.398231</text:p>
          </table:table-cell>
          <table:table-cell office:value-type="float" office:value="0.420471" calcext:value-type="float">
            <text:p>0.420471</text:p>
          </table:table-cell>
          <table:table-cell office:value-type="float" office:value="0.433021" calcext:value-type="float">
            <text:p>0.433021</text:p>
          </table:table-cell>
          <table:table-cell office:value-type="float" office:value="0.446456" calcext:value-type="float">
            <text:p>0.446456</text:p>
          </table:table-cell>
          <table:table-cell office:value-type="float" office:value="0.457318" calcext:value-type="float">
            <text:p>0.457318</text:p>
          </table:table-cell>
          <table:table-cell office:value-type="float" office:value="0.459911" calcext:value-type="float">
            <text:p>0.459911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7167" calcext:value-type="float">
            <text:p>0.467167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27486" calcext:value-type="float">
            <text:p>0.42748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201042" calcext:value-type="float">
            <text:p>0.201042</text:p>
          </table:table-cell>
          <table:table-cell office:value-type="float" office:value="0.399159" calcext:value-type="float">
            <text:p>0.399159</text:p>
          </table:table-cell>
          <table:table-cell office:value-type="float" office:value="0.42506" calcext:value-type="float">
            <text:p>0.42506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459771" calcext:value-type="float">
            <text:p>0.459771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1122" calcext:value-type="float">
            <text:p>0.461122</text:p>
          </table:table-cell>
          <table:table-cell office:value-type="float" office:value="0.467454" calcext:value-type="float">
            <text:p>0.467454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22262" calcext:value-type="float">
            <text:p>0.42226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17072" calcext:value-type="float">
            <text:p>0.17072</text:p>
          </table:table-cell>
          <table:table-cell office:value-type="float" office:value="0.40141" calcext:value-type="float">
            <text:p>0.40141</text:p>
          </table:table-cell>
          <table:table-cell office:value-type="float" office:value="0.431225" calcext:value-type="float">
            <text:p>0.43122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52858" calcext:value-type="float">
            <text:p>0.452858</text:p>
          </table:table-cell>
          <table:table-cell office:value-type="float" office:value="0.459643" calcext:value-type="float">
            <text:p>0.459643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1875" calcext:value-type="float">
            <text:p>0.461875</text:p>
          </table:table-cell>
          <table:table-cell office:value-type="float" office:value="0.46767" calcext:value-type="float">
            <text:p>0.46767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9997" calcext:value-type="float">
            <text:p>0.4199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294842" calcext:value-type="float">
            <text:p>0.294842</text:p>
          </table:table-cell>
          <table:table-cell office:value-type="float" office:value="0.403525" calcext:value-type="float">
            <text:p>0.403525</text:p>
          </table:table-cell>
          <table:table-cell office:value-type="float" office:value="0.431891" calcext:value-type="float">
            <text:p>0.431891</text:p>
          </table:table-cell>
          <table:table-cell office:value-type="float" office:value="0.436115" calcext:value-type="float">
            <text:p>0.436115</text:p>
          </table:table-cell>
          <table:table-cell office:value-type="float" office:value="0.454167" calcext:value-type="float">
            <text:p>0.454167</text:p>
          </table:table-cell>
          <table:table-cell office:value-type="float" office:value="0.459687" calcext:value-type="float">
            <text:p>0.459687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224" calcext:value-type="float">
            <text:p>0.46224</text:p>
          </table:table-cell>
          <table:table-cell office:value-type="float" office:value="0.467886" calcext:value-type="float">
            <text:p>0.467886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33019" calcext:value-type="float">
            <text:p>0.43301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409138" calcext:value-type="float">
            <text:p>0.409138</text:p>
          </table:table-cell>
          <table:table-cell office:value-type="float" office:value="0.433749" calcext:value-type="float">
            <text:p>0.433749</text:p>
          </table:table-cell>
          <table:table-cell office:value-type="float" office:value="0.439751" calcext:value-type="float">
            <text:p>0.439751</text:p>
          </table:table-cell>
          <table:table-cell office:value-type="float" office:value="0.455268" calcext:value-type="float">
            <text:p>0.455268</text:p>
          </table:table-cell>
          <table:table-cell office:value-type="float" office:value="0.459911" calcext:value-type="float">
            <text:p>0.459911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1832" calcext:value-type="float">
            <text:p>0.461832</text:p>
          </table:table-cell>
          <table:table-cell office:value-type="float" office:value="0.468751" calcext:value-type="float">
            <text:p>0.468751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34453" calcext:value-type="float">
            <text:p>0.4344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53694" calcext:value-type="float">
            <text:p>0.353694</text:p>
          </table:table-cell>
          <table:table-cell office:value-type="float" office:value="0.40847" calcext:value-type="float">
            <text:p>0.40847</text:p>
          </table:table-cell>
          <table:table-cell office:value-type="float" office:value="0.433817" calcext:value-type="float">
            <text:p>0.433817</text:p>
          </table:table-cell>
          <table:table-cell office:value-type="float" office:value="0.440837" calcext:value-type="float">
            <text:p>0.440837</text:p>
          </table:table-cell>
          <table:table-cell office:value-type="float" office:value="0.457517" calcext:value-type="float">
            <text:p>0.457517</text:p>
          </table:table-cell>
          <table:table-cell table:number-columns-repeated="3" office:value-type="float" office:value="0.459918" calcext:value-type="float">
            <text:p>0.459918</text:p>
          </table:table-cell>
          <table:table-cell office:value-type="float" office:value="0.461876" calcext:value-type="float">
            <text:p>0.461876</text:p>
          </table:table-cell>
          <table:table-cell office:value-type="float" office:value="0.468103" calcext:value-type="float">
            <text:p>0.468103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40407" calcext:value-type="float">
            <text:p>0.44040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157122" calcext:value-type="float">
            <text:p>0.157122</text:p>
          </table:table-cell>
          <table:table-cell office:value-type="float" office:value="0.397328" calcext:value-type="float">
            <text:p>0.397328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8822" calcext:value-type="float">
            <text:p>0.448822</text:p>
          </table:table-cell>
          <table:table-cell office:value-type="float" office:value="0.459902" calcext:value-type="float">
            <text:p>0.459902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3476" calcext:value-type="float">
            <text:p>0.463476</text:p>
          </table:table-cell>
          <table:table-cell office:value-type="float" office:value="0.468384" calcext:value-type="float">
            <text:p>0.468384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7385" calcext:value-type="float">
            <text:p>0.41738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27662" calcext:value-type="float">
            <text:p>0.027662</text:p>
          </table:table-cell>
          <table:table-cell office:value-type="float" office:value="0.20032" calcext:value-type="float">
            <text:p>0.20032</text:p>
          </table:table-cell>
          <table:table-cell office:value-type="float" office:value="0.398468" calcext:value-type="float">
            <text:p>0.398468</text:p>
          </table:table-cell>
          <table:table-cell office:value-type="float" office:value="0.427532" calcext:value-type="float">
            <text:p>0.427532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50125" calcext:value-type="float">
            <text:p>0.450125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2187" calcext:value-type="float">
            <text:p>0.462187</text:p>
          </table:table-cell>
          <table:table-cell office:value-type="float" office:value="0.465076" calcext:value-type="float">
            <text:p>0.465076</text:p>
          </table:table-cell>
          <table:table-cell office:value-type="float" office:value="0.468384" calcext:value-type="float">
            <text:p>0.468384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22666" calcext:value-type="float">
            <text:p>0.42266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7788" calcext:value-type="float">
            <text:p>-0.007788</text:p>
          </table:table-cell>
          <table:table-cell office:value-type="float" office:value="0.168219" calcext:value-type="float">
            <text:p>0.168219</text:p>
          </table:table-cell>
          <table:table-cell office:value-type="float" office:value="0.398571" calcext:value-type="float">
            <text:p>0.398571</text:p>
          </table:table-cell>
          <table:table-cell office:value-type="float" office:value="0.427774" calcext:value-type="float">
            <text:p>0.427774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522" calcext:value-type="float">
            <text:p>0.4522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224" calcext:value-type="float">
            <text:p>0.46224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469249" calcext:value-type="float">
            <text:p>0.469249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9796" calcext:value-type="float">
            <text:p>0.4197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60287" calcext:value-type="float">
            <text:p>0.060287</text:p>
          </table:table-cell>
          <table:table-cell office:value-type="float" office:value="0.290836" calcext:value-type="float">
            <text:p>0.290836</text:p>
          </table:table-cell>
          <table:table-cell office:value-type="float" office:value="0.40306" calcext:value-type="float">
            <text:p>0.40306</text:p>
          </table:table-cell>
          <table:table-cell office:value-type="float" office:value="0.426421" calcext:value-type="float">
            <text:p>0.426421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886" calcext:value-type="float">
            <text:p>0.443886</text:p>
          </table:table-cell>
          <table:table-cell office:value-type="float" office:value="0.459618" calcext:value-type="float">
            <text:p>0.459618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4303" calcext:value-type="float">
            <text:p>0.464303</text:p>
          </table:table-cell>
          <table:table-cell office:value-type="float" office:value="0.468017" calcext:value-type="float">
            <text:p>0.468017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31071" calcext:value-type="float">
            <text:p>0.43107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49319" calcext:value-type="float">
            <text:p>0.349319</text:p>
          </table:table-cell>
          <table:table-cell office:value-type="float" office:value="0.413309" calcext:value-type="float">
            <text:p>0.413309</text:p>
          </table:table-cell>
          <table:table-cell office:value-type="float" office:value="0.433215" calcext:value-type="float">
            <text:p>0.43321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5406" calcext:value-type="float">
            <text:p>0.445406</text:p>
          </table:table-cell>
          <table:table-cell office:value-type="float" office:value="0.459732" calcext:value-type="float">
            <text:p>0.459732</text:p>
          </table:table-cell>
          <table:table-cell table:number-columns-repeated="2" office:value-type="float" office:value="0.459918" calcext:value-type="float">
            <text:p>0.459918</text:p>
          </table:table-cell>
          <table:table-cell office:value-type="float" office:value="0.463013" calcext:value-type="float">
            <text:p>0.463013</text:p>
          </table:table-cell>
          <table:table-cell office:value-type="float" office:value="0.468515" calcext:value-type="float">
            <text:p>0.468515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38708" calcext:value-type="float">
            <text:p>0.43870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40038" calcext:value-type="float">
            <text:p>0.40038</text:p>
          </table:table-cell>
          <table:table-cell office:value-type="float" office:value="0.419687" calcext:value-type="float">
            <text:p>0.419687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46931" calcext:value-type="float">
            <text:p>0.446931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1466" calcext:value-type="float">
            <text:p>0.461466</text:p>
          </table:table-cell>
          <table:table-cell office:value-type="float" office:value="0.466589" calcext:value-type="float">
            <text:p>0.466589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23343" calcext:value-type="float">
            <text:p>0.42334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302" calcext:value-type="float">
            <text:p>0.07302</text:p>
          </table:table-cell>
          <table:table-cell office:value-type="float" office:value="0.261658" calcext:value-type="float">
            <text:p>0.261658</text:p>
          </table:table-cell>
          <table:table-cell office:value-type="float" office:value="0.400431" calcext:value-type="float">
            <text:p>0.400431</text:p>
          </table:table-cell>
          <table:table-cell office:value-type="float" office:value="0.422523" calcext:value-type="float">
            <text:p>0.422523</text:p>
          </table:table-cell>
          <table:table-cell office:value-type="float" office:value="0.434414" calcext:value-type="float">
            <text:p>0.434414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1098" calcext:value-type="float">
            <text:p>0.441098</text:p>
          </table:table-cell>
          <table:table-cell office:value-type="float" office:value="0.455449" calcext:value-type="float">
            <text:p>0.455449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346" calcext:value-type="float">
            <text:p>0.464346</text:p>
          </table:table-cell>
          <table:table-cell office:value-type="float" office:value="0.469183" calcext:value-type="float">
            <text:p>0.469183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24375" calcext:value-type="float">
            <text:p>0.42437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130955" calcext:value-type="float">
            <text:p>0.130955</text:p>
          </table:table-cell>
          <table:table-cell office:value-type="float" office:value="0.396303" calcext:value-type="float">
            <text:p>0.396303</text:p>
          </table:table-cell>
          <table:table-cell office:value-type="float" office:value="0.42326" calcext:value-type="float">
            <text:p>0.42326</text:p>
          </table:table-cell>
          <table:table-cell office:value-type="float" office:value="0.434365" calcext:value-type="float">
            <text:p>0.43436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884" calcext:value-type="float">
            <text:p>0.43884</text:p>
          </table:table-cell>
          <table:table-cell office:value-type="float" office:value="0.452232" calcext:value-type="float">
            <text:p>0.452232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2703" calcext:value-type="float">
            <text:p>0.462703</text:p>
          </table:table-cell>
          <table:table-cell office:value-type="float" office:value="0.468751" calcext:value-type="float">
            <text:p>0.468751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0206" calcext:value-type="float">
            <text:p>0.4102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0.176122" calcext:value-type="float">
            <text:p>0.176122</text:p>
          </table:table-cell>
          <table:table-cell office:value-type="float" office:value="0.397014" calcext:value-type="float">
            <text:p>0.397014</text:p>
          </table:table-cell>
          <table:table-cell office:value-type="float" office:value="0.420328" calcext:value-type="float">
            <text:p>0.420328</text:p>
          </table:table-cell>
          <table:table-cell office:value-type="float" office:value="0.43396" calcext:value-type="float">
            <text:p>0.43396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43268" calcext:value-type="float">
            <text:p>0.443268</text:p>
          </table:table-cell>
          <table:table-cell office:value-type="float" office:value="0.458991" calcext:value-type="float">
            <text:p>0.458991</text:p>
          </table:table-cell>
          <table:table-cell office:value-type="float" office:value="0.463529" calcext:value-type="float">
            <text:p>0.463529</text:p>
          </table:table-cell>
          <table:table-cell office:value-type="float" office:value="0.469183" calcext:value-type="float">
            <text:p>0.469183</text:p>
          </table:table-cell>
          <table:table-cell office:value-type="float" office:value="0.469399" calcext:value-type="float">
            <text:p>0.469399</text:p>
          </table:table-cell>
          <table:table-cell office:value-type="float" office:value="0.413186" calcext:value-type="float">
            <text:p>0.41318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21967" calcext:value-type="float">
            <text:p>-0.021967</text:p>
          </table:table-cell>
          <table:table-cell office:value-type="float" office:value="0.218027" calcext:value-type="float">
            <text:p>0.218027</text:p>
          </table:table-cell>
          <table:table-cell office:value-type="float" office:value="0.404285" calcext:value-type="float">
            <text:p>0.404285</text:p>
          </table:table-cell>
          <table:table-cell office:value-type="float" office:value="0.429276" calcext:value-type="float">
            <text:p>0.429276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9735" calcext:value-type="float">
            <text:p>0.439735</text:p>
          </table:table-cell>
          <table:table-cell office:value-type="float" office:value="0.457301" calcext:value-type="float">
            <text:p>0.457301</text:p>
          </table:table-cell>
          <table:table-cell office:value-type="float" office:value="0.463595" calcext:value-type="float">
            <text:p>0.463595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18581" calcext:value-type="float">
            <text:p>0.41858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260594" calcext:value-type="float">
            <text:p>0.260594</text:p>
          </table:table-cell>
          <table:table-cell office:value-type="float" office:value="0.403127" calcext:value-type="float">
            <text:p>0.403127</text:p>
          </table:table-cell>
          <table:table-cell office:value-type="float" office:value="0.431703" calcext:value-type="float">
            <text:p>0.431703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8167" calcext:value-type="float">
            <text:p>0.438167</text:p>
          </table:table-cell>
          <table:table-cell office:value-type="float" office:value="0.455591" calcext:value-type="float">
            <text:p>0.455591</text:p>
          </table:table-cell>
          <table:table-cell office:value-type="float" office:value="0.462446" calcext:value-type="float">
            <text:p>0.462446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22522" calcext:value-type="float">
            <text:p>0.42252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287859" calcext:value-type="float">
            <text:p>0.287859</text:p>
          </table:table-cell>
          <table:table-cell office:value-type="float" office:value="0.41606" calcext:value-type="float">
            <text:p>0.41606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0215" calcext:value-type="float">
            <text:p>0.440215</text:p>
          </table:table-cell>
          <table:table-cell office:value-type="float" office:value="0.460262" calcext:value-type="float">
            <text:p>0.460262</text:p>
          </table:table-cell>
          <table:table-cell office:value-type="float" office:value="0.467454" calcext:value-type="float">
            <text:p>0.467454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28017" calcext:value-type="float">
            <text:p>0.42801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272399" calcext:value-type="float">
            <text:p>0.272399</text:p>
          </table:table-cell>
          <table:table-cell office:value-type="float" office:value="0.423813" calcext:value-type="float">
            <text:p>0.423813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5607" calcext:value-type="float">
            <text:p>0.435607</text:p>
          </table:table-cell>
          <table:table-cell office:value-type="float" office:value="0.451809" calcext:value-type="float">
            <text:p>0.451809</text:p>
          </table:table-cell>
          <table:table-cell office:value-type="float" office:value="0.46138" calcext:value-type="float">
            <text:p>0.46138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288" calcext:value-type="float">
            <text:p>0.428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07788" calcext:value-type="float">
            <text:p>-0.007788</text:p>
          </table:table-cell>
          <table:table-cell office:value-type="float" office:value="0.308018" calcext:value-type="float">
            <text:p>0.308018</text:p>
          </table:table-cell>
          <table:table-cell office:value-type="float" office:value="0.414592" calcext:value-type="float">
            <text:p>0.414592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2844" calcext:value-type="float">
            <text:p>0.442844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8319" calcext:value-type="float">
            <text:p>0.468319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30202" calcext:value-type="float">
            <text:p>0.43020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0.410512" calcext:value-type="float">
            <text:p>0.410512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963" calcext:value-type="float">
            <text:p>0.44963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7412" calcext:value-type="float">
            <text:p>0.467412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07086" calcext:value-type="float">
            <text:p>0.40708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223393" calcext:value-type="float">
            <text:p>0.223393</text:p>
          </table:table-cell>
          <table:table-cell office:value-type="float" office:value="0.423989" calcext:value-type="float">
            <text:p>0.423989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5948" calcext:value-type="float">
            <text:p>0.465948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23382" calcext:value-type="float">
            <text:p>0.42338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360546" calcext:value-type="float">
            <text:p>0.360546</text:p>
          </table:table-cell>
          <table:table-cell table:number-columns-repeated="5" office:value-type="float" office:value="0.434731" calcext:value-type="float">
            <text:p>0.434731</text:p>
          </table:table-cell>
          <table:table-cell office:value-type="float" office:value="0.452474" calcext:value-type="float">
            <text:p>0.452474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6206" calcext:value-type="float">
            <text:p>0.466206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3822" calcext:value-type="float">
            <text:p>0.438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386796" calcext:value-type="float">
            <text:p>0.386796</text:p>
          </table:table-cell>
          <table:table-cell office:value-type="float" office:value="0.434519" calcext:value-type="float">
            <text:p>0.434519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6299" calcext:value-type="float">
            <text:p>0.436299</text:p>
          </table:table-cell>
          <table:table-cell office:value-type="float" office:value="0.459053" calcext:value-type="float">
            <text:p>0.459053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6938" calcext:value-type="float">
            <text:p>0.466938</text:p>
          </table:table-cell>
          <table:table-cell table:number-columns-repeated="2" office:value-type="float" office:value="0.469399" calcext:value-type="float">
            <text:p>0.469399</text:p>
          </table:table-cell>
          <table:table-cell office:value-type="float" office:value="0.441712" calcext:value-type="float">
            <text:p>0.44171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292454" calcext:value-type="float">
            <text:p>0.292454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4515" calcext:value-type="float">
            <text:p>0.444515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2198" calcext:value-type="float">
            <text:p>0.462198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3681" calcext:value-type="float">
            <text:p>0.43368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54326" calcext:value-type="float">
            <text:p>0.354326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6175" calcext:value-type="float">
            <text:p>0.446175</text:p>
          </table:table-cell>
          <table:table-cell office:value-type="float" office:value="0.459918" calcext:value-type="float">
            <text:p>0.459918</text:p>
          </table:table-cell>
          <table:table-cell office:value-type="float" office:value="0.464959" calcext:value-type="float">
            <text:p>0.464959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4031" calcext:value-type="float">
            <text:p>0.4403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43068" calcext:value-type="float">
            <text:p>0.343068</text:p>
          </table:table-cell>
          <table:table-cell office:value-type="float" office:value="0.432009" calcext:value-type="float">
            <text:p>0.432009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8096" calcext:value-type="float">
            <text:p>0.438096</text:p>
          </table:table-cell>
          <table:table-cell office:value-type="float" office:value="0.458697" calcext:value-type="float">
            <text:p>0.458697</text:p>
          </table:table-cell>
          <table:table-cell office:value-type="float" office:value="0.465649" calcext:value-type="float">
            <text:p>0.465649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8051" calcext:value-type="float">
            <text:p>0.43805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362247" calcext:value-type="float">
            <text:p>0.362247</text:p>
          </table:table-cell>
          <table:table-cell office:value-type="float" office:value="0.4343" calcext:value-type="float">
            <text:p>0.4343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5626" calcext:value-type="float">
            <text:p>0.435626</text:p>
          </table:table-cell>
          <table:table-cell office:value-type="float" office:value="0.456885" calcext:value-type="float">
            <text:p>0.456885</text:p>
          </table:table-cell>
          <table:table-cell office:value-type="float" office:value="0.465433" calcext:value-type="float">
            <text:p>0.465433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9748" calcext:value-type="float">
            <text:p>0.43974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284885" calcext:value-type="float">
            <text:p>0.284885</text:p>
          </table:table-cell>
          <table:table-cell office:value-type="float" office:value="0.432844" calcext:value-type="float">
            <text:p>0.432844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37075" calcext:value-type="float">
            <text:p>0.437075</text:p>
          </table:table-cell>
          <table:table-cell office:value-type="float" office:value="0.456493" calcext:value-type="float">
            <text:p>0.456493</text:p>
          </table:table-cell>
          <table:table-cell office:value-type="float" office:value="0.464959" calcext:value-type="float">
            <text:p>0.464959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1925" calcext:value-type="float">
            <text:p>0.43192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0915" calcext:value-type="float">
            <text:p>0.120915</text:p>
          </table:table-cell>
          <table:table-cell office:value-type="float" office:value="0.337328" calcext:value-type="float">
            <text:p>0.337328</text:p>
          </table:table-cell>
          <table:table-cell office:value-type="float" office:value="0.417412" calcext:value-type="float">
            <text:p>0.417412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7959" calcext:value-type="float">
            <text:p>0.447959</text:p>
          </table:table-cell>
          <table:table-cell office:value-type="float" office:value="0.462547" calcext:value-type="float">
            <text:p>0.462547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4297" calcext:value-type="float">
            <text:p>0.43429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340822" calcext:value-type="float">
            <text:p>0.340822</text:p>
          </table:table-cell>
          <table:table-cell office:value-type="float" office:value="0.422572" calcext:value-type="float">
            <text:p>0.422572</text:p>
          </table:table-cell>
          <table:table-cell table:number-columns-repeated="4" office:value-type="float" office:value="0.434731" calcext:value-type="float">
            <text:p>0.434731</text:p>
          </table:table-cell>
          <table:table-cell office:value-type="float" office:value="0.447976" calcext:value-type="float">
            <text:p>0.447976</text:p>
          </table:table-cell>
          <table:table-cell office:value-type="float" office:value="0.464443" calcext:value-type="float">
            <text:p>0.464443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35354" calcext:value-type="float">
            <text:p>0.43535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240318" calcext:value-type="float">
            <text:p>0.240318</text:p>
          </table:table-cell>
          <table:table-cell office:value-type="float" office:value="0.415242" calcext:value-type="float">
            <text:p>0.415242</text:p>
          </table:table-cell>
          <table:table-cell office:value-type="float" office:value="0.434588" calcext:value-type="float">
            <text:p>0.434588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54787" calcext:value-type="float">
            <text:p>0.454787</text:p>
          </table:table-cell>
          <table:table-cell office:value-type="float" office:value="0.465692" calcext:value-type="float">
            <text:p>0.465692</text:p>
          </table:table-cell>
          <table:table-cell table:number-columns-repeated="3" office:value-type="float" office:value="0.469399" calcext:value-type="float">
            <text:p>0.469399</text:p>
          </table:table-cell>
          <table:table-cell office:value-type="float" office:value="0.425362" calcext:value-type="float">
            <text:p>0.42536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33439" calcext:value-type="float">
            <text:p>0.333439</text:p>
          </table:table-cell>
          <table:table-cell office:value-type="float" office:value="0.41581" calcext:value-type="float">
            <text:p>0.41581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36732" calcext:value-type="float">
            <text:p>0.436732</text:p>
          </table:table-cell>
          <table:table-cell office:value-type="float" office:value="0.459578" calcext:value-type="float">
            <text:p>0.459578</text:p>
          </table:table-cell>
          <table:table-cell office:value-type="float" office:value="0.465476" calcext:value-type="float">
            <text:p>0.465476</text:p>
          </table:table-cell>
          <table:table-cell table:number-columns-repeated="4" office:value-type="float" office:value="0.469399" calcext:value-type="float">
            <text:p>0.469399</text:p>
          </table:table-cell>
          <table:table-cell office:value-type="float" office:value="0.43887" calcext:value-type="float">
            <text:p>0.4388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0.414933" calcext:value-type="float">
            <text:p>0.414933</text:p>
          </table:table-cell>
          <table:table-cell table:number-columns-repeated="3" office:value-type="float" office:value="0.434731" calcext:value-type="float">
            <text:p>0.434731</text:p>
          </table:table-cell>
          <table:table-cell office:value-type="float" office:value="0.453106" calcext:value-type="float">
            <text:p>0.453106</text:p>
          </table:table-cell>
          <table:table-cell office:value-type="float" office:value="0.462547" calcext:value-type="float">
            <text:p>0.462547</text:p>
          </table:table-cell>
          <table:table-cell table:number-columns-repeated="4" office:value-type="float" office:value="0.469399" calcext:value-type="float">
            <text:p>0.469399</text:p>
          </table:table-cell>
          <table:table-cell office:value-type="float" office:value="0.430863" calcext:value-type="float">
            <text:p>0.43086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27647" calcext:value-type="float">
            <text:p>0.27647</text:p>
          </table:table-cell>
          <table:table-cell office:value-type="float" office:value="0.417148" calcext:value-type="float">
            <text:p>0.417148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42708" calcext:value-type="float">
            <text:p>0.442708</text:p>
          </table:table-cell>
          <table:table-cell office:value-type="float" office:value="0.460867" calcext:value-type="float">
            <text:p>0.460867</text:p>
          </table:table-cell>
          <table:table-cell table:number-columns-repeated="5" office:value-type="float" office:value="0.469399" calcext:value-type="float">
            <text:p>0.469399</text:p>
          </table:table-cell>
          <table:table-cell office:value-type="float" office:value="0.434425" calcext:value-type="float">
            <text:p>0.43442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18294" calcext:value-type="float">
            <text:p>0.318294</text:p>
          </table:table-cell>
          <table:table-cell office:value-type="float" office:value="0.424002" calcext:value-type="float">
            <text:p>0.424002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42025" calcext:value-type="float">
            <text:p>0.442025</text:p>
          </table:table-cell>
          <table:table-cell office:value-type="float" office:value="0.457467" calcext:value-type="float">
            <text:p>0.457467</text:p>
          </table:table-cell>
          <table:table-cell table:number-columns-repeated="5" office:value-type="float" office:value="0.469399" calcext:value-type="float">
            <text:p>0.469399</text:p>
          </table:table-cell>
          <table:table-cell office:value-type="float" office:value="0.438885" calcext:value-type="float">
            <text:p>0.43888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189364" calcext:value-type="float">
            <text:p>0.189364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36856" calcext:value-type="float">
            <text:p>0.436856</text:p>
          </table:table-cell>
          <table:table-cell office:value-type="float" office:value="0.454238" calcext:value-type="float">
            <text:p>0.454238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29692" calcext:value-type="float">
            <text:p>0.42969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237172" calcext:value-type="float">
            <text:p>0.237172</text:p>
          </table:table-cell>
          <table:table-cell office:value-type="float" office:value="0.429238" calcext:value-type="float">
            <text:p>0.429238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6856" calcext:value-type="float">
            <text:p>0.436856</text:p>
          </table:table-cell>
          <table:table-cell office:value-type="float" office:value="0.460786" calcext:value-type="float">
            <text:p>0.460786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4578" calcext:value-type="float">
            <text:p>0.43457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254655" calcext:value-type="float">
            <text:p>0.254655</text:p>
          </table:table-cell>
          <table:table-cell office:value-type="float" office:value="0.417152" calcext:value-type="float">
            <text:p>0.417152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7565" calcext:value-type="float">
            <text:p>0.437565</text:p>
          </table:table-cell>
          <table:table-cell office:value-type="float" office:value="0.45705" calcext:value-type="float">
            <text:p>0.45705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4815" calcext:value-type="float">
            <text:p>0.43481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0.312018" calcext:value-type="float">
            <text:p>0.312018</text:p>
          </table:table-cell>
          <table:table-cell office:value-type="float" office:value="0.430336" calcext:value-type="float">
            <text:p>0.430336</text:p>
          </table:table-cell>
          <table:table-cell office:value-type="float" office:value="0.435315" calcext:value-type="float">
            <text:p>0.435315</text:p>
          </table:table-cell>
          <table:table-cell office:value-type="float" office:value="0.451693" calcext:value-type="float">
            <text:p>0.451693</text:p>
          </table:table-cell>
          <table:table-cell office:value-type="float" office:value="0.467029" calcext:value-type="float">
            <text:p>0.46702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4339" calcext:value-type="float">
            <text:p>0.44433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0.310155" calcext:value-type="float">
            <text:p>0.310155</text:p>
          </table:table-cell>
          <table:table-cell office:value-type="float" office:value="0.432534" calcext:value-type="float">
            <text:p>0.432534</text:p>
          </table:table-cell>
          <table:table-cell office:value-type="float" office:value="0.441815" calcext:value-type="float">
            <text:p>0.441815</text:p>
          </table:table-cell>
          <table:table-cell office:value-type="float" office:value="0.458565" calcext:value-type="float">
            <text:p>0.458565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45947" calcext:value-type="float">
            <text:p>0.44594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4236" calcext:value-type="float">
            <text:p>-0.04236</text:p>
          </table:table-cell>
          <table:table-cell office:value-type="float" office:value="0.306775" calcext:value-type="float">
            <text:p>0.306775</text:p>
          </table:table-cell>
          <table:table-cell office:value-type="float" office:value="0.432534" calcext:value-type="float">
            <text:p>0.432534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465757" calcext:value-type="float">
            <text:p>0.465757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3286" calcext:value-type="float">
            <text:p>0.4432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85559" calcext:value-type="float">
            <text:p>-0.085559</text:p>
          </table:table-cell>
          <table:table-cell office:value-type="float" office:value="0.288479" calcext:value-type="float">
            <text:p>0.288479</text:p>
          </table:table-cell>
          <table:table-cell office:value-type="float" office:value="0.430336" calcext:value-type="float">
            <text:p>0.430336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7481" calcext:value-type="float">
            <text:p>0.447481</text:p>
          </table:table-cell>
          <table:table-cell office:value-type="float" office:value="0.461276" calcext:value-type="float">
            <text:p>0.461276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093" calcext:value-type="float">
            <text:p>0.440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247316" calcext:value-type="float">
            <text:p>0.247316</text:p>
          </table:table-cell>
          <table:table-cell office:value-type="float" office:value="0.420659" calcext:value-type="float">
            <text:p>0.420659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4633" calcext:value-type="float">
            <text:p>0.444633</text:p>
          </table:table-cell>
          <table:table-cell office:value-type="float" office:value="0.461827" calcext:value-type="float">
            <text:p>0.461827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5616" calcext:value-type="float">
            <text:p>0.43561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285338" calcext:value-type="float">
            <text:p>0.285338</text:p>
          </table:table-cell>
          <table:table-cell office:value-type="float" office:value="0.42021" calcext:value-type="float">
            <text:p>0.42021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4215" calcext:value-type="float">
            <text:p>0.444215</text:p>
          </table:table-cell>
          <table:table-cell office:value-type="float" office:value="0.457781" calcext:value-type="float">
            <text:p>0.457781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8927" calcext:value-type="float">
            <text:p>0.43892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141869" calcext:value-type="float">
            <text:p>0.141869</text:p>
          </table:table-cell>
          <table:table-cell office:value-type="float" office:value="0.415185" calcext:value-type="float">
            <text:p>0.41518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0907" calcext:value-type="float">
            <text:p>0.440907</text:p>
          </table:table-cell>
          <table:table-cell office:value-type="float" office:value="0.458567" calcext:value-type="float">
            <text:p>0.458567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23826" calcext:value-type="float">
            <text:p>0.42382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02986" calcext:value-type="float">
            <text:p>-0.002986</text:p>
          </table:table-cell>
          <table:table-cell office:value-type="float" office:value="0.190478" calcext:value-type="float">
            <text:p>0.190478</text:p>
          </table:table-cell>
          <table:table-cell office:value-type="float" office:value="0.401561" calcext:value-type="float">
            <text:p>0.401561</text:p>
          </table:table-cell>
          <table:table-cell office:value-type="float" office:value="0.428056" calcext:value-type="float">
            <text:p>0.428056</text:p>
          </table:table-cell>
          <table:table-cell office:value-type="float" office:value="0.435839" calcext:value-type="float">
            <text:p>0.435839</text:p>
          </table:table-cell>
          <table:table-cell office:value-type="float" office:value="0.451798" calcext:value-type="float">
            <text:p>0.451798</text:p>
          </table:table-cell>
          <table:table-cell office:value-type="float" office:value="0.466871" calcext:value-type="float">
            <text:p>0.466871</text:p>
          </table:table-cell>
          <table:table-cell table:number-columns-repeated="5" office:value-type="float" office:value="0.469399" calcext:value-type="float">
            <text:p>0.469399</text:p>
          </table:table-cell>
          <table:table-cell office:value-type="float" office:value="0.42522" calcext:value-type="float">
            <text:p>0.42522</text:p>
          </table:table-cell>
          <table:table-cell>
            <draw:frame draw:z-index="0" draw:style-name="gr1" draw:text-style-name="P1" svg:width="22.348cm" svg:height="12.57cm" svg:x="0.003cm" svg:y="0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07309" calcext:value-type="float">
            <text:p>0.107309</text:p>
          </table:table-cell>
          <table:table-cell office:value-type="float" office:value="0.242417" calcext:value-type="float">
            <text:p>0.242417</text:p>
          </table:table-cell>
          <table:table-cell office:value-type="float" office:value="0.412889" calcext:value-type="float">
            <text:p>0.412889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9395" calcext:value-type="float">
            <text:p>0.439395</text:p>
          </table:table-cell>
          <table:table-cell office:value-type="float" office:value="0.46064" calcext:value-type="float">
            <text:p>0.46064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3707" calcext:value-type="float">
            <text:p>0.43370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282231" calcext:value-type="float">
            <text:p>0.282231</text:p>
          </table:table-cell>
          <table:table-cell office:value-type="float" office:value="0.41775" calcext:value-type="float">
            <text:p>0.4177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1102" calcext:value-type="float">
            <text:p>0.441102</text:p>
          </table:table-cell>
          <table:table-cell office:value-type="float" office:value="0.458482" calcext:value-type="float">
            <text:p>0.458482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8129" calcext:value-type="float">
            <text:p>0.4381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56023" calcext:value-type="float">
            <text:p>0.356023</text:p>
          </table:table-cell>
          <table:table-cell office:value-type="float" office:value="0.420132" calcext:value-type="float">
            <text:p>0.420132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464258" calcext:value-type="float">
            <text:p>0.464258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6567" calcext:value-type="float">
            <text:p>0.44656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279785" calcext:value-type="float">
            <text:p>0.279785</text:p>
          </table:table-cell>
          <table:table-cell office:value-type="float" office:value="0.42233" calcext:value-type="float">
            <text:p>0.42233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786" calcext:value-type="float">
            <text:p>0.443786</text:p>
          </table:table-cell>
          <table:table-cell office:value-type="float" office:value="0.468925" calcext:value-type="float">
            <text:p>0.468925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9655" calcext:value-type="float">
            <text:p>0.4396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7613" calcext:value-type="float">
            <text:p>0.37613</text:p>
          </table:table-cell>
          <table:table-cell office:value-type="float" office:value="0.422518" calcext:value-type="float">
            <text:p>0.422518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2854" calcext:value-type="float">
            <text:p>0.442854</text:p>
          </table:table-cell>
          <table:table-cell office:value-type="float" office:value="0.46713" calcext:value-type="float">
            <text:p>0.46713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9036" calcext:value-type="float">
            <text:p>0.4490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44544" calcext:value-type="float">
            <text:p>-0.044544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24715" calcext:value-type="float">
            <text:p>0.42471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9851" calcext:value-type="float">
            <text:p>0.439851</text:p>
          </table:table-cell>
          <table:table-cell office:value-type="float" office:value="0.463249" calcext:value-type="float">
            <text:p>0.46324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4634" calcext:value-type="float">
            <text:p>0.44463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44544" calcext:value-type="float">
            <text:p>-0.044544</text:p>
          </table:table-cell>
          <table:table-cell office:value-type="float" office:value="0.352027" calcext:value-type="float">
            <text:p>0.35202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027" calcext:value-type="float">
            <text:p>0.44027</text:p>
          </table:table-cell>
          <table:table-cell office:value-type="float" office:value="0.466324" calcext:value-type="float">
            <text:p>0.466324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7385" calcext:value-type="float">
            <text:p>0.44738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44544" calcext:value-type="float">
            <text:p>-0.044544</text:p>
          </table:table-cell>
          <table:table-cell office:value-type="float" office:value="0.298745" calcext:value-type="float">
            <text:p>0.298745</text:p>
          </table:table-cell>
          <table:table-cell office:value-type="float" office:value="0.416524" calcext:value-type="float">
            <text:p>0.416524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53856" calcext:value-type="float">
            <text:p>0.453856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8558" calcext:value-type="float">
            <text:p>0.43855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99091" calcext:value-type="float">
            <text:p>0.199091</text:p>
          </table:table-cell>
          <table:table-cell office:value-type="float" office:value="0.350271" calcext:value-type="float">
            <text:p>0.350271</text:p>
          </table:table-cell>
          <table:table-cell office:value-type="float" office:value="0.425875" calcext:value-type="float">
            <text:p>0.425875</text:p>
          </table:table-cell>
          <table:table-cell table:number-columns-repeated="2" office:value-type="float" office:value="0.434731" calcext:value-type="float">
            <text:p>0.434731</text:p>
          </table:table-cell>
          <table:table-cell office:value-type="float" office:value="0.454325" calcext:value-type="float">
            <text:p>0.454325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4693" calcext:value-type="float">
            <text:p>0.44469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361952" calcext:value-type="float">
            <text:p>0.361952</text:p>
          </table:table-cell>
          <table:table-cell office:value-type="float" office:value="0.433633" calcext:value-type="float">
            <text:p>0.433633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0816" calcext:value-type="float">
            <text:p>0.440816</text:p>
          </table:table-cell>
          <table:table-cell office:value-type="float" office:value="0.464845" calcext:value-type="float">
            <text:p>0.464845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8297" calcext:value-type="float">
            <text:p>0.44829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256805" calcext:value-type="float">
            <text:p>0.256805</text:p>
          </table:table-cell>
          <table:table-cell office:value-type="float" office:value="0.426974" calcext:value-type="float">
            <text:p>0.426974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6856" calcext:value-type="float">
            <text:p>0.436856</text:p>
          </table:table-cell>
          <table:table-cell office:value-type="float" office:value="0.454033" calcext:value-type="float">
            <text:p>0.454033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564" calcext:value-type="float">
            <text:p>0.435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248319" calcext:value-type="float">
            <text:p>0.248319</text:p>
          </table:table-cell>
          <table:table-cell office:value-type="float" office:value="0.421544" calcext:value-type="float">
            <text:p>0.421544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2718" calcext:value-type="float">
            <text:p>0.442718</text:p>
          </table:table-cell>
          <table:table-cell office:value-type="float" office:value="0.46601" calcext:value-type="float">
            <text:p>0.46601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6032" calcext:value-type="float">
            <text:p>0.43603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301071" calcext:value-type="float">
            <text:p>0.301071</text:p>
          </table:table-cell>
          <table:table-cell office:value-type="float" office:value="0.429364" calcext:value-type="float">
            <text:p>0.429364</text:p>
          </table:table-cell>
          <table:table-cell office:value-type="float" office:value="0.436761" calcext:value-type="float">
            <text:p>0.436761</text:p>
          </table:table-cell>
          <table:table-cell office:value-type="float" office:value="0.447643" calcext:value-type="float">
            <text:p>0.447643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43124" calcext:value-type="float">
            <text:p>0.44312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173706" calcext:value-type="float">
            <text:p>0.173706</text:p>
          </table:table-cell>
          <table:table-cell office:value-type="float" office:value="0.425628" calcext:value-type="float">
            <text:p>0.425628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2205" calcext:value-type="float">
            <text:p>0.442205</text:p>
          </table:table-cell>
          <table:table-cell office:value-type="float" office:value="0.45419" calcext:value-type="float">
            <text:p>0.4541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27746" calcext:value-type="float">
            <text:p>0.42774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241245" calcext:value-type="float">
            <text:p>0.241245</text:p>
          </table:table-cell>
          <table:table-cell office:value-type="float" office:value="0.420395" calcext:value-type="float">
            <text:p>0.420395</text:p>
          </table:table-cell>
          <table:table-cell office:value-type="float" office:value="0.435021" calcext:value-type="float">
            <text:p>0.435021</text:p>
          </table:table-cell>
          <table:table-cell office:value-type="float" office:value="0.444296" calcext:value-type="float">
            <text:p>0.444296</text:p>
          </table:table-cell>
          <table:table-cell office:value-type="float" office:value="0.457099" calcext:value-type="float">
            <text:p>0.45709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4505" calcext:value-type="float">
            <text:p>0.4345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42996" calcext:value-type="float">
            <text:p>0.42996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1753" calcext:value-type="float">
            <text:p>0.441753</text:p>
          </table:table-cell>
          <table:table-cell office:value-type="float" office:value="0.458124" calcext:value-type="float">
            <text:p>0.458124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7849" calcext:value-type="float">
            <text:p>0.43784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47265" calcext:value-type="float">
            <text:p>-0.047265</text:p>
          </table:table-cell>
          <table:table-cell office:value-type="float" office:value="0.373227" calcext:value-type="float">
            <text:p>0.373227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6181" calcext:value-type="float">
            <text:p>0.436181</text:p>
          </table:table-cell>
          <table:table-cell office:value-type="float" office:value="0.445133" calcext:value-type="float">
            <text:p>0.445133</text:p>
          </table:table-cell>
          <table:table-cell office:value-type="float" office:value="0.466324" calcext:value-type="float">
            <text:p>0.466324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50259" calcext:value-type="float">
            <text:p>0.45025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47162" calcext:value-type="float">
            <text:p>0.347162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9048" calcext:value-type="float">
            <text:p>0.439048</text:p>
          </table:table-cell>
          <table:table-cell office:value-type="float" office:value="0.457523" calcext:value-type="float">
            <text:p>0.457523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49486" calcext:value-type="float">
            <text:p>0.44948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38879" calcext:value-type="float">
            <text:p>0.38879</text:p>
          </table:table-cell>
          <table:table-cell office:value-type="float" office:value="0.434355" calcext:value-type="float">
            <text:p>0.434355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454448" calcext:value-type="float">
            <text:p>0.454448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53059" calcext:value-type="float">
            <text:p>0.45305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381566" calcext:value-type="float">
            <text:p>0.381566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452" calcext:value-type="float">
            <text:p>0.44452</text:p>
          </table:table-cell>
          <table:table-cell office:value-type="float" office:value="0.462649" calcext:value-type="float">
            <text:p>0.462649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53986" calcext:value-type="float">
            <text:p>0.45398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46917" calcext:value-type="float">
            <text:p>-0.046917</text:p>
          </table:table-cell>
          <table:table-cell office:value-type="float" office:value="0.320904" calcext:value-type="float">
            <text:p>0.320904</text:p>
          </table:table-cell>
          <table:table-cell office:value-type="float" office:value="0.433464" calcext:value-type="float">
            <text:p>0.433464</text:p>
          </table:table-cell>
          <table:table-cell office:value-type="float" office:value="0.436976" calcext:value-type="float">
            <text:p>0.436976</text:p>
          </table:table-cell>
          <table:table-cell office:value-type="float" office:value="0.450348" calcext:value-type="float">
            <text:p>0.450348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45809" calcext:value-type="float">
            <text:p>0.4458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46917" calcext:value-type="float">
            <text:p>-0.046917</text:p>
          </table:table-cell>
          <table:table-cell office:value-type="float" office:value="0.237984" calcext:value-type="float">
            <text:p>0.237984</text:p>
          </table:table-cell>
          <table:table-cell office:value-type="float" office:value="0.428789" calcext:value-type="float">
            <text:p>0.428789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041" calcext:value-type="float">
            <text:p>0.443041</text:p>
          </table:table-cell>
          <table:table-cell office:value-type="float" office:value="0.459149" calcext:value-type="float">
            <text:p>0.45914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35069" calcext:value-type="float">
            <text:p>0.43506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46917" calcext:value-type="float">
            <text:p>-0.046917</text:p>
          </table:table-cell>
          <table:table-cell office:value-type="float" office:value="0.318704" calcext:value-type="float">
            <text:p>0.318704</text:p>
          </table:table-cell>
          <table:table-cell office:value-type="float" office:value="0.432236" calcext:value-type="float">
            <text:p>0.432236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84" calcext:value-type="float">
            <text:p>0.44384</text:p>
          </table:table-cell>
          <table:table-cell office:value-type="float" office:value="0.463249" calcext:value-type="float">
            <text:p>0.463249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3976" calcext:value-type="float">
            <text:p>0.44397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007788" calcext:value-type="float">
            <text:p>-0.007788</text:p>
          </table:table-cell>
          <table:table-cell office:value-type="float" office:value="0.342779" calcext:value-type="float">
            <text:p>0.342779</text:p>
          </table:table-cell>
          <table:table-cell office:value-type="float" office:value="0.431645" calcext:value-type="float">
            <text:p>0.431645</text:p>
          </table:table-cell>
          <table:table-cell office:value-type="float" office:value="0.436396" calcext:value-type="float">
            <text:p>0.436396</text:p>
          </table:table-cell>
          <table:table-cell office:value-type="float" office:value="0.447225" calcext:value-type="float">
            <text:p>0.447225</text:p>
          </table:table-cell>
          <table:table-cell office:value-type="float" office:value="0.46813" calcext:value-type="float">
            <text:p>0.46813</text:p>
          </table:table-cell>
          <table:table-cell table:number-columns-repeated="6" office:value-type="float" office:value="0.469399" calcext:value-type="float">
            <text:p>0.469399</text:p>
          </table:table-cell>
          <table:table-cell office:value-type="float" office:value="0.447317" calcext:value-type="float">
            <text:p>0.4473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.188354" calcext:value-type="float">
            <text:p>0.188354</text:p>
          </table:table-cell>
          <table:table-cell office:value-type="float" office:value="0.430206" calcext:value-type="float">
            <text:p>0.430206</text:p>
          </table:table-cell>
          <table:table-cell office:value-type="float" office:value="0.437432" calcext:value-type="float">
            <text:p>0.437432</text:p>
          </table:table-cell>
          <table:table-cell office:value-type="float" office:value="0.458124" calcext:value-type="float">
            <text:p>0.458124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33051" calcext:value-type="float">
            <text:p>0.43305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363547" calcext:value-type="float">
            <text:p>0.363547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43313" calcext:value-type="float">
            <text:p>0.443313</text:p>
          </table:table-cell>
          <table:table-cell office:value-type="float" office:value="0.467349" calcext:value-type="float">
            <text:p>0.467349</text:p>
          </table:table-cell>
          <table:table-cell table:number-columns-repeated="7" office:value-type="float" office:value="0.469399" calcext:value-type="float">
            <text:p>0.469399</text:p>
          </table:table-cell>
          <table:table-cell office:value-type="float" office:value="0.452534" calcext:value-type="float">
            <text:p>0.452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2:59:57.816904166</dc:date>
    <meta:editing-duration>PT1M20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201 mcc.C1:mcc.N201" chart:data-source-has-labels="both" svg:x="1.427cm" svg:y="0.251cm" svg:width="17.532cm" svg:height="11.118cm">
          <chart:coordinate-region svg:x="2.298cm" svg:y="0.453cm" svg:width="16.661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0.62752">
                <text:p>-0.62752</text:p>
                <draw:g>
                  <svg:desc>mcc.F2:mcc.F201</svg:desc>
                </draw:g>
              </table:table-cell>
              <table:table-cell office:value-type="float" office:value="-0.082697">
                <text:p>-0.082697</text:p>
                <draw:g>
                  <svg:desc>mcc.G2:mcc.G201</svg:desc>
                </draw:g>
              </table:table-cell>
              <table:table-cell office:value-type="float" office:value="-0.026578">
                <text:p>-0.026578</text:p>
                <draw:g>
                  <svg:desc>mcc.H2:mcc.H201</svg:desc>
                </draw:g>
              </table:table-cell>
              <table:table-cell office:value-type="float" office:value="-0.00507">
                <text:p>-0.00507</text:p>
                <draw:g>
                  <svg:desc>mcc.I2:mcc.I201</svg:desc>
                </draw:g>
              </table:table-cell>
              <table:table-cell office:value-type="float" office:value="0.012245">
                <text:p>0.012245</text:p>
                <draw:g>
                  <svg:desc>mcc.J2:mcc.J201</svg:desc>
                </draw:g>
              </table:table-cell>
              <table:table-cell office:value-type="float" office:value="0.048191">
                <text:p>0.048191</text:p>
                <draw:g>
                  <svg:desc>mcc.K2:mcc.K201</svg:desc>
                </draw:g>
              </table:table-cell>
              <table:table-cell office:value-type="float" office:value="0.138198">
                <text:p>0.138198</text:p>
                <draw:g>
                  <svg:desc>mcc.L2:mcc.L201</svg:desc>
                </draw:g>
              </table:table-cell>
              <table:table-cell office:value-type="float" office:value="0.300289">
                <text:p>0.300289</text:p>
                <draw:g>
                  <svg:desc>mcc.M2:mcc.M201</svg:desc>
                </draw:g>
              </table:table-cell>
              <table:table-cell office:value-type="float" office:value="-0.354323">
                <text:p>-0.354323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548733">
                <text:p>-0.548733</text:p>
              </table:table-cell>
              <table:table-cell office:value-type="float" office:value="-0.083411">
                <text:p>-0.083411</text:p>
              </table:table-cell>
              <table:table-cell office:value-type="float" office:value="-0.028155">
                <text:p>-0.028155</text:p>
              </table:table-cell>
              <table:table-cell office:value-type="float" office:value="-0.008853">
                <text:p>-0.008853</text:p>
              </table:table-cell>
              <table:table-cell office:value-type="float" office:value="0.00229">
                <text:p>0.00229</text:p>
              </table:table-cell>
              <table:table-cell office:value-type="float" office:value="0.017005">
                <text:p>0.017005</text:p>
              </table:table-cell>
              <table:table-cell office:value-type="float" office:value="0.036451">
                <text:p>0.036451</text:p>
              </table:table-cell>
              <table:table-cell office:value-type="float" office:value="0.06932">
                <text:p>0.06932</text:p>
              </table:table-cell>
              <table:table-cell office:value-type="float" office:value="0.158349">
                <text:p>0.158349</text:p>
              </table:table-cell>
              <table:table-cell office:value-type="float" office:value="0.300289">
                <text:p>0.300289</text:p>
              </table:table-cell>
              <table:table-cell office:value-type="float" office:value="-0.138574">
                <text:p>-0.1385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267921">
                <text:p>-0.267921</text:p>
              </table:table-cell>
              <table:table-cell office:value-type="float" office:value="-0.04315">
                <text:p>-0.04315</text:p>
              </table:table-cell>
              <table:table-cell office:value-type="float" office:value="-0.01644">
                <text:p>-0.01644</text:p>
              </table:table-cell>
              <table:table-cell office:value-type="float" office:value="-0.001881">
                <text:p>-0.001881</text:p>
              </table:table-cell>
              <table:table-cell office:value-type="float" office:value="0.009632">
                <text:p>0.009632</text:p>
              </table:table-cell>
              <table:table-cell office:value-type="float" office:value="0.026779">
                <text:p>0.026779</text:p>
              </table:table-cell>
              <table:table-cell office:value-type="float" office:value="0.053043">
                <text:p>0.053043</text:p>
              </table:table-cell>
              <table:table-cell office:value-type="float" office:value="0.082176">
                <text:p>0.082176</text:p>
              </table:table-cell>
              <table:table-cell office:value-type="float" office:value="0.199912">
                <text:p>0.199912</text:p>
              </table:table-cell>
              <table:table-cell office:value-type="float" office:value="0.300289">
                <text:p>0.300289</text:p>
              </table:table-cell>
              <table:table-cell office:value-type="float" office:value="-0.095785">
                <text:p>-0.0957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398488">
                <text:p>-0.398488</text:p>
              </table:table-cell>
              <table:table-cell office:value-type="float" office:value="-0.05918">
                <text:p>-0.05918</text:p>
              </table:table-cell>
              <table:table-cell office:value-type="float" office:value="-0.020117">
                <text:p>-0.020117</text:p>
              </table:table-cell>
              <table:table-cell office:value-type="float" office:value="-0.003043">
                <text:p>-0.003043</text:p>
              </table:table-cell>
              <table:table-cell office:value-type="float" office:value="0.009992">
                <text:p>0.009992</text:p>
              </table:table-cell>
              <table:table-cell office:value-type="float" office:value="0.028579">
                <text:p>0.028579</text:p>
              </table:table-cell>
              <table:table-cell office:value-type="float" office:value="0.058129">
                <text:p>0.058129</text:p>
              </table:table-cell>
              <table:table-cell office:value-type="float" office:value="0.093309">
                <text:p>0.093309</text:p>
              </table:table-cell>
              <table:table-cell office:value-type="float" office:value="0.216705">
                <text:p>0.216705</text:p>
              </table:table-cell>
              <table:table-cell office:value-type="float" office:value="0.310455">
                <text:p>0.310455</text:p>
              </table:table-cell>
              <table:table-cell office:value-type="float" office:value="-0.107411">
                <text:p>-0.107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444985">
                <text:p>-0.444985</text:p>
              </table:table-cell>
              <table:table-cell office:value-type="float" office:value="-0.061994">
                <text:p>-0.061994</text:p>
              </table:table-cell>
              <table:table-cell office:value-type="float" office:value="-0.019108">
                <text:p>-0.019108</text:p>
              </table:table-cell>
              <table:table-cell office:value-type="float" office:value="0.002889">
                <text:p>0.002889</text:p>
              </table:table-cell>
              <table:table-cell office:value-type="float" office:value="0.021788">
                <text:p>0.021788</text:p>
              </table:table-cell>
              <table:table-cell office:value-type="float" office:value="0.044297">
                <text:p>0.044297</text:p>
              </table:table-cell>
              <table:table-cell office:value-type="float" office:value="0.069822">
                <text:p>0.069822</text:p>
              </table:table-cell>
              <table:table-cell office:value-type="float" office:value="0.115124">
                <text:p>0.115124</text:p>
              </table:table-cell>
              <table:table-cell office:value-type="float" office:value="0.219496">
                <text:p>0.219496</text:p>
              </table:table-cell>
              <table:table-cell office:value-type="float" office:value="0.310455">
                <text:p>0.310455</text:p>
              </table:table-cell>
              <table:table-cell office:value-type="float" office:value="-0.105267">
                <text:p>-0.1052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129869">
                <text:p>-0.129869</text:p>
              </table:table-cell>
              <table:table-cell office:value-type="float" office:value="-0.048002">
                <text:p>-0.048002</text:p>
              </table:table-cell>
              <table:table-cell office:value-type="float" office:value="-0.015804">
                <text:p>-0.015804</text:p>
              </table:table-cell>
              <table:table-cell office:value-type="float" office:value="0.001331">
                <text:p>0.001331</text:p>
              </table:table-cell>
              <table:table-cell office:value-type="float" office:value="0.020218">
                <text:p>0.020218</text:p>
              </table:table-cell>
              <table:table-cell office:value-type="float" office:value="0.047699">
                <text:p>0.047699</text:p>
              </table:table-cell>
              <table:table-cell office:value-type="float" office:value="0.07655">
                <text:p>0.07655</text:p>
              </table:table-cell>
              <table:table-cell office:value-type="float" office:value="0.130868">
                <text:p>0.130868</text:p>
              </table:table-cell>
              <table:table-cell office:value-type="float" office:value="0.221482">
                <text:p>0.221482</text:p>
              </table:table-cell>
              <table:table-cell office:value-type="float" office:value="0.310455">
                <text:p>0.310455</text:p>
              </table:table-cell>
              <table:table-cell office:value-type="float" office:value="-0.069553">
                <text:p>-0.0695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841764">
                <text:p>-0.841764</text:p>
              </table:table-cell>
              <table:table-cell office:value-type="float" office:value="-0.070197">
                <text:p>-0.070197</text:p>
              </table:table-cell>
              <table:table-cell office:value-type="float" office:value="-0.024199">
                <text:p>-0.024199</text:p>
              </table:table-cell>
              <table:table-cell office:value-type="float" office:value="0.001174">
                <text:p>0.001174</text:p>
              </table:table-cell>
              <table:table-cell office:value-type="float" office:value="0.02382">
                <text:p>0.02382</text:p>
              </table:table-cell>
              <table:table-cell office:value-type="float" office:value="0.04695">
                <text:p>0.04695</text:p>
              </table:table-cell>
              <table:table-cell office:value-type="float" office:value="0.078722">
                <text:p>0.078722</text:p>
              </table:table-cell>
              <table:table-cell office:value-type="float" office:value="0.117443">
                <text:p>0.117443</text:p>
              </table:table-cell>
              <table:table-cell office:value-type="float" office:value="0.163559">
                <text:p>0.163559</text:p>
              </table:table-cell>
              <table:table-cell office:value-type="float" office:value="0.24003">
                <text:p>0.24003</text:p>
              </table:table-cell>
              <table:table-cell office:value-type="float" office:value="0.310455">
                <text:p>0.310455</text:p>
              </table:table-cell>
              <table:table-cell office:value-type="float" office:value="-0.026446">
                <text:p>-0.0264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829006">
                <text:p>-0.829006</text:p>
              </table:table-cell>
              <table:table-cell office:value-type="float" office:value="-0.0645">
                <text:p>-0.0645</text:p>
              </table:table-cell>
              <table:table-cell office:value-type="float" office:value="-0.020892">
                <text:p>-0.020892</text:p>
              </table:table-cell>
              <table:table-cell office:value-type="float" office:value="0.001452">
                <text:p>0.001452</text:p>
              </table:table-cell>
              <table:table-cell office:value-type="float" office:value="0.024539">
                <text:p>0.024539</text:p>
              </table:table-cell>
              <table:table-cell office:value-type="float" office:value="0.053967">
                <text:p>0.053967</text:p>
              </table:table-cell>
              <table:table-cell office:value-type="float" office:value="0.084673">
                <text:p>0.084673</text:p>
              </table:table-cell>
              <table:table-cell office:value-type="float" office:value="0.113172">
                <text:p>0.113172</text:p>
              </table:table-cell>
              <table:table-cell office:value-type="float" office:value="0.157153">
                <text:p>0.157153</text:p>
              </table:table-cell>
              <table:table-cell office:value-type="float" office:value="0.235114">
                <text:p>0.235114</text:p>
              </table:table-cell>
              <table:table-cell office:value-type="float" office:value="0.310455">
                <text:p>0.310455</text:p>
              </table:table-cell>
              <table:table-cell office:value-type="float" office:value="-0.024433">
                <text:p>-0.0244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79008">
                <text:p>-0.879008</text:p>
              </table:table-cell>
              <table:table-cell office:value-type="float" office:value="-0.06837">
                <text:p>-0.06837</text:p>
              </table:table-cell>
              <table:table-cell office:value-type="float" office:value="-0.024038">
                <text:p>-0.024038</text:p>
              </table:table-cell>
              <table:table-cell office:value-type="float" office:value="-0.000804">
                <text:p>-0.000804</text:p>
              </table:table-cell>
              <table:table-cell office:value-type="float" office:value="0.02191">
                <text:p>0.02191</text:p>
              </table:table-cell>
              <table:table-cell office:value-type="float" office:value="0.048651">
                <text:p>0.048651</text:p>
              </table:table-cell>
              <table:table-cell office:value-type="float" office:value="0.081705">
                <text:p>0.081705</text:p>
              </table:table-cell>
              <table:table-cell office:value-type="float" office:value="0.125263">
                <text:p>0.125263</text:p>
              </table:table-cell>
              <table:table-cell office:value-type="float" office:value="0.180496">
                <text:p>0.180496</text:p>
              </table:table-cell>
              <table:table-cell office:value-type="float" office:value="0.250469">
                <text:p>0.250469</text:p>
              </table:table-cell>
              <table:table-cell office:value-type="float" office:value="0.310455">
                <text:p>0.310455</text:p>
              </table:table-cell>
              <table:table-cell office:value-type="float" office:value="-0.026372">
                <text:p>-0.0263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53958">
                <text:p>-0.553958</text:p>
              </table:table-cell>
              <table:table-cell office:value-type="float" office:value="-0.026713">
                <text:p>-0.026713</text:p>
              </table:table-cell>
              <table:table-cell office:value-type="float" office:value="-0.008879">
                <text:p>-0.008879</text:p>
              </table:table-cell>
              <table:table-cell office:value-type="float" office:value="0.013163">
                <text:p>0.013163</text:p>
              </table:table-cell>
              <table:table-cell office:value-type="float" office:value="0.045954">
                <text:p>0.045954</text:p>
              </table:table-cell>
              <table:table-cell office:value-type="float" office:value="0.077273">
                <text:p>0.077273</text:p>
              </table:table-cell>
              <table:table-cell office:value-type="float" office:value="0.108695">
                <text:p>0.108695</text:p>
              </table:table-cell>
              <table:table-cell office:value-type="float" office:value="0.144184">
                <text:p>0.144184</text:p>
              </table:table-cell>
              <table:table-cell office:value-type="float" office:value="0.181113">
                <text:p>0.181113</text:p>
              </table:table-cell>
              <table:table-cell office:value-type="float" office:value="0.253251">
                <text:p>0.253251</text:p>
              </table:table-cell>
              <table:table-cell office:value-type="float" office:value="0.344772">
                <text:p>0.344772</text:p>
              </table:table-cell>
              <table:table-cell office:value-type="float" office:value="0.023408">
                <text:p>0.023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75125">
                <text:p>-0.775125</text:p>
              </table:table-cell>
              <table:table-cell office:value-type="float" office:value="-0.035481">
                <text:p>-0.035481</text:p>
              </table:table-cell>
              <table:table-cell office:value-type="float" office:value="-0.005765">
                <text:p>-0.005765</text:p>
              </table:table-cell>
              <table:table-cell office:value-type="float" office:value="0.012353">
                <text:p>0.012353</text:p>
              </table:table-cell>
              <table:table-cell office:value-type="float" office:value="0.038519">
                <text:p>0.038519</text:p>
              </table:table-cell>
              <table:table-cell office:value-type="float" office:value="0.066604">
                <text:p>0.066604</text:p>
              </table:table-cell>
              <table:table-cell office:value-type="float" office:value="0.101235">
                <text:p>0.101235</text:p>
              </table:table-cell>
              <table:table-cell office:value-type="float" office:value="0.138799">
                <text:p>0.138799</text:p>
              </table:table-cell>
              <table:table-cell office:value-type="float" office:value="0.177972">
                <text:p>0.177972</text:p>
              </table:table-cell>
              <table:table-cell office:value-type="float" office:value="0.261442">
                <text:p>0.261442</text:p>
              </table:table-cell>
              <table:table-cell office:value-type="float" office:value="0.344772">
                <text:p>0.344772</text:p>
              </table:table-cell>
              <table:table-cell office:value-type="float" office:value="-0.001945">
                <text:p>-0.0019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866509">
                <text:p>-0.866509</text:p>
              </table:table-cell>
              <table:table-cell office:value-type="float" office:value="-0.038926">
                <text:p>-0.038926</text:p>
              </table:table-cell>
              <table:table-cell office:value-type="float" office:value="-0.007477">
                <text:p>-0.007477</text:p>
              </table:table-cell>
              <table:table-cell office:value-type="float" office:value="0.013083">
                <text:p>0.013083</text:p>
              </table:table-cell>
              <table:table-cell office:value-type="float" office:value="0.04842">
                <text:p>0.04842</text:p>
              </table:table-cell>
              <table:table-cell office:value-type="float" office:value="0.077554">
                <text:p>0.077554</text:p>
              </table:table-cell>
              <table:table-cell office:value-type="float" office:value="0.101401">
                <text:p>0.101401</text:p>
              </table:table-cell>
              <table:table-cell office:value-type="float" office:value="0.143861">
                <text:p>0.143861</text:p>
              </table:table-cell>
              <table:table-cell office:value-type="float" office:value="0.186447">
                <text:p>0.186447</text:p>
              </table:table-cell>
              <table:table-cell office:value-type="float" office:value="0.273068">
                <text:p>0.273068</text:p>
              </table:table-cell>
              <table:table-cell office:value-type="float" office:value="0.345939">
                <text:p>0.345939</text:p>
              </table:table-cell>
              <table:table-cell office:value-type="float" office:value="-0.006908">
                <text:p>-0.006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37811">
                <text:p>-0.537811</text:p>
              </table:table-cell>
              <table:table-cell office:value-type="float" office:value="-0.029311">
                <text:p>-0.029311</text:p>
              </table:table-cell>
              <table:table-cell office:value-type="float" office:value="-0.009356">
                <text:p>-0.009356</text:p>
              </table:table-cell>
              <table:table-cell office:value-type="float" office:value="0.004429">
                <text:p>0.004429</text:p>
              </table:table-cell>
              <table:table-cell office:value-type="float" office:value="0.029654">
                <text:p>0.029654</text:p>
              </table:table-cell>
              <table:table-cell office:value-type="float" office:value="0.062901">
                <text:p>0.062901</text:p>
              </table:table-cell>
              <table:table-cell office:value-type="float" office:value="0.100072">
                <text:p>0.100072</text:p>
              </table:table-cell>
              <table:table-cell office:value-type="float" office:value="0.147179">
                <text:p>0.147179</text:p>
              </table:table-cell>
              <table:table-cell office:value-type="float" office:value="0.185206">
                <text:p>0.185206</text:p>
              </table:table-cell>
              <table:table-cell office:value-type="float" office:value="0.275352">
                <text:p>0.275352</text:p>
              </table:table-cell>
              <table:table-cell office:value-type="float" office:value="0.345939">
                <text:p>0.345939</text:p>
              </table:table-cell>
              <table:table-cell office:value-type="float" office:value="0.022832">
                <text:p>0.0228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30939">
                <text:p>-0.630939</text:p>
              </table:table-cell>
              <table:table-cell office:value-type="float" office:value="-0.031546">
                <text:p>-0.031546</text:p>
              </table:table-cell>
              <table:table-cell office:value-type="float" office:value="-0.010549">
                <text:p>-0.010549</text:p>
              </table:table-cell>
              <table:table-cell office:value-type="float" office:value="0.008834">
                <text:p>0.008834</text:p>
              </table:table-cell>
              <table:table-cell office:value-type="float" office:value="0.035532">
                <text:p>0.035532</text:p>
              </table:table-cell>
              <table:table-cell office:value-type="float" office:value="0.058025">
                <text:p>0.058025</text:p>
              </table:table-cell>
              <table:table-cell office:value-type="float" office:value="0.092031">
                <text:p>0.092031</text:p>
              </table:table-cell>
              <table:table-cell office:value-type="float" office:value="0.13889">
                <text:p>0.13889</text:p>
              </table:table-cell>
              <table:table-cell office:value-type="float" office:value="0.180578">
                <text:p>0.180578</text:p>
              </table:table-cell>
              <table:table-cell office:value-type="float" office:value="0.267445">
                <text:p>0.267445</text:p>
              </table:table-cell>
              <table:table-cell office:value-type="float" office:value="0.345939">
                <text:p>0.345939</text:p>
              </table:table-cell>
              <table:table-cell office:value-type="float" office:value="0.01083">
                <text:p>0.010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483113">
                <text:p>-0.483113</text:p>
              </table:table-cell>
              <table:table-cell office:value-type="float" office:value="-0.022984">
                <text:p>-0.022984</text:p>
              </table:table-cell>
              <table:table-cell office:value-type="float" office:value="-0.001985">
                <text:p>-0.001985</text:p>
              </table:table-cell>
              <table:table-cell office:value-type="float" office:value="0.020167">
                <text:p>0.020167</text:p>
              </table:table-cell>
              <table:table-cell office:value-type="float" office:value="0.038227">
                <text:p>0.038227</text:p>
              </table:table-cell>
              <table:table-cell office:value-type="float" office:value="0.066152">
                <text:p>0.066152</text:p>
              </table:table-cell>
              <table:table-cell office:value-type="float" office:value="0.116794">
                <text:p>0.116794</text:p>
              </table:table-cell>
              <table:table-cell office:value-type="float" office:value="0.15018">
                <text:p>0.15018</text:p>
              </table:table-cell>
              <table:table-cell office:value-type="float" office:value="0.202557">
                <text:p>0.202557</text:p>
              </table:table-cell>
              <table:table-cell office:value-type="float" office:value="0.307524">
                <text:p>0.307524</text:p>
              </table:table-cell>
              <table:table-cell office:value-type="float" office:value="0.388048">
                <text:p>0.388048</text:p>
              </table:table-cell>
              <table:table-cell office:value-type="float" office:value="0.039352">
                <text:p>0.0393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73042">
                <text:p>-0.673042</text:p>
              </table:table-cell>
              <table:table-cell office:value-type="float" office:value="-0.022949">
                <text:p>-0.022949</text:p>
              </table:table-cell>
              <table:table-cell office:value-type="float" office:value="-0.002967">
                <text:p>-0.002967</text:p>
              </table:table-cell>
              <table:table-cell office:value-type="float" office:value="0.018692">
                <text:p>0.018692</text:p>
              </table:table-cell>
              <table:table-cell office:value-type="float" office:value="0.04035">
                <text:p>0.04035</text:p>
              </table:table-cell>
              <table:table-cell office:value-type="float" office:value="0.062725">
                <text:p>0.062725</text:p>
              </table:table-cell>
              <table:table-cell office:value-type="float" office:value="0.117175">
                <text:p>0.117175</text:p>
              </table:table-cell>
              <table:table-cell office:value-type="float" office:value="0.152029">
                <text:p>0.152029</text:p>
              </table:table-cell>
              <table:table-cell office:value-type="float" office:value="0.200168">
                <text:p>0.200168</text:p>
              </table:table-cell>
              <table:table-cell office:value-type="float" office:value="0.302588">
                <text:p>0.302588</text:p>
              </table:table-cell>
              <table:table-cell office:value-type="float" office:value="0.388048">
                <text:p>0.388048</text:p>
              </table:table-cell>
              <table:table-cell office:value-type="float" office:value="0.019477">
                <text:p>0.0194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70922">
                <text:p>-0.570922</text:p>
              </table:table-cell>
              <table:table-cell office:value-type="float" office:value="-0.011592">
                <text:p>-0.011592</text:p>
              </table:table-cell>
              <table:table-cell office:value-type="float" office:value="0.004102">
                <text:p>0.004102</text:p>
              </table:table-cell>
              <table:table-cell office:value-type="float" office:value="0.029758">
                <text:p>0.029758</text:p>
              </table:table-cell>
              <table:table-cell office:value-type="float" office:value="0.058342">
                <text:p>0.058342</text:p>
              </table:table-cell>
              <table:table-cell office:value-type="float" office:value="0.093509">
                <text:p>0.093509</text:p>
              </table:table-cell>
              <table:table-cell office:value-type="float" office:value="0.135611">
                <text:p>0.135611</text:p>
              </table:table-cell>
              <table:table-cell office:value-type="float" office:value="0.166858">
                <text:p>0.166858</text:p>
              </table:table-cell>
              <table:table-cell office:value-type="float" office:value="0.210975">
                <text:p>0.210975</text:p>
              </table:table-cell>
              <table:table-cell office:value-type="float" office:value="0.307694">
                <text:p>0.307694</text:p>
              </table:table-cell>
              <table:table-cell office:value-type="float" office:value="0.395152">
                <text:p>0.395152</text:p>
              </table:table-cell>
              <table:table-cell office:value-type="float" office:value="0.042433">
                <text:p>0.0424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22004">
                <text:p>-0.522004</text:p>
              </table:table-cell>
              <table:table-cell office:value-type="float" office:value="-0.007712">
                <text:p>-0.007712</text:p>
              </table:table-cell>
              <table:table-cell office:value-type="float" office:value="0.015747">
                <text:p>0.015747</text:p>
              </table:table-cell>
              <table:table-cell office:value-type="float" office:value="0.037421">
                <text:p>0.037421</text:p>
              </table:table-cell>
              <table:table-cell office:value-type="float" office:value="0.069822">
                <text:p>0.069822</text:p>
              </table:table-cell>
              <table:table-cell office:value-type="float" office:value="0.113303">
                <text:p>0.113303</text:p>
              </table:table-cell>
              <table:table-cell office:value-type="float" office:value="0.138233">
                <text:p>0.138233</text:p>
              </table:table-cell>
              <table:table-cell office:value-type="float" office:value="0.167631">
                <text:p>0.167631</text:p>
              </table:table-cell>
              <table:table-cell office:value-type="float" office:value="0.219728">
                <text:p>0.219728</text:p>
              </table:table-cell>
              <table:table-cell office:value-type="float" office:value="0.314529">
                <text:p>0.314529</text:p>
              </table:table-cell>
              <table:table-cell office:value-type="float" office:value="0.395152">
                <text:p>0.395152</text:p>
              </table:table-cell>
              <table:table-cell office:value-type="float" office:value="0.05467">
                <text:p>0.054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72299">
                <text:p>-0.572299</text:p>
              </table:table-cell>
              <table:table-cell office:value-type="float" office:value="-0.009741">
                <text:p>-0.009741</text:p>
              </table:table-cell>
              <table:table-cell office:value-type="float" office:value="0.014022">
                <text:p>0.014022</text:p>
              </table:table-cell>
              <table:table-cell office:value-type="float" office:value="0.042002">
                <text:p>0.042002</text:p>
              </table:table-cell>
              <table:table-cell office:value-type="float" office:value="0.078256">
                <text:p>0.078256</text:p>
              </table:table-cell>
              <table:table-cell office:value-type="float" office:value="0.115453">
                <text:p>0.115453</text:p>
              </table:table-cell>
              <table:table-cell office:value-type="float" office:value="0.136434">
                <text:p>0.136434</text:p>
              </table:table-cell>
              <table:table-cell office:value-type="float" office:value="0.170111">
                <text:p>0.170111</text:p>
              </table:table-cell>
              <table:table-cell office:value-type="float" office:value="0.218708">
                <text:p>0.218708</text:p>
              </table:table-cell>
              <table:table-cell office:value-type="float" office:value="0.310145">
                <text:p>0.310145</text:p>
              </table:table-cell>
              <table:table-cell office:value-type="float" office:value="0.395152">
                <text:p>0.395152</text:p>
              </table:table-cell>
              <table:table-cell office:value-type="float" office:value="0.050309">
                <text:p>0.0503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65381">
                <text:p>-0.765381</text:p>
              </table:table-cell>
              <table:table-cell office:value-type="float" office:value="-0.006266">
                <text:p>-0.006266</text:p>
              </table:table-cell>
              <table:table-cell office:value-type="float" office:value="0.018202">
                <text:p>0.018202</text:p>
              </table:table-cell>
              <table:table-cell office:value-type="float" office:value="0.047152">
                <text:p>0.047152</text:p>
              </table:table-cell>
              <table:table-cell office:value-type="float" office:value="0.077525">
                <text:p>0.077525</text:p>
              </table:table-cell>
              <table:table-cell office:value-type="float" office:value="0.113467">
                <text:p>0.113467</text:p>
              </table:table-cell>
              <table:table-cell office:value-type="float" office:value="0.13815">
                <text:p>0.13815</text:p>
              </table:table-cell>
              <table:table-cell office:value-type="float" office:value="0.170571">
                <text:p>0.170571</text:p>
              </table:table-cell>
              <table:table-cell office:value-type="float" office:value="0.217773">
                <text:p>0.217773</text:p>
              </table:table-cell>
              <table:table-cell office:value-type="float" office:value="0.301064">
                <text:p>0.301064</text:p>
              </table:table-cell>
              <table:table-cell office:value-type="float" office:value="0.395152">
                <text:p>0.395152</text:p>
              </table:table-cell>
              <table:table-cell office:value-type="float" office:value="0.031226">
                <text:p>0.0312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17267">
                <text:p>-0.617267</text:p>
              </table:table-cell>
              <table:table-cell office:value-type="float" office:value="-0.004417">
                <text:p>-0.004417</text:p>
              </table:table-cell>
              <table:table-cell office:value-type="float" office:value="0.022626">
                <text:p>0.022626</text:p>
              </table:table-cell>
              <table:table-cell office:value-type="float" office:value="0.045906">
                <text:p>0.045906</text:p>
              </table:table-cell>
              <table:table-cell office:value-type="float" office:value="0.074502">
                <text:p>0.074502</text:p>
              </table:table-cell>
              <table:table-cell office:value-type="float" office:value="0.112098">
                <text:p>0.112098</text:p>
              </table:table-cell>
              <table:table-cell office:value-type="float" office:value="0.140713">
                <text:p>0.140713</text:p>
              </table:table-cell>
              <table:table-cell office:value-type="float" office:value="0.173717">
                <text:p>0.173717</text:p>
              </table:table-cell>
              <table:table-cell office:value-type="float" office:value="0.216989">
                <text:p>0.216989</text:p>
              </table:table-cell>
              <table:table-cell office:value-type="float" office:value="0.315075">
                <text:p>0.315075</text:p>
              </table:table-cell>
              <table:table-cell office:value-type="float" office:value="0.406593">
                <text:p>0.406593</text:p>
              </table:table-cell>
              <table:table-cell office:value-type="float" office:value="0.047994">
                <text:p>0.0479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466866">
                <text:p>-0.466866</text:p>
              </table:table-cell>
              <table:table-cell office:value-type="float" office:value="-0.004147">
                <text:p>-0.004147</text:p>
              </table:table-cell>
              <table:table-cell office:value-type="float" office:value="0.025269">
                <text:p>0.025269</text:p>
              </table:table-cell>
              <table:table-cell office:value-type="float" office:value="0.047357">
                <text:p>0.047357</text:p>
              </table:table-cell>
              <table:table-cell office:value-type="float" office:value="0.079435">
                <text:p>0.079435</text:p>
              </table:table-cell>
              <table:table-cell office:value-type="float" office:value="0.114556">
                <text:p>0.114556</text:p>
              </table:table-cell>
              <table:table-cell office:value-type="float" office:value="0.146854">
                <text:p>0.146854</text:p>
              </table:table-cell>
              <table:table-cell office:value-type="float" office:value="0.191494">
                <text:p>0.191494</text:p>
              </table:table-cell>
              <table:table-cell office:value-type="float" office:value="0.243378">
                <text:p>0.243378</text:p>
              </table:table-cell>
              <table:table-cell office:value-type="float" office:value="0.343982">
                <text:p>0.343982</text:p>
              </table:table-cell>
              <table:table-cell office:value-type="float" office:value="0.406593">
                <text:p>0.406593</text:p>
              </table:table-cell>
              <table:table-cell office:value-type="float" office:value="0.072131">
                <text:p>0.0721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65884">
                <text:p>-0.665884</text:p>
              </table:table-cell>
              <table:table-cell office:value-type="float" office:value="-0.00486">
                <text:p>-0.00486</text:p>
              </table:table-cell>
              <table:table-cell office:value-type="float" office:value="0.023433">
                <text:p>0.023433</text:p>
              </table:table-cell>
              <table:table-cell office:value-type="float" office:value="0.059279">
                <text:p>0.059279</text:p>
              </table:table-cell>
              <table:table-cell office:value-type="float" office:value="0.103998">
                <text:p>0.103998</text:p>
              </table:table-cell>
              <table:table-cell office:value-type="float" office:value="0.12865">
                <text:p>0.12865</text:p>
              </table:table-cell>
              <table:table-cell office:value-type="float" office:value="0.159868">
                <text:p>0.159868</text:p>
              </table:table-cell>
              <table:table-cell office:value-type="float" office:value="0.194587">
                <text:p>0.194587</text:p>
              </table:table-cell>
              <table:table-cell office:value-type="float" office:value="0.241852">
                <text:p>0.241852</text:p>
              </table:table-cell>
              <table:table-cell office:value-type="float" office:value="0.347962">
                <text:p>0.347962</text:p>
              </table:table-cell>
              <table:table-cell office:value-type="float" office:value="0.416637">
                <text:p>0.416637</text:p>
              </table:table-cell>
              <table:table-cell office:value-type="float" office:value="0.058889">
                <text:p>0.0588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64909">
                <text:p>-0.464909</text:p>
              </table:table-cell>
              <table:table-cell office:value-type="float" office:value="0.01231">
                <text:p>0.01231</text:p>
              </table:table-cell>
              <table:table-cell office:value-type="float" office:value="0.048335">
                <text:p>0.048335</text:p>
              </table:table-cell>
              <table:table-cell office:value-type="float" office:value="0.087865">
                <text:p>0.087865</text:p>
              </table:table-cell>
              <table:table-cell office:value-type="float" office:value="0.118606">
                <text:p>0.118606</text:p>
              </table:table-cell>
              <table:table-cell office:value-type="float" office:value="0.147844">
                <text:p>0.147844</text:p>
              </table:table-cell>
              <table:table-cell office:value-type="float" office:value="0.181587">
                <text:p>0.181587</text:p>
              </table:table-cell>
              <table:table-cell office:value-type="float" office:value="0.209612">
                <text:p>0.209612</text:p>
              </table:table-cell>
              <table:table-cell office:value-type="float" office:value="0.26376">
                <text:p>0.26376</text:p>
              </table:table-cell>
              <table:table-cell office:value-type="float" office:value="0.368589">
                <text:p>0.368589</text:p>
              </table:table-cell>
              <table:table-cell office:value-type="float" office:value="0.416637">
                <text:p>0.416637</text:p>
              </table:table-cell>
              <table:table-cell office:value-type="float" office:value="0.09736">
                <text:p>0.097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352505">
                <text:p>-0.352505</text:p>
              </table:table-cell>
              <table:table-cell office:value-type="float" office:value="0.024185">
                <text:p>0.024185</text:p>
              </table:table-cell>
              <table:table-cell office:value-type="float" office:value="0.059865">
                <text:p>0.059865</text:p>
              </table:table-cell>
              <table:table-cell office:value-type="float" office:value="0.091521">
                <text:p>0.091521</text:p>
              </table:table-cell>
              <table:table-cell office:value-type="float" office:value="0.121736">
                <text:p>0.121736</text:p>
              </table:table-cell>
              <table:table-cell office:value-type="float" office:value="0.149388">
                <text:p>0.149388</text:p>
              </table:table-cell>
              <table:table-cell office:value-type="float" office:value="0.188807">
                <text:p>0.188807</text:p>
              </table:table-cell>
              <table:table-cell office:value-type="float" office:value="0.225281">
                <text:p>0.225281</text:p>
              </table:table-cell>
              <table:table-cell office:value-type="float" office:value="0.271761">
                <text:p>0.271761</text:p>
              </table:table-cell>
              <table:table-cell office:value-type="float" office:value="0.358069">
                <text:p>0.358069</text:p>
              </table:table-cell>
              <table:table-cell office:value-type="float" office:value="0.416637">
                <text:p>0.416637</text:p>
              </table:table-cell>
              <table:table-cell office:value-type="float" office:value="0.113811">
                <text:p>0.1138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65681">
                <text:p>-0.365681</text:p>
              </table:table-cell>
              <table:table-cell office:value-type="float" office:value="0.023685">
                <text:p>0.023685</text:p>
              </table:table-cell>
              <table:table-cell office:value-type="float" office:value="0.061787">
                <text:p>0.061787</text:p>
              </table:table-cell>
              <table:table-cell office:value-type="float" office:value="0.09556">
                <text:p>0.09556</text:p>
              </table:table-cell>
              <table:table-cell office:value-type="float" office:value="0.123745">
                <text:p>0.123745</text:p>
              </table:table-cell>
              <table:table-cell office:value-type="float" office:value="0.148048">
                <text:p>0.148048</text:p>
              </table:table-cell>
              <table:table-cell office:value-type="float" office:value="0.178229">
                <text:p>0.178229</text:p>
              </table:table-cell>
              <table:table-cell office:value-type="float" office:value="0.21014">
                <text:p>0.21014</text:p>
              </table:table-cell>
              <table:table-cell office:value-type="float" office:value="0.26236">
                <text:p>0.26236</text:p>
              </table:table-cell>
              <table:table-cell office:value-type="float" office:value="0.365861">
                <text:p>0.365861</text:p>
              </table:table-cell>
              <table:table-cell office:value-type="float" office:value="0.416637">
                <text:p>0.416637</text:p>
              </table:table-cell>
              <table:table-cell office:value-type="float" office:value="0.110373">
                <text:p>0.1103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417357">
                <text:p>-0.417357</text:p>
              </table:table-cell>
              <table:table-cell office:value-type="float" office:value="0.022424">
                <text:p>0.022424</text:p>
              </table:table-cell>
              <table:table-cell office:value-type="float" office:value="0.066515">
                <text:p>0.066515</text:p>
              </table:table-cell>
              <table:table-cell office:value-type="float" office:value="0.101301">
                <text:p>0.101301</text:p>
              </table:table-cell>
              <table:table-cell office:value-type="float" office:value="0.133527">
                <text:p>0.133527</text:p>
              </table:table-cell>
              <table:table-cell office:value-type="float" office:value="0.162436">
                <text:p>0.162436</text:p>
              </table:table-cell>
              <table:table-cell office:value-type="float" office:value="0.194324">
                <text:p>0.194324</text:p>
              </table:table-cell>
              <table:table-cell office:value-type="float" office:value="0.232015">
                <text:p>0.232015</text:p>
              </table:table-cell>
              <table:table-cell office:value-type="float" office:value="0.278771">
                <text:p>0.278771</text:p>
              </table:table-cell>
              <table:table-cell office:value-type="float" office:value="0.367612">
                <text:p>0.367612</text:p>
              </table:table-cell>
              <table:table-cell office:value-type="float" office:value="0.416637">
                <text:p>0.416637</text:p>
              </table:table-cell>
              <table:table-cell office:value-type="float" office:value="0.114157">
                <text:p>0.1141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56114">
                <text:p>-0.156114</text:p>
              </table:table-cell>
              <table:table-cell office:value-type="float" office:value="0.050779">
                <text:p>0.050779</text:p>
              </table:table-cell>
              <table:table-cell office:value-type="float" office:value="0.099812">
                <text:p>0.099812</text:p>
              </table:table-cell>
              <table:table-cell office:value-type="float" office:value="0.13258">
                <text:p>0.13258</text:p>
              </table:table-cell>
              <table:table-cell office:value-type="float" office:value="0.157309">
                <text:p>0.157309</text:p>
              </table:table-cell>
              <table:table-cell office:value-type="float" office:value="0.180397">
                <text:p>0.180397</text:p>
              </table:table-cell>
              <table:table-cell office:value-type="float" office:value="0.211379">
                <text:p>0.211379</text:p>
              </table:table-cell>
              <table:table-cell office:value-type="float" office:value="0.239987">
                <text:p>0.239987</text:p>
              </table:table-cell>
              <table:table-cell office:value-type="float" office:value="0.280001">
                <text:p>0.280001</text:p>
              </table:table-cell>
              <table:table-cell office:value-type="float" office:value="0.367976">
                <text:p>0.367976</text:p>
              </table:table-cell>
              <table:table-cell office:value-type="float" office:value="0.416637">
                <text:p>0.416637</text:p>
              </table:table-cell>
              <table:table-cell office:value-type="float" office:value="0.156411">
                <text:p>0.1564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03052">
                <text:p>-0.303052</text:p>
              </table:table-cell>
              <table:table-cell office:value-type="float" office:value="0.04595">
                <text:p>0.04595</text:p>
              </table:table-cell>
              <table:table-cell office:value-type="float" office:value="0.093623">
                <text:p>0.093623</text:p>
              </table:table-cell>
              <table:table-cell office:value-type="float" office:value="0.128695">
                <text:p>0.128695</text:p>
              </table:table-cell>
              <table:table-cell office:value-type="float" office:value="0.16395">
                <text:p>0.16395</text:p>
              </table:table-cell>
              <table:table-cell office:value-type="float" office:value="0.186081">
                <text:p>0.186081</text:p>
              </table:table-cell>
              <table:table-cell office:value-type="float" office:value="0.218631">
                <text:p>0.218631</text:p>
              </table:table-cell>
              <table:table-cell office:value-type="float" office:value="0.249694">
                <text:p>0.249694</text:p>
              </table:table-cell>
              <table:table-cell office:value-type="float" office:value="0.280159">
                <text:p>0.280159</text:p>
              </table:table-cell>
              <table:table-cell office:value-type="float" office:value="0.350925">
                <text:p>0.350925</text:p>
              </table:table-cell>
              <table:table-cell office:value-type="float" office:value="0.416637">
                <text:p>0.416637</text:p>
              </table:table-cell>
              <table:table-cell office:value-type="float" office:value="0.141466">
                <text:p>0.1414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5778">
                <text:p>-0.45778</text:p>
              </table:table-cell>
              <table:table-cell office:value-type="float" office:value="0.038728">
                <text:p>0.038728</text:p>
              </table:table-cell>
              <table:table-cell office:value-type="float" office:value="0.084972">
                <text:p>0.084972</text:p>
              </table:table-cell>
              <table:table-cell office:value-type="float" office:value="0.119781">
                <text:p>0.119781</text:p>
              </table:table-cell>
              <table:table-cell office:value-type="float" office:value="0.152875">
                <text:p>0.152875</text:p>
              </table:table-cell>
              <table:table-cell office:value-type="float" office:value="0.180424">
                <text:p>0.180424</text:p>
              </table:table-cell>
              <table:table-cell office:value-type="float" office:value="0.203616">
                <text:p>0.203616</text:p>
              </table:table-cell>
              <table:table-cell office:value-type="float" office:value="0.24719">
                <text:p>0.24719</text:p>
              </table:table-cell>
              <table:table-cell office:value-type="float" office:value="0.284168">
                <text:p>0.284168</text:p>
              </table:table-cell>
              <table:table-cell office:value-type="float" office:value="0.366396">
                <text:p>0.366396</text:p>
              </table:table-cell>
              <table:table-cell office:value-type="float" office:value="0.416637">
                <text:p>0.416637</text:p>
              </table:table-cell>
              <table:table-cell office:value-type="float" office:value="0.122037">
                <text:p>0.1220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17454">
                <text:p>-0.117454</text:p>
              </table:table-cell>
              <table:table-cell office:value-type="float" office:value="0.035235">
                <text:p>0.035235</text:p>
              </table:table-cell>
              <table:table-cell office:value-type="float" office:value="0.072835">
                <text:p>0.072835</text:p>
              </table:table-cell>
              <table:table-cell office:value-type="float" office:value="0.104584">
                <text:p>0.104584</text:p>
              </table:table-cell>
              <table:table-cell office:value-type="float" office:value="0.143852">
                <text:p>0.143852</text:p>
              </table:table-cell>
              <table:table-cell office:value-type="float" office:value="0.176385">
                <text:p>0.176385</text:p>
              </table:table-cell>
              <table:table-cell office:value-type="float" office:value="0.195748">
                <text:p>0.195748</text:p>
              </table:table-cell>
              <table:table-cell office:value-type="float" office:value="0.226581">
                <text:p>0.226581</text:p>
              </table:table-cell>
              <table:table-cell office:value-type="float" office:value="0.262878">
                <text:p>0.262878</text:p>
              </table:table-cell>
              <table:table-cell office:value-type="float" office:value="0.348995">
                <text:p>0.348995</text:p>
              </table:table-cell>
              <table:table-cell office:value-type="float" office:value="0.416637">
                <text:p>0.416637</text:p>
              </table:table-cell>
              <table:table-cell office:value-type="float" office:value="0.144964">
                <text:p>0.1449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01538">
                <text:p>-0.101538</text:p>
              </table:table-cell>
              <table:table-cell office:value-type="float" office:value="0.045834">
                <text:p>0.045834</text:p>
              </table:table-cell>
              <table:table-cell office:value-type="float" office:value="0.080283">
                <text:p>0.080283</text:p>
              </table:table-cell>
              <table:table-cell office:value-type="float" office:value="0.107923">
                <text:p>0.107923</text:p>
              </table:table-cell>
              <table:table-cell office:value-type="float" office:value="0.145318">
                <text:p>0.145318</text:p>
              </table:table-cell>
              <table:table-cell office:value-type="float" office:value="0.178731">
                <text:p>0.178731</text:p>
              </table:table-cell>
              <table:table-cell office:value-type="float" office:value="0.203386">
                <text:p>0.203386</text:p>
              </table:table-cell>
              <table:table-cell office:value-type="float" office:value="0.239312">
                <text:p>0.239312</text:p>
              </table:table-cell>
              <table:table-cell office:value-type="float" office:value="0.270212">
                <text:p>0.270212</text:p>
              </table:table-cell>
              <table:table-cell office:value-type="float" office:value="0.338951">
                <text:p>0.338951</text:p>
              </table:table-cell>
              <table:table-cell office:value-type="float" office:value="0.416637">
                <text:p>0.416637</text:p>
              </table:table-cell>
              <table:table-cell office:value-type="float" office:value="0.150841">
                <text:p>0.1508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94853">
                <text:p>-0.394853</text:p>
              </table:table-cell>
              <table:table-cell office:value-type="float" office:value="0.047055">
                <text:p>0.047055</text:p>
              </table:table-cell>
              <table:table-cell office:value-type="float" office:value="0.091177">
                <text:p>0.091177</text:p>
              </table:table-cell>
              <table:table-cell office:value-type="float" office:value="0.131599">
                <text:p>0.131599</text:p>
              </table:table-cell>
              <table:table-cell office:value-type="float" office:value="0.16455">
                <text:p>0.16455</text:p>
              </table:table-cell>
              <table:table-cell office:value-type="float" office:value="0.190876">
                <text:p>0.190876</text:p>
              </table:table-cell>
              <table:table-cell office:value-type="float" office:value="0.220932">
                <text:p>0.220932</text:p>
              </table:table-cell>
              <table:table-cell office:value-type="float" office:value="0.250427">
                <text:p>0.250427</text:p>
              </table:table-cell>
              <table:table-cell office:value-type="float" office:value="0.281563">
                <text:p>0.281563</text:p>
              </table:table-cell>
              <table:table-cell office:value-type="float" office:value="0.347336">
                <text:p>0.347336</text:p>
              </table:table-cell>
              <table:table-cell office:value-type="float" office:value="0.416637">
                <text:p>0.416637</text:p>
              </table:table-cell>
              <table:table-cell office:value-type="float" office:value="0.133066">
                <text:p>0.1330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83868">
                <text:p>-0.283868</text:p>
              </table:table-cell>
              <table:table-cell office:value-type="float" office:value="0.069358">
                <text:p>0.069358</text:p>
              </table:table-cell>
              <table:table-cell office:value-type="float" office:value="0.107162">
                <text:p>0.107162</text:p>
              </table:table-cell>
              <table:table-cell office:value-type="float" office:value="0.137185">
                <text:p>0.137185</text:p>
              </table:table-cell>
              <table:table-cell office:value-type="float" office:value="0.176919">
                <text:p>0.176919</text:p>
              </table:table-cell>
              <table:table-cell office:value-type="float" office:value="0.202856">
                <text:p>0.202856</text:p>
              </table:table-cell>
              <table:table-cell office:value-type="float" office:value="0.231347">
                <text:p>0.231347</text:p>
              </table:table-cell>
              <table:table-cell office:value-type="float" office:value="0.259616">
                <text:p>0.259616</text:p>
              </table:table-cell>
              <table:table-cell office:value-type="float" office:value="0.291545">
                <text:p>0.291545</text:p>
              </table:table-cell>
              <table:table-cell office:value-type="float" office:value="0.346002">
                <text:p>0.346002</text:p>
              </table:table-cell>
              <table:table-cell office:value-type="float" office:value="0.416637">
                <text:p>0.416637</text:p>
              </table:table-cell>
              <table:table-cell office:value-type="float" office:value="0.153812">
                <text:p>0.1538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46841">
                <text:p>-0.346841</text:p>
              </table:table-cell>
              <table:table-cell office:value-type="float" office:value="0.059428">
                <text:p>0.059428</text:p>
              </table:table-cell>
              <table:table-cell office:value-type="float" office:value="0.100666">
                <text:p>0.100666</text:p>
              </table:table-cell>
              <table:table-cell office:value-type="float" office:value="0.135719">
                <text:p>0.135719</text:p>
              </table:table-cell>
              <table:table-cell office:value-type="float" office:value="0.167639">
                <text:p>0.167639</text:p>
              </table:table-cell>
              <table:table-cell office:value-type="float" office:value="0.198433">
                <text:p>0.198433</text:p>
              </table:table-cell>
              <table:table-cell office:value-type="float" office:value="0.230288">
                <text:p>0.230288</text:p>
              </table:table-cell>
              <table:table-cell office:value-type="float" office:value="0.264484">
                <text:p>0.264484</text:p>
              </table:table-cell>
              <table:table-cell office:value-type="float" office:value="0.297153">
                <text:p>0.297153</text:p>
              </table:table-cell>
              <table:table-cell office:value-type="float" office:value="0.346835">
                <text:p>0.346835</text:p>
              </table:table-cell>
              <table:table-cell office:value-type="float" office:value="0.416637">
                <text:p>0.416637</text:p>
              </table:table-cell>
              <table:table-cell office:value-type="float" office:value="0.145381">
                <text:p>0.1453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25241">
                <text:p>-0.025241</text:p>
              </table:table-cell>
              <table:table-cell office:value-type="float" office:value="0.072578">
                <text:p>0.072578</text:p>
              </table:table-cell>
              <table:table-cell office:value-type="float" office:value="0.105424">
                <text:p>0.105424</text:p>
              </table:table-cell>
              <table:table-cell office:value-type="float" office:value="0.137447">
                <text:p>0.137447</text:p>
              </table:table-cell>
              <table:table-cell office:value-type="float" office:value="0.16842">
                <text:p>0.16842</text:p>
              </table:table-cell>
              <table:table-cell office:value-type="float" office:value="0.199233">
                <text:p>0.199233</text:p>
              </table:table-cell>
              <table:table-cell office:value-type="float" office:value="0.231872">
                <text:p>0.231872</text:p>
              </table:table-cell>
              <table:table-cell office:value-type="float" office:value="0.258648">
                <text:p>0.258648</text:p>
              </table:table-cell>
              <table:table-cell office:value-type="float" office:value="0.293536">
                <text:p>0.293536</text:p>
              </table:table-cell>
              <table:table-cell office:value-type="float" office:value="0.355036">
                <text:p>0.355036</text:p>
              </table:table-cell>
              <table:table-cell office:value-type="float" office:value="0.416637">
                <text:p>0.416637</text:p>
              </table:table-cell>
              <table:table-cell office:value-type="float" office:value="0.179695">
                <text:p>0.1796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136464">
                <text:p>-0.136464</text:p>
              </table:table-cell>
              <table:table-cell office:value-type="float" office:value="0.072128">
                <text:p>0.072128</text:p>
              </table:table-cell>
              <table:table-cell office:value-type="float" office:value="0.113099">
                <text:p>0.113099</text:p>
              </table:table-cell>
              <table:table-cell office:value-type="float" office:value="0.146107">
                <text:p>0.146107</text:p>
              </table:table-cell>
              <table:table-cell office:value-type="float" office:value="0.170989">
                <text:p>0.170989</text:p>
              </table:table-cell>
              <table:table-cell office:value-type="float" office:value="0.198079">
                <text:p>0.198079</text:p>
              </table:table-cell>
              <table:table-cell office:value-type="float" office:value="0.227452">
                <text:p>0.227452</text:p>
              </table:table-cell>
              <table:table-cell office:value-type="float" office:value="0.263555">
                <text:p>0.263555</text:p>
              </table:table-cell>
              <table:table-cell office:value-type="float" office:value="0.303045">
                <text:p>0.303045</text:p>
              </table:table-cell>
              <table:table-cell office:value-type="float" office:value="0.378137">
                <text:p>0.378137</text:p>
              </table:table-cell>
              <table:table-cell office:value-type="float" office:value="0.416637">
                <text:p>0.416637</text:p>
              </table:table-cell>
              <table:table-cell office:value-type="float" office:value="0.173613">
                <text:p>0.1736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197414">
                <text:p>-0.197414</text:p>
              </table:table-cell>
              <table:table-cell office:value-type="float" office:value="0.068492">
                <text:p>0.068492</text:p>
              </table:table-cell>
              <table:table-cell office:value-type="float" office:value="0.122597">
                <text:p>0.122597</text:p>
              </table:table-cell>
              <table:table-cell office:value-type="float" office:value="0.160231">
                <text:p>0.160231</text:p>
              </table:table-cell>
              <table:table-cell office:value-type="float" office:value="0.198503">
                <text:p>0.198503</text:p>
              </table:table-cell>
              <table:table-cell office:value-type="float" office:value="0.226744">
                <text:p>0.226744</text:p>
              </table:table-cell>
              <table:table-cell office:value-type="float" office:value="0.252875">
                <text:p>0.252875</text:p>
              </table:table-cell>
              <table:table-cell office:value-type="float" office:value="0.285041">
                <text:p>0.285041</text:p>
              </table:table-cell>
              <table:table-cell office:value-type="float" office:value="0.312879">
                <text:p>0.312879</text:p>
              </table:table-cell>
              <table:table-cell office:value-type="float" office:value="0.388172">
                <text:p>0.388172</text:p>
              </table:table-cell>
              <table:table-cell office:value-type="float" office:value="0.428975">
                <text:p>0.428975</text:p>
              </table:table-cell>
              <table:table-cell office:value-type="float" office:value="0.181812">
                <text:p>0.1818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67072">
                <text:p>-0.067072</text:p>
              </table:table-cell>
              <table:table-cell office:value-type="float" office:value="0.094362">
                <text:p>0.094362</text:p>
              </table:table-cell>
              <table:table-cell office:value-type="float" office:value="0.129688">
                <text:p>0.129688</text:p>
              </table:table-cell>
              <table:table-cell office:value-type="float" office:value="0.165033">
                <text:p>0.165033</text:p>
              </table:table-cell>
              <table:table-cell office:value-type="float" office:value="0.193278">
                <text:p>0.193278</text:p>
              </table:table-cell>
              <table:table-cell office:value-type="float" office:value="0.215876">
                <text:p>0.215876</text:p>
              </table:table-cell>
              <table:table-cell office:value-type="float" office:value="0.245734">
                <text:p>0.245734</text:p>
              </table:table-cell>
              <table:table-cell office:value-type="float" office:value="0.28133">
                <text:p>0.28133</text:p>
              </table:table-cell>
              <table:table-cell office:value-type="float" office:value="0.316542">
                <text:p>0.316542</text:p>
              </table:table-cell>
              <table:table-cell office:value-type="float" office:value="0.393088">
                <text:p>0.393088</text:p>
              </table:table-cell>
              <table:table-cell office:value-type="float" office:value="0.428975">
                <text:p>0.428975</text:p>
              </table:table-cell>
              <table:table-cell office:value-type="float" office:value="0.196786">
                <text:p>0.1967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287179">
                <text:p>-0.287179</text:p>
              </table:table-cell>
              <table:table-cell office:value-type="float" office:value="0.073562">
                <text:p>0.073562</text:p>
              </table:table-cell>
              <table:table-cell office:value-type="float" office:value="0.117639">
                <text:p>0.117639</text:p>
              </table:table-cell>
              <table:table-cell office:value-type="float" office:value="0.167889">
                <text:p>0.167889</text:p>
              </table:table-cell>
              <table:table-cell office:value-type="float" office:value="0.195242">
                <text:p>0.195242</text:p>
              </table:table-cell>
              <table:table-cell office:value-type="float" office:value="0.220291">
                <text:p>0.220291</text:p>
              </table:table-cell>
              <table:table-cell office:value-type="float" office:value="0.249493">
                <text:p>0.249493</text:p>
              </table:table-cell>
              <table:table-cell office:value-type="float" office:value="0.284027">
                <text:p>0.284027</text:p>
              </table:table-cell>
              <table:table-cell office:value-type="float" office:value="0.314355">
                <text:p>0.314355</text:p>
              </table:table-cell>
              <table:table-cell office:value-type="float" office:value="0.395858">
                <text:p>0.395858</text:p>
              </table:table-cell>
              <table:table-cell office:value-type="float" office:value="0.448898">
                <text:p>0.448898</text:p>
              </table:table-cell>
              <table:table-cell office:value-type="float" office:value="0.173118">
                <text:p>0.1731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58335">
                <text:p>-0.058335</text:p>
              </table:table-cell>
              <table:table-cell office:value-type="float" office:value="0.093316">
                <text:p>0.093316</text:p>
              </table:table-cell>
              <table:table-cell office:value-type="float" office:value="0.145244">
                <text:p>0.145244</text:p>
              </table:table-cell>
              <table:table-cell office:value-type="float" office:value="0.184289">
                <text:p>0.184289</text:p>
              </table:table-cell>
              <table:table-cell office:value-type="float" office:value="0.206793">
                <text:p>0.206793</text:p>
              </table:table-cell>
              <table:table-cell office:value-type="float" office:value="0.231057">
                <text:p>0.231057</text:p>
              </table:table-cell>
              <table:table-cell office:value-type="float" office:value="0.255616">
                <text:p>0.255616</text:p>
              </table:table-cell>
              <table:table-cell office:value-type="float" office:value="0.284108">
                <text:p>0.284108</text:p>
              </table:table-cell>
              <table:table-cell office:value-type="float" office:value="0.313719">
                <text:p>0.313719</text:p>
              </table:table-cell>
              <table:table-cell office:value-type="float" office:value="0.384721">
                <text:p>0.384721</text:p>
              </table:table-cell>
              <table:table-cell office:value-type="float" office:value="0.448898">
                <text:p>0.448898</text:p>
              </table:table-cell>
              <table:table-cell office:value-type="float" office:value="0.204053">
                <text:p>0.2040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45779">
                <text:p>-0.045779</text:p>
              </table:table-cell>
              <table:table-cell office:value-type="float" office:value="0.108691">
                <text:p>0.108691</text:p>
              </table:table-cell>
              <table:table-cell office:value-type="float" office:value="0.152509">
                <text:p>0.152509</text:p>
              </table:table-cell>
              <table:table-cell office:value-type="float" office:value="0.180745">
                <text:p>0.180745</text:p>
              </table:table-cell>
              <table:table-cell office:value-type="float" office:value="0.202794">
                <text:p>0.202794</text:p>
              </table:table-cell>
              <table:table-cell office:value-type="float" office:value="0.227143">
                <text:p>0.227143</text:p>
              </table:table-cell>
              <table:table-cell office:value-type="float" office:value="0.253957">
                <text:p>0.253957</text:p>
              </table:table-cell>
              <table:table-cell office:value-type="float" office:value="0.277851">
                <text:p>0.277851</text:p>
              </table:table-cell>
              <table:table-cell office:value-type="float" office:value="0.307642">
                <text:p>0.307642</text:p>
              </table:table-cell>
              <table:table-cell office:value-type="float" office:value="0.377487">
                <text:p>0.377487</text:p>
              </table:table-cell>
              <table:table-cell office:value-type="float" office:value="0.448898">
                <text:p>0.448898</text:p>
              </table:table-cell>
              <table:table-cell office:value-type="float" office:value="0.204304">
                <text:p>0.2043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67797">
                <text:p>-0.167797</text:p>
              </table:table-cell>
              <table:table-cell office:value-type="float" office:value="0.110071">
                <text:p>0.110071</text:p>
              </table:table-cell>
              <table:table-cell office:value-type="float" office:value="0.143604">
                <text:p>0.143604</text:p>
              </table:table-cell>
              <table:table-cell office:value-type="float" office:value="0.17259">
                <text:p>0.17259</text:p>
              </table:table-cell>
              <table:table-cell office:value-type="float" office:value="0.19909">
                <text:p>0.19909</text:p>
              </table:table-cell>
              <table:table-cell office:value-type="float" office:value="0.223835">
                <text:p>0.223835</text:p>
              </table:table-cell>
              <table:table-cell office:value-type="float" office:value="0.252199">
                <text:p>0.252199</text:p>
              </table:table-cell>
              <table:table-cell office:value-type="float" office:value="0.284553">
                <text:p>0.284553</text:p>
              </table:table-cell>
              <table:table-cell office:value-type="float" office:value="0.333069">
                <text:p>0.333069</text:p>
              </table:table-cell>
              <table:table-cell office:value-type="float" office:value="0.392335">
                <text:p>0.392335</text:p>
              </table:table-cell>
              <table:table-cell office:value-type="float" office:value="0.448898">
                <text:p>0.448898</text:p>
              </table:table-cell>
              <table:table-cell office:value-type="float" office:value="0.194355">
                <text:p>0.1943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270731">
                <text:p>-0.270731</text:p>
              </table:table-cell>
              <table:table-cell office:value-type="float" office:value="0.101767">
                <text:p>0.101767</text:p>
              </table:table-cell>
              <table:table-cell office:value-type="float" office:value="0.140561">
                <text:p>0.140561</text:p>
              </table:table-cell>
              <table:table-cell office:value-type="float" office:value="0.175785">
                <text:p>0.175785</text:p>
              </table:table-cell>
              <table:table-cell office:value-type="float" office:value="0.199879">
                <text:p>0.199879</text:p>
              </table:table-cell>
              <table:table-cell office:value-type="float" office:value="0.226588">
                <text:p>0.226588</text:p>
              </table:table-cell>
              <table:table-cell office:value-type="float" office:value="0.25083">
                <text:p>0.25083</text:p>
              </table:table-cell>
              <table:table-cell office:value-type="float" office:value="0.28303">
                <text:p>0.28303</text:p>
              </table:table-cell>
              <table:table-cell office:value-type="float" office:value="0.325943">
                <text:p>0.325943</text:p>
              </table:table-cell>
              <table:table-cell office:value-type="float" office:value="0.383565">
                <text:p>0.383565</text:p>
              </table:table-cell>
              <table:table-cell office:value-type="float" office:value="0.448898">
                <text:p>0.448898</text:p>
              </table:table-cell>
              <table:table-cell office:value-type="float" office:value="0.181722">
                <text:p>0.1817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60163">
                <text:p>-0.060163</text:p>
              </table:table-cell>
              <table:table-cell office:value-type="float" office:value="0.112264">
                <text:p>0.112264</text:p>
              </table:table-cell>
              <table:table-cell office:value-type="float" office:value="0.158041">
                <text:p>0.158041</text:p>
              </table:table-cell>
              <table:table-cell office:value-type="float" office:value="0.19166">
                <text:p>0.19166</text:p>
              </table:table-cell>
              <table:table-cell office:value-type="float" office:value="0.224668">
                <text:p>0.224668</text:p>
              </table:table-cell>
              <table:table-cell office:value-type="float" office:value="0.246497">
                <text:p>0.246497</text:p>
              </table:table-cell>
              <table:table-cell office:value-type="float" office:value="0.267209">
                <text:p>0.267209</text:p>
              </table:table-cell>
              <table:table-cell office:value-type="float" office:value="0.304765">
                <text:p>0.304765</text:p>
              </table:table-cell>
              <table:table-cell office:value-type="float" office:value="0.330653">
                <text:p>0.330653</text:p>
              </table:table-cell>
              <table:table-cell office:value-type="float" office:value="0.385733">
                <text:p>0.385733</text:p>
              </table:table-cell>
              <table:table-cell office:value-type="float" office:value="0.448898">
                <text:p>0.448898</text:p>
              </table:table-cell>
              <table:table-cell office:value-type="float" office:value="0.216133">
                <text:p>0.2161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55856">
                <text:p>-0.155856</text:p>
              </table:table-cell>
              <table:table-cell office:value-type="float" office:value="0.116009">
                <text:p>0.116009</text:p>
              </table:table-cell>
              <table:table-cell office:value-type="float" office:value="0.158645">
                <text:p>0.158645</text:p>
              </table:table-cell>
              <table:table-cell office:value-type="float" office:value="0.185595">
                <text:p>0.185595</text:p>
              </table:table-cell>
              <table:table-cell office:value-type="float" office:value="0.215822">
                <text:p>0.215822</text:p>
              </table:table-cell>
              <table:table-cell office:value-type="float" office:value="0.24337">
                <text:p>0.24337</text:p>
              </table:table-cell>
              <table:table-cell office:value-type="float" office:value="0.266522">
                <text:p>0.266522</text:p>
              </table:table-cell>
              <table:table-cell office:value-type="float" office:value="0.303069">
                <text:p>0.303069</text:p>
              </table:table-cell>
              <table:table-cell office:value-type="float" office:value="0.33118">
                <text:p>0.33118</text:p>
              </table:table-cell>
              <table:table-cell office:value-type="float" office:value="0.389085">
                <text:p>0.389085</text:p>
              </table:table-cell>
              <table:table-cell office:value-type="float" office:value="0.448898">
                <text:p>0.448898</text:p>
              </table:table-cell>
              <table:table-cell office:value-type="float" office:value="0.205344">
                <text:p>0.2053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68125">
                <text:p>-0.168125</text:p>
              </table:table-cell>
              <table:table-cell office:value-type="float" office:value="0.098259">
                <text:p>0.098259</text:p>
              </table:table-cell>
              <table:table-cell office:value-type="float" office:value="0.128759">
                <text:p>0.128759</text:p>
              </table:table-cell>
              <table:table-cell office:value-type="float" office:value="0.167642">
                <text:p>0.167642</text:p>
              </table:table-cell>
              <table:table-cell office:value-type="float" office:value="0.200061">
                <text:p>0.200061</text:p>
              </table:table-cell>
              <table:table-cell office:value-type="float" office:value="0.23301">
                <text:p>0.23301</text:p>
              </table:table-cell>
              <table:table-cell office:value-type="float" office:value="0.267016">
                <text:p>0.267016</text:p>
              </table:table-cell>
              <table:table-cell office:value-type="float" office:value="0.307785">
                <text:p>0.307785</text:p>
              </table:table-cell>
              <table:table-cell office:value-type="float" office:value="0.340538">
                <text:p>0.340538</text:p>
              </table:table-cell>
              <table:table-cell office:value-type="float" office:value="0.399065">
                <text:p>0.399065</text:p>
              </table:table-cell>
              <table:table-cell office:value-type="float" office:value="0.451427">
                <text:p>0.451427</text:p>
              </table:table-cell>
              <table:table-cell office:value-type="float" office:value="0.197401">
                <text:p>0.1974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68783">
                <text:p>-0.168783</text:p>
              </table:table-cell>
              <table:table-cell office:value-type="float" office:value="0.110996">
                <text:p>0.110996</text:p>
              </table:table-cell>
              <table:table-cell office:value-type="float" office:value="0.154717">
                <text:p>0.154717</text:p>
              </table:table-cell>
              <table:table-cell office:value-type="float" office:value="0.185342">
                <text:p>0.185342</text:p>
              </table:table-cell>
              <table:table-cell office:value-type="float" office:value="0.215799">
                <text:p>0.215799</text:p>
              </table:table-cell>
              <table:table-cell office:value-type="float" office:value="0.242873">
                <text:p>0.242873</text:p>
              </table:table-cell>
              <table:table-cell office:value-type="float" office:value="0.273744">
                <text:p>0.273744</text:p>
              </table:table-cell>
              <table:table-cell office:value-type="float" office:value="0.315929">
                <text:p>0.315929</text:p>
              </table:table-cell>
              <table:table-cell office:value-type="float" office:value="0.354109">
                <text:p>0.354109</text:p>
              </table:table-cell>
              <table:table-cell office:value-type="float" office:value="0.411278">
                <text:p>0.411278</text:p>
              </table:table-cell>
              <table:table-cell office:value-type="float" office:value="0.451427">
                <text:p>0.451427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78057">
                <text:p>-0.178057</text:p>
              </table:table-cell>
              <table:table-cell office:value-type="float" office:value="0.107632">
                <text:p>0.107632</text:p>
              </table:table-cell>
              <table:table-cell office:value-type="float" office:value="0.156526">
                <text:p>0.156526</text:p>
              </table:table-cell>
              <table:table-cell office:value-type="float" office:value="0.199489">
                <text:p>0.199489</text:p>
              </table:table-cell>
              <table:table-cell office:value-type="float" office:value="0.229785">
                <text:p>0.229785</text:p>
              </table:table-cell>
              <table:table-cell office:value-type="float" office:value="0.261136">
                <text:p>0.261136</text:p>
              </table:table-cell>
              <table:table-cell office:value-type="float" office:value="0.294344">
                <text:p>0.294344</text:p>
              </table:table-cell>
              <table:table-cell office:value-type="float" office:value="0.320229">
                <text:p>0.320229</text:p>
              </table:table-cell>
              <table:table-cell office:value-type="float" office:value="0.356757">
                <text:p>0.356757</text:p>
              </table:table-cell>
              <table:table-cell office:value-type="float" office:value="0.41864">
                <text:p>0.41864</text:p>
              </table:table-cell>
              <table:table-cell office:value-type="float" office:value="0.451427">
                <text:p>0.451427</text:p>
              </table:table-cell>
              <table:table-cell office:value-type="float" office:value="0.216648">
                <text:p>0.2166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46627">
                <text:p>-0.146627</text:p>
              </table:table-cell>
              <table:table-cell office:value-type="float" office:value="0.138848">
                <text:p>0.138848</text:p>
              </table:table-cell>
              <table:table-cell office:value-type="float" office:value="0.185977">
                <text:p>0.185977</text:p>
              </table:table-cell>
              <table:table-cell office:value-type="float" office:value="0.211409">
                <text:p>0.211409</text:p>
              </table:table-cell>
              <table:table-cell office:value-type="float" office:value="0.236831">
                <text:p>0.236831</text:p>
              </table:table-cell>
              <table:table-cell office:value-type="float" office:value="0.263213">
                <text:p>0.263213</text:p>
              </table:table-cell>
              <table:table-cell office:value-type="float" office:value="0.292161">
                <text:p>0.292161</text:p>
              </table:table-cell>
              <table:table-cell office:value-type="float" office:value="0.315893">
                <text:p>0.315893</text:p>
              </table:table-cell>
              <table:table-cell office:value-type="float" office:value="0.353756">
                <text:p>0.353756</text:p>
              </table:table-cell>
              <table:table-cell office:value-type="float" office:value="0.410652">
                <text:p>0.410652</text:p>
              </table:table-cell>
              <table:table-cell office:value-type="float" office:value="0.451427">
                <text:p>0.451427</text:p>
              </table:table-cell>
              <table:table-cell office:value-type="float" office:value="0.226211">
                <text:p>0.2262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96992">
                <text:p>-0.096992</text:p>
              </table:table-cell>
              <table:table-cell office:value-type="float" office:value="0.138">
                <text:p>0.138</text:p>
              </table:table-cell>
              <table:table-cell office:value-type="float" office:value="0.194983">
                <text:p>0.194983</text:p>
              </table:table-cell>
              <table:table-cell office:value-type="float" office:value="0.227667">
                <text:p>0.227667</text:p>
              </table:table-cell>
              <table:table-cell office:value-type="float" office:value="0.255078">
                <text:p>0.255078</text:p>
              </table:table-cell>
              <table:table-cell office:value-type="float" office:value="0.277314">
                <text:p>0.277314</text:p>
              </table:table-cell>
              <table:table-cell office:value-type="float" office:value="0.305824">
                <text:p>0.305824</text:p>
              </table:table-cell>
              <table:table-cell office:value-type="float" office:value="0.333083">
                <text:p>0.333083</text:p>
              </table:table-cell>
              <table:table-cell office:value-type="float" office:value="0.36581">
                <text:p>0.36581</text:p>
              </table:table-cell>
              <table:table-cell office:value-type="float" office:value="0.409501">
                <text:p>0.409501</text:p>
              </table:table-cell>
              <table:table-cell office:value-type="float" office:value="0.451427">
                <text:p>0.451427</text:p>
              </table:table-cell>
              <table:table-cell office:value-type="float" office:value="0.241027">
                <text:p>0.2410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45624">
                <text:p>-0.045624</text:p>
              </table:table-cell>
              <table:table-cell office:value-type="float" office:value="0.137624">
                <text:p>0.137624</text:p>
              </table:table-cell>
              <table:table-cell office:value-type="float" office:value="0.197322">
                <text:p>0.197322</text:p>
              </table:table-cell>
              <table:table-cell office:value-type="float" office:value="0.229804">
                <text:p>0.229804</text:p>
              </table:table-cell>
              <table:table-cell office:value-type="float" office:value="0.259905">
                <text:p>0.259905</text:p>
              </table:table-cell>
              <table:table-cell office:value-type="float" office:value="0.283056">
                <text:p>0.283056</text:p>
              </table:table-cell>
              <table:table-cell office:value-type="float" office:value="0.307572">
                <text:p>0.307572</text:p>
              </table:table-cell>
              <table:table-cell office:value-type="float" office:value="0.334902">
                <text:p>0.334902</text:p>
              </table:table-cell>
              <table:table-cell office:value-type="float" office:value="0.373618">
                <text:p>0.373618</text:p>
              </table:table-cell>
              <table:table-cell office:value-type="float" office:value="0.415605">
                <text:p>0.415605</text:p>
              </table:table-cell>
              <table:table-cell office:value-type="float" office:value="0.451427">
                <text:p>0.451427</text:p>
              </table:table-cell>
              <table:table-cell office:value-type="float" office:value="0.249378">
                <text:p>0.2493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33721">
                <text:p>-0.033721</text:p>
              </table:table-cell>
              <table:table-cell office:value-type="float" office:value="0.134243">
                <text:p>0.134243</text:p>
              </table:table-cell>
              <table:table-cell office:value-type="float" office:value="0.188004">
                <text:p>0.188004</text:p>
              </table:table-cell>
              <table:table-cell office:value-type="float" office:value="0.232265">
                <text:p>0.232265</text:p>
              </table:table-cell>
              <table:table-cell office:value-type="float" office:value="0.265553">
                <text:p>0.265553</text:p>
              </table:table-cell>
              <table:table-cell office:value-type="float" office:value="0.290326">
                <text:p>0.290326</text:p>
              </table:table-cell>
              <table:table-cell office:value-type="float" office:value="0.318626">
                <text:p>0.318626</text:p>
              </table:table-cell>
              <table:table-cell office:value-type="float" office:value="0.354042">
                <text:p>0.354042</text:p>
              </table:table-cell>
              <table:table-cell office:value-type="float" office:value="0.378729">
                <text:p>0.378729</text:p>
              </table:table-cell>
              <table:table-cell office:value-type="float" office:value="0.41258">
                <text:p>0.41258</text:p>
              </table:table-cell>
              <table:table-cell office:value-type="float" office:value="0.451427">
                <text:p>0.451427</text:p>
              </table:table-cell>
              <table:table-cell office:value-type="float" office:value="0.254065">
                <text:p>0.2540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38255">
                <text:p>-0.138255</text:p>
              </table:table-cell>
              <table:table-cell office:value-type="float" office:value="0.14589">
                <text:p>0.14589</text:p>
              </table:table-cell>
              <table:table-cell office:value-type="float" office:value="0.197829">
                <text:p>0.197829</text:p>
              </table:table-cell>
              <table:table-cell office:value-type="float" office:value="0.237679">
                <text:p>0.237679</text:p>
              </table:table-cell>
              <table:table-cell office:value-type="float" office:value="0.273526">
                <text:p>0.273526</text:p>
              </table:table-cell>
              <table:table-cell office:value-type="float" office:value="0.300453">
                <text:p>0.300453</text:p>
              </table:table-cell>
              <table:table-cell office:value-type="float" office:value="0.333149">
                <text:p>0.333149</text:p>
              </table:table-cell>
              <table:table-cell office:value-type="float" office:value="0.365898">
                <text:p>0.365898</text:p>
              </table:table-cell>
              <table:table-cell office:value-type="float" office:value="0.387771">
                <text:p>0.387771</text:p>
              </table:table-cell>
              <table:table-cell office:value-type="float" office:value="0.412136">
                <text:p>0.412136</text:p>
              </table:table-cell>
              <table:table-cell office:value-type="float" office:value="0.451427">
                <text:p>0.451427</text:p>
              </table:table-cell>
              <table:table-cell office:value-type="float" office:value="0.251608">
                <text:p>0.25160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51945">
                <text:p>-0.151945</text:p>
              </table:table-cell>
              <table:table-cell office:value-type="float" office:value="0.139862">
                <text:p>0.139862</text:p>
              </table:table-cell>
              <table:table-cell office:value-type="float" office:value="0.19832">
                <text:p>0.19832</text:p>
              </table:table-cell>
              <table:table-cell office:value-type="float" office:value="0.245741">
                <text:p>0.245741</text:p>
              </table:table-cell>
              <table:table-cell office:value-type="float" office:value="0.279537">
                <text:p>0.279537</text:p>
              </table:table-cell>
              <table:table-cell office:value-type="float" office:value="0.30403">
                <text:p>0.30403</text:p>
              </table:table-cell>
              <table:table-cell office:value-type="float" office:value="0.344598">
                <text:p>0.344598</text:p>
              </table:table-cell>
              <table:table-cell office:value-type="float" office:value="0.369377">
                <text:p>0.369377</text:p>
              </table:table-cell>
              <table:table-cell office:value-type="float" office:value="0.393041">
                <text:p>0.393041</text:p>
              </table:table-cell>
              <table:table-cell office:value-type="float" office:value="0.422157">
                <text:p>0.422157</text:p>
              </table:table-cell>
              <table:table-cell office:value-type="float" office:value="0.451427">
                <text:p>0.451427</text:p>
              </table:table-cell>
              <table:table-cell office:value-type="float" office:value="0.254472">
                <text:p>0.2544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92342">
                <text:p>-0.092342</text:p>
              </table:table-cell>
              <table:table-cell office:value-type="float" office:value="0.140121">
                <text:p>0.140121</text:p>
              </table:table-cell>
              <table:table-cell office:value-type="float" office:value="0.211842">
                <text:p>0.211842</text:p>
              </table:table-cell>
              <table:table-cell office:value-type="float" office:value="0.260729">
                <text:p>0.260729</text:p>
              </table:table-cell>
              <table:table-cell office:value-type="float" office:value="0.287838">
                <text:p>0.287838</text:p>
              </table:table-cell>
              <table:table-cell office:value-type="float" office:value="0.30833">
                <text:p>0.30833</text:p>
              </table:table-cell>
              <table:table-cell office:value-type="float" office:value="0.339884">
                <text:p>0.339884</text:p>
              </table:table-cell>
              <table:table-cell office:value-type="float" office:value="0.363243">
                <text:p>0.363243</text:p>
              </table:table-cell>
              <table:table-cell office:value-type="float" office:value="0.388809">
                <text:p>0.388809</text:p>
              </table:table-cell>
              <table:table-cell office:value-type="float" office:value="0.422168">
                <text:p>0.422168</text:p>
              </table:table-cell>
              <table:table-cell office:value-type="float" office:value="0.451427">
                <text:p>0.451427</text:p>
              </table:table-cell>
              <table:table-cell office:value-type="float" office:value="0.263062">
                <text:p>0.2630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139345">
                <text:p>-0.139345</text:p>
              </table:table-cell>
              <table:table-cell office:value-type="float" office:value="0.144521">
                <text:p>0.144521</text:p>
              </table:table-cell>
              <table:table-cell office:value-type="float" office:value="0.206946">
                <text:p>0.206946</text:p>
              </table:table-cell>
              <table:table-cell office:value-type="float" office:value="0.257441">
                <text:p>0.257441</text:p>
              </table:table-cell>
              <table:table-cell office:value-type="float" office:value="0.286275">
                <text:p>0.286275</text:p>
              </table:table-cell>
              <table:table-cell office:value-type="float" office:value="0.305021">
                <text:p>0.305021</text:p>
              </table:table-cell>
              <table:table-cell office:value-type="float" office:value="0.33302">
                <text:p>0.33302</text:p>
              </table:table-cell>
              <table:table-cell office:value-type="float" office:value="0.358258">
                <text:p>0.358258</text:p>
              </table:table-cell>
              <table:table-cell office:value-type="float" office:value="0.379279">
                <text:p>0.379279</text:p>
              </table:table-cell>
              <table:table-cell office:value-type="float" office:value="0.412249">
                <text:p>0.412249</text:p>
              </table:table-cell>
              <table:table-cell office:value-type="float" office:value="0.451427">
                <text:p>0.451427</text:p>
              </table:table-cell>
              <table:table-cell office:value-type="float" office:value="0.254366">
                <text:p>0.2543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0205">
                <text:p>0.020205</text:p>
              </table:table-cell>
              <table:table-cell office:value-type="float" office:value="0.150066">
                <text:p>0.150066</text:p>
              </table:table-cell>
              <table:table-cell office:value-type="float" office:value="0.20371">
                <text:p>0.20371</text:p>
              </table:table-cell>
              <table:table-cell office:value-type="float" office:value="0.254148">
                <text:p>0.254148</text:p>
              </table:table-cell>
              <table:table-cell office:value-type="float" office:value="0.285074">
                <text:p>0.285074</text:p>
              </table:table-cell>
              <table:table-cell office:value-type="float" office:value="0.305742">
                <text:p>0.305742</text:p>
              </table:table-cell>
              <table:table-cell office:value-type="float" office:value="0.341464">
                <text:p>0.341464</text:p>
              </table:table-cell>
              <table:table-cell office:value-type="float" office:value="0.3647">
                <text:p>0.3647</text:p>
              </table:table-cell>
              <table:table-cell office:value-type="float" office:value="0.387087">
                <text:p>0.387087</text:p>
              </table:table-cell>
              <table:table-cell office:value-type="float" office:value="0.422798">
                <text:p>0.422798</text:p>
              </table:table-cell>
              <table:table-cell office:value-type="float" office:value="0.451427">
                <text:p>0.451427</text:p>
              </table:table-cell>
              <table:table-cell office:value-type="float" office:value="0.273499">
                <text:p>0.2734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17169">
                <text:p>-0.017169</text:p>
              </table:table-cell>
              <table:table-cell office:value-type="float" office:value="0.162354">
                <text:p>0.162354</text:p>
              </table:table-cell>
              <table:table-cell office:value-type="float" office:value="0.228777">
                <text:p>0.228777</text:p>
              </table:table-cell>
              <table:table-cell office:value-type="float" office:value="0.268473">
                <text:p>0.268473</text:p>
              </table:table-cell>
              <table:table-cell office:value-type="float" office:value="0.294123">
                <text:p>0.294123</text:p>
              </table:table-cell>
              <table:table-cell office:value-type="float" office:value="0.3244">
                <text:p>0.3244</text:p>
              </table:table-cell>
              <table:table-cell office:value-type="float" office:value="0.355382">
                <text:p>0.355382</text:p>
              </table:table-cell>
              <table:table-cell office:value-type="float" office:value="0.379687">
                <text:p>0.379687</text:p>
              </table:table-cell>
              <table:table-cell office:value-type="float" office:value="0.396152">
                <text:p>0.396152</text:p>
              </table:table-cell>
              <table:table-cell office:value-type="float" office:value="0.424261">
                <text:p>0.424261</text:p>
              </table:table-cell>
              <table:table-cell office:value-type="float" office:value="0.451427">
                <text:p>0.451427</text:p>
              </table:table-cell>
              <table:table-cell office:value-type="float" office:value="0.281644">
                <text:p>0.2816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7734">
                <text:p>-0.007734</text:p>
              </table:table-cell>
              <table:table-cell office:value-type="float" office:value="0.171008">
                <text:p>0.171008</text:p>
              </table:table-cell>
              <table:table-cell office:value-type="float" office:value="0.238027">
                <text:p>0.238027</text:p>
              </table:table-cell>
              <table:table-cell office:value-type="float" office:value="0.283885">
                <text:p>0.283885</text:p>
              </table:table-cell>
              <table:table-cell office:value-type="float" office:value="0.31181">
                <text:p>0.31181</text:p>
              </table:table-cell>
              <table:table-cell office:value-type="float" office:value="0.349166">
                <text:p>0.349166</text:p>
              </table:table-cell>
              <table:table-cell office:value-type="float" office:value="0.372907">
                <text:p>0.372907</text:p>
              </table:table-cell>
              <table:table-cell office:value-type="float" office:value="0.389072">
                <text:p>0.389072</text:p>
              </table:table-cell>
              <table:table-cell office:value-type="float" office:value="0.398583">
                <text:p>0.398583</text:p>
              </table:table-cell>
              <table:table-cell office:value-type="float" office:value="0.426976">
                <text:p>0.426976</text:p>
              </table:table-cell>
              <table:table-cell office:value-type="float" office:value="0.451427">
                <text:p>0.451427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24497">
                <text:p>-0.124497</text:p>
              </table:table-cell>
              <table:table-cell office:value-type="float" office:value="0.16194">
                <text:p>0.16194</text:p>
              </table:table-cell>
              <table:table-cell office:value-type="float" office:value="0.224532">
                <text:p>0.224532</text:p>
              </table:table-cell>
              <table:table-cell office:value-type="float" office:value="0.272283">
                <text:p>0.272283</text:p>
              </table:table-cell>
              <table:table-cell office:value-type="float" office:value="0.299033">
                <text:p>0.299033</text:p>
              </table:table-cell>
              <table:table-cell office:value-type="float" office:value="0.332894">
                <text:p>0.332894</text:p>
              </table:table-cell>
              <table:table-cell office:value-type="float" office:value="0.368917">
                <text:p>0.368917</text:p>
              </table:table-cell>
              <table:table-cell office:value-type="float" office:value="0.387565">
                <text:p>0.387565</text:p>
              </table:table-cell>
              <table:table-cell office:value-type="float" office:value="0.396969">
                <text:p>0.396969</text:p>
              </table:table-cell>
              <table:table-cell office:value-type="float" office:value="0.428819">
                <text:p>0.428819</text:p>
              </table:table-cell>
              <table:table-cell office:value-type="float" office:value="0.451427">
                <text:p>0.451427</text:p>
              </table:table-cell>
              <table:table-cell office:value-type="float" office:value="0.274845">
                <text:p>0.2748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12619">
                <text:p>-0.012619</text:p>
              </table:table-cell>
              <table:table-cell office:value-type="float" office:value="0.173227">
                <text:p>0.173227</text:p>
              </table:table-cell>
              <table:table-cell office:value-type="float" office:value="0.227025">
                <text:p>0.227025</text:p>
              </table:table-cell>
              <table:table-cell office:value-type="float" office:value="0.277276">
                <text:p>0.277276</text:p>
              </table:table-cell>
              <table:table-cell office:value-type="float" office:value="0.309706">
                <text:p>0.309706</text:p>
              </table:table-cell>
              <table:table-cell office:value-type="float" office:value="0.334114">
                <text:p>0.334114</text:p>
              </table:table-cell>
              <table:table-cell office:value-type="float" office:value="0.359246">
                <text:p>0.359246</text:p>
              </table:table-cell>
              <table:table-cell office:value-type="float" office:value="0.383455">
                <text:p>0.383455</text:p>
              </table:table-cell>
              <table:table-cell office:value-type="float" office:value="0.396957">
                <text:p>0.396957</text:p>
              </table:table-cell>
              <table:table-cell office:value-type="float" office:value="0.426539">
                <text:p>0.426539</text:p>
              </table:table-cell>
              <table:table-cell office:value-type="float" office:value="0.451427">
                <text:p>0.451427</text:p>
              </table:table-cell>
              <table:table-cell office:value-type="float" office:value="0.287493">
                <text:p>0.2874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46213">
                <text:p>-0.046213</text:p>
              </table:table-cell>
              <table:table-cell office:value-type="float" office:value="0.197939">
                <text:p>0.197939</text:p>
              </table:table-cell>
              <table:table-cell office:value-type="float" office:value="0.242874">
                <text:p>0.242874</text:p>
              </table:table-cell>
              <table:table-cell office:value-type="float" office:value="0.280407">
                <text:p>0.280407</text:p>
              </table:table-cell>
              <table:table-cell office:value-type="float" office:value="0.314928">
                <text:p>0.314928</text:p>
              </table:table-cell>
              <table:table-cell office:value-type="float" office:value="0.340015">
                <text:p>0.340015</text:p>
              </table:table-cell>
              <table:table-cell office:value-type="float" office:value="0.368528">
                <text:p>0.368528</text:p>
              </table:table-cell>
              <table:table-cell office:value-type="float" office:value="0.387805">
                <text:p>0.387805</text:p>
              </table:table-cell>
              <table:table-cell office:value-type="float" office:value="0.401763">
                <text:p>0.401763</text:p>
              </table:table-cell>
              <table:table-cell office:value-type="float" office:value="0.432266">
                <text:p>0.432266</text:p>
              </table:table-cell>
              <table:table-cell office:value-type="float" office:value="0.451427">
                <text:p>0.451427</text:p>
              </table:table-cell>
              <table:table-cell office:value-type="float" office:value="0.292031">
                <text:p>0.2920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19527">
                <text:p>0.119527</text:p>
              </table:table-cell>
              <table:table-cell office:value-type="float" office:value="0.192733">
                <text:p>0.192733</text:p>
              </table:table-cell>
              <table:table-cell office:value-type="float" office:value="0.23972">
                <text:p>0.23972</text:p>
              </table:table-cell>
              <table:table-cell office:value-type="float" office:value="0.280397">
                <text:p>0.280397</text:p>
              </table:table-cell>
              <table:table-cell office:value-type="float" office:value="0.32125">
                <text:p>0.32125</text:p>
              </table:table-cell>
              <table:table-cell office:value-type="float" office:value="0.350042">
                <text:p>0.350042</text:p>
              </table:table-cell>
              <table:table-cell office:value-type="float" office:value="0.379649">
                <text:p>0.379649</text:p>
              </table:table-cell>
              <table:table-cell office:value-type="float" office:value="0.390606">
                <text:p>0.390606</text:p>
              </table:table-cell>
              <table:table-cell office:value-type="float" office:value="0.401661">
                <text:p>0.401661</text:p>
              </table:table-cell>
              <table:table-cell office:value-type="float" office:value="0.4279">
                <text:p>0.4279</text:p>
              </table:table-cell>
              <table:table-cell office:value-type="float" office:value="0.451427">
                <text:p>0.451427</text:p>
              </table:table-cell>
              <table:table-cell office:value-type="float" office:value="0.310348">
                <text:p>0.3103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72516">
                <text:p>-0.072516</text:p>
              </table:table-cell>
              <table:table-cell office:value-type="float" office:value="0.181056">
                <text:p>0.181056</text:p>
              </table:table-cell>
              <table:table-cell office:value-type="float" office:value="0.24014">
                <text:p>0.24014</text:p>
              </table:table-cell>
              <table:table-cell office:value-type="float" office:value="0.280447">
                <text:p>0.280447</text:p>
              </table:table-cell>
              <table:table-cell office:value-type="float" office:value="0.335212">
                <text:p>0.335212</text:p>
              </table:table-cell>
              <table:table-cell office:value-type="float" office:value="0.357046">
                <text:p>0.357046</text:p>
              </table:table-cell>
              <table:table-cell office:value-type="float" office:value="0.38214">
                <text:p>0.38214</text:p>
              </table:table-cell>
              <table:table-cell office:value-type="float" office:value="0.393704">
                <text:p>0.393704</text:p>
              </table:table-cell>
              <table:table-cell office:value-type="float" office:value="0.405141">
                <text:p>0.405141</text:p>
              </table:table-cell>
              <table:table-cell office:value-type="float" office:value="0.434787">
                <text:p>0.434787</text:p>
              </table:table-cell>
              <table:table-cell office:value-type="float" office:value="0.459918">
                <text:p>0.459918</text:p>
              </table:table-cell>
              <table:table-cell office:value-type="float" office:value="0.293716">
                <text:p>0.2937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06512">
                <text:p>-0.006512</text:p>
              </table:table-cell>
              <table:table-cell office:value-type="float" office:value="0.202772">
                <text:p>0.202772</text:p>
              </table:table-cell>
              <table:table-cell office:value-type="float" office:value="0.260841">
                <text:p>0.260841</text:p>
              </table:table-cell>
              <table:table-cell office:value-type="float" office:value="0.305201">
                <text:p>0.305201</text:p>
              </table:table-cell>
              <table:table-cell office:value-type="float" office:value="0.337811">
                <text:p>0.337811</text:p>
              </table:table-cell>
              <table:table-cell office:value-type="float" office:value="0.358519">
                <text:p>0.358519</text:p>
              </table:table-cell>
              <table:table-cell office:value-type="float" office:value="0.379791">
                <text:p>0.379791</text:p>
              </table:table-cell>
              <table:table-cell office:value-type="float" office:value="0.393112">
                <text:p>0.393112</text:p>
              </table:table-cell>
              <table:table-cell office:value-type="float" office:value="0.40307">
                <text:p>0.40307</text:p>
              </table:table-cell>
              <table:table-cell office:value-type="float" office:value="0.433038">
                <text:p>0.433038</text:p>
              </table:table-cell>
              <table:table-cell office:value-type="float" office:value="0.459918">
                <text:p>0.459918</text:p>
              </table:table-cell>
              <table:table-cell office:value-type="float" office:value="0.306764">
                <text:p>0.3067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062261">
                <text:p>-0.062261</text:p>
              </table:table-cell>
              <table:table-cell office:value-type="float" office:value="0.235182">
                <text:p>0.235182</text:p>
              </table:table-cell>
              <table:table-cell office:value-type="float" office:value="0.287127">
                <text:p>0.287127</text:p>
              </table:table-cell>
              <table:table-cell office:value-type="float" office:value="0.32181">
                <text:p>0.32181</text:p>
              </table:table-cell>
              <table:table-cell office:value-type="float" office:value="0.344616">
                <text:p>0.344616</text:p>
              </table:table-cell>
              <table:table-cell office:value-type="float" office:value="0.361195">
                <text:p>0.361195</text:p>
              </table:table-cell>
              <table:table-cell office:value-type="float" office:value="0.385167">
                <text:p>0.385167</text:p>
              </table:table-cell>
              <table:table-cell office:value-type="float" office:value="0.395886">
                <text:p>0.395886</text:p>
              </table:table-cell>
              <table:table-cell office:value-type="float" office:value="0.40431">
                <text:p>0.40431</text:p>
              </table:table-cell>
              <table:table-cell office:value-type="float" office:value="0.440457">
                <text:p>0.440457</text:p>
              </table:table-cell>
              <table:table-cell office:value-type="float" office:value="0.465076">
                <text:p>0.465076</text:p>
              </table:table-cell>
              <table:table-cell office:value-type="float" office:value="0.311349">
                <text:p>0.3113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65332">
                <text:p>0.065332</text:p>
              </table:table-cell>
              <table:table-cell office:value-type="float" office:value="0.249246">
                <text:p>0.249246</text:p>
              </table:table-cell>
              <table:table-cell office:value-type="float" office:value="0.299183">
                <text:p>0.299183</text:p>
              </table:table-cell>
              <table:table-cell office:value-type="float" office:value="0.327579">
                <text:p>0.327579</text:p>
              </table:table-cell>
              <table:table-cell office:value-type="float" office:value="0.346048">
                <text:p>0.346048</text:p>
              </table:table-cell>
              <table:table-cell office:value-type="float" office:value="0.35855">
                <text:p>0.35855</text:p>
              </table:table-cell>
              <table:table-cell office:value-type="float" office:value="0.379037">
                <text:p>0.379037</text:p>
              </table:table-cell>
              <table:table-cell office:value-type="float" office:value="0.394819">
                <text:p>0.394819</text:p>
              </table:table-cell>
              <table:table-cell office:value-type="float" office:value="0.403911">
                <text:p>0.403911</text:p>
              </table:table-cell>
              <table:table-cell office:value-type="float" office:value="0.435788">
                <text:p>0.435788</text:p>
              </table:table-cell>
              <table:table-cell office:value-type="float" office:value="0.465076">
                <text:p>0.465076</text:p>
              </table:table-cell>
              <table:table-cell office:value-type="float" office:value="0.325949">
                <text:p>0.3259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35205">
                <text:p>0.035205</text:p>
              </table:table-cell>
              <table:table-cell office:value-type="float" office:value="0.244674">
                <text:p>0.244674</text:p>
              </table:table-cell>
              <table:table-cell office:value-type="float" office:value="0.2896">
                <text:p>0.2896</text:p>
              </table:table-cell>
              <table:table-cell office:value-type="float" office:value="0.318627">
                <text:p>0.318627</text:p>
              </table:table-cell>
              <table:table-cell office:value-type="float" office:value="0.341967">
                <text:p>0.341967</text:p>
              </table:table-cell>
              <table:table-cell office:value-type="float" office:value="0.362664">
                <text:p>0.362664</text:p>
              </table:table-cell>
              <table:table-cell office:value-type="float" office:value="0.383629">
                <text:p>0.383629</text:p>
              </table:table-cell>
              <table:table-cell office:value-type="float" office:value="0.394007">
                <text:p>0.394007</text:p>
              </table:table-cell>
              <table:table-cell office:value-type="float" office:value="0.403306">
                <text:p>0.403306</text:p>
              </table:table-cell>
              <table:table-cell office:value-type="float" office:value="0.43535">
                <text:p>0.43535</text:p>
              </table:table-cell>
              <table:table-cell office:value-type="float" office:value="0.465076">
                <text:p>0.465076</text:p>
              </table:table-cell>
              <table:table-cell office:value-type="float" office:value="0.320903">
                <text:p>0.3209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7126">
                <text:p>0.037126</text:p>
              </table:table-cell>
              <table:table-cell office:value-type="float" office:value="0.249142">
                <text:p>0.249142</text:p>
              </table:table-cell>
              <table:table-cell office:value-type="float" office:value="0.290044">
                <text:p>0.290044</text:p>
              </table:table-cell>
              <table:table-cell office:value-type="float" office:value="0.314422">
                <text:p>0.314422</text:p>
              </table:table-cell>
              <table:table-cell office:value-type="float" office:value="0.341578">
                <text:p>0.341578</text:p>
              </table:table-cell>
              <table:table-cell office:value-type="float" office:value="0.365604">
                <text:p>0.365604</text:p>
              </table:table-cell>
              <table:table-cell office:value-type="float" office:value="0.383285">
                <text:p>0.383285</text:p>
              </table:table-cell>
              <table:table-cell office:value-type="float" office:value="0.39282">
                <text:p>0.39282</text:p>
              </table:table-cell>
              <table:table-cell office:value-type="float" office:value="0.401694">
                <text:p>0.401694</text:p>
              </table:table-cell>
              <table:table-cell office:value-type="float" office:value="0.431244">
                <text:p>0.431244</text:p>
              </table:table-cell>
              <table:table-cell office:value-type="float" office:value="0.465076">
                <text:p>0.465076</text:p>
              </table:table-cell>
              <table:table-cell office:value-type="float" office:value="0.320696">
                <text:p>0.3206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7775">
                <text:p>0.17775</text:p>
              </table:table-cell>
              <table:table-cell office:value-type="float" office:value="0.268525">
                <text:p>0.268525</text:p>
              </table:table-cell>
              <table:table-cell office:value-type="float" office:value="0.297925">
                <text:p>0.297925</text:p>
              </table:table-cell>
              <table:table-cell office:value-type="float" office:value="0.319722">
                <text:p>0.319722</text:p>
              </table:table-cell>
              <table:table-cell office:value-type="float" office:value="0.351227">
                <text:p>0.351227</text:p>
              </table:table-cell>
              <table:table-cell office:value-type="float" office:value="0.373112">
                <text:p>0.373112</text:p>
              </table:table-cell>
              <table:table-cell office:value-type="float" office:value="0.38401">
                <text:p>0.38401</text:p>
              </table:table-cell>
              <table:table-cell office:value-type="float" office:value="0.391827">
                <text:p>0.391827</text:p>
              </table:table-cell>
              <table:table-cell office:value-type="float" office:value="0.399954">
                <text:p>0.399954</text:p>
              </table:table-cell>
              <table:table-cell office:value-type="float" office:value="0.43254">
                <text:p>0.43254</text:p>
              </table:table-cell>
              <table:table-cell office:value-type="float" office:value="0.465076">
                <text:p>0.465076</text:p>
              </table:table-cell>
              <table:table-cell office:value-type="float" office:value="0.339659">
                <text:p>0.3396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80927">
                <text:p>0.180927</text:p>
              </table:table-cell>
              <table:table-cell office:value-type="float" office:value="0.258238">
                <text:p>0.258238</text:p>
              </table:table-cell>
              <table:table-cell office:value-type="float" office:value="0.288134">
                <text:p>0.288134</text:p>
              </table:table-cell>
              <table:table-cell office:value-type="float" office:value="0.31833">
                <text:p>0.31833</text:p>
              </table:table-cell>
              <table:table-cell office:value-type="float" office:value="0.36081">
                <text:p>0.36081</text:p>
              </table:table-cell>
              <table:table-cell office:value-type="float" office:value="0.381346">
                <text:p>0.381346</text:p>
              </table:table-cell>
              <table:table-cell office:value-type="float" office:value="0.388997">
                <text:p>0.388997</text:p>
              </table:table-cell>
              <table:table-cell office:value-type="float" office:value="0.393616">
                <text:p>0.393616</text:p>
              </table:table-cell>
              <table:table-cell office:value-type="float" office:value="0.40278">
                <text:p>0.40278</text:p>
              </table:table-cell>
              <table:table-cell office:value-type="float" office:value="0.43974">
                <text:p>0.43974</text:p>
              </table:table-cell>
              <table:table-cell office:value-type="float" office:value="0.465076">
                <text:p>0.465076</text:p>
              </table:table-cell>
              <table:table-cell office:value-type="float" office:value="0.341292">
                <text:p>0.34129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16269">
                <text:p>-0.016269</text:p>
              </table:table-cell>
              <table:table-cell office:value-type="float" office:value="0.23781">
                <text:p>0.23781</text:p>
              </table:table-cell>
              <table:table-cell office:value-type="float" office:value="0.282616">
                <text:p>0.282616</text:p>
              </table:table-cell>
              <table:table-cell office:value-type="float" office:value="0.312944">
                <text:p>0.312944</text:p>
              </table:table-cell>
              <table:table-cell office:value-type="float" office:value="0.361971">
                <text:p>0.361971</text:p>
              </table:table-cell>
              <table:table-cell office:value-type="float" office:value="0.382772">
                <text:p>0.382772</text:p>
              </table:table-cell>
              <table:table-cell office:value-type="float" office:value="0.38927">
                <text:p>0.38927</text:p>
              </table:table-cell>
              <table:table-cell office:value-type="float" office:value="0.39377">
                <text:p>0.39377</text:p>
              </table:table-cell>
              <table:table-cell office:value-type="float" office:value="0.400778">
                <text:p>0.400778</text:p>
              </table:table-cell>
              <table:table-cell office:value-type="float" office:value="0.437821">
                <text:p>0.437821</text:p>
              </table:table-cell>
              <table:table-cell office:value-type="float" office:value="0.465076">
                <text:p>0.465076</text:p>
              </table:table-cell>
              <table:table-cell office:value-type="float" office:value="0.318348">
                <text:p>0.31834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76101">
                <text:p>0.176101</text:p>
              </table:table-cell>
              <table:table-cell office:value-type="float" office:value="0.257269">
                <text:p>0.257269</text:p>
              </table:table-cell>
              <table:table-cell office:value-type="float" office:value="0.297341">
                <text:p>0.297341</text:p>
              </table:table-cell>
              <table:table-cell office:value-type="float" office:value="0.320231">
                <text:p>0.320231</text:p>
              </table:table-cell>
              <table:table-cell office:value-type="float" office:value="0.348616">
                <text:p>0.348616</text:p>
              </table:table-cell>
              <table:table-cell office:value-type="float" office:value="0.375218">
                <text:p>0.375218</text:p>
              </table:table-cell>
              <table:table-cell office:value-type="float" office:value="0.387441">
                <text:p>0.387441</text:p>
              </table:table-cell>
              <table:table-cell office:value-type="float" office:value="0.393626">
                <text:p>0.393626</text:p>
              </table:table-cell>
              <table:table-cell office:value-type="float" office:value="0.402495">
                <text:p>0.402495</text:p>
              </table:table-cell>
              <table:table-cell office:value-type="float" office:value="0.429138">
                <text:p>0.429138</text:p>
              </table:table-cell>
              <table:table-cell office:value-type="float" office:value="0.465076">
                <text:p>0.465076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69467">
                <text:p>0.169467</text:p>
              </table:table-cell>
              <table:table-cell office:value-type="float" office:value="0.244026">
                <text:p>0.244026</text:p>
              </table:table-cell>
              <table:table-cell office:value-type="float" office:value="0.287991">
                <text:p>0.287991</text:p>
              </table:table-cell>
              <table:table-cell office:value-type="float" office:value="0.310331">
                <text:p>0.310331</text:p>
              </table:table-cell>
              <table:table-cell office:value-type="float" office:value="0.342758">
                <text:p>0.342758</text:p>
              </table:table-cell>
              <table:table-cell office:value-type="float" office:value="0.376873">
                <text:p>0.376873</text:p>
              </table:table-cell>
              <table:table-cell office:value-type="float" office:value="0.388278">
                <text:p>0.388278</text:p>
              </table:table-cell>
              <table:table-cell office:value-type="float" office:value="0.394287">
                <text:p>0.394287</text:p>
              </table:table-cell>
              <table:table-cell office:value-type="float" office:value="0.403658">
                <text:p>0.403658</text:p>
              </table:table-cell>
              <table:table-cell office:value-type="float" office:value="0.437757">
                <text:p>0.437757</text:p>
              </table:table-cell>
              <table:table-cell office:value-type="float" office:value="0.465076">
                <text:p>0.465076</text:p>
              </table:table-cell>
              <table:table-cell office:value-type="float" office:value="0.335542">
                <text:p>0.3355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11821">
                <text:p>0.111821</text:p>
              </table:table-cell>
              <table:table-cell office:value-type="float" office:value="0.236314">
                <text:p>0.236314</text:p>
              </table:table-cell>
              <table:table-cell office:value-type="float" office:value="0.282593">
                <text:p>0.282593</text:p>
              </table:table-cell>
              <table:table-cell office:value-type="float" office:value="0.310022">
                <text:p>0.310022</text:p>
              </table:table-cell>
              <table:table-cell office:value-type="float" office:value="0.34642">
                <text:p>0.34642</text:p>
              </table:table-cell>
              <table:table-cell office:value-type="float" office:value="0.380599">
                <text:p>0.380599</text:p>
              </table:table-cell>
              <table:table-cell office:value-type="float" office:value="0.389511">
                <text:p>0.389511</text:p>
              </table:table-cell>
              <table:table-cell office:value-type="float" office:value="0.394323">
                <text:p>0.394323</text:p>
              </table:table-cell>
              <table:table-cell office:value-type="float" office:value="0.401775">
                <text:p>0.401775</text:p>
              </table:table-cell>
              <table:table-cell office:value-type="float" office:value="0.439353">
                <text:p>0.439353</text:p>
              </table:table-cell>
              <table:table-cell office:value-type="float" office:value="0.465076">
                <text:p>0.465076</text:p>
              </table:table-cell>
              <table:table-cell office:value-type="float" office:value="0.329273">
                <text:p>0.3292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41813">
                <text:p>0.141813</text:p>
              </table:table-cell>
              <table:table-cell office:value-type="float" office:value="0.206831">
                <text:p>0.206831</text:p>
              </table:table-cell>
              <table:table-cell office:value-type="float" office:value="0.268453">
                <text:p>0.268453</text:p>
              </table:table-cell>
              <table:table-cell office:value-type="float" office:value="0.313104">
                <text:p>0.313104</text:p>
              </table:table-cell>
              <table:table-cell office:value-type="float" office:value="0.352006">
                <text:p>0.352006</text:p>
              </table:table-cell>
              <table:table-cell office:value-type="float" office:value="0.382089">
                <text:p>0.382089</text:p>
              </table:table-cell>
              <table:table-cell office:value-type="float" office:value="0.389884">
                <text:p>0.389884</text:p>
              </table:table-cell>
              <table:table-cell office:value-type="float" office:value="0.394777">
                <text:p>0.394777</text:p>
              </table:table-cell>
              <table:table-cell office:value-type="float" office:value="0.402837">
                <text:p>0.402837</text:p>
              </table:table-cell>
              <table:table-cell office:value-type="float" office:value="0.439407">
                <text:p>0.439407</text:p>
              </table:table-cell>
              <table:table-cell office:value-type="float" office:value="0.465076">
                <text:p>0.465076</text:p>
              </table:table-cell>
              <table:table-cell office:value-type="float" office:value="0.32912">
                <text:p>0.329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00475">
                <text:p>0.100475</text:p>
              </table:table-cell>
              <table:table-cell office:value-type="float" office:value="0.22409">
                <text:p>0.22409</text:p>
              </table:table-cell>
              <table:table-cell office:value-type="float" office:value="0.280346">
                <text:p>0.280346</text:p>
              </table:table-cell>
              <table:table-cell office:value-type="float" office:value="0.317566">
                <text:p>0.317566</text:p>
              </table:table-cell>
              <table:table-cell office:value-type="float" office:value="0.365183">
                <text:p>0.365183</text:p>
              </table:table-cell>
              <table:table-cell office:value-type="float" office:value="0.383764">
                <text:p>0.383764</text:p>
              </table:table-cell>
              <table:table-cell office:value-type="float" office:value="0.390046">
                <text:p>0.390046</text:p>
              </table:table-cell>
              <table:table-cell office:value-type="float" office:value="0.395671">
                <text:p>0.395671</text:p>
              </table:table-cell>
              <table:table-cell office:value-type="float" office:value="0.404333">
                <text:p>0.404333</text:p>
              </table:table-cell>
              <table:table-cell office:value-type="float" office:value="0.440371">
                <text:p>0.440371</text:p>
              </table:table-cell>
              <table:table-cell office:value-type="float" office:value="0.465076">
                <text:p>0.465076</text:p>
              </table:table-cell>
              <table:table-cell office:value-type="float" office:value="0.330184">
                <text:p>0.3301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6712">
                <text:p>0.16712</text:p>
              </table:table-cell>
              <table:table-cell office:value-type="float" office:value="0.229945">
                <text:p>0.229945</text:p>
              </table:table-cell>
              <table:table-cell office:value-type="float" office:value="0.285041">
                <text:p>0.285041</text:p>
              </table:table-cell>
              <table:table-cell office:value-type="float" office:value="0.314902">
                <text:p>0.314902</text:p>
              </table:table-cell>
              <table:table-cell office:value-type="float" office:value="0.351221">
                <text:p>0.351221</text:p>
              </table:table-cell>
              <table:table-cell office:value-type="float" office:value="0.382451">
                <text:p>0.382451</text:p>
              </table:table-cell>
              <table:table-cell office:value-type="float" office:value="0.389635">
                <text:p>0.389635</text:p>
              </table:table-cell>
              <table:table-cell office:value-type="float" office:value="0.395716">
                <text:p>0.395716</text:p>
              </table:table-cell>
              <table:table-cell office:value-type="float" office:value="0.40486">
                <text:p>0.40486</text:p>
              </table:table-cell>
              <table:table-cell office:value-type="float" office:value="0.437488">
                <text:p>0.437488</text:p>
              </table:table-cell>
              <table:table-cell office:value-type="float" office:value="0.465076">
                <text:p>0.465076</text:p>
              </table:table-cell>
              <table:table-cell office:value-type="float" office:value="0.335838">
                <text:p>0.33583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092526">
                <text:p>-0.092526</text:p>
              </table:table-cell>
              <table:table-cell office:value-type="float" office:value="0.200069">
                <text:p>0.200069</text:p>
              </table:table-cell>
              <table:table-cell office:value-type="float" office:value="0.255403">
                <text:p>0.255403</text:p>
              </table:table-cell>
              <table:table-cell office:value-type="float" office:value="0.305143">
                <text:p>0.305143</text:p>
              </table:table-cell>
              <table:table-cell office:value-type="float" office:value="0.347787">
                <text:p>0.347787</text:p>
              </table:table-cell>
              <table:table-cell office:value-type="float" office:value="0.383323">
                <text:p>0.383323</text:p>
              </table:table-cell>
              <table:table-cell office:value-type="float" office:value="0.389771">
                <text:p>0.389771</text:p>
              </table:table-cell>
              <table:table-cell office:value-type="float" office:value="0.395213">
                <text:p>0.395213</text:p>
              </table:table-cell>
              <table:table-cell office:value-type="float" office:value="0.403463">
                <text:p>0.403463</text:p>
              </table:table-cell>
              <table:table-cell office:value-type="float" office:value="0.43255">
                <text:p>0.43255</text:p>
              </table:table-cell>
              <table:table-cell office:value-type="float" office:value="0.465076">
                <text:p>0.465076</text:p>
              </table:table-cell>
              <table:table-cell office:value-type="float" office:value="0.30202">
                <text:p>0.302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90403">
                <text:p>0.090403</text:p>
              </table:table-cell>
              <table:table-cell office:value-type="float" office:value="0.211298">
                <text:p>0.211298</text:p>
              </table:table-cell>
              <table:table-cell office:value-type="float" office:value="0.259392">
                <text:p>0.259392</text:p>
              </table:table-cell>
              <table:table-cell office:value-type="float" office:value="0.296046">
                <text:p>0.296046</text:p>
              </table:table-cell>
              <table:table-cell office:value-type="float" office:value="0.324772">
                <text:p>0.324772</text:p>
              </table:table-cell>
              <table:table-cell office:value-type="float" office:value="0.372005">
                <text:p>0.372005</text:p>
              </table:table-cell>
              <table:table-cell office:value-type="float" office:value="0.387382">
                <text:p>0.387382</text:p>
              </table:table-cell>
              <table:table-cell office:value-type="float" office:value="0.394381">
                <text:p>0.394381</text:p>
              </table:table-cell>
              <table:table-cell office:value-type="float" office:value="0.4022">
                <text:p>0.4022</text:p>
              </table:table-cell>
              <table:table-cell office:value-type="float" office:value="0.436698">
                <text:p>0.436698</text:p>
              </table:table-cell>
              <table:table-cell office:value-type="float" office:value="0.465076">
                <text:p>0.465076</text:p>
              </table:table-cell>
              <table:table-cell office:value-type="float" office:value="0.317458">
                <text:p>0.3174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25172">
                <text:p>0.025172</text:p>
              </table:table-cell>
              <table:table-cell office:value-type="float" office:value="0.208474">
                <text:p>0.208474</text:p>
              </table:table-cell>
              <table:table-cell office:value-type="float" office:value="0.249631">
                <text:p>0.249631</text:p>
              </table:table-cell>
              <table:table-cell office:value-type="float" office:value="0.301569">
                <text:p>0.301569</text:p>
              </table:table-cell>
              <table:table-cell office:value-type="float" office:value="0.338022">
                <text:p>0.338022</text:p>
              </table:table-cell>
              <table:table-cell office:value-type="float" office:value="0.383686">
                <text:p>0.383686</text:p>
              </table:table-cell>
              <table:table-cell office:value-type="float" office:value="0.391204">
                <text:p>0.391204</text:p>
              </table:table-cell>
              <table:table-cell office:value-type="float" office:value="0.396691">
                <text:p>0.396691</text:p>
              </table:table-cell>
              <table:table-cell office:value-type="float" office:value="0.404075">
                <text:p>0.404075</text:p>
              </table:table-cell>
              <table:table-cell office:value-type="float" office:value="0.438329">
                <text:p>0.438329</text:p>
              </table:table-cell>
              <table:table-cell office:value-type="float" office:value="0.465076">
                <text:p>0.465076</text:p>
              </table:table-cell>
              <table:table-cell office:value-type="float" office:value="0.313685">
                <text:p>0.3136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67973">
                <text:p>0.067973</text:p>
              </table:table-cell>
              <table:table-cell office:value-type="float" office:value="0.216732">
                <text:p>0.216732</text:p>
              </table:table-cell>
              <table:table-cell office:value-type="float" office:value="0.260506">
                <text:p>0.260506</text:p>
              </table:table-cell>
              <table:table-cell office:value-type="float" office:value="0.317812">
                <text:p>0.317812</text:p>
              </table:table-cell>
              <table:table-cell office:value-type="float" office:value="0.370356">
                <text:p>0.370356</text:p>
              </table:table-cell>
              <table:table-cell office:value-type="float" office:value="0.389634">
                <text:p>0.389634</text:p>
              </table:table-cell>
              <table:table-cell office:value-type="float" office:value="0.393984">
                <text:p>0.393984</text:p>
              </table:table-cell>
              <table:table-cell office:value-type="float" office:value="0.398753">
                <text:p>0.398753</text:p>
              </table:table-cell>
              <table:table-cell office:value-type="float" office:value="0.406502">
                <text:p>0.406502</text:p>
              </table:table-cell>
              <table:table-cell office:value-type="float" office:value="0.44011">
                <text:p>0.44011</text:p>
              </table:table-cell>
              <table:table-cell office:value-type="float" office:value="0.465076">
                <text:p>0.465076</text:p>
              </table:table-cell>
              <table:table-cell office:value-type="float" office:value="0.326236">
                <text:p>0.32623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39146">
                <text:p>0.139146</text:p>
              </table:table-cell>
              <table:table-cell office:value-type="float" office:value="0.21088">
                <text:p>0.21088</text:p>
              </table:table-cell>
              <table:table-cell office:value-type="float" office:value="0.244584">
                <text:p>0.244584</text:p>
              </table:table-cell>
              <table:table-cell office:value-type="float" office:value="0.296901">
                <text:p>0.296901</text:p>
              </table:table-cell>
              <table:table-cell office:value-type="float" office:value="0.342345">
                <text:p>0.342345</text:p>
              </table:table-cell>
              <table:table-cell office:value-type="float" office:value="0.386011">
                <text:p>0.386011</text:p>
              </table:table-cell>
              <table:table-cell office:value-type="float" office:value="0.392796">
                <text:p>0.392796</text:p>
              </table:table-cell>
              <table:table-cell office:value-type="float" office:value="0.398794">
                <text:p>0.398794</text:p>
              </table:table-cell>
              <table:table-cell office:value-type="float" office:value="0.409205">
                <text:p>0.409205</text:p>
              </table:table-cell>
              <table:table-cell office:value-type="float" office:value="0.444196">
                <text:p>0.444196</text:p>
              </table:table-cell>
              <table:table-cell office:value-type="float" office:value="0.465076">
                <text:p>0.465076</text:p>
              </table:table-cell>
              <table:table-cell office:value-type="float" office:value="0.326486">
                <text:p>0.3264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69035">
                <text:p>0.069035</text:p>
              </table:table-cell>
              <table:table-cell office:value-type="float" office:value="0.204911">
                <text:p>0.204911</text:p>
              </table:table-cell>
              <table:table-cell office:value-type="float" office:value="0.24065">
                <text:p>0.24065</text:p>
              </table:table-cell>
              <table:table-cell office:value-type="float" office:value="0.282594">
                <text:p>0.282594</text:p>
              </table:table-cell>
              <table:table-cell office:value-type="float" office:value="0.319523">
                <text:p>0.319523</text:p>
              </table:table-cell>
              <table:table-cell office:value-type="float" office:value="0.373096">
                <text:p>0.373096</text:p>
              </table:table-cell>
              <table:table-cell office:value-type="float" office:value="0.387717">
                <text:p>0.387717</text:p>
              </table:table-cell>
              <table:table-cell office:value-type="float" office:value="0.393751">
                <text:p>0.393751</text:p>
              </table:table-cell>
              <table:table-cell office:value-type="float" office:value="0.402238">
                <text:p>0.402238</text:p>
              </table:table-cell>
              <table:table-cell office:value-type="float" office:value="0.432874">
                <text:p>0.432874</text:p>
              </table:table-cell>
              <table:table-cell office:value-type="float" office:value="0.465076">
                <text:p>0.465076</text:p>
              </table:table-cell>
              <table:table-cell office:value-type="float" office:value="0.310639">
                <text:p>0.3106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28">
                <text:p>0.004428</text:p>
              </table:table-cell>
              <table:table-cell office:value-type="float" office:value="0.207877">
                <text:p>0.207877</text:p>
              </table:table-cell>
              <table:table-cell office:value-type="float" office:value="0.253203">
                <text:p>0.253203</text:p>
              </table:table-cell>
              <table:table-cell office:value-type="float" office:value="0.301125">
                <text:p>0.301125</text:p>
              </table:table-cell>
              <table:table-cell office:value-type="float" office:value="0.33578">
                <text:p>0.33578</text:p>
              </table:table-cell>
              <table:table-cell office:value-type="float" office:value="0.380612">
                <text:p>0.380612</text:p>
              </table:table-cell>
              <table:table-cell office:value-type="float" office:value="0.391033">
                <text:p>0.391033</text:p>
              </table:table-cell>
              <table:table-cell office:value-type="float" office:value="0.397874">
                <text:p>0.397874</text:p>
              </table:table-cell>
              <table:table-cell office:value-type="float" office:value="0.403673">
                <text:p>0.403673</text:p>
              </table:table-cell>
              <table:table-cell office:value-type="float" office:value="0.434385">
                <text:p>0.434385</text:p>
              </table:table-cell>
              <table:table-cell office:value-type="float" office:value="0.465076">
                <text:p>0.465076</text:p>
              </table:table-cell>
              <table:table-cell office:value-type="float" office:value="0.310999">
                <text:p>0.310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76885">
                <text:p>0.076885</text:p>
              </table:table-cell>
              <table:table-cell office:value-type="float" office:value="0.21831">
                <text:p>0.21831</text:p>
              </table:table-cell>
              <table:table-cell office:value-type="float" office:value="0.2694">
                <text:p>0.2694</text:p>
              </table:table-cell>
              <table:table-cell office:value-type="float" office:value="0.305205">
                <text:p>0.305205</text:p>
              </table:table-cell>
              <table:table-cell office:value-type="float" office:value="0.350492">
                <text:p>0.350492</text:p>
              </table:table-cell>
              <table:table-cell office:value-type="float" office:value="0.385185">
                <text:p>0.385185</text:p>
              </table:table-cell>
              <table:table-cell office:value-type="float" office:value="0.392439">
                <text:p>0.392439</text:p>
              </table:table-cell>
              <table:table-cell office:value-type="float" office:value="0.399049">
                <text:p>0.399049</text:p>
              </table:table-cell>
              <table:table-cell office:value-type="float" office:value="0.404074">
                <text:p>0.404074</text:p>
              </table:table-cell>
              <table:table-cell office:value-type="float" office:value="0.436932">
                <text:p>0.436932</text:p>
              </table:table-cell>
              <table:table-cell office:value-type="float" office:value="0.465076">
                <text:p>0.465076</text:p>
              </table:table-cell>
              <table:table-cell office:value-type="float" office:value="0.323797">
                <text:p>0.32379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52065">
                <text:p>0.152065</text:p>
              </table:table-cell>
              <table:table-cell office:value-type="float" office:value="0.241393">
                <text:p>0.241393</text:p>
              </table:table-cell>
              <table:table-cell office:value-type="float" office:value="0.288417">
                <text:p>0.288417</text:p>
              </table:table-cell>
              <table:table-cell office:value-type="float" office:value="0.308942">
                <text:p>0.308942</text:p>
              </table:table-cell>
              <table:table-cell office:value-type="float" office:value="0.359734">
                <text:p>0.359734</text:p>
              </table:table-cell>
              <table:table-cell office:value-type="float" office:value="0.386869">
                <text:p>0.386869</text:p>
              </table:table-cell>
              <table:table-cell office:value-type="float" office:value="0.394272">
                <text:p>0.394272</text:p>
              </table:table-cell>
              <table:table-cell office:value-type="float" office:value="0.399418">
                <text:p>0.399418</text:p>
              </table:table-cell>
              <table:table-cell office:value-type="float" office:value="0.405627">
                <text:p>0.405627</text:p>
              </table:table-cell>
              <table:table-cell office:value-type="float" office:value="0.434152">
                <text:p>0.434152</text:p>
              </table:table-cell>
              <table:table-cell office:value-type="float" office:value="0.465076">
                <text:p>0.465076</text:p>
              </table:table-cell>
              <table:table-cell office:value-type="float" office:value="0.337089">
                <text:p>0.33708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79483">
                <text:p>0.079483</text:p>
              </table:table-cell>
              <table:table-cell office:value-type="float" office:value="0.224499">
                <text:p>0.224499</text:p>
              </table:table-cell>
              <table:table-cell office:value-type="float" office:value="0.26356">
                <text:p>0.26356</text:p>
              </table:table-cell>
              <table:table-cell office:value-type="float" office:value="0.296209">
                <text:p>0.296209</text:p>
              </table:table-cell>
              <table:table-cell office:value-type="float" office:value="0.311459">
                <text:p>0.311459</text:p>
              </table:table-cell>
              <table:table-cell office:value-type="float" office:value="0.368324">
                <text:p>0.368324</text:p>
              </table:table-cell>
              <table:table-cell office:value-type="float" office:value="0.393595">
                <text:p>0.393595</text:p>
              </table:table-cell>
              <table:table-cell office:value-type="float" office:value="0.398598">
                <text:p>0.398598</text:p>
              </table:table-cell>
              <table:table-cell office:value-type="float" office:value="0.403146">
                <text:p>0.403146</text:p>
              </table:table-cell>
              <table:table-cell office:value-type="float" office:value="0.438098">
                <text:p>0.438098</text:p>
              </table:table-cell>
              <table:table-cell office:value-type="float" office:value="0.465076">
                <text:p>0.465076</text:p>
              </table:table-cell>
              <table:table-cell office:value-type="float" office:value="0.317697">
                <text:p>0.3176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37527">
                <text:p>0.137527</text:p>
              </table:table-cell>
              <table:table-cell office:value-type="float" office:value="0.240114">
                <text:p>0.240114</text:p>
              </table:table-cell>
              <table:table-cell office:value-type="float" office:value="0.286869">
                <text:p>0.286869</text:p>
              </table:table-cell>
              <table:table-cell office:value-type="float" office:value="0.304533">
                <text:p>0.304533</text:p>
              </table:table-cell>
              <table:table-cell office:value-type="float" office:value="0.353061">
                <text:p>0.353061</text:p>
              </table:table-cell>
              <table:table-cell office:value-type="float" office:value="0.390828">
                <text:p>0.390828</text:p>
              </table:table-cell>
              <table:table-cell office:value-type="float" office:value="0.398084">
                <text:p>0.398084</text:p>
              </table:table-cell>
              <table:table-cell office:value-type="float" office:value="0.402027">
                <text:p>0.402027</text:p>
              </table:table-cell>
              <table:table-cell office:value-type="float" office:value="0.412571">
                <text:p>0.412571</text:p>
              </table:table-cell>
              <table:table-cell office:value-type="float" office:value="0.454646">
                <text:p>0.454646</text:p>
              </table:table-cell>
              <table:table-cell office:value-type="float" office:value="0.465076">
                <text:p>0.465076</text:p>
              </table:table-cell>
              <table:table-cell office:value-type="float" office:value="0.338026">
                <text:p>0.3380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58348">
                <text:p>-0.058348</text:p>
              </table:table-cell>
              <table:table-cell office:value-type="float" office:value="0.227662">
                <text:p>0.227662</text:p>
              </table:table-cell>
              <table:table-cell office:value-type="float" office:value="0.278031">
                <text:p>0.278031</text:p>
              </table:table-cell>
              <table:table-cell office:value-type="float" office:value="0.306361">
                <text:p>0.306361</text:p>
              </table:table-cell>
              <table:table-cell office:value-type="float" office:value="0.367386">
                <text:p>0.367386</text:p>
              </table:table-cell>
              <table:table-cell office:value-type="float" office:value="0.392283">
                <text:p>0.392283</text:p>
              </table:table-cell>
              <table:table-cell office:value-type="float" office:value="0.398362">
                <text:p>0.398362</text:p>
              </table:table-cell>
              <table:table-cell office:value-type="float" office:value="0.401911">
                <text:p>0.401911</text:p>
              </table:table-cell>
              <table:table-cell office:value-type="float" office:value="0.42468">
                <text:p>0.42468</text:p>
              </table:table-cell>
              <table:table-cell office:value-type="float" office:value="0.461419">
                <text:p>0.461419</text:p>
              </table:table-cell>
              <table:table-cell office:value-type="float" office:value="0.465076">
                <text:p>0.465076</text:p>
              </table:table-cell>
              <table:table-cell office:value-type="float" office:value="0.319975">
                <text:p>0.3199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4332">
                <text:p>0.084332</text:p>
              </table:table-cell>
              <table:table-cell office:value-type="float" office:value="0.22479">
                <text:p>0.22479</text:p>
              </table:table-cell>
              <table:table-cell office:value-type="float" office:value="0.268026">
                <text:p>0.268026</text:p>
              </table:table-cell>
              <table:table-cell office:value-type="float" office:value="0.323632">
                <text:p>0.323632</text:p>
              </table:table-cell>
              <table:table-cell office:value-type="float" office:value="0.385666">
                <text:p>0.385666</text:p>
              </table:table-cell>
              <table:table-cell office:value-type="float" office:value="0.393127">
                <text:p>0.393127</text:p>
              </table:table-cell>
              <table:table-cell office:value-type="float" office:value="0.398618">
                <text:p>0.398618</text:p>
              </table:table-cell>
              <table:table-cell office:value-type="float" office:value="0.403523">
                <text:p>0.403523</text:p>
              </table:table-cell>
              <table:table-cell office:value-type="float" office:value="0.435103">
                <text:p>0.435103</text:p>
              </table:table-cell>
              <table:table-cell office:value-type="float" office:value="0.463779">
                <text:p>0.463779</text:p>
              </table:table-cell>
              <table:table-cell office:value-type="float" office:value="0.465076">
                <text:p>0.465076</text:p>
              </table:table-cell>
              <table:table-cell office:value-type="float" office:value="0.338059">
                <text:p>0.3380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01025">
                <text:p>0.101025</text:p>
              </table:table-cell>
              <table:table-cell office:value-type="float" office:value="0.234982">
                <text:p>0.234982</text:p>
              </table:table-cell>
              <table:table-cell office:value-type="float" office:value="0.274165">
                <text:p>0.274165</text:p>
              </table:table-cell>
              <table:table-cell office:value-type="float" office:value="0.319727">
                <text:p>0.319727</text:p>
              </table:table-cell>
              <table:table-cell office:value-type="float" office:value="0.386937">
                <text:p>0.386937</text:p>
              </table:table-cell>
              <table:table-cell office:value-type="float" office:value="0.395997">
                <text:p>0.395997</text:p>
              </table:table-cell>
              <table:table-cell office:value-type="float" office:value="0.398848">
                <text:p>0.398848</text:p>
              </table:table-cell>
              <table:table-cell office:value-type="float" office:value="0.406973">
                <text:p>0.406973</text:p>
              </table:table-cell>
              <table:table-cell office:value-type="float" office:value="0.440733">
                <text:p>0.440733</text:p>
              </table:table-cell>
              <table:table-cell office:value-type="float" office:value="0.462996">
                <text:p>0.462996</text:p>
              </table:table-cell>
              <table:table-cell office:value-type="float" office:value="0.465076">
                <text:p>0.465076</text:p>
              </table:table-cell>
              <table:table-cell office:value-type="float" office:value="0.342238">
                <text:p>0.3422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1477">
                <text:p>0.11477</text:p>
              </table:table-cell>
              <table:table-cell office:value-type="float" office:value="0.256003">
                <text:p>0.256003</text:p>
              </table:table-cell>
              <table:table-cell office:value-type="float" office:value="0.296333">
                <text:p>0.296333</text:p>
              </table:table-cell>
              <table:table-cell office:value-type="float" office:value="0.343385">
                <text:p>0.343385</text:p>
              </table:table-cell>
              <table:table-cell office:value-type="float" office:value="0.389795">
                <text:p>0.389795</text:p>
              </table:table-cell>
              <table:table-cell office:value-type="float" office:value="0.396509">
                <text:p>0.396509</text:p>
              </table:table-cell>
              <table:table-cell office:value-type="float" office:value="0.400311">
                <text:p>0.400311</text:p>
              </table:table-cell>
              <table:table-cell office:value-type="float" office:value="0.412132">
                <text:p>0.412132</text:p>
              </table:table-cell>
              <table:table-cell office:value-type="float" office:value="0.440529">
                <text:p>0.440529</text:p>
              </table:table-cell>
              <table:table-cell office:value-type="float" office:value="0.464035">
                <text:p>0.464035</text:p>
              </table:table-cell>
              <table:table-cell office:value-type="float" office:value="0.465076">
                <text:p>0.465076</text:p>
              </table:table-cell>
              <table:table-cell office:value-type="float" office:value="0.35138">
                <text:p>0.351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56094">
                <text:p>0.156094</text:p>
              </table:table-cell>
              <table:table-cell office:value-type="float" office:value="0.251644">
                <text:p>0.251644</text:p>
              </table:table-cell>
              <table:table-cell office:value-type="float" office:value="0.292981">
                <text:p>0.292981</text:p>
              </table:table-cell>
              <table:table-cell office:value-type="float" office:value="0.333466">
                <text:p>0.333466</text:p>
              </table:table-cell>
              <table:table-cell office:value-type="float" office:value="0.389563">
                <text:p>0.389563</text:p>
              </table:table-cell>
              <table:table-cell office:value-type="float" office:value="0.397377">
                <text:p>0.397377</text:p>
              </table:table-cell>
              <table:table-cell office:value-type="float" office:value="0.403683">
                <text:p>0.403683</text:p>
              </table:table-cell>
              <table:table-cell office:value-type="float" office:value="0.430198">
                <text:p>0.430198</text:p>
              </table:table-cell>
              <table:table-cell office:value-type="float" office:value="0.454319">
                <text:p>0.454319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5744">
                <text:p>0.357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037311">
                <text:p>-0.037311</text:p>
              </table:table-cell>
              <table:table-cell office:value-type="float" office:value="0.21915">
                <text:p>0.21915</text:p>
              </table:table-cell>
              <table:table-cell office:value-type="float" office:value="0.285259">
                <text:p>0.285259</text:p>
              </table:table-cell>
              <table:table-cell office:value-type="float" office:value="0.327681">
                <text:p>0.327681</text:p>
              </table:table-cell>
              <table:table-cell office:value-type="float" office:value="0.389357">
                <text:p>0.389357</text:p>
              </table:table-cell>
              <table:table-cell office:value-type="float" office:value="0.397769">
                <text:p>0.397769</text:p>
              </table:table-cell>
              <table:table-cell office:value-type="float" office:value="0.408559">
                <text:p>0.408559</text:p>
              </table:table-cell>
              <table:table-cell office:value-type="float" office:value="0.435216">
                <text:p>0.435216</text:p>
              </table:table-cell>
              <table:table-cell office:value-type="float" office:value="0.457356">
                <text:p>0.457356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34811">
                <text:p>0.3348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90725">
                <text:p>0.090725</text:p>
              </table:table-cell>
              <table:table-cell office:value-type="float" office:value="0.254415">
                <text:p>0.254415</text:p>
              </table:table-cell>
              <table:table-cell office:value-type="float" office:value="0.322341">
                <text:p>0.322341</text:p>
              </table:table-cell>
              <table:table-cell office:value-type="float" office:value="0.386642">
                <text:p>0.386642</text:p>
              </table:table-cell>
              <table:table-cell office:value-type="float" office:value="0.397562">
                <text:p>0.397562</text:p>
              </table:table-cell>
              <table:table-cell office:value-type="float" office:value="0.402617">
                <text:p>0.402617</text:p>
              </table:table-cell>
              <table:table-cell office:value-type="float" office:value="0.41631">
                <text:p>0.41631</text:p>
              </table:table-cell>
              <table:table-cell office:value-type="float" office:value="0.43984">
                <text:p>0.43984</text:p>
              </table:table-cell>
              <table:table-cell office:value-type="float" office:value="0.460624">
                <text:p>0.460624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63615">
                <text:p>0.36361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92457">
                <text:p>0.092457</text:p>
              </table:table-cell>
              <table:table-cell office:value-type="float" office:value="0.277716">
                <text:p>0.277716</text:p>
              </table:table-cell>
              <table:table-cell office:value-type="float" office:value="0.32955">
                <text:p>0.32955</text:p>
              </table:table-cell>
              <table:table-cell office:value-type="float" office:value="0.390085">
                <text:p>0.390085</text:p>
              </table:table-cell>
              <table:table-cell office:value-type="float" office:value="0.398238">
                <text:p>0.398238</text:p>
              </table:table-cell>
              <table:table-cell office:value-type="float" office:value="0.402452">
                <text:p>0.402452</text:p>
              </table:table-cell>
              <table:table-cell office:value-type="float" office:value="0.414987">
                <text:p>0.414987</text:p>
              </table:table-cell>
              <table:table-cell office:value-type="float" office:value="0.444794">
                <text:p>0.444794</text:p>
              </table:table-cell>
              <table:table-cell office:value-type="float" office:value="0.461166">
                <text:p>0.461166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67652">
                <text:p>0.36765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42802">
                <text:p>0.142802</text:p>
              </table:table-cell>
              <table:table-cell office:value-type="float" office:value="0.286496">
                <text:p>0.286496</text:p>
              </table:table-cell>
              <table:table-cell office:value-type="float" office:value="0.346048">
                <text:p>0.346048</text:p>
              </table:table-cell>
              <table:table-cell office:value-type="float" office:value="0.391526">
                <text:p>0.391526</text:p>
              </table:table-cell>
              <table:table-cell office:value-type="float" office:value="0.397665">
                <text:p>0.397665</text:p>
              </table:table-cell>
              <table:table-cell office:value-type="float" office:value="0.40141">
                <text:p>0.40141</text:p>
              </table:table-cell>
              <table:table-cell office:value-type="float" office:value="0.410837">
                <text:p>0.410837</text:p>
              </table:table-cell>
              <table:table-cell office:value-type="float" office:value="0.437284">
                <text:p>0.437284</text:p>
              </table:table-cell>
              <table:table-cell office:value-type="float" office:value="0.459271">
                <text:p>0.459271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73842">
                <text:p>0.3738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80856">
                <text:p>0.180856</text:p>
              </table:table-cell>
              <table:table-cell office:value-type="float" office:value="0.278404">
                <text:p>0.278404</text:p>
              </table:table-cell>
              <table:table-cell office:value-type="float" office:value="0.338542">
                <text:p>0.338542</text:p>
              </table:table-cell>
              <table:table-cell office:value-type="float" office:value="0.385605">
                <text:p>0.385605</text:p>
              </table:table-cell>
              <table:table-cell office:value-type="float" office:value="0.396921">
                <text:p>0.396921</text:p>
              </table:table-cell>
              <table:table-cell office:value-type="float" office:value="0.401679">
                <text:p>0.401679</text:p>
              </table:table-cell>
              <table:table-cell office:value-type="float" office:value="0.405452">
                <text:p>0.405452</text:p>
              </table:table-cell>
              <table:table-cell office:value-type="float" office:value="0.427191">
                <text:p>0.427191</text:p>
              </table:table-cell>
              <table:table-cell office:value-type="float" office:value="0.451199">
                <text:p>0.451199</text:p>
              </table:table-cell>
              <table:table-cell office:value-type="float" office:value="0.464818">
                <text:p>0.464818</text:p>
              </table:table-cell>
              <table:table-cell office:value-type="float" office:value="0.465076">
                <text:p>0.465076</text:p>
              </table:table-cell>
              <table:table-cell office:value-type="float" office:value="0.373067">
                <text:p>0.3730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6994">
                <text:p>-0.006994</text:p>
              </table:table-cell>
              <table:table-cell office:value-type="float" office:value="0.281211">
                <text:p>0.281211</text:p>
              </table:table-cell>
              <table:table-cell office:value-type="float" office:value="0.350714">
                <text:p>0.350714</text:p>
              </table:table-cell>
              <table:table-cell office:value-type="float" office:value="0.388829">
                <text:p>0.388829</text:p>
              </table:table-cell>
              <table:table-cell office:value-type="float" office:value="0.397599">
                <text:p>0.397599</text:p>
              </table:table-cell>
              <table:table-cell office:value-type="float" office:value="0.40185">
                <text:p>0.40185</text:p>
              </table:table-cell>
              <table:table-cell office:value-type="float" office:value="0.405237">
                <text:p>0.405237</text:p>
              </table:table-cell>
              <table:table-cell office:value-type="float" office:value="0.427204">
                <text:p>0.427204</text:p>
              </table:table-cell>
              <table:table-cell office:value-type="float" office:value="0.451521">
                <text:p>0.451521</text:p>
              </table:table-cell>
              <table:table-cell office:value-type="float" office:value="0.464303">
                <text:p>0.464303</text:p>
              </table:table-cell>
              <table:table-cell office:value-type="float" office:value="0.465076">
                <text:p>0.465076</text:p>
              </table:table-cell>
              <table:table-cell office:value-type="float" office:value="0.356147">
                <text:p>0.35614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77505">
                <text:p>0.177505</text:p>
              </table:table-cell>
              <table:table-cell office:value-type="float" office:value="0.314379">
                <text:p>0.314379</text:p>
              </table:table-cell>
              <table:table-cell office:value-type="float" office:value="0.379762">
                <text:p>0.379762</text:p>
              </table:table-cell>
              <table:table-cell office:value-type="float" office:value="0.39396">
                <text:p>0.39396</text:p>
              </table:table-cell>
              <table:table-cell office:value-type="float" office:value="0.398498">
                <text:p>0.398498</text:p>
              </table:table-cell>
              <table:table-cell office:value-type="float" office:value="0.40234">
                <text:p>0.40234</text:p>
              </table:table-cell>
              <table:table-cell office:value-type="float" office:value="0.408232">
                <text:p>0.408232</text:p>
              </table:table-cell>
              <table:table-cell office:value-type="float" office:value="0.430697">
                <text:p>0.430697</text:p>
              </table:table-cell>
              <table:table-cell office:value-type="float" office:value="0.453943">
                <text:p>0.453943</text:p>
              </table:table-cell>
              <table:table-cell office:value-type="float" office:value="0.464303">
                <text:p>0.464303</text:p>
              </table:table-cell>
              <table:table-cell office:value-type="float" office:value="0.465076">
                <text:p>0.465076</text:p>
              </table:table-cell>
              <table:table-cell office:value-type="float" office:value="0.382362">
                <text:p>0.38236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29048">
                <text:p>0.129048</text:p>
              </table:table-cell>
              <table:table-cell office:value-type="float" office:value="0.308034">
                <text:p>0.308034</text:p>
              </table:table-cell>
              <table:table-cell office:value-type="float" office:value="0.376535">
                <text:p>0.376535</text:p>
              </table:table-cell>
              <table:table-cell office:value-type="float" office:value="0.391824">
                <text:p>0.391824</text:p>
              </table:table-cell>
              <table:table-cell office:value-type="float" office:value="0.398059">
                <text:p>0.398059</text:p>
              </table:table-cell>
              <table:table-cell office:value-type="float" office:value="0.400914">
                <text:p>0.400914</text:p>
              </table:table-cell>
              <table:table-cell office:value-type="float" office:value="0.404851">
                <text:p>0.404851</text:p>
              </table:table-cell>
              <table:table-cell office:value-type="float" office:value="0.429144">
                <text:p>0.429144</text:p>
              </table:table-cell>
              <table:table-cell office:value-type="float" office:value="0.455632">
                <text:p>0.455632</text:p>
              </table:table-cell>
              <table:table-cell office:value-type="float" office:value="0.464561">
                <text:p>0.464561</text:p>
              </table:table-cell>
              <table:table-cell office:value-type="float" office:value="0.465076">
                <text:p>0.465076</text:p>
              </table:table-cell>
              <table:table-cell office:value-type="float" office:value="0.37586">
                <text:p>0.375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1812">
                <text:p>0.191812</text:p>
              </table:table-cell>
              <table:table-cell office:value-type="float" office:value="0.298585">
                <text:p>0.298585</text:p>
              </table:table-cell>
              <table:table-cell office:value-type="float" office:value="0.371431">
                <text:p>0.371431</text:p>
              </table:table-cell>
              <table:table-cell office:value-type="float" office:value="0.390076">
                <text:p>0.390076</text:p>
              </table:table-cell>
              <table:table-cell office:value-type="float" office:value="0.398592">
                <text:p>0.398592</text:p>
              </table:table-cell>
              <table:table-cell office:value-type="float" office:value="0.401534">
                <text:p>0.401534</text:p>
              </table:table-cell>
              <table:table-cell office:value-type="float" office:value="0.408131">
                <text:p>0.408131</text:p>
              </table:table-cell>
              <table:table-cell office:value-type="float" office:value="0.433438">
                <text:p>0.433438</text:p>
              </table:table-cell>
              <table:table-cell office:value-type="float" office:value="0.454566">
                <text:p>0.454566</text:p>
              </table:table-cell>
              <table:table-cell office:value-type="float" office:value="0.463271">
                <text:p>0.463271</text:p>
              </table:table-cell>
              <table:table-cell office:value-type="float" office:value="0.465076">
                <text:p>0.465076</text:p>
              </table:table-cell>
              <table:table-cell office:value-type="float" office:value="0.381144">
                <text:p>0.38114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72518">
                <text:p>0.172518</text:p>
              </table:table-cell>
              <table:table-cell office:value-type="float" office:value="0.32478">
                <text:p>0.32478</text:p>
              </table:table-cell>
              <table:table-cell office:value-type="float" office:value="0.376172">
                <text:p>0.376172</text:p>
              </table:table-cell>
              <table:table-cell office:value-type="float" office:value="0.395156">
                <text:p>0.395156</text:p>
              </table:table-cell>
              <table:table-cell office:value-type="float" office:value="0.399179">
                <text:p>0.399179</text:p>
              </table:table-cell>
              <table:table-cell office:value-type="float" office:value="0.402343">
                <text:p>0.402343</text:p>
              </table:table-cell>
              <table:table-cell office:value-type="float" office:value="0.418561">
                <text:p>0.418561</text:p>
              </table:table-cell>
              <table:table-cell office:value-type="float" office:value="0.441449">
                <text:p>0.441449</text:p>
              </table:table-cell>
              <table:table-cell office:value-type="float" office:value="0.458064">
                <text:p>0.458064</text:p>
              </table:table-cell>
              <table:table-cell office:value-type="float" office:value="0.464561">
                <text:p>0.464561</text:p>
              </table:table-cell>
              <table:table-cell office:value-type="float" office:value="0.465076">
                <text:p>0.465076</text:p>
              </table:table-cell>
              <table:table-cell office:value-type="float" office:value="0.385278">
                <text:p>0.3852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51559">
                <text:p>0.251559</text:p>
              </table:table-cell>
              <table:table-cell office:value-type="float" office:value="0.343434">
                <text:p>0.343434</text:p>
              </table:table-cell>
              <table:table-cell office:value-type="float" office:value="0.387274">
                <text:p>0.387274</text:p>
              </table:table-cell>
              <table:table-cell office:value-type="float" office:value="0.396849">
                <text:p>0.396849</text:p>
              </table:table-cell>
              <table:table-cell office:value-type="float" office:value="0.40046">
                <text:p>0.40046</text:p>
              </table:table-cell>
              <table:table-cell office:value-type="float" office:value="0.404307">
                <text:p>0.404307</text:p>
              </table:table-cell>
              <table:table-cell office:value-type="float" office:value="0.428915">
                <text:p>0.428915</text:p>
              </table:table-cell>
              <table:table-cell office:value-type="float" office:value="0.448994">
                <text:p>0.448994</text:p>
              </table:table-cell>
              <table:table-cell office:value-type="float" office:value="0.460655">
                <text:p>0.460655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98752">
                <text:p>0.39875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06481">
                <text:p>0.206481</text:p>
              </table:table-cell>
              <table:table-cell office:value-type="float" office:value="0.363519">
                <text:p>0.363519</text:p>
              </table:table-cell>
              <table:table-cell office:value-type="float" office:value="0.390579">
                <text:p>0.390579</text:p>
              </table:table-cell>
              <table:table-cell office:value-type="float" office:value="0.398182">
                <text:p>0.398182</text:p>
              </table:table-cell>
              <table:table-cell office:value-type="float" office:value="0.402111">
                <text:p>0.402111</text:p>
              </table:table-cell>
              <table:table-cell office:value-type="float" office:value="0.411962">
                <text:p>0.411962</text:p>
              </table:table-cell>
              <table:table-cell office:value-type="float" office:value="0.440011">
                <text:p>0.440011</text:p>
              </table:table-cell>
              <table:table-cell office:value-type="float" office:value="0.456881">
                <text:p>0.456881</text:p>
              </table:table-cell>
              <table:table-cell office:value-type="float" office:value="0.463271">
                <text:p>0.463271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99808">
                <text:p>0.39980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69915">
                <text:p>0.269915</text:p>
              </table:table-cell>
              <table:table-cell office:value-type="float" office:value="0.361092">
                <text:p>0.361092</text:p>
              </table:table-cell>
              <table:table-cell office:value-type="float" office:value="0.390135">
                <text:p>0.390135</text:p>
              </table:table-cell>
              <table:table-cell office:value-type="float" office:value="0.39864">
                <text:p>0.39864</text:p>
              </table:table-cell>
              <table:table-cell office:value-type="float" office:value="0.401503">
                <text:p>0.401503</text:p>
              </table:table-cell>
              <table:table-cell office:value-type="float" office:value="0.415045">
                <text:p>0.415045</text:p>
              </table:table-cell>
              <table:table-cell office:value-type="float" office:value="0.444498">
                <text:p>0.444498</text:p>
              </table:table-cell>
              <table:table-cell office:value-type="float" office:value="0.45938">
                <text:p>0.45938</text:p>
              </table:table-cell>
              <table:table-cell office:value-type="float" office:value="0.463017">
                <text:p>0.463017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40683">
                <text:p>0.4068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77872">
                <text:p>0.177872</text:p>
              </table:table-cell>
              <table:table-cell office:value-type="float" office:value="0.349147">
                <text:p>0.349147</text:p>
              </table:table-cell>
              <table:table-cell office:value-type="float" office:value="0.386769">
                <text:p>0.386769</text:p>
              </table:table-cell>
              <table:table-cell office:value-type="float" office:value="0.398394">
                <text:p>0.398394</text:p>
              </table:table-cell>
              <table:table-cell office:value-type="float" office:value="0.401156">
                <text:p>0.401156</text:p>
              </table:table-cell>
              <table:table-cell office:value-type="float" office:value="0.414224">
                <text:p>0.414224</text:p>
              </table:table-cell>
              <table:table-cell office:value-type="float" office:value="0.437288">
                <text:p>0.437288</text:p>
              </table:table-cell>
              <table:table-cell office:value-type="float" office:value="0.454772">
                <text:p>0.454772</text:p>
              </table:table-cell>
              <table:table-cell office:value-type="float" office:value="0.4599">
                <text:p>0.4599</text:p>
              </table:table-cell>
              <table:table-cell office:value-type="float" office:value="0.465076">
                <text:p>0.465076</text:p>
              </table:table-cell>
              <table:table-cell office:value-type="float" office:value="0.465076">
                <text:p>0.465076</text:p>
              </table:table-cell>
              <table:table-cell office:value-type="float" office:value="0.39446">
                <text:p>0.394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35099">
                <text:p>0.135099</text:p>
              </table:table-cell>
              <table:table-cell office:value-type="float" office:value="0.349521">
                <text:p>0.349521</text:p>
              </table:table-cell>
              <table:table-cell office:value-type="float" office:value="0.384443">
                <text:p>0.384443</text:p>
              </table:table-cell>
              <table:table-cell office:value-type="float" office:value="0.396358">
                <text:p>0.396358</text:p>
              </table:table-cell>
              <table:table-cell office:value-type="float" office:value="0.400445">
                <text:p>0.400445</text:p>
              </table:table-cell>
              <table:table-cell office:value-type="float" office:value="0.415603">
                <text:p>0.415603</text:p>
              </table:table-cell>
              <table:table-cell office:value-type="float" office:value="0.441779">
                <text:p>0.441779</text:p>
              </table:table-cell>
              <table:table-cell office:value-type="float" office:value="0.457837">
                <text:p>0.457837</text:p>
              </table:table-cell>
              <table:table-cell office:value-type="float" office:value="0.459881">
                <text:p>0.459881</text:p>
              </table:table-cell>
              <table:table-cell office:value-type="float" office:value="0.463791">
                <text:p>0.463791</text:p>
              </table:table-cell>
              <table:table-cell office:value-type="float" office:value="0.465076">
                <text:p>0.465076</text:p>
              </table:table-cell>
              <table:table-cell office:value-type="float" office:value="0.390476">
                <text:p>0.3904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52999">
                <text:p>0.252999</text:p>
              </table:table-cell>
              <table:table-cell office:value-type="float" office:value="0.361492">
                <text:p>0.361492</text:p>
              </table:table-cell>
              <table:table-cell office:value-type="float" office:value="0.38709">
                <text:p>0.38709</text:p>
              </table:table-cell>
              <table:table-cell office:value-type="float" office:value="0.397681">
                <text:p>0.397681</text:p>
              </table:table-cell>
              <table:table-cell office:value-type="float" office:value="0.399915">
                <text:p>0.399915</text:p>
              </table:table-cell>
              <table:table-cell office:value-type="float" office:value="0.408588">
                <text:p>0.408588</text:p>
              </table:table-cell>
              <table:table-cell office:value-type="float" office:value="0.436557">
                <text:p>0.436557</text:p>
              </table:table-cell>
              <table:table-cell office:value-type="float" office:value="0.454293">
                <text:p>0.454293</text:p>
              </table:table-cell>
              <table:table-cell office:value-type="float" office:value="0.459842">
                <text:p>0.459842</text:p>
              </table:table-cell>
              <table:table-cell office:value-type="float" office:value="0.463221">
                <text:p>0.463221</text:p>
              </table:table-cell>
              <table:table-cell office:value-type="float" office:value="0.469227">
                <text:p>0.469227</text:p>
              </table:table-cell>
              <table:table-cell office:value-type="float" office:value="0.402168">
                <text:p>0.40216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9296">
                <text:p>0.199296</text:p>
              </table:table-cell>
              <table:table-cell office:value-type="float" office:value="0.334397">
                <text:p>0.334397</text:p>
              </table:table-cell>
              <table:table-cell office:value-type="float" office:value="0.374801">
                <text:p>0.374801</text:p>
              </table:table-cell>
              <table:table-cell office:value-type="float" office:value="0.392801">
                <text:p>0.392801</text:p>
              </table:table-cell>
              <table:table-cell office:value-type="float" office:value="0.39945">
                <text:p>0.39945</text:p>
              </table:table-cell>
              <table:table-cell office:value-type="float" office:value="0.404862">
                <text:p>0.404862</text:p>
              </table:table-cell>
              <table:table-cell office:value-type="float" office:value="0.434341">
                <text:p>0.434341</text:p>
              </table:table-cell>
              <table:table-cell office:value-type="float" office:value="0.453102">
                <text:p>0.453102</text:p>
              </table:table-cell>
              <table:table-cell office:value-type="float" office:value="0.459889">
                <text:p>0.459889</text:p>
              </table:table-cell>
              <table:table-cell office:value-type="float" office:value="0.462705">
                <text:p>0.462705</text:p>
              </table:table-cell>
              <table:table-cell office:value-type="float" office:value="0.469227">
                <text:p>0.469227</text:p>
              </table:table-cell>
              <table:table-cell office:value-type="float" office:value="0.391564">
                <text:p>0.39156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5139">
                <text:p>0.235139</text:p>
              </table:table-cell>
              <table:table-cell office:value-type="float" office:value="0.342136">
                <text:p>0.342136</text:p>
              </table:table-cell>
              <table:table-cell office:value-type="float" office:value="0.376999">
                <text:p>0.376999</text:p>
              </table:table-cell>
              <table:table-cell office:value-type="float" office:value="0.395756">
                <text:p>0.395756</text:p>
              </table:table-cell>
              <table:table-cell office:value-type="float" office:value="0.39988">
                <text:p>0.39988</text:p>
              </table:table-cell>
              <table:table-cell office:value-type="float" office:value="0.403664">
                <text:p>0.403664</text:p>
              </table:table-cell>
              <table:table-cell office:value-type="float" office:value="0.428295">
                <text:p>0.428295</text:p>
              </table:table-cell>
              <table:table-cell office:value-type="float" office:value="0.452759">
                <text:p>0.452759</text:p>
              </table:table-cell>
              <table:table-cell office:value-type="float" office:value="0.459889">
                <text:p>0.459889</text:p>
              </table:table-cell>
              <table:table-cell office:value-type="float" office:value="0.463221">
                <text:p>0.463221</text:p>
              </table:table-cell>
              <table:table-cell office:value-type="float" office:value="0.469227">
                <text:p>0.469227</text:p>
              </table:table-cell>
              <table:table-cell office:value-type="float" office:value="0.395774">
                <text:p>0.39577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6694">
                <text:p>0.16694</text:p>
              </table:table-cell>
              <table:table-cell office:value-type="float" office:value="0.33906">
                <text:p>0.33906</text:p>
              </table:table-cell>
              <table:table-cell office:value-type="float" office:value="0.377785">
                <text:p>0.377785</text:p>
              </table:table-cell>
              <table:table-cell office:value-type="float" office:value="0.395098">
                <text:p>0.395098</text:p>
              </table:table-cell>
              <table:table-cell office:value-type="float" office:value="0.400285">
                <text:p>0.400285</text:p>
              </table:table-cell>
              <table:table-cell office:value-type="float" office:value="0.407163">
                <text:p>0.407163</text:p>
              </table:table-cell>
              <table:table-cell office:value-type="float" office:value="0.447323">
                <text:p>0.447323</text:p>
              </table:table-cell>
              <table:table-cell office:value-type="float" office:value="0.458779">
                <text:p>0.458779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954">
                <text:p>0.462954</text:p>
              </table:table-cell>
              <table:table-cell office:value-type="float" office:value="0.469227">
                <text:p>0.469227</text:p>
              </table:table-cell>
              <table:table-cell office:value-type="float" office:value="0.391531">
                <text:p>0.39153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10992">
                <text:p>0.210992</text:p>
              </table:table-cell>
              <table:table-cell office:value-type="float" office:value="0.339621">
                <text:p>0.339621</text:p>
              </table:table-cell>
              <table:table-cell office:value-type="float" office:value="0.384917">
                <text:p>0.384917</text:p>
              </table:table-cell>
              <table:table-cell office:value-type="float" office:value="0.398383">
                <text:p>0.398383</text:p>
              </table:table-cell>
              <table:table-cell office:value-type="float" office:value="0.401012">
                <text:p>0.401012</text:p>
              </table:table-cell>
              <table:table-cell office:value-type="float" office:value="0.419711">
                <text:p>0.419711</text:p>
              </table:table-cell>
              <table:table-cell office:value-type="float" office:value="0.454127">
                <text:p>0.454127</text:p>
              </table:table-cell>
              <table:table-cell office:value-type="float" office:value="0.459806">
                <text:p>0.459806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667">
                <text:p>0.464667</text:p>
              </table:table-cell>
              <table:table-cell office:value-type="float" office:value="0.469399">
                <text:p>0.469399</text:p>
              </table:table-cell>
              <table:table-cell office:value-type="float" office:value="0.399316">
                <text:p>0.3993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26642">
                <text:p>0.226642</text:p>
              </table:table-cell>
              <table:table-cell office:value-type="float" office:value="0.348021">
                <text:p>0.348021</text:p>
              </table:table-cell>
              <table:table-cell office:value-type="float" office:value="0.391996">
                <text:p>0.391996</text:p>
              </table:table-cell>
              <table:table-cell office:value-type="float" office:value="0.399199">
                <text:p>0.399199</text:p>
              </table:table-cell>
              <table:table-cell office:value-type="float" office:value="0.40258">
                <text:p>0.40258</text:p>
              </table:table-cell>
              <table:table-cell office:value-type="float" office:value="0.42927">
                <text:p>0.42927</text:p>
              </table:table-cell>
              <table:table-cell office:value-type="float" office:value="0.455396">
                <text:p>0.455396</text:p>
              </table:table-cell>
              <table:table-cell office:value-type="float" office:value="0.459836">
                <text:p>0.459836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068">
                <text:p>0.464068</text:p>
              </table:table-cell>
              <table:table-cell office:value-type="float" office:value="0.469399">
                <text:p>0.469399</text:p>
              </table:table-cell>
              <table:table-cell office:value-type="float" office:value="0.403693">
                <text:p>0.4036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15534">
                <text:p>0.215534</text:p>
              </table:table-cell>
              <table:table-cell office:value-type="float" office:value="0.339006">
                <text:p>0.339006</text:p>
              </table:table-cell>
              <table:table-cell office:value-type="float" office:value="0.38799">
                <text:p>0.38799</text:p>
              </table:table-cell>
              <table:table-cell office:value-type="float" office:value="0.399056">
                <text:p>0.399056</text:p>
              </table:table-cell>
              <table:table-cell office:value-type="float" office:value="0.402984">
                <text:p>0.402984</text:p>
              </table:table-cell>
              <table:table-cell office:value-type="float" office:value="0.419132">
                <text:p>0.419132</text:p>
              </table:table-cell>
              <table:table-cell office:value-type="float" office:value="0.453609">
                <text:p>0.453609</text:p>
              </table:table-cell>
              <table:table-cell office:value-type="float" office:value="0.459821">
                <text:p>0.459821</text:p>
              </table:table-cell>
              <table:table-cell office:value-type="float" office:value="0.459918">
                <text:p>0.459918</text:p>
              </table:table-cell>
              <table:table-cell office:value-type="float" office:value="0.465254">
                <text:p>0.465254</text:p>
              </table:table-cell>
              <table:table-cell office:value-type="float" office:value="0.469399">
                <text:p>0.469399</text:p>
              </table:table-cell>
              <table:table-cell office:value-type="float" office:value="0.40023">
                <text:p>0.400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56792">
                <text:p>0.256792</text:p>
              </table:table-cell>
              <table:table-cell office:value-type="float" office:value="0.341746">
                <text:p>0.341746</text:p>
              </table:table-cell>
              <table:table-cell office:value-type="float" office:value="0.390819">
                <text:p>0.390819</text:p>
              </table:table-cell>
              <table:table-cell office:value-type="float" office:value="0.399379">
                <text:p>0.399379</text:p>
              </table:table-cell>
              <table:table-cell office:value-type="float" office:value="0.406439">
                <text:p>0.406439</text:p>
              </table:table-cell>
              <table:table-cell office:value-type="float" office:value="0.431403">
                <text:p>0.431403</text:p>
              </table:table-cell>
              <table:table-cell office:value-type="float" office:value="0.45744">
                <text:p>0.45744</text:p>
              </table:table-cell>
              <table:table-cell office:value-type="float" office:value="0.459829">
                <text:p>0.459829</text:p>
              </table:table-cell>
              <table:table-cell office:value-type="float" office:value="0.459918">
                <text:p>0.459918</text:p>
              </table:table-cell>
              <table:table-cell office:value-type="float" office:value="0.465807">
                <text:p>0.465807</text:p>
              </table:table-cell>
              <table:table-cell office:value-type="float" office:value="0.469399">
                <text:p>0.469399</text:p>
              </table:table-cell>
              <table:table-cell office:value-type="float" office:value="0.406957">
                <text:p>0.40695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75787">
                <text:p>0.275787</text:p>
              </table:table-cell>
              <table:table-cell office:value-type="float" office:value="0.345257">
                <text:p>0.345257</text:p>
              </table:table-cell>
              <table:table-cell office:value-type="float" office:value="0.393755">
                <text:p>0.393755</text:p>
              </table:table-cell>
              <table:table-cell office:value-type="float" office:value="0.401314">
                <text:p>0.401314</text:p>
              </table:table-cell>
              <table:table-cell office:value-type="float" office:value="0.420154">
                <text:p>0.420154</text:p>
              </table:table-cell>
              <table:table-cell office:value-type="float" office:value="0.450491">
                <text:p>0.450491</text:p>
              </table:table-cell>
              <table:table-cell office:value-type="float" office:value="0.459319">
                <text:p>0.459319</text:p>
              </table:table-cell>
              <table:table-cell office:value-type="float" office:value="0.459866">
                <text:p>0.459866</text:p>
              </table:table-cell>
              <table:table-cell office:value-type="float" office:value="0.459918">
                <text:p>0.459918</text:p>
              </table:table-cell>
              <table:table-cell office:value-type="float" office:value="0.465419">
                <text:p>0.465419</text:p>
              </table:table-cell>
              <table:table-cell office:value-type="float" office:value="0.469399">
                <text:p>0.469399</text:p>
              </table:table-cell>
              <table:table-cell office:value-type="float" office:value="0.413128">
                <text:p>0.41312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5295">
                <text:p>0.235295</text:p>
              </table:table-cell>
              <table:table-cell office:value-type="float" office:value="0.343628">
                <text:p>0.343628</text:p>
              </table:table-cell>
              <table:table-cell office:value-type="float" office:value="0.391696">
                <text:p>0.391696</text:p>
              </table:table-cell>
              <table:table-cell office:value-type="float" office:value="0.401467">
                <text:p>0.401467</text:p>
              </table:table-cell>
              <table:table-cell office:value-type="float" office:value="0.423053">
                <text:p>0.423053</text:p>
              </table:table-cell>
              <table:table-cell office:value-type="float" office:value="0.445928">
                <text:p>0.445928</text:p>
              </table:table-cell>
              <table:table-cell office:value-type="float" office:value="0.457326">
                <text:p>0.457326</text:p>
              </table:table-cell>
              <table:table-cell office:value-type="float" office:value="0.459866">
                <text:p>0.459866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696">
                <text:p>0.464696</text:p>
              </table:table-cell>
              <table:table-cell office:value-type="float" office:value="0.469399">
                <text:p>0.469399</text:p>
              </table:table-cell>
              <table:table-cell office:value-type="float" office:value="0.408287">
                <text:p>0.4082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71217">
                <text:p>0.271217</text:p>
              </table:table-cell>
              <table:table-cell office:value-type="float" office:value="0.374528">
                <text:p>0.374528</text:p>
              </table:table-cell>
              <table:table-cell office:value-type="float" office:value="0.399754">
                <text:p>0.399754</text:p>
              </table:table-cell>
              <table:table-cell office:value-type="float" office:value="0.411669">
                <text:p>0.411669</text:p>
              </table:table-cell>
              <table:table-cell office:value-type="float" office:value="0.429598">
                <text:p>0.429598</text:p>
              </table:table-cell>
              <table:table-cell office:value-type="float" office:value="0.44769">
                <text:p>0.44769</text:p>
              </table:table-cell>
              <table:table-cell office:value-type="float" office:value="0.458596">
                <text:p>0.458596</text:p>
              </table:table-cell>
              <table:table-cell office:value-type="float" office:value="0.459904">
                <text:p>0.459904</text:p>
              </table:table-cell>
              <table:table-cell office:value-type="float" office:value="0.459918">
                <text:p>0.459918</text:p>
              </table:table-cell>
              <table:table-cell office:value-type="float" office:value="0.466756">
                <text:p>0.466756</text:p>
              </table:table-cell>
              <table:table-cell office:value-type="float" office:value="0.469399">
                <text:p>0.469399</text:p>
              </table:table-cell>
              <table:table-cell office:value-type="float" office:value="0.417963">
                <text:p>0.41796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71948">
                <text:p>0.171948</text:p>
              </table:table-cell>
              <table:table-cell office:value-type="float" office:value="0.346221">
                <text:p>0.346221</text:p>
              </table:table-cell>
              <table:table-cell office:value-type="float" office:value="0.395274">
                <text:p>0.395274</text:p>
              </table:table-cell>
              <table:table-cell office:value-type="float" office:value="0.404461">
                <text:p>0.404461</text:p>
              </table:table-cell>
              <table:table-cell office:value-type="float" office:value="0.41943">
                <text:p>0.41943</text:p>
              </table:table-cell>
              <table:table-cell office:value-type="float" office:value="0.437841">
                <text:p>0.437841</text:p>
              </table:table-cell>
              <table:table-cell office:value-type="float" office:value="0.453594">
                <text:p>0.453594</text:p>
              </table:table-cell>
              <table:table-cell office:value-type="float" office:value="0.459849">
                <text:p>0.459849</text:p>
              </table:table-cell>
              <table:table-cell office:value-type="float" office:value="0.459918">
                <text:p>0.459918</text:p>
              </table:table-cell>
              <table:table-cell office:value-type="float" office:value="0.463525">
                <text:p>0.463525</text:p>
              </table:table-cell>
              <table:table-cell office:value-type="float" office:value="0.469399">
                <text:p>0.469399</text:p>
              </table:table-cell>
              <table:table-cell office:value-type="float" office:value="0.401206">
                <text:p>0.40120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3759">
                <text:p>0.23759</text:p>
              </table:table-cell>
              <table:table-cell office:value-type="float" office:value="0.360661">
                <text:p>0.360661</text:p>
              </table:table-cell>
              <table:table-cell office:value-type="float" office:value="0.398533">
                <text:p>0.398533</text:p>
              </table:table-cell>
              <table:table-cell office:value-type="float" office:value="0.404613">
                <text:p>0.404613</text:p>
              </table:table-cell>
              <table:table-cell office:value-type="float" office:value="0.421343">
                <text:p>0.421343</text:p>
              </table:table-cell>
              <table:table-cell office:value-type="float" office:value="0.435218">
                <text:p>0.435218</text:p>
              </table:table-cell>
              <table:table-cell office:value-type="float" office:value="0.45356">
                <text:p>0.45356</text:p>
              </table:table-cell>
              <table:table-cell office:value-type="float" office:value="0.459825">
                <text:p>0.459825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69">
                <text:p>0.46469</text:p>
              </table:table-cell>
              <table:table-cell office:value-type="float" office:value="0.469399">
                <text:p>0.469399</text:p>
              </table:table-cell>
              <table:table-cell office:value-type="float" office:value="0.409595">
                <text:p>0.4095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1256">
                <text:p>0.271256</text:p>
              </table:table-cell>
              <table:table-cell office:value-type="float" office:value="0.386921">
                <text:p>0.386921</text:p>
              </table:table-cell>
              <table:table-cell office:value-type="float" office:value="0.401114">
                <text:p>0.401114</text:p>
              </table:table-cell>
              <table:table-cell office:value-type="float" office:value="0.41575">
                <text:p>0.41575</text:p>
              </table:table-cell>
              <table:table-cell office:value-type="float" office:value="0.431543">
                <text:p>0.431543</text:p>
              </table:table-cell>
              <table:table-cell office:value-type="float" office:value="0.444323">
                <text:p>0.444323</text:p>
              </table:table-cell>
              <table:table-cell office:value-type="float" office:value="0.45843">
                <text:p>0.45843</text:p>
              </table:table-cell>
              <table:table-cell office:value-type="float" office:value="0.459904">
                <text:p>0.459904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69">
                <text:p>0.46469</text:p>
              </table:table-cell>
              <table:table-cell office:value-type="float" office:value="0.469399">
                <text:p>0.469399</text:p>
              </table:table-cell>
              <table:table-cell office:value-type="float" office:value="0.419385">
                <text:p>0.41938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3398">
                <text:p>0.213398</text:p>
              </table:table-cell>
              <table:table-cell office:value-type="float" office:value="0.383193">
                <text:p>0.383193</text:p>
              </table:table-cell>
              <table:table-cell office:value-type="float" office:value="0.402498">
                <text:p>0.402498</text:p>
              </table:table-cell>
              <table:table-cell office:value-type="float" office:value="0.417793">
                <text:p>0.417793</text:p>
              </table:table-cell>
              <table:table-cell office:value-type="float" office:value="0.429577">
                <text:p>0.429577</text:p>
              </table:table-cell>
              <table:table-cell office:value-type="float" office:value="0.43697">
                <text:p>0.43697</text:p>
              </table:table-cell>
              <table:table-cell office:value-type="float" office:value="0.455542">
                <text:p>0.455542</text:p>
              </table:table-cell>
              <table:table-cell office:value-type="float" office:value="0.459859">
                <text:p>0.459859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855">
                <text:p>0.464855</text:p>
              </table:table-cell>
              <table:table-cell office:value-type="float" office:value="0.469399">
                <text:p>0.469399</text:p>
              </table:table-cell>
              <table:table-cell office:value-type="float" office:value="0.41236">
                <text:p>0.4123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42883">
                <text:p>0.142883</text:p>
              </table:table-cell>
              <table:table-cell office:value-type="float" office:value="0.384672">
                <text:p>0.384672</text:p>
              </table:table-cell>
              <table:table-cell office:value-type="float" office:value="0.402502">
                <text:p>0.402502</text:p>
              </table:table-cell>
              <table:table-cell office:value-type="float" office:value="0.427652">
                <text:p>0.427652</text:p>
              </table:table-cell>
              <table:table-cell office:value-type="float" office:value="0.433375">
                <text:p>0.433375</text:p>
              </table:table-cell>
              <table:table-cell office:value-type="float" office:value="0.450397">
                <text:p>0.450397</text:p>
              </table:table-cell>
              <table:table-cell office:value-type="float" office:value="0.45968">
                <text:p>0.45968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6889">
                <text:p>0.466889</text:p>
              </table:table-cell>
              <table:table-cell office:value-type="float" office:value="0.469399">
                <text:p>0.469399</text:p>
              </table:table-cell>
              <table:table-cell office:value-type="float" office:value="0.408789">
                <text:p>0.40878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70945">
                <text:p>0.270945</text:p>
              </table:table-cell>
              <table:table-cell office:value-type="float" office:value="0.395358">
                <text:p>0.395358</text:p>
              </table:table-cell>
              <table:table-cell office:value-type="float" office:value="0.41702">
                <text:p>0.41702</text:p>
              </table:table-cell>
              <table:table-cell office:value-type="float" office:value="0.432167">
                <text:p>0.432167</text:p>
              </table:table-cell>
              <table:table-cell office:value-type="float" office:value="0.437872">
                <text:p>0.437872</text:p>
              </table:table-cell>
              <table:table-cell office:value-type="float" office:value="0.454927">
                <text:p>0.454927</text:p>
              </table:table-cell>
              <table:table-cell office:value-type="float" office:value="0.459855">
                <text:p>0.459855</text:p>
              </table:table-cell>
              <table:table-cell office:value-type="float" office:value="0.459918">
                <text:p>0.459918</text:p>
              </table:table-cell>
              <table:table-cell office:value-type="float" office:value="0.460133">
                <text:p>0.460133</text:p>
              </table:table-cell>
              <table:table-cell office:value-type="float" office:value="0.466706">
                <text:p>0.466706</text:p>
              </table:table-cell>
              <table:table-cell office:value-type="float" office:value="0.469399">
                <text:p>0.469399</text:p>
              </table:table-cell>
              <table:table-cell office:value-type="float" office:value="0.42549">
                <text:p>0.4254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72445">
                <text:p>0.272445</text:p>
              </table:table-cell>
              <table:table-cell office:value-type="float" office:value="0.398231">
                <text:p>0.398231</text:p>
              </table:table-cell>
              <table:table-cell office:value-type="float" office:value="0.420471">
                <text:p>0.420471</text:p>
              </table:table-cell>
              <table:table-cell office:value-type="float" office:value="0.433021">
                <text:p>0.433021</text:p>
              </table:table-cell>
              <table:table-cell office:value-type="float" office:value="0.446456">
                <text:p>0.446456</text:p>
              </table:table-cell>
              <table:table-cell office:value-type="float" office:value="0.457318">
                <text:p>0.457318</text:p>
              </table:table-cell>
              <table:table-cell office:value-type="float" office:value="0.459911">
                <text:p>0.459911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7167">
                <text:p>0.467167</text:p>
              </table:table-cell>
              <table:table-cell office:value-type="float" office:value="0.469399">
                <text:p>0.469399</text:p>
              </table:table-cell>
              <table:table-cell office:value-type="float" office:value="0.427486">
                <text:p>0.4274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01042">
                <text:p>0.201042</text:p>
              </table:table-cell>
              <table:table-cell office:value-type="float" office:value="0.399159">
                <text:p>0.399159</text:p>
              </table:table-cell>
              <table:table-cell office:value-type="float" office:value="0.42506">
                <text:p>0.42506</text:p>
              </table:table-cell>
              <table:table-cell office:value-type="float" office:value="0.434731">
                <text:p>0.434731</text:p>
              </table:table-cell>
              <table:table-cell office:value-type="float" office:value="0.45444">
                <text:p>0.45444</text:p>
              </table:table-cell>
              <table:table-cell office:value-type="float" office:value="0.459771">
                <text:p>0.459771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1122">
                <text:p>0.461122</text:p>
              </table:table-cell>
              <table:table-cell office:value-type="float" office:value="0.467454">
                <text:p>0.467454</text:p>
              </table:table-cell>
              <table:table-cell office:value-type="float" office:value="0.469399">
                <text:p>0.469399</text:p>
              </table:table-cell>
              <table:table-cell office:value-type="float" office:value="0.422262">
                <text:p>0.42226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7072">
                <text:p>0.17072</text:p>
              </table:table-cell>
              <table:table-cell office:value-type="float" office:value="0.40141">
                <text:p>0.40141</text:p>
              </table:table-cell>
              <table:table-cell office:value-type="float" office:value="0.431225">
                <text:p>0.431225</text:p>
              </table:table-cell>
              <table:table-cell office:value-type="float" office:value="0.434731">
                <text:p>0.434731</text:p>
              </table:table-cell>
              <table:table-cell office:value-type="float" office:value="0.452858">
                <text:p>0.452858</text:p>
              </table:table-cell>
              <table:table-cell office:value-type="float" office:value="0.459643">
                <text:p>0.459643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1875">
                <text:p>0.461875</text:p>
              </table:table-cell>
              <table:table-cell office:value-type="float" office:value="0.46767">
                <text:p>0.46767</text:p>
              </table:table-cell>
              <table:table-cell office:value-type="float" office:value="0.469399">
                <text:p>0.469399</text:p>
              </table:table-cell>
              <table:table-cell office:value-type="float" office:value="0.419997">
                <text:p>0.4199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94842">
                <text:p>0.294842</text:p>
              </table:table-cell>
              <table:table-cell office:value-type="float" office:value="0.403525">
                <text:p>0.403525</text:p>
              </table:table-cell>
              <table:table-cell office:value-type="float" office:value="0.431891">
                <text:p>0.431891</text:p>
              </table:table-cell>
              <table:table-cell office:value-type="float" office:value="0.436115">
                <text:p>0.436115</text:p>
              </table:table-cell>
              <table:table-cell office:value-type="float" office:value="0.454167">
                <text:p>0.454167</text:p>
              </table:table-cell>
              <table:table-cell office:value-type="float" office:value="0.459687">
                <text:p>0.459687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24">
                <text:p>0.46224</text:p>
              </table:table-cell>
              <table:table-cell office:value-type="float" office:value="0.467886">
                <text:p>0.467886</text:p>
              </table:table-cell>
              <table:table-cell office:value-type="float" office:value="0.469399">
                <text:p>0.469399</text:p>
              </table:table-cell>
              <table:table-cell office:value-type="float" office:value="0.433019">
                <text:p>0.43301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9629">
                <text:p>0.29629</text:p>
              </table:table-cell>
              <table:table-cell office:value-type="float" office:value="0.409138">
                <text:p>0.409138</text:p>
              </table:table-cell>
              <table:table-cell office:value-type="float" office:value="0.433749">
                <text:p>0.433749</text:p>
              </table:table-cell>
              <table:table-cell office:value-type="float" office:value="0.439751">
                <text:p>0.439751</text:p>
              </table:table-cell>
              <table:table-cell office:value-type="float" office:value="0.455268">
                <text:p>0.455268</text:p>
              </table:table-cell>
              <table:table-cell office:value-type="float" office:value="0.459911">
                <text:p>0.459911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1832">
                <text:p>0.461832</text:p>
              </table:table-cell>
              <table:table-cell office:value-type="float" office:value="0.468751">
                <text:p>0.468751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453">
                <text:p>0.43445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53694">
                <text:p>0.353694</text:p>
              </table:table-cell>
              <table:table-cell office:value-type="float" office:value="0.40847">
                <text:p>0.40847</text:p>
              </table:table-cell>
              <table:table-cell office:value-type="float" office:value="0.433817">
                <text:p>0.433817</text:p>
              </table:table-cell>
              <table:table-cell office:value-type="float" office:value="0.440837">
                <text:p>0.440837</text:p>
              </table:table-cell>
              <table:table-cell office:value-type="float" office:value="0.457517">
                <text:p>0.457517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1876">
                <text:p>0.461876</text:p>
              </table:table-cell>
              <table:table-cell office:value-type="float" office:value="0.468103">
                <text:p>0.468103</text:p>
              </table:table-cell>
              <table:table-cell office:value-type="float" office:value="0.469399">
                <text:p>0.469399</text:p>
              </table:table-cell>
              <table:table-cell office:value-type="float" office:value="0.440407">
                <text:p>0.44040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57122">
                <text:p>0.157122</text:p>
              </table:table-cell>
              <table:table-cell office:value-type="float" office:value="0.397328">
                <text:p>0.397328</text:p>
              </table:table-cell>
              <table:table-cell office:value-type="float" office:value="0.42425">
                <text:p>0.42425</text:p>
              </table:table-cell>
              <table:table-cell office:value-type="float" office:value="0.434731">
                <text:p>0.434731</text:p>
              </table:table-cell>
              <table:table-cell office:value-type="float" office:value="0.448822">
                <text:p>0.448822</text:p>
              </table:table-cell>
              <table:table-cell office:value-type="float" office:value="0.459902">
                <text:p>0.459902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3476">
                <text:p>0.463476</text:p>
              </table:table-cell>
              <table:table-cell office:value-type="float" office:value="0.468384">
                <text:p>0.468384</text:p>
              </table:table-cell>
              <table:table-cell office:value-type="float" office:value="0.469399">
                <text:p>0.469399</text:p>
              </table:table-cell>
              <table:table-cell office:value-type="float" office:value="0.417385">
                <text:p>0.41738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0032">
                <text:p>0.20032</text:p>
              </table:table-cell>
              <table:table-cell office:value-type="float" office:value="0.398468">
                <text:p>0.398468</text:p>
              </table:table-cell>
              <table:table-cell office:value-type="float" office:value="0.427532">
                <text:p>0.427532</text:p>
              </table:table-cell>
              <table:table-cell office:value-type="float" office:value="0.434731">
                <text:p>0.434731</text:p>
              </table:table-cell>
              <table:table-cell office:value-type="float" office:value="0.450125">
                <text:p>0.450125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187">
                <text:p>0.462187</text:p>
              </table:table-cell>
              <table:table-cell office:value-type="float" office:value="0.465076">
                <text:p>0.465076</text:p>
              </table:table-cell>
              <table:table-cell office:value-type="float" office:value="0.468384">
                <text:p>0.468384</text:p>
              </table:table-cell>
              <table:table-cell office:value-type="float" office:value="0.469399">
                <text:p>0.469399</text:p>
              </table:table-cell>
              <table:table-cell office:value-type="float" office:value="0.422666">
                <text:p>0.4226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68219">
                <text:p>0.168219</text:p>
              </table:table-cell>
              <table:table-cell office:value-type="float" office:value="0.398571">
                <text:p>0.398571</text:p>
              </table:table-cell>
              <table:table-cell office:value-type="float" office:value="0.427774">
                <text:p>0.427774</text:p>
              </table:table-cell>
              <table:table-cell office:value-type="float" office:value="0.434731">
                <text:p>0.434731</text:p>
              </table:table-cell>
              <table:table-cell office:value-type="float" office:value="0.4522">
                <text:p>0.4522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24">
                <text:p>0.46224</text:p>
              </table:table-cell>
              <table:table-cell office:value-type="float" office:value="0.465142">
                <text:p>0.465142</text:p>
              </table:table-cell>
              <table:table-cell office:value-type="float" office:value="0.469249">
                <text:p>0.4692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19796">
                <text:p>0.41979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90836">
                <text:p>0.290836</text:p>
              </table:table-cell>
              <table:table-cell office:value-type="float" office:value="0.40306">
                <text:p>0.40306</text:p>
              </table:table-cell>
              <table:table-cell office:value-type="float" office:value="0.426421">
                <text:p>0.42642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886">
                <text:p>0.443886</text:p>
              </table:table-cell>
              <table:table-cell office:value-type="float" office:value="0.459618">
                <text:p>0.4596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303">
                <text:p>0.464303</text:p>
              </table:table-cell>
              <table:table-cell office:value-type="float" office:value="0.468017">
                <text:p>0.468017</text:p>
              </table:table-cell>
              <table:table-cell office:value-type="float" office:value="0.469399">
                <text:p>0.469399</text:p>
              </table:table-cell>
              <table:table-cell office:value-type="float" office:value="0.431071">
                <text:p>0.43107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49319">
                <text:p>0.349319</text:p>
              </table:table-cell>
              <table:table-cell office:value-type="float" office:value="0.413309">
                <text:p>0.413309</text:p>
              </table:table-cell>
              <table:table-cell office:value-type="float" office:value="0.433215">
                <text:p>0.433215</text:p>
              </table:table-cell>
              <table:table-cell office:value-type="float" office:value="0.434731">
                <text:p>0.434731</text:p>
              </table:table-cell>
              <table:table-cell office:value-type="float" office:value="0.445406">
                <text:p>0.445406</text:p>
              </table:table-cell>
              <table:table-cell office:value-type="float" office:value="0.459732">
                <text:p>0.459732</text:p>
              </table:table-cell>
              <table:table-cell office:value-type="float" office:value="0.459918">
                <text:p>0.459918</text:p>
              </table:table-cell>
              <table:table-cell office:value-type="float" office:value="0.459918">
                <text:p>0.459918</text:p>
              </table:table-cell>
              <table:table-cell office:value-type="float" office:value="0.463013">
                <text:p>0.463013</text:p>
              </table:table-cell>
              <table:table-cell office:value-type="float" office:value="0.468515">
                <text:p>0.468515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708">
                <text:p>0.43870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39594">
                <text:p>0.239594</text:p>
              </table:table-cell>
              <table:table-cell office:value-type="float" office:value="0.40038">
                <text:p>0.40038</text:p>
              </table:table-cell>
              <table:table-cell office:value-type="float" office:value="0.419687">
                <text:p>0.419687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6931">
                <text:p>0.446931</text:p>
              </table:table-cell>
              <table:table-cell office:value-type="float" office:value="0.459918">
                <text:p>0.459918</text:p>
              </table:table-cell>
              <table:table-cell office:value-type="float" office:value="0.461466">
                <text:p>0.461466</text:p>
              </table:table-cell>
              <table:table-cell office:value-type="float" office:value="0.466589">
                <text:p>0.46658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3343">
                <text:p>0.42334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61658">
                <text:p>0.261658</text:p>
              </table:table-cell>
              <table:table-cell office:value-type="float" office:value="0.400431">
                <text:p>0.400431</text:p>
              </table:table-cell>
              <table:table-cell office:value-type="float" office:value="0.422523">
                <text:p>0.422523</text:p>
              </table:table-cell>
              <table:table-cell office:value-type="float" office:value="0.434414">
                <text:p>0.434414</text:p>
              </table:table-cell>
              <table:table-cell office:value-type="float" office:value="0.434731">
                <text:p>0.434731</text:p>
              </table:table-cell>
              <table:table-cell office:value-type="float" office:value="0.441098">
                <text:p>0.441098</text:p>
              </table:table-cell>
              <table:table-cell office:value-type="float" office:value="0.455449">
                <text:p>0.455449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346">
                <text:p>0.464346</text:p>
              </table:table-cell>
              <table:table-cell office:value-type="float" office:value="0.469183">
                <text:p>0.469183</text:p>
              </table:table-cell>
              <table:table-cell office:value-type="float" office:value="0.469399">
                <text:p>0.469399</text:p>
              </table:table-cell>
              <table:table-cell office:value-type="float" office:value="0.424375">
                <text:p>0.4243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30955">
                <text:p>0.130955</text:p>
              </table:table-cell>
              <table:table-cell office:value-type="float" office:value="0.396303">
                <text:p>0.396303</text:p>
              </table:table-cell>
              <table:table-cell office:value-type="float" office:value="0.42326">
                <text:p>0.42326</text:p>
              </table:table-cell>
              <table:table-cell office:value-type="float" office:value="0.434365">
                <text:p>0.434365</text:p>
              </table:table-cell>
              <table:table-cell office:value-type="float" office:value="0.434731">
                <text:p>0.434731</text:p>
              </table:table-cell>
              <table:table-cell office:value-type="float" office:value="0.43884">
                <text:p>0.43884</text:p>
              </table:table-cell>
              <table:table-cell office:value-type="float" office:value="0.452232">
                <text:p>0.452232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703">
                <text:p>0.462703</text:p>
              </table:table-cell>
              <table:table-cell office:value-type="float" office:value="0.468751">
                <text:p>0.468751</text:p>
              </table:table-cell>
              <table:table-cell office:value-type="float" office:value="0.469399">
                <text:p>0.469399</text:p>
              </table:table-cell>
              <table:table-cell office:value-type="float" office:value="0.410206">
                <text:p>0.41020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176122">
                <text:p>0.176122</text:p>
              </table:table-cell>
              <table:table-cell office:value-type="float" office:value="0.397014">
                <text:p>0.397014</text:p>
              </table:table-cell>
              <table:table-cell office:value-type="float" office:value="0.420328">
                <text:p>0.420328</text:p>
              </table:table-cell>
              <table:table-cell office:value-type="float" office:value="0.43396">
                <text:p>0.43396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268">
                <text:p>0.443268</text:p>
              </table:table-cell>
              <table:table-cell office:value-type="float" office:value="0.458991">
                <text:p>0.458991</text:p>
              </table:table-cell>
              <table:table-cell office:value-type="float" office:value="0.463529">
                <text:p>0.463529</text:p>
              </table:table-cell>
              <table:table-cell office:value-type="float" office:value="0.469183">
                <text:p>0.469183</text:p>
              </table:table-cell>
              <table:table-cell office:value-type="float" office:value="0.469399">
                <text:p>0.469399</text:p>
              </table:table-cell>
              <table:table-cell office:value-type="float" office:value="0.413186">
                <text:p>0.41318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18027">
                <text:p>0.218027</text:p>
              </table:table-cell>
              <table:table-cell office:value-type="float" office:value="0.404285">
                <text:p>0.404285</text:p>
              </table:table-cell>
              <table:table-cell office:value-type="float" office:value="0.429276">
                <text:p>0.429276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9735">
                <text:p>0.439735</text:p>
              </table:table-cell>
              <table:table-cell office:value-type="float" office:value="0.457301">
                <text:p>0.457301</text:p>
              </table:table-cell>
              <table:table-cell office:value-type="float" office:value="0.463595">
                <text:p>0.46359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18581">
                <text:p>0.4185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60594">
                <text:p>0.260594</text:p>
              </table:table-cell>
              <table:table-cell office:value-type="float" office:value="0.403127">
                <text:p>0.403127</text:p>
              </table:table-cell>
              <table:table-cell office:value-type="float" office:value="0.431703">
                <text:p>0.431703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8167">
                <text:p>0.438167</text:p>
              </table:table-cell>
              <table:table-cell office:value-type="float" office:value="0.455591">
                <text:p>0.455591</text:p>
              </table:table-cell>
              <table:table-cell office:value-type="float" office:value="0.462446">
                <text:p>0.46244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2522">
                <text:p>0.4225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87859">
                <text:p>0.287859</text:p>
              </table:table-cell>
              <table:table-cell office:value-type="float" office:value="0.41606">
                <text:p>0.41606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0215">
                <text:p>0.440215</text:p>
              </table:table-cell>
              <table:table-cell office:value-type="float" office:value="0.460262">
                <text:p>0.460262</text:p>
              </table:table-cell>
              <table:table-cell office:value-type="float" office:value="0.467454">
                <text:p>0.46745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8017">
                <text:p>0.4280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72399">
                <text:p>0.272399</text:p>
              </table:table-cell>
              <table:table-cell office:value-type="float" office:value="0.423813">
                <text:p>0.423813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5607">
                <text:p>0.435607</text:p>
              </table:table-cell>
              <table:table-cell office:value-type="float" office:value="0.451809">
                <text:p>0.451809</text:p>
              </table:table-cell>
              <table:table-cell office:value-type="float" office:value="0.46138">
                <text:p>0.4613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88">
                <text:p>0.428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08018">
                <text:p>0.308018</text:p>
              </table:table-cell>
              <table:table-cell office:value-type="float" office:value="0.414592">
                <text:p>0.41459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844">
                <text:p>0.442844</text:p>
              </table:table-cell>
              <table:table-cell office:value-type="float" office:value="0.459918">
                <text:p>0.459918</text:p>
              </table:table-cell>
              <table:table-cell office:value-type="float" office:value="0.468319">
                <text:p>0.46831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0202">
                <text:p>0.4302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75059">
                <text:p>0.075059</text:p>
              </table:table-cell>
              <table:table-cell office:value-type="float" office:value="0.410512">
                <text:p>0.41051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963">
                <text:p>0.44963</text:p>
              </table:table-cell>
              <table:table-cell office:value-type="float" office:value="0.459918">
                <text:p>0.459918</text:p>
              </table:table-cell>
              <table:table-cell office:value-type="float" office:value="0.467412">
                <text:p>0.467412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07086">
                <text:p>0.40708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23393">
                <text:p>0.223393</text:p>
              </table:table-cell>
              <table:table-cell office:value-type="float" office:value="0.423989">
                <text:p>0.423989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225">
                <text:p>0.45225</text:p>
              </table:table-cell>
              <table:table-cell office:value-type="float" office:value="0.459918">
                <text:p>0.459918</text:p>
              </table:table-cell>
              <table:table-cell office:value-type="float" office:value="0.465948">
                <text:p>0.46594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3382">
                <text:p>0.42338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60546">
                <text:p>0.360546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2474">
                <text:p>0.452474</text:p>
              </table:table-cell>
              <table:table-cell office:value-type="float" office:value="0.459918">
                <text:p>0.459918</text:p>
              </table:table-cell>
              <table:table-cell office:value-type="float" office:value="0.466206">
                <text:p>0.46620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22">
                <text:p>0.4382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6796">
                <text:p>0.386796</text:p>
              </table:table-cell>
              <table:table-cell office:value-type="float" office:value="0.434519">
                <text:p>0.434519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299">
                <text:p>0.436299</text:p>
              </table:table-cell>
              <table:table-cell office:value-type="float" office:value="0.459053">
                <text:p>0.459053</text:p>
              </table:table-cell>
              <table:table-cell office:value-type="float" office:value="0.459918">
                <text:p>0.459918</text:p>
              </table:table-cell>
              <table:table-cell office:value-type="float" office:value="0.466938">
                <text:p>0.46693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1712">
                <text:p>0.44171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2454">
                <text:p>0.292454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4515">
                <text:p>0.444515</text:p>
              </table:table-cell>
              <table:table-cell office:value-type="float" office:value="0.459918">
                <text:p>0.459918</text:p>
              </table:table-cell>
              <table:table-cell office:value-type="float" office:value="0.462198">
                <text:p>0.46219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3681">
                <text:p>0.43368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54326">
                <text:p>0.354326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6175">
                <text:p>0.446175</text:p>
              </table:table-cell>
              <table:table-cell office:value-type="float" office:value="0.459918">
                <text:p>0.459918</text:p>
              </table:table-cell>
              <table:table-cell office:value-type="float" office:value="0.464959">
                <text:p>0.46495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031">
                <text:p>0.440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43068">
                <text:p>0.343068</text:p>
              </table:table-cell>
              <table:table-cell office:value-type="float" office:value="0.432009">
                <text:p>0.432009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8096">
                <text:p>0.438096</text:p>
              </table:table-cell>
              <table:table-cell office:value-type="float" office:value="0.458697">
                <text:p>0.458697</text:p>
              </table:table-cell>
              <table:table-cell office:value-type="float" office:value="0.465649">
                <text:p>0.4656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051">
                <text:p>0.4380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62247">
                <text:p>0.362247</text:p>
              </table:table-cell>
              <table:table-cell office:value-type="float" office:value="0.4343">
                <text:p>0.4343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5626">
                <text:p>0.435626</text:p>
              </table:table-cell>
              <table:table-cell office:value-type="float" office:value="0.456885">
                <text:p>0.456885</text:p>
              </table:table-cell>
              <table:table-cell office:value-type="float" office:value="0.465433">
                <text:p>0.46543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9748">
                <text:p>0.4397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84885">
                <text:p>0.284885</text:p>
              </table:table-cell>
              <table:table-cell office:value-type="float" office:value="0.432844">
                <text:p>0.432844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7075">
                <text:p>0.437075</text:p>
              </table:table-cell>
              <table:table-cell office:value-type="float" office:value="0.456493">
                <text:p>0.456493</text:p>
              </table:table-cell>
              <table:table-cell office:value-type="float" office:value="0.464959">
                <text:p>0.46495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1925">
                <text:p>0.4319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7328">
                <text:p>0.337328</text:p>
              </table:table-cell>
              <table:table-cell office:value-type="float" office:value="0.417412">
                <text:p>0.41741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7959">
                <text:p>0.447959</text:p>
              </table:table-cell>
              <table:table-cell office:value-type="float" office:value="0.462547">
                <text:p>0.46254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297">
                <text:p>0.4342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40822">
                <text:p>0.340822</text:p>
              </table:table-cell>
              <table:table-cell office:value-type="float" office:value="0.422572">
                <text:p>0.42257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7976">
                <text:p>0.447976</text:p>
              </table:table-cell>
              <table:table-cell office:value-type="float" office:value="0.464443">
                <text:p>0.46444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5354">
                <text:p>0.43535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40318">
                <text:p>0.240318</text:p>
              </table:table-cell>
              <table:table-cell office:value-type="float" office:value="0.415242">
                <text:p>0.415242</text:p>
              </table:table-cell>
              <table:table-cell office:value-type="float" office:value="0.434588">
                <text:p>0.434588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4787">
                <text:p>0.454787</text:p>
              </table:table-cell>
              <table:table-cell office:value-type="float" office:value="0.465692">
                <text:p>0.465692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5362">
                <text:p>0.4253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33439">
                <text:p>0.333439</text:p>
              </table:table-cell>
              <table:table-cell office:value-type="float" office:value="0.41581">
                <text:p>0.4158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732">
                <text:p>0.436732</text:p>
              </table:table-cell>
              <table:table-cell office:value-type="float" office:value="0.459578">
                <text:p>0.459578</text:p>
              </table:table-cell>
              <table:table-cell office:value-type="float" office:value="0.465476">
                <text:p>0.46547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87">
                <text:p>0.438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65652">
                <text:p>0.265652</text:p>
              </table:table-cell>
              <table:table-cell office:value-type="float" office:value="0.414933">
                <text:p>0.414933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3106">
                <text:p>0.453106</text:p>
              </table:table-cell>
              <table:table-cell office:value-type="float" office:value="0.462547">
                <text:p>0.46254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0863">
                <text:p>0.43086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7647">
                <text:p>0.27647</text:p>
              </table:table-cell>
              <table:table-cell office:value-type="float" office:value="0.417148">
                <text:p>0.417148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708">
                <text:p>0.442708</text:p>
              </table:table-cell>
              <table:table-cell office:value-type="float" office:value="0.460867">
                <text:p>0.46086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425">
                <text:p>0.43442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18294">
                <text:p>0.318294</text:p>
              </table:table-cell>
              <table:table-cell office:value-type="float" office:value="0.424002">
                <text:p>0.42400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025">
                <text:p>0.442025</text:p>
              </table:table-cell>
              <table:table-cell office:value-type="float" office:value="0.457467">
                <text:p>0.45746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885">
                <text:p>0.43888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89364">
                <text:p>0.189364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856">
                <text:p>0.436856</text:p>
              </table:table-cell>
              <table:table-cell office:value-type="float" office:value="0.454238">
                <text:p>0.45423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9692">
                <text:p>0.42969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37172">
                <text:p>0.237172</text:p>
              </table:table-cell>
              <table:table-cell office:value-type="float" office:value="0.429238">
                <text:p>0.429238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856">
                <text:p>0.436856</text:p>
              </table:table-cell>
              <table:table-cell office:value-type="float" office:value="0.460786">
                <text:p>0.46078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578">
                <text:p>0.4345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54655">
                <text:p>0.254655</text:p>
              </table:table-cell>
              <table:table-cell office:value-type="float" office:value="0.417152">
                <text:p>0.41715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7565">
                <text:p>0.437565</text:p>
              </table:table-cell>
              <table:table-cell office:value-type="float" office:value="0.45705">
                <text:p>0.4570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815">
                <text:p>0.43481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12018">
                <text:p>0.312018</text:p>
              </table:table-cell>
              <table:table-cell office:value-type="float" office:value="0.430336">
                <text:p>0.430336</text:p>
              </table:table-cell>
              <table:table-cell office:value-type="float" office:value="0.435315">
                <text:p>0.435315</text:p>
              </table:table-cell>
              <table:table-cell office:value-type="float" office:value="0.451693">
                <text:p>0.451693</text:p>
              </table:table-cell>
              <table:table-cell office:value-type="float" office:value="0.467029">
                <text:p>0.46702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4339">
                <text:p>0.44433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10155">
                <text:p>0.310155</text:p>
              </table:table-cell>
              <table:table-cell office:value-type="float" office:value="0.432534">
                <text:p>0.432534</text:p>
              </table:table-cell>
              <table:table-cell office:value-type="float" office:value="0.441815">
                <text:p>0.441815</text:p>
              </table:table-cell>
              <table:table-cell office:value-type="float" office:value="0.458565">
                <text:p>0.45856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5947">
                <text:p>0.44594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06775">
                <text:p>0.306775</text:p>
              </table:table-cell>
              <table:table-cell office:value-type="float" office:value="0.432534">
                <text:p>0.432534</text:p>
              </table:table-cell>
              <table:table-cell office:value-type="float" office:value="0.434731">
                <text:p>0.434731</text:p>
              </table:table-cell>
              <table:table-cell office:value-type="float" office:value="0.446065">
                <text:p>0.446065</text:p>
              </table:table-cell>
              <table:table-cell office:value-type="float" office:value="0.465757">
                <text:p>0.46575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3286">
                <text:p>0.4432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88479">
                <text:p>0.288479</text:p>
              </table:table-cell>
              <table:table-cell office:value-type="float" office:value="0.430336">
                <text:p>0.430336</text:p>
              </table:table-cell>
              <table:table-cell office:value-type="float" office:value="0.434731">
                <text:p>0.434731</text:p>
              </table:table-cell>
              <table:table-cell office:value-type="float" office:value="0.447481">
                <text:p>0.447481</text:p>
              </table:table-cell>
              <table:table-cell office:value-type="float" office:value="0.461276">
                <text:p>0.46127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093">
                <text:p>0.4409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47316">
                <text:p>0.247316</text:p>
              </table:table-cell>
              <table:table-cell office:value-type="float" office:value="0.420659">
                <text:p>0.420659</text:p>
              </table:table-cell>
              <table:table-cell office:value-type="float" office:value="0.434731">
                <text:p>0.434731</text:p>
              </table:table-cell>
              <table:table-cell office:value-type="float" office:value="0.444633">
                <text:p>0.444633</text:p>
              </table:table-cell>
              <table:table-cell office:value-type="float" office:value="0.461827">
                <text:p>0.46182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5616">
                <text:p>0.43561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85338">
                <text:p>0.285338</text:p>
              </table:table-cell>
              <table:table-cell office:value-type="float" office:value="0.42021">
                <text:p>0.42021</text:p>
              </table:table-cell>
              <table:table-cell office:value-type="float" office:value="0.434731">
                <text:p>0.434731</text:p>
              </table:table-cell>
              <table:table-cell office:value-type="float" office:value="0.444215">
                <text:p>0.444215</text:p>
              </table:table-cell>
              <table:table-cell office:value-type="float" office:value="0.457781">
                <text:p>0.457781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927">
                <text:p>0.43892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41869">
                <text:p>0.141869</text:p>
              </table:table-cell>
              <table:table-cell office:value-type="float" office:value="0.415185">
                <text:p>0.415185</text:p>
              </table:table-cell>
              <table:table-cell office:value-type="float" office:value="0.434731">
                <text:p>0.434731</text:p>
              </table:table-cell>
              <table:table-cell office:value-type="float" office:value="0.440907">
                <text:p>0.440907</text:p>
              </table:table-cell>
              <table:table-cell office:value-type="float" office:value="0.458567">
                <text:p>0.458567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3826">
                <text:p>0.4238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90478">
                <text:p>0.190478</text:p>
              </table:table-cell>
              <table:table-cell office:value-type="float" office:value="0.401561">
                <text:p>0.401561</text:p>
              </table:table-cell>
              <table:table-cell office:value-type="float" office:value="0.428056">
                <text:p>0.428056</text:p>
              </table:table-cell>
              <table:table-cell office:value-type="float" office:value="0.435839">
                <text:p>0.435839</text:p>
              </table:table-cell>
              <table:table-cell office:value-type="float" office:value="0.451798">
                <text:p>0.451798</text:p>
              </table:table-cell>
              <table:table-cell office:value-type="float" office:value="0.466871">
                <text:p>0.466871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522">
                <text:p>0.4252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242417">
                <text:p>0.242417</text:p>
              </table:table-cell>
              <table:table-cell office:value-type="float" office:value="0.412889">
                <text:p>0.412889</text:p>
              </table:table-cell>
              <table:table-cell office:value-type="float" office:value="0.434731">
                <text:p>0.434731</text:p>
              </table:table-cell>
              <table:table-cell office:value-type="float" office:value="0.439395">
                <text:p>0.439395</text:p>
              </table:table-cell>
              <table:table-cell office:value-type="float" office:value="0.46064">
                <text:p>0.4606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3707">
                <text:p>0.43370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82231">
                <text:p>0.282231</text:p>
              </table:table-cell>
              <table:table-cell office:value-type="float" office:value="0.41775">
                <text:p>0.41775</text:p>
              </table:table-cell>
              <table:table-cell office:value-type="float" office:value="0.434731">
                <text:p>0.434731</text:p>
              </table:table-cell>
              <table:table-cell office:value-type="float" office:value="0.441102">
                <text:p>0.441102</text:p>
              </table:table-cell>
              <table:table-cell office:value-type="float" office:value="0.458482">
                <text:p>0.458482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129">
                <text:p>0.4381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56023">
                <text:p>0.356023</text:p>
              </table:table-cell>
              <table:table-cell office:value-type="float" office:value="0.420132">
                <text:p>0.420132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525">
                <text:p>0.443525</text:p>
              </table:table-cell>
              <table:table-cell office:value-type="float" office:value="0.464258">
                <text:p>0.46425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6567">
                <text:p>0.44656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79785">
                <text:p>0.279785</text:p>
              </table:table-cell>
              <table:table-cell office:value-type="float" office:value="0.42233">
                <text:p>0.42233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786">
                <text:p>0.443786</text:p>
              </table:table-cell>
              <table:table-cell office:value-type="float" office:value="0.468925">
                <text:p>0.46892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9655">
                <text:p>0.43965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7613">
                <text:p>0.37613</text:p>
              </table:table-cell>
              <table:table-cell office:value-type="float" office:value="0.422518">
                <text:p>0.422518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854">
                <text:p>0.442854</text:p>
              </table:table-cell>
              <table:table-cell office:value-type="float" office:value="0.46713">
                <text:p>0.4671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9036">
                <text:p>0.44903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68">
                <text:p>0.3368</text:p>
              </table:table-cell>
              <table:table-cell office:value-type="float" office:value="0.424715">
                <text:p>0.424715</text:p>
              </table:table-cell>
              <table:table-cell office:value-type="float" office:value="0.434731">
                <text:p>0.434731</text:p>
              </table:table-cell>
              <table:table-cell office:value-type="float" office:value="0.439851">
                <text:p>0.439851</text:p>
              </table:table-cell>
              <table:table-cell office:value-type="float" office:value="0.463249">
                <text:p>0.4632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4634">
                <text:p>0.4446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52027">
                <text:p>0.352027</text:p>
              </table:table-cell>
              <table:table-cell office:value-type="float" office:value="0.4335">
                <text:p>0.4335</text:p>
              </table:table-cell>
              <table:table-cell office:value-type="float" office:value="0.434731">
                <text:p>0.434731</text:p>
              </table:table-cell>
              <table:table-cell office:value-type="float" office:value="0.44027">
                <text:p>0.44027</text:p>
              </table:table-cell>
              <table:table-cell office:value-type="float" office:value="0.466324">
                <text:p>0.46632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7385">
                <text:p>0.44738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98745">
                <text:p>0.298745</text:p>
              </table:table-cell>
              <table:table-cell office:value-type="float" office:value="0.416524">
                <text:p>0.416524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3856">
                <text:p>0.453856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8558">
                <text:p>0.43855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50271">
                <text:p>0.350271</text:p>
              </table:table-cell>
              <table:table-cell office:value-type="float" office:value="0.425875">
                <text:p>0.425875</text:p>
              </table:table-cell>
              <table:table-cell office:value-type="float" office:value="0.434731">
                <text:p>0.434731</text:p>
              </table:table-cell>
              <table:table-cell office:value-type="float" office:value="0.434731">
                <text:p>0.434731</text:p>
              </table:table-cell>
              <table:table-cell office:value-type="float" office:value="0.454325">
                <text:p>0.45432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4693">
                <text:p>0.44469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61952">
                <text:p>0.361952</text:p>
              </table:table-cell>
              <table:table-cell office:value-type="float" office:value="0.433633">
                <text:p>0.433633</text:p>
              </table:table-cell>
              <table:table-cell office:value-type="float" office:value="0.434731">
                <text:p>0.434731</text:p>
              </table:table-cell>
              <table:table-cell office:value-type="float" office:value="0.440816">
                <text:p>0.440816</text:p>
              </table:table-cell>
              <table:table-cell office:value-type="float" office:value="0.464845">
                <text:p>0.464845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8297">
                <text:p>0.44829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56805">
                <text:p>0.256805</text:p>
              </table:table-cell>
              <table:table-cell office:value-type="float" office:value="0.426974">
                <text:p>0.426974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856">
                <text:p>0.436856</text:p>
              </table:table-cell>
              <table:table-cell office:value-type="float" office:value="0.454033">
                <text:p>0.45403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564">
                <text:p>0.4356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48319">
                <text:p>0.248319</text:p>
              </table:table-cell>
              <table:table-cell office:value-type="float" office:value="0.421544">
                <text:p>0.421544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718">
                <text:p>0.442718</text:p>
              </table:table-cell>
              <table:table-cell office:value-type="float" office:value="0.46601">
                <text:p>0.46601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6032">
                <text:p>0.43603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01071">
                <text:p>0.301071</text:p>
              </table:table-cell>
              <table:table-cell office:value-type="float" office:value="0.429364">
                <text:p>0.429364</text:p>
              </table:table-cell>
              <table:table-cell office:value-type="float" office:value="0.436761">
                <text:p>0.436761</text:p>
              </table:table-cell>
              <table:table-cell office:value-type="float" office:value="0.447643">
                <text:p>0.44764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3124">
                <text:p>0.44312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173706">
                <text:p>0.173706</text:p>
              </table:table-cell>
              <table:table-cell office:value-type="float" office:value="0.425628">
                <text:p>0.425628</text:p>
              </table:table-cell>
              <table:table-cell office:value-type="float" office:value="0.434731">
                <text:p>0.434731</text:p>
              </table:table-cell>
              <table:table-cell office:value-type="float" office:value="0.442205">
                <text:p>0.442205</text:p>
              </table:table-cell>
              <table:table-cell office:value-type="float" office:value="0.45419">
                <text:p>0.4541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27746">
                <text:p>0.42774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41245">
                <text:p>0.241245</text:p>
              </table:table-cell>
              <table:table-cell office:value-type="float" office:value="0.420395">
                <text:p>0.420395</text:p>
              </table:table-cell>
              <table:table-cell office:value-type="float" office:value="0.435021">
                <text:p>0.435021</text:p>
              </table:table-cell>
              <table:table-cell office:value-type="float" office:value="0.444296">
                <text:p>0.444296</text:p>
              </table:table-cell>
              <table:table-cell office:value-type="float" office:value="0.457099">
                <text:p>0.4570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4505">
                <text:p>0.43450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66926">
                <text:p>0.266926</text:p>
              </table:table-cell>
              <table:table-cell office:value-type="float" office:value="0.42996">
                <text:p>0.42996</text:p>
              </table:table-cell>
              <table:table-cell office:value-type="float" office:value="0.434731">
                <text:p>0.434731</text:p>
              </table:table-cell>
              <table:table-cell office:value-type="float" office:value="0.441753">
                <text:p>0.441753</text:p>
              </table:table-cell>
              <table:table-cell office:value-type="float" office:value="0.458124">
                <text:p>0.45812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7849">
                <text:p>0.4378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73227">
                <text:p>0.373227</text:p>
              </table:table-cell>
              <table:table-cell office:value-type="float" office:value="0.434731">
                <text:p>0.434731</text:p>
              </table:table-cell>
              <table:table-cell office:value-type="float" office:value="0.436181">
                <text:p>0.436181</text:p>
              </table:table-cell>
              <table:table-cell office:value-type="float" office:value="0.445133">
                <text:p>0.445133</text:p>
              </table:table-cell>
              <table:table-cell office:value-type="float" office:value="0.466324">
                <text:p>0.46632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50259">
                <text:p>0.45025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47162">
                <text:p>0.347162</text:p>
              </table:table-cell>
              <table:table-cell office:value-type="float" office:value="0.434731">
                <text:p>0.434731</text:p>
              </table:table-cell>
              <table:table-cell office:value-type="float" office:value="0.439048">
                <text:p>0.439048</text:p>
              </table:table-cell>
              <table:table-cell office:value-type="float" office:value="0.457523">
                <text:p>0.45752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9486">
                <text:p>0.44948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8879">
                <text:p>0.38879</text:p>
              </table:table-cell>
              <table:table-cell office:value-type="float" office:value="0.434355">
                <text:p>0.434355</text:p>
              </table:table-cell>
              <table:table-cell office:value-type="float" office:value="0.4366">
                <text:p>0.4366</text:p>
              </table:table-cell>
              <table:table-cell office:value-type="float" office:value="0.454448">
                <text:p>0.45444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53059">
                <text:p>0.45305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81566">
                <text:p>0.381566</text:p>
              </table:table-cell>
              <table:table-cell office:value-type="float" office:value="0.434731">
                <text:p>0.434731</text:p>
              </table:table-cell>
              <table:table-cell office:value-type="float" office:value="0.44452">
                <text:p>0.44452</text:p>
              </table:table-cell>
              <table:table-cell office:value-type="float" office:value="0.462649">
                <text:p>0.4626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53986">
                <text:p>0.45398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20904">
                <text:p>0.320904</text:p>
              </table:table-cell>
              <table:table-cell office:value-type="float" office:value="0.433464">
                <text:p>0.433464</text:p>
              </table:table-cell>
              <table:table-cell office:value-type="float" office:value="0.436976">
                <text:p>0.436976</text:p>
              </table:table-cell>
              <table:table-cell office:value-type="float" office:value="0.450348">
                <text:p>0.450348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5809">
                <text:p>0.44580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37984">
                <text:p>0.237984</text:p>
              </table:table-cell>
              <table:table-cell office:value-type="float" office:value="0.428789">
                <text:p>0.428789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041">
                <text:p>0.443041</text:p>
              </table:table-cell>
              <table:table-cell office:value-type="float" office:value="0.459149">
                <text:p>0.4591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5069">
                <text:p>0.43506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18704">
                <text:p>0.318704</text:p>
              </table:table-cell>
              <table:table-cell office:value-type="float" office:value="0.432236">
                <text:p>0.432236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84">
                <text:p>0.44384</text:p>
              </table:table-cell>
              <table:table-cell office:value-type="float" office:value="0.463249">
                <text:p>0.4632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3976">
                <text:p>0.4439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42779">
                <text:p>0.342779</text:p>
              </table:table-cell>
              <table:table-cell office:value-type="float" office:value="0.431645">
                <text:p>0.431645</text:p>
              </table:table-cell>
              <table:table-cell office:value-type="float" office:value="0.436396">
                <text:p>0.436396</text:p>
              </table:table-cell>
              <table:table-cell office:value-type="float" office:value="0.447225">
                <text:p>0.447225</text:p>
              </table:table-cell>
              <table:table-cell office:value-type="float" office:value="0.46813">
                <text:p>0.46813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47317">
                <text:p>0.4473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188354">
                <text:p>0.188354</text:p>
              </table:table-cell>
              <table:table-cell office:value-type="float" office:value="0.430206">
                <text:p>0.430206</text:p>
              </table:table-cell>
              <table:table-cell office:value-type="float" office:value="0.437432">
                <text:p>0.437432</text:p>
              </table:table-cell>
              <table:table-cell office:value-type="float" office:value="0.458124">
                <text:p>0.458124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33051">
                <text:p>0.43305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63547">
                <text:p>0.363547</text:p>
              </table:table-cell>
              <table:table-cell office:value-type="float" office:value="0.434731">
                <text:p>0.434731</text:p>
              </table:table-cell>
              <table:table-cell office:value-type="float" office:value="0.443313">
                <text:p>0.443313</text:p>
              </table:table-cell>
              <table:table-cell office:value-type="float" office:value="0.467349">
                <text:p>0.46734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69399">
                <text:p>0.469399</text:p>
              </table:table-cell>
              <table:table-cell office:value-type="float" office:value="0.452534">
                <text:p>0.452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